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C0000002D0F1065E51.png" manifest:media-type="image/png"/>
  <manifest:file-entry manifest:full-path="Pictures/1000020100000284000001FBB0DC2361.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1" svg:font-family="'DejaVu Sans'" style:font-family-generic="swiss"/>
    <style:font-face style:name="FreeSans1" svg:font-family="FreeSans" style:font-family-generic="swiss"/>
    <style:font-face style:name="DejaVu Sans" svg:font-family="'DejaVu Sans'" style:font-family-generic="roman" style:font-pitch="variable"/>
    <style:font-face style:name="Liberation Serif" svg:font-family="'Liberation Serif'" style:font-family-generic="roman" style:font-pitch="variable"/>
    <style:font-face style:name="Times New Roman4"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3" svg:font-family="'Times New Roman'" style:font-adornments="Italic"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5" svg:font-family="'Times New Roman'" style:font-family-generic="system" style:font-pitch="variable"/>
  </office:font-face-decls>
  <office:automatic-styles>
    <style:style style:name="P1" style:family="paragraph" style:parent-style-name="Thesis_5f_body">
      <style:text-properties fo:font-style="italic" fo:font-weight="bold" style:font-style-asian="italic" style:font-weight-asian="bold" style:font-style-complex="italic" style:font-weight-complex="bold"/>
    </style:style>
    <style:style style:name="P2" style:family="paragraph" style:parent-style-name="Thesis_5f_body">
      <style:text-properties fo:background-color="#ffff00"/>
    </style:style>
    <style:style style:name="P3" style:family="paragraph" style:parent-style-name="Thesis_5f_body">
      <style:text-properties officeooo:rsid="00b39e0c" officeooo:paragraph-rsid="00c51735" fo:background-color="#ffff00"/>
    </style:style>
    <style:style style:name="P4" style:family="paragraph" style:parent-style-name="Thesis_5f_body">
      <style:text-properties officeooo:paragraph-rsid="00951a8c"/>
    </style:style>
    <style:style style:name="P5" style:family="paragraph" style:parent-style-name="Thesis_5f_body">
      <style:text-properties officeooo:paragraph-rsid="00a8c66b"/>
    </style:style>
    <style:style style:name="P6" style:family="paragraph" style:parent-style-name="Thesis_5f_body">
      <style:text-properties officeooo:rsid="00b647c1" officeooo:paragraph-rsid="00b647c1"/>
    </style:style>
    <style:style style:name="P7" style:family="paragraph" style:parent-style-name="Thesis_5f_body">
      <style:text-properties officeooo:rsid="00aafc15" officeooo:paragraph-rsid="00bb2a88"/>
    </style:style>
    <style:style style:name="P8" style:family="paragraph" style:parent-style-name="Thesis_5f_body">
      <style:text-properties officeooo:rsid="00aafc15" officeooo:paragraph-rsid="00c2fc78"/>
    </style:style>
    <style:style style:name="P9" style:family="paragraph" style:parent-style-name="Thesis_5f_body">
      <style:text-properties fo:language="en" fo:country="US" officeooo:paragraph-rsid="00bb2a88"/>
    </style:style>
    <style:style style:name="P10" style:family="paragraph" style:parent-style-name="Thesis_5f_body">
      <style:text-properties officeooo:paragraph-rsid="00bb2a88"/>
    </style:style>
    <style:style style:name="P11" style:family="paragraph" style:parent-style-name="Thesis_5f_body">
      <style:text-properties officeooo:paragraph-rsid="00be73a2"/>
    </style:style>
    <style:style style:name="P12" style:family="paragraph" style:parent-style-name="Thesis_5f_body">
      <style:text-properties officeooo:paragraph-rsid="00bfd80f"/>
    </style:style>
    <style:style style:name="P13" style:family="paragraph" style:parent-style-name="Thesis_5f_body">
      <style:text-properties officeooo:paragraph-rsid="00c33caa"/>
    </style:style>
    <style:style style:name="P14" style:family="paragraph" style:parent-style-name="Thesis_5f_contents1">
      <style:paragraph-properties>
        <style:tab-stops>
          <style:tab-stop style:position="16.002cm" style:type="right" style:leader-style="dotted" style:leader-text="."/>
        </style:tab-stops>
      </style:paragraph-properties>
    </style:style>
    <style:style style:name="P15" style:family="paragraph" style:parent-style-name="Thesis_5f_caption">
      <style:text-properties officeooo:paragraph-rsid="009e5438"/>
    </style:style>
    <style:style style:name="P16" style:family="paragraph" style:parent-style-name="Thesis_5f_caption">
      <style:text-properties officeooo:paragraph-rsid="00bb50a9"/>
    </style:style>
    <style:style style:name="P17" style:family="paragraph" style:parent-style-name="Thesis_5f_contents2">
      <style:paragraph-properties>
        <style:tab-stops>
          <style:tab-stop style:position="16.002cm" style:type="right" style:leader-style="dotted" style:leader-text="."/>
        </style:tab-stops>
      </style:paragraph-properties>
    </style:style>
    <style:style style:name="P18" style:family="paragraph" style:parent-style-name="Thesis_5f_contents3">
      <style:paragraph-properties>
        <style:tab-stops>
          <style:tab-stop style:position="16.002cm" style:type="right" style:leader-style="dotted" style:leader-text="."/>
        </style:tab-stops>
      </style:paragraph-properties>
    </style:style>
    <style:style style:name="P19" style:family="paragraph" style:parent-style-name="Thesis_5f_body">
      <style:text-properties officeooo:rsid="00b10fa2" officeooo:paragraph-rsid="00b10fa2" fo:background-color="transparent"/>
    </style:style>
    <style:style style:name="P20" style:family="paragraph" style:parent-style-name="Thesis_5f_body" style:list-style-name="L8">
      <style:text-properties officeooo:paragraph-rsid="00951a8c"/>
    </style:style>
    <style:style style:name="P21" style:family="paragraph" style:parent-style-name="Thesis_5f_body">
      <style:text-properties officeooo:rsid="00c51735" officeooo:paragraph-rsid="00c51735" fo:background-color="#ffff00"/>
    </style:style>
    <style:style style:name="P22" style:family="paragraph" style:parent-style-name="Thesis_5f_body" style:list-style-name="L9">
      <style:text-properties officeooo:paragraph-rsid="00951a8c"/>
    </style:style>
    <style:style style:name="P23" style:family="paragraph" style:parent-style-name="Thesis_5f_body" style:list-style-name="L10">
      <style:text-properties officeooo:paragraph-rsid="00951a8c"/>
    </style:style>
    <style:style style:name="P24" style:family="paragraph" style:parent-style-name="Thesis_5f_body" style:list-style-name="L12"/>
    <style:style style:name="P25" style:family="paragraph" style:parent-style-name="Thesis_5f_body" style:list-style-name="L11">
      <style:paragraph-properties fo:margin-left="1.251cm" fo:margin-right="0cm" fo:text-indent="-0.635cm" style:auto-text-indent="false"/>
      <style:text-properties officeooo:paragraph-rsid="00951a8c"/>
    </style:style>
    <style:style style:name="P26" style:family="paragraph" style:parent-style-name="Thesis_5f_Heading1" style:master-page-name="Thesis_5f_bodyPage">
      <style:paragraph-properties style:page-number="auto"/>
    </style:style>
    <style:style style:name="P27" style:family="paragraph" style:parent-style-name="Thesis_5f_Heading2">
      <style:text-properties officeooo:paragraph-rsid="00a78ade"/>
    </style:style>
    <style:style style:name="P28" style:family="paragraph" style:parent-style-name="Thesis_5f_Heading3">
      <style:text-properties officeooo:paragraph-rsid="00951a8c"/>
    </style:style>
    <style:style style:name="T1" style:family="text">
      <style:text-properties style:font-name="Times New Roman4" fo:font-size="12pt" fo:language="ru" fo:country="RU" style:font-size-asian="12pt" style:font-name-complex="Times New Roman5" style:font-size-complex="12pt"/>
    </style:style>
    <style:style style:name="T2" style:family="text">
      <style:text-properties style:font-name="Times New Roman4" fo:font-size="12pt" fo:language="ru" fo:country="RU" officeooo:rsid="0014f9b7" style:font-size-asian="12pt" style:font-name-complex="Times New Roman5" style:font-size-complex="12pt"/>
    </style:style>
    <style:style style:name="T3" style:family="text">
      <style:text-properties style:font-name="Times New Roman4" fo:font-size="12pt" fo:language="ru" fo:country="RU" officeooo:rsid="001f12ee" style:font-size-asian="12pt" style:font-name-complex="Times New Roman5" style:font-size-complex="12pt"/>
    </style:style>
    <style:style style:name="T4" style:family="text">
      <style:text-properties style:font-name="Times New Roman4" fo:font-size="12pt" fo:language="ru" fo:country="RU" officeooo:rsid="00273e33" style:font-size-asian="12pt" style:font-name-complex="Times New Roman5" style:font-size-complex="12pt"/>
    </style:style>
    <style:style style:name="T5" style:family="text">
      <style:text-properties style:font-name="Times New Roman4" fo:font-size="12pt" fo:language="ru" fo:country="RU" officeooo:rsid="002ea74a" style:font-size-asian="12pt" style:font-name-complex="Times New Roman5" style:font-size-complex="12pt"/>
    </style:style>
    <style:style style:name="T6" style:family="text">
      <style:text-properties style:font-name="Times New Roman4" fo:font-size="12pt" fo:language="ru" fo:country="RU" officeooo:rsid="0030c638" style:font-size-asian="12pt" style:font-name-complex="Times New Roman5" style:font-size-complex="12pt"/>
    </style:style>
    <style:style style:name="T7" style:family="text">
      <style:text-properties style:font-name="Times New Roman4" fo:font-size="12pt" fo:language="ru" fo:country="RU" officeooo:rsid="00426802" style:font-size-asian="12pt" style:font-name-complex="Times New Roman5" style:font-size-complex="12pt"/>
    </style:style>
    <style:style style:name="T8" style:family="text">
      <style:text-properties style:font-name="Times New Roman4" fo:font-size="12pt" fo:language="ru" fo:country="RU" officeooo:rsid="004a1458" style:font-size-asian="12pt" style:font-name-complex="Times New Roman5" style:font-size-complex="12pt"/>
    </style:style>
    <style:style style:name="T9" style:family="text">
      <style:text-properties style:font-name="Times New Roman4" fo:font-size="12pt" fo:language="ru" fo:country="RU" officeooo:rsid="004b24a4" style:font-size-asian="12pt" style:font-name-complex="Times New Roman5" style:font-size-complex="12pt"/>
    </style:style>
    <style:style style:name="T10" style:family="text">
      <style:text-properties style:font-name="Times New Roman4" fo:font-size="12pt" fo:language="ru" fo:country="RU" officeooo:rsid="00a4ad32" style:font-size-asian="12pt" style:font-name-complex="Times New Roman5" style:font-size-complex="12pt"/>
    </style:style>
    <style:style style:name="T11" style:family="text">
      <style:text-properties style:font-name="Times New Roman4" fo:font-size="12pt" fo:language="ru" fo:country="RU" officeooo:rsid="00376847" style:font-size-asian="12pt" style:font-name-complex="Times New Roman5" style:font-size-complex="12pt"/>
    </style:style>
    <style:style style:name="T12" style:family="text">
      <style:text-properties style:font-name="Times New Roman4" fo:font-size="12pt" fo:language="ru" fo:country="RU" officeooo:rsid="00a8c66b" style:font-size-asian="12pt" style:font-name-complex="Times New Roman5" style:font-size-complex="12pt"/>
    </style:style>
    <style:style style:name="T13" style:family="text">
      <style:text-properties style:font-name="Times New Roman4" fo:font-size="12pt" fo:language="ru" fo:country="RU" officeooo:rsid="00a95b9b" style:font-size-asian="12pt" style:font-name-complex="Times New Roman5" style:font-size-complex="12pt"/>
    </style:style>
    <style:style style:name="T14" style:family="text">
      <style:text-properties style:font-name="Times New Roman4" fo:font-size="12pt" fo:language="ru" fo:country="RU" officeooo:rsid="00a9a888" style:font-size-asian="12pt" style:font-name-complex="Times New Roman5" style:font-size-complex="12pt"/>
    </style:style>
    <style:style style:name="T15" style:family="text">
      <style:text-properties style:font-name="Times New Roman4" fo:font-size="12pt" fo:language="ru" fo:country="RU" fo:font-style="italic" style:font-size-asian="12pt" style:font-style-asian="italic" style:font-name-complex="Times New Roman5" style:font-size-complex="12pt"/>
    </style:style>
    <style:style style:name="T16" style:family="text">
      <style:text-properties style:font-name="Times New Roman4" fo:font-size="12pt" fo:language="ru" fo:country="RU" fo:font-style="italic" style:font-size-asian="12pt" style:font-style-asian="italic" style:font-name-complex="Times New Roman5" style:font-size-complex="12pt" style:font-style-complex="italic"/>
    </style:style>
    <style:style style:name="T17" style:family="text">
      <style:text-properties style:font-name="Times New Roman4" fo:font-size="12pt" fo:language="ru" fo:country="RU" fo:font-style="italic" fo:background-color="#ffff00" loext:char-shading-value="0" style:font-size-asian="12pt" style:font-style-asian="italic" style:font-name-complex="Times New Roman5" style:font-size-complex="12pt"/>
    </style:style>
    <style:style style:name="T18" style:family="text">
      <style:text-properties style:font-name="Times New Roman4" fo:font-size="12pt" fo:language="ru" fo:country="RU" fo:background-color="#ffff00" loext:char-shading-value="0" style:font-size-asian="12pt" style:font-name-complex="Times New Roman5" style:font-size-complex="12pt"/>
    </style:style>
    <style:style style:name="T19" style:family="text">
      <style:text-properties style:font-name="Times New Roman4" fo:font-size="12pt" fo:language="ru" fo:country="RU" officeooo:rsid="0025e4b6" fo:background-color="transparent" loext:char-shading-value="0" style:font-size-asian="12pt" style:font-name-complex="Times New Roman5" style:font-size-complex="12pt"/>
    </style:style>
    <style:style style:name="T20" style:family="text">
      <style:text-properties style:font-name="Times New Roman4" fo:font-size="12pt" fo:language="en" fo:country="US" style:font-size-asian="12pt" style:font-name-complex="Times New Roman5" style:font-size-complex="12pt"/>
    </style:style>
    <style:style style:name="T21" style:family="text">
      <style:text-properties style:font-name="Times New Roman4" fo:font-size="12pt" fo:language="en" fo:country="US" fo:font-style="italic" style:font-size-asian="12pt" style:font-style-asian="italic" style:font-name-complex="Times New Roman5" style:font-size-complex="12pt"/>
    </style:style>
    <style:style style:name="T22" style:family="text">
      <style:text-properties style:font-name="Times New Roman4" fo:font-size="12pt" fo:language="en" fo:country="US" fo:font-style="italic" style:font-size-asian="12pt" style:font-style-asian="italic" style:font-name-complex="Times New Roman5" style:font-size-complex="12pt" style:font-style-complex="italic"/>
    </style:style>
    <style:style style:name="T23" style:family="text">
      <style:text-properties style:font-name="Times New Roman4" fo:font-size="12pt" fo:language="en" fo:country="US" fo:font-style="italic" officeooo:rsid="002ea74a" style:font-size-asian="12pt" style:font-style-asian="italic" style:font-name-complex="Times New Roman5" style:font-size-complex="12pt"/>
    </style:style>
    <style:style style:name="T24" style:family="text">
      <style:text-properties style:font-name="Times New Roman4" fo:font-size="12pt" fo:language="en" fo:country="US" fo:font-style="normal" style:font-size-asian="12pt" style:font-style-asian="normal" style:font-name-complex="Times New Roman5" style:font-size-complex="12pt" style:font-style-complex="normal"/>
    </style:style>
    <style:style style:name="T25" style:family="text">
      <style:text-properties style:font-name="Times New Roman4" fo:font-size="12pt" fo:language="en" fo:country="US" fo:background-color="#ffff00" loext:char-shading-value="0" style:font-size-asian="12pt" style:font-name-complex="Times New Roman5" style:font-size-complex="12pt"/>
    </style:style>
    <style:style style:name="T26" style:family="text">
      <style:text-properties style:font-name="Times New Roman4" fo:font-size="12pt" style:font-size-asian="12pt" style:font-name-complex="Times New Roman5" style:font-size-complex="12pt"/>
    </style:style>
    <style:style style:name="T27" style:family="text">
      <style:text-properties style:font-name="Times New Roman4" fo:font-size="12pt" officeooo:rsid="004a1458" style:font-size-asian="12pt" style:font-name-complex="Times New Roman5" style:font-size-complex="12pt"/>
    </style:style>
    <style:style style:name="T28" style:family="text">
      <style:text-properties style:font-name="Times New Roman4" fo:font-size="12pt" officeooo:rsid="004a222c" style:font-size-asian="12pt" style:font-name-complex="Times New Roman5" style:font-size-complex="12pt"/>
    </style:style>
    <style:style style:name="T29" style:family="text">
      <style:text-properties style:font-name="Times New Roman4" fo:font-size="12pt" fo:font-style="italic" style:font-size-asian="12pt" style:font-style-asian="italic" style:font-name-complex="Times New Roman5" style:font-size-complex="12pt"/>
    </style:style>
    <style:style style:name="T30" style:family="text">
      <style:text-properties style:font-name="Times New Roman4" fo:font-size="12pt" fo:font-style="italic" style:font-size-asian="12pt" style:font-style-asian="italic" style:font-name-complex="Times New Roman5" style:font-size-complex="12pt" style:font-style-complex="italic"/>
    </style:style>
    <style:style style:name="T31" style:family="text">
      <style:text-properties style:font-name="Times New Roman4" fo:font-size="12pt" fo:font-style="italic" fo:background-color="#ffff00" loext:char-shading-value="0" style:font-size-asian="12pt" style:font-style-asian="italic" style:font-name-complex="Times New Roman5" style:font-size-complex="12pt"/>
    </style:style>
    <style:style style:name="T32" style:family="text">
      <style:text-properties style:font-name="Times New Roman4" fo:font-size="12pt" fo:font-style="normal" style:font-size-asian="12pt" style:font-style-asian="normal" style:font-name-complex="Times New Roman5" style:font-size-complex="12pt" style:font-style-complex="normal"/>
    </style:style>
    <style:style style:name="T33" style:family="text">
      <style:text-properties style:font-name="Times New Roman4" fo:font-size="12pt" fo:language="bg" fo:country="BG" style:font-size-asian="12pt" style:font-name-complex="Times New Roman5" style:font-size-complex="12pt"/>
    </style:style>
    <style:style style:name="T34" style:family="text">
      <style:text-properties style:font-name="Times New Roman4" fo:font-size="12pt" fo:language="bg" fo:country="BG" officeooo:rsid="0012bd16" style:font-size-asian="12pt" style:font-name-complex="Times New Roman5" style:font-size-complex="12pt"/>
    </style:style>
    <style:style style:name="T35" style:family="text">
      <style:text-properties style:font-name="Times New Roman4" fo:font-size="12pt" fo:language="bg" fo:country="BG" officeooo:rsid="0014f9b7" style:font-size-asian="12pt" style:font-name-complex="Times New Roman5" style:font-size-complex="12pt"/>
    </style:style>
    <style:style style:name="T36" style:family="text">
      <style:text-properties style:font-name="Times New Roman4" fo:font-size="12pt" fo:language="bg" fo:country="BG" officeooo:rsid="00151f4b" style:font-size-asian="12pt" style:font-name-complex="Times New Roman5" style:font-size-complex="12pt"/>
    </style:style>
    <style:style style:name="T37" style:family="text">
      <style:text-properties style:font-name="Times New Roman4" fo:font-size="12pt" fo:language="bg" fo:country="BG" officeooo:rsid="00156fb3" style:font-size-asian="12pt" style:font-name-complex="Times New Roman5" style:font-size-complex="12pt"/>
    </style:style>
    <style:style style:name="T38" style:family="text">
      <style:text-properties style:font-name="Times New Roman4" fo:font-size="12pt" fo:language="bg" fo:country="BG" officeooo:rsid="0031953b" style:font-size-asian="12pt" style:font-name-complex="Times New Roman5" style:font-size-complex="12pt"/>
    </style:style>
    <style:style style:name="T39" style:family="text">
      <style:text-properties style:font-name="Times New Roman4" fo:font-size="12pt" fo:language="bg" fo:country="BG" officeooo:rsid="00366359" style:font-size-asian="12pt" style:font-name-complex="Times New Roman5" style:font-size-complex="12pt"/>
    </style:style>
    <style:style style:name="T40" style:family="text">
      <style:text-properties style:font-name="Times New Roman4" fo:font-size="12pt" fo:language="bg" fo:country="BG" officeooo:rsid="00376847" style:font-size-asian="12pt" style:font-name-complex="Times New Roman5" style:font-size-complex="12pt"/>
    </style:style>
    <style:style style:name="T41" style:family="text">
      <style:text-properties style:font-name="Times New Roman4" fo:font-size="12pt" fo:language="bg" fo:country="BG" officeooo:rsid="0053c131" style:font-size-asian="12pt" style:font-name-complex="Times New Roman5" style:font-size-complex="12pt"/>
    </style:style>
    <style:style style:name="T42" style:family="text">
      <style:text-properties style:font-name="Times New Roman4" fo:font-size="12pt" fo:language="bg" fo:country="BG" officeooo:rsid="0057413d" style:font-size-asian="12pt" style:font-name-complex="Times New Roman5" style:font-size-complex="12pt"/>
    </style:style>
    <style:style style:name="T43" style:family="text">
      <style:text-properties style:font-name="Times New Roman4" fo:font-size="12pt" fo:language="bg" fo:country="BG" officeooo:rsid="005a484c" style:font-size-asian="12pt" style:font-name-complex="Times New Roman5" style:font-size-complex="12pt"/>
    </style:style>
    <style:style style:name="T44" style:family="text">
      <style:text-properties style:font-name="Times New Roman4" fo:font-size="12pt" fo:language="bg" fo:country="BG" officeooo:rsid="005ab7cd" style:font-size-asian="12pt" style:font-name-complex="Times New Roman5" style:font-size-complex="12pt"/>
    </style:style>
    <style:style style:name="T45" style:family="text">
      <style:text-properties style:font-name="Times New Roman4" fo:font-size="12pt" fo:language="bg" fo:country="BG" officeooo:rsid="005dbd5e" style:font-size-asian="12pt" style:font-name-complex="Times New Roman5" style:font-size-complex="12pt"/>
    </style:style>
    <style:style style:name="T46" style:family="text">
      <style:text-properties style:font-name="Times New Roman4" fo:font-size="12pt" fo:language="bg" fo:country="BG" officeooo:rsid="005dd472" style:font-size-asian="12pt" style:font-name-complex="Times New Roman5" style:font-size-complex="12pt"/>
    </style:style>
    <style:style style:name="T47" style:family="text">
      <style:text-properties style:font-name="Times New Roman4" fo:font-size="12pt" fo:language="bg" fo:country="BG" officeooo:rsid="005df613" style:font-size-asian="12pt" style:font-name-complex="Times New Roman5" style:font-size-complex="12pt"/>
    </style:style>
    <style:style style:name="T48" style:family="text">
      <style:text-properties style:font-name="Times New Roman4" fo:font-size="12pt" fo:language="bg" fo:country="BG" officeooo:rsid="0060d88a" style:font-size-asian="12pt" style:font-name-complex="Times New Roman5" style:font-size-complex="12pt"/>
    </style:style>
    <style:style style:name="T49" style:family="text">
      <style:text-properties style:font-name="Times New Roman4" fo:font-size="12pt" fo:language="bg" fo:country="BG" officeooo:rsid="00611647" style:font-size-asian="12pt" style:font-name-complex="Times New Roman5" style:font-size-complex="12pt"/>
    </style:style>
    <style:style style:name="T50" style:family="text">
      <style:text-properties style:font-name="Times New Roman4" fo:font-size="12pt" fo:language="bg" fo:country="BG" officeooo:rsid="00632eeb" style:font-size-asian="12pt" style:font-name-complex="Times New Roman5" style:font-size-complex="12pt"/>
    </style:style>
    <style:style style:name="T51" style:family="text">
      <style:text-properties style:font-name="Times New Roman4" fo:font-size="12pt" fo:language="bg" fo:country="BG" officeooo:rsid="0061c003" style:font-size-asian="12pt" style:font-name-complex="Times New Roman5" style:font-size-complex="12pt"/>
    </style:style>
    <style:style style:name="T52" style:family="text">
      <style:text-properties style:font-name="Times New Roman4" fo:font-size="12pt" fo:language="bg" fo:country="BG" officeooo:rsid="00637b91" style:font-size-asian="12pt" style:font-name-complex="Times New Roman5" style:font-size-complex="12pt"/>
    </style:style>
    <style:style style:name="T53" style:family="text">
      <style:text-properties style:font-name="Times New Roman4" fo:font-size="12pt" fo:language="bg" fo:country="BG" officeooo:rsid="006864ca" style:font-size-asian="12pt" style:font-name-complex="Times New Roman5" style:font-size-complex="12pt"/>
    </style:style>
    <style:style style:name="T54" style:family="text">
      <style:text-properties style:font-name="Times New Roman4" fo:font-size="12pt" fo:language="bg" fo:country="BG" officeooo:rsid="00749b8c" style:font-size-asian="12pt" style:font-name-complex="Times New Roman5" style:font-size-complex="12pt"/>
    </style:style>
    <style:style style:name="T55" style:family="text">
      <style:text-properties style:font-name="Times New Roman4" fo:font-size="12pt" fo:language="bg" fo:country="BG" officeooo:rsid="0074dccf" style:font-size-asian="12pt" style:font-name-complex="Times New Roman5" style:font-size-complex="12pt"/>
    </style:style>
    <style:style style:name="T56" style:family="text">
      <style:text-properties style:font-name="Times New Roman4" fo:font-size="12pt" fo:language="bg" fo:country="BG" officeooo:rsid="007db0ba" style:font-size-asian="12pt" style:font-name-complex="Times New Roman5" style:font-size-complex="12pt"/>
    </style:style>
    <style:style style:name="T57" style:family="text">
      <style:text-properties style:font-name="Times New Roman4" fo:font-size="12pt" fo:language="bg" fo:country="BG" officeooo:rsid="007f5828" style:font-size-asian="12pt" style:font-name-complex="Times New Roman5" style:font-size-complex="12pt"/>
    </style:style>
    <style:style style:name="T58" style:family="text">
      <style:text-properties style:font-name="Times New Roman4" fo:font-size="12pt" fo:language="bg" fo:country="BG" officeooo:rsid="0081ff08" style:font-size-asian="12pt" style:font-name-complex="Times New Roman5" style:font-size-complex="12pt"/>
    </style:style>
    <style:style style:name="T59" style:family="text">
      <style:text-properties style:font-name="Times New Roman4" fo:font-size="12pt" fo:language="bg" fo:country="BG" officeooo:rsid="008d93ac" style:font-size-asian="12pt" style:font-name-complex="Times New Roman5" style:font-size-complex="12pt"/>
    </style:style>
    <style:style style:name="T60" style:family="text">
      <style:text-properties style:font-name="Times New Roman4" fo:font-size="12pt" fo:language="bg" fo:country="BG" officeooo:rsid="00a4ad32" style:font-size-asian="12pt" style:font-name-complex="Times New Roman5" style:font-size-complex="12pt"/>
    </style:style>
    <style:style style:name="T61" style:family="text">
      <style:text-properties style:font-name="Times New Roman4" fo:font-size="12pt" fo:language="bg" fo:country="BG" officeooo:rsid="00a7d5a3" style:font-size-asian="12pt" style:font-name-complex="Times New Roman5" style:font-size-complex="12pt"/>
    </style:style>
    <style:style style:name="T62" style:family="text">
      <style:text-properties style:font-name="Times New Roman4" fo:font-size="12pt" fo:language="bg" fo:country="BG" officeooo:rsid="00c84581" style:font-size-asian="12pt" style:font-name-complex="Times New Roman5" style:font-size-complex="12pt"/>
    </style:style>
    <style:style style:name="T63" style:family="text">
      <style:text-properties style:font-name="Times New Roman4" fo:font-size="12pt" fo:language="bg" fo:country="BG" officeooo:rsid="00c9a676" style:font-size-asian="12pt" style:font-name-complex="Times New Roman5" style:font-size-complex="12pt"/>
    </style:style>
    <style:style style:name="T64" style:family="text">
      <style:text-properties style:font-name="Times New Roman4" fo:font-size="12pt" fo:language="bg" fo:country="BG" officeooo:rsid="00caae63" style:font-size-asian="12pt" style:font-name-complex="Times New Roman5" style:font-size-complex="12pt"/>
    </style:style>
    <style:style style:name="T65" style:family="text">
      <style:text-properties style:font-name="Times New Roman4" fo:font-size="12pt" fo:language="bg" fo:country="BG" fo:font-weight="normal" style:font-size-asian="12pt" style:language-asian="en" style:country-asian="US" style:font-weight-asian="normal" style:font-name-complex="Times New Roman5" style:font-size-complex="12pt" style:font-weight-complex="normal"/>
    </style:style>
    <style:style style:name="T66" style:family="text">
      <style:text-properties style:font-name="Times New Roman4" fo:font-size="12pt" fo:language="bg" fo:country="BG" fo:font-weight="normal" officeooo:rsid="00c84581" style:font-size-asian="12pt" style:language-asian="en" style:country-asian="US" style:font-weight-asian="normal" style:font-name-complex="Times New Roman5" style:font-size-complex="12pt" style:font-weight-complex="normal"/>
    </style:style>
    <style:style style:name="T67" style:family="text">
      <style:text-properties style:font-name="Times New Roman4" fo:font-size="12pt" fo:language="bg" fo:country="BG" fo:font-weight="normal" officeooo:rsid="00c8f700" style:font-size-asian="12pt" style:language-asian="en" style:country-asian="US" style:font-weight-asian="normal" style:font-name-complex="Times New Roman5" style:font-size-complex="12pt" style:font-weight-complex="normal"/>
    </style:style>
    <style:style style:name="T68" style:family="text">
      <style:text-properties style:font-name="Times New Roman4" fo:font-size="12pt" fo:language="bg" fo:country="BG" fo:font-weight="normal" style:font-size-asian="12pt" style:font-weight-asian="normal" style:font-name-complex="Times New Roman5" style:font-size-complex="12pt"/>
    </style:style>
    <style:style style:name="T69" style:family="text">
      <style:text-properties style:font-name="Times New Roman4" fo:font-size="12pt" fo:language="bg" fo:country="BG" fo:font-weight="normal" officeooo:rsid="0012bd16" style:font-size-asian="12pt" style:font-weight-asian="normal" style:font-name-complex="Times New Roman5" style:font-size-complex="12pt"/>
    </style:style>
    <style:style style:name="T70" style:family="text">
      <style:text-properties style:font-name="Times New Roman4" fo:font-size="12pt" fo:language="bg" fo:country="BG" fo:background-color="#ffff00" loext:char-shading-value="0" style:font-size-asian="12pt" style:font-name-complex="Times New Roman5" style:font-size-complex="12pt"/>
    </style:style>
    <style:style style:name="T71" style:family="text">
      <style:text-properties style:font-name="Times New Roman4" fo:font-size="12pt" fo:language="bg" fo:country="BG" officeooo:rsid="006de892" fo:background-color="#ffff00" loext:char-shading-value="0" style:font-size-asian="12pt" style:font-name-complex="Times New Roman5" style:font-size-complex="12pt"/>
    </style:style>
    <style:style style:name="T72" style:family="text">
      <style:text-properties style:font-name="Times New Roman4" fo:font-size="12pt" fo:language="bg" fo:country="BG" officeooo:rsid="006d2c3a" fo:background-color="#ffff00" loext:char-shading-value="0" style:font-size-asian="12pt" style:font-name-complex="Times New Roman5" style:font-size-complex="12pt"/>
    </style:style>
    <style:style style:name="T73" style:family="text">
      <style:text-properties style:font-name="Times New Roman4" fo:font-size="12pt" fo:language="bg" fo:country="BG" officeooo:rsid="008d93ac" fo:background-color="#ffff00" loext:char-shading-value="0" style:font-size-asian="12pt" style:font-name-complex="Times New Roman5" style:font-size-complex="12pt"/>
    </style:style>
    <style:style style:name="T74" style:family="text">
      <style:text-properties style:font-name="Times New Roman4" fo:font-size="12pt" fo:language="bg" fo:country="BG" officeooo:rsid="00632eeb" fo:background-color="transparent" loext:char-shading-value="0" style:font-size-asian="12pt" style:font-name-complex="Times New Roman5" style:font-size-complex="12pt"/>
    </style:style>
    <style:style style:name="T75" style:family="text">
      <style:text-properties style:font-name="Times New Roman4" fo:font-size="12pt" fo:language="bg" fo:country="BG" officeooo:rsid="0064c1db" fo:background-color="transparent" loext:char-shading-value="0" style:font-size-asian="12pt" style:font-name-complex="Times New Roman5" style:font-size-complex="12pt"/>
    </style:style>
    <style:style style:name="T76" style:family="text">
      <style:text-properties style:font-name="Times New Roman4" fo:font-size="12pt" fo:language="bg" fo:country="BG" officeooo:rsid="0066a864" fo:background-color="transparent" loext:char-shading-value="0" style:font-size-asian="12pt" style:font-name-complex="Times New Roman5" style:font-size-complex="12pt"/>
    </style:style>
    <style:style style:name="T77" style:family="text">
      <style:text-properties style:font-name="Times New Roman4" fo:font-size="12pt" fo:language="bg" fo:country="BG" officeooo:rsid="006864ca" fo:background-color="transparent" loext:char-shading-value="0" style:font-size-asian="12pt" style:font-name-complex="Times New Roman5" style:font-size-complex="12pt"/>
    </style:style>
    <style:style style:name="T78" style:family="text">
      <style:text-properties style:font-name="Times New Roman4" fo:font-size="12pt" fo:language="bg" fo:country="BG" officeooo:rsid="006aabfc" fo:background-color="transparent" loext:char-shading-value="0" style:font-size-asian="12pt" style:font-name-complex="Times New Roman5" style:font-size-complex="12pt"/>
    </style:style>
    <style:style style:name="T79" style:family="text">
      <style:text-properties style:font-name="Times New Roman4" fo:font-size="12pt" fo:language="bg" fo:country="BG" officeooo:rsid="006c2745" fo:background-color="transparent" loext:char-shading-value="0" style:font-size-asian="12pt" style:font-name-complex="Times New Roman5" style:font-size-complex="12pt"/>
    </style:style>
    <style:style style:name="T80" style:family="text">
      <style:text-properties style:font-name="Times New Roman4" fo:font-size="12pt" fo:language="bg" fo:country="BG" officeooo:rsid="006d2c3a" fo:background-color="transparent" loext:char-shading-value="0" style:font-size-asian="12pt" style:font-name-complex="Times New Roman5" style:font-size-complex="12pt"/>
    </style:style>
    <style:style style:name="T81" style:family="text">
      <style:text-properties style:font-name="Times New Roman4" fo:font-size="12pt" fo:language="bg" fo:country="BG" officeooo:rsid="006de892" fo:background-color="transparent" loext:char-shading-value="0" style:font-size-asian="12pt" style:font-name-complex="Times New Roman5" style:font-size-complex="12pt"/>
    </style:style>
    <style:style style:name="T82" style:family="text">
      <style:text-properties style:font-name="Times New Roman4" fo:font-size="12pt" fo:language="bg" fo:country="BG" officeooo:rsid="006f8c70" fo:background-color="transparent" loext:char-shading-value="0" style:font-size-asian="12pt" style:font-name-complex="Times New Roman5" style:font-size-complex="12pt"/>
    </style:style>
    <style:style style:name="T83" style:family="text">
      <style:text-properties style:font-name="Times New Roman4" fo:font-size="12pt" fo:language="bg" fo:country="BG" officeooo:rsid="007168f2" fo:background-color="transparent" loext:char-shading-value="0" style:font-size-asian="12pt" style:font-name-complex="Times New Roman5" style:font-size-complex="12pt"/>
    </style:style>
    <style:style style:name="T84" style:family="text">
      <style:text-properties style:font-name="Times New Roman4" fo:font-size="12pt" fo:language="bg" fo:country="BG" officeooo:rsid="007369ab" fo:background-color="transparent" loext:char-shading-value="0" style:font-size-asian="12pt" style:font-name-complex="Times New Roman5" style:font-size-complex="12pt"/>
    </style:style>
    <style:style style:name="T85" style:family="text">
      <style:text-properties style:font-name="Times New Roman4" fo:font-size="12pt" fo:language="bg" fo:country="BG" officeooo:rsid="00744d1e" fo:background-color="transparent" loext:char-shading-value="0" style:font-size-asian="12pt" style:font-name-complex="Times New Roman5" style:font-size-complex="12pt"/>
    </style:style>
    <style:style style:name="T86" style:family="text">
      <style:text-properties style:font-name="Times New Roman4" fo:font-size="12pt" fo:language="bg" fo:country="BG" officeooo:rsid="008d93ac" fo:background-color="transparent" loext:char-shading-value="0" style:font-size-asian="12pt" style:font-name-complex="Times New Roman5" style:font-size-complex="12pt"/>
    </style:style>
    <style:style style:name="T87" style:family="text">
      <style:text-properties style:font-name="Times New Roman4" fo:font-size="12pt" fo:background-color="#ffff00" loext:char-shading-value="0" style:font-size-asian="12pt" style:font-name-complex="Times New Roman5" style:font-size-complex="12pt"/>
    </style:style>
    <style:style style:name="T88" style:family="text">
      <style:text-properties fo:color="#00b050" style:font-name="Times New Roman4" fo:font-size="12pt" fo:language="ru" fo:country="RU" style:font-size-asian="12pt" style:font-name-complex="Times New Roman5" style:font-size-complex="12pt"/>
    </style:style>
    <style:style style:name="T89" style:family="text">
      <style:text-properties fo:color="#00b050" style:font-name="Times New Roman4" fo:font-size="12pt" style:font-size-asian="12pt" style:font-name-complex="Times New Roman5" style:font-size-complex="12pt"/>
    </style:style>
    <style:style style:name="T90" style:family="text">
      <style:text-properties fo:color="#00cc00" style:font-name="Times New Roman4" fo:font-size="12pt" fo:language="ru" fo:country="RU" style:font-size-asian="12pt" style:font-name-complex="Times New Roman5" style:font-size-complex="12pt"/>
    </style:style>
    <style:style style:name="T91" style:family="text">
      <style:text-properties fo:color="#00cc00" style:font-name="Times New Roman4" fo:font-size="12pt" fo:language="ru" fo:country="RU" fo:background-color="#ffff00" loext:char-shading-value="0" style:font-size-asian="12pt" style:font-name-complex="Times New Roman5" style:font-size-complex="12pt"/>
    </style:style>
    <style:style style:name="T92" style:family="text">
      <style:text-properties fo:color="#00cc00" style:font-name="Times New Roman4" fo:font-size="12pt" fo:language="ru" fo:country="RU" style:font-name-asian="Droid Sans Fallback" style:font-size-asian="12pt" style:language-asian="en" style:country-asian="US" style:font-name-complex="Times New Roman5" style:font-size-complex="12pt" style:language-complex="ar" style:country-complex="SA"/>
    </style:style>
    <style:style style:name="T93" style:family="text">
      <style:text-properties fo:color="#00cc00" style:font-name="Times New Roman4" fo:font-size="12pt" fo:language="bg" fo:country="BG" style:font-size-asian="12pt" style:font-name-complex="Times New Roman5" style:font-size-complex="12pt"/>
    </style:style>
    <style:style style:name="T94" style:family="text">
      <style:text-properties fo:color="#00cc00" style:font-name="Times New Roman4" fo:font-size="12pt" fo:background-color="#ffff00" loext:char-shading-value="0" style:font-size-asian="12pt" style:font-name-complex="Times New Roman5" style:font-size-complex="12pt"/>
    </style:style>
    <style:style style:name="T95" style:family="text">
      <style:text-properties fo:color="#00cc00" style:text-outline="false" style:text-line-through-style="none" style:text-line-through-type="none" style:font-name="DejaVu Sans" fo:font-size="10pt" fo:letter-spacing="normal" fo:font-style="normal" fo:text-shadow="none" style:text-underline-style="none" fo:font-weight="normal" style:font-size-asian="10pt" style:font-style-asian="normal" style:font-weight-asian="normal" style:text-emphasize="none"/>
    </style:style>
    <style:style style:name="T96" style:family="text">
      <style:text-properties fo:color="#00000a" style:font-name="Times New Roman4" fo:font-size="12pt" fo:language="en" fo:country="US" fo:font-style="italic" style:font-name-asian="Droid Sans Fallback" style:font-size-asian="12pt" style:language-asian="en" style:country-asian="US" style:font-style-asian="italic" style:font-name-complex="Times New Roman5" style:font-size-complex="12pt" style:language-complex="ar" style:country-complex="SA"/>
    </style:style>
    <style:style style:name="T97" style:family="text">
      <style:text-properties fo:color="#00000a" style:font-name="Times New Roman4" fo:font-size="12pt" fo:language="en" fo:country="US" fo:font-style="italic" style:text-underline-style="none" fo:font-weight="normal" style:font-name-asian="Droid Sans Fallback" style:font-size-asian="12pt" style:language-asian="en" style:country-asian="US" style:font-style-asian="italic" style:font-weight-asian="normal" style:font-name-complex="Times New Roman5" style:font-size-complex="12pt" style:language-complex="ar" style:country-complex="SA" style:font-style-complex="italic" style:font-weight-complex="normal"/>
    </style:style>
    <style:style style:name="T98" style:family="text">
      <style:text-properties fo:color="#00000a" style:font-name="Times New Roman4" fo:font-size="12pt" fo:language="ru" fo:country="RU" style:font-name-asian="Droid Sans Fallback" style:font-size-asian="12pt" style:language-asian="en" style:country-asian="US" style:font-name-complex="Times New Roman5" style:font-size-complex="12pt" style:language-complex="ar" style:country-complex="SA"/>
    </style:style>
    <style:style style:name="T99" style:family="text">
      <style:text-properties fo:color="#00000a" style:font-name="Times New Roman4" fo:font-size="12pt" fo:language="ru" fo:country="RU" officeooo:rsid="003e787c" style:font-name-asian="Droid Sans Fallback" style:font-size-asian="12pt" style:language-asian="en" style:country-asian="US" style:font-name-complex="Times New Roman5" style:font-size-complex="12pt" style:language-complex="ar" style:country-complex="SA"/>
    </style:style>
    <style:style style:name="T100" style:family="text">
      <style:text-properties fo:color="#00000a" style:font-name="Times New Roman4" fo:font-size="12pt" fo:language="ru" fo:country="RU" officeooo:rsid="003ef2ae" style:font-name-asian="Droid Sans Fallback" style:font-size-asian="12pt" style:language-asian="en" style:country-asian="US" style:font-name-complex="Times New Roman5" style:font-size-complex="12pt" style:language-complex="ar" style:country-complex="SA"/>
    </style:style>
    <style:style style:name="T101" style:family="text">
      <style:text-properties fo:color="#000000" style:font-name="Times New Roman4" fo:font-size="12pt" fo:language="ru" fo:country="RU" style:font-size-asian="12pt" style:font-name-complex="Times New Roman5" style:font-size-complex="12pt"/>
    </style:style>
    <style:style style:name="T102" style:family="text">
      <style:text-properties fo:color="#000000" style:font-name="Times New Roman4" fo:font-size="12pt" fo:language="bg" fo:country="BG" style:font-size-asian="12pt" style:font-name-complex="Times New Roman5" style:font-size-complex="12pt"/>
    </style:style>
    <style:style style:name="T103" style:family="text">
      <style:text-properties fo:color="#00cc33" style:font-name="Times New Roman4" fo:font-size="12pt" fo:language="bg" fo:country="BG" style:font-size-asian="12pt" style:font-name-complex="Times New Roman5" style:font-size-complex="12pt"/>
    </style:style>
    <style:style style:name="T104" style:family="text">
      <style:text-properties fo:font-variant="normal" fo:text-transform="none" style:text-position="0% 100%" fo:font-style="normal" style:text-underline-style="none" fo:font-weight="normal"/>
    </style:style>
    <style:style style:name="T105" style:family="text">
      <style:text-properties fo:font-variant="normal" fo:text-transform="none" style:text-position="0% 100%" style:font-name="Times New Roman4" fo:font-size="12pt" fo:language="ru" fo:country="RU" fo:font-style="normal" style:text-underline-style="none" fo:font-weight="normal" style:font-size-asian="12pt" style:font-name-complex="Times New Roman5" style:font-size-complex="12pt"/>
    </style:style>
    <style:style style:name="T106" style:family="text">
      <style:text-properties officeooo:rsid="00167448"/>
    </style:style>
    <style:style style:name="T107" style:family="text">
      <style:text-properties officeooo:rsid="00207c4a"/>
    </style:style>
    <style:style style:name="T108" style:family="text">
      <style:text-properties officeooo:rsid="0022024b"/>
    </style:style>
    <style:style style:name="T109" style:family="text">
      <style:text-properties officeooo:rsid="0025e4b6"/>
    </style:style>
    <style:style style:name="T110" style:family="text">
      <style:text-properties officeooo:rsid="0029e90e"/>
    </style:style>
    <style:style style:name="T111" style:family="text">
      <style:text-properties officeooo:rsid="002a97f1"/>
    </style:style>
    <style:style style:name="T112" style:family="text">
      <style:text-properties style:text-position="super 58%" officeooo:rsid="002a97f1"/>
    </style:style>
    <style:style style:name="T113" style:family="text">
      <style:text-properties style:text-position="0% 100%" officeooo:rsid="002d7f6e"/>
    </style:style>
    <style:style style:name="T114" style:family="text">
      <style:text-properties style:text-position="0% 100%" officeooo:rsid="002a97f1" style:font-size-asian="10.5pt"/>
    </style:style>
    <style:style style:name="T115" style:family="text">
      <style:text-properties style:text-position="0% 100%" officeooo:rsid="0085981f"/>
    </style:style>
    <style:style style:name="T116" style:family="text">
      <style:text-properties officeooo:rsid="002ea74a"/>
    </style:style>
    <style:style style:name="T117" style:family="text">
      <style:text-properties officeooo:rsid="002ec629"/>
    </style:style>
    <style:style style:name="T118" style:family="text">
      <style:text-properties officeooo:rsid="002ef1e1"/>
    </style:style>
    <style:style style:name="T119" style:family="text">
      <style:text-properties officeooo:rsid="003661d1"/>
    </style:style>
    <style:style style:name="T120" style:family="text">
      <style:text-properties fo:color="#ff0066"/>
    </style:style>
    <style:style style:name="T121" style:family="text">
      <style:text-properties fo:color="#ff0066" style:font-name="Times New Roman4" fo:font-size="12pt" fo:language="ru" fo:country="RU" officeooo:rsid="003ba1fc" style:font-size-asian="12pt" style:font-name-complex="Times New Roman5" style:font-size-complex="12pt"/>
    </style:style>
    <style:style style:name="T122" style:family="text">
      <style:text-properties officeooo:rsid="004a1458"/>
    </style:style>
    <style:style style:name="T123" style:family="text">
      <style:text-properties officeooo:rsid="004b24a4"/>
    </style:style>
    <style:style style:name="T124" style:family="text">
      <style:text-properties officeooo:rsid="004fbc62"/>
    </style:style>
    <style:style style:name="T125" style:family="text">
      <style:text-properties fo:background-color="transparent" loext:char-shading-value="0"/>
    </style:style>
    <style:style style:name="T126" style:family="text">
      <style:text-properties officeooo:rsid="0025e4b6" fo:background-color="transparent" loext:char-shading-value="0"/>
    </style:style>
    <style:style style:name="T127" style:family="text">
      <style:text-properties officeooo:rsid="0042d47a" fo:background-color="transparent" loext:char-shading-value="0"/>
    </style:style>
    <style:style style:name="T128" style:family="text">
      <style:text-properties officeooo:rsid="00a8c66b" fo:background-color="transparent" loext:char-shading-value="0"/>
    </style:style>
    <style:style style:name="T129" style:family="text">
      <style:text-properties officeooo:rsid="00abe1e3" fo:background-color="transparent" loext:char-shading-value="0"/>
    </style:style>
    <style:style style:name="T130" style:family="text">
      <style:text-properties officeooo:rsid="00b0ca19" fo:background-color="transparent" loext:char-shading-value="0"/>
    </style:style>
    <style:style style:name="T131" style:family="text">
      <style:text-properties officeooo:rsid="00b2a483" fo:background-color="transparent" loext:char-shading-value="0"/>
    </style:style>
    <style:style style:name="T132" style:family="text">
      <style:text-properties officeooo:rsid="00aafc15" fo:background-color="transparent" loext:char-shading-value="0"/>
    </style:style>
    <style:style style:name="T133" style:family="text">
      <style:text-properties officeooo:rsid="00bb2a88" fo:background-color="transparent" loext:char-shading-value="0"/>
    </style:style>
    <style:style style:name="T134" style:family="text">
      <style:text-properties officeooo:rsid="00bb50a9" fo:background-color="transparent" loext:char-shading-value="0"/>
    </style:style>
    <style:style style:name="T135" style:family="text">
      <style:text-properties officeooo:rsid="00c33caa" fo:background-color="transparent" loext:char-shading-value="0"/>
    </style:style>
    <style:style style:name="T136" style:family="text">
      <style:text-properties officeooo:rsid="006864ca"/>
    </style:style>
    <style:style style:name="T137" style:family="text">
      <style:text-properties officeooo:rsid="007168f2"/>
    </style:style>
    <style:style style:name="T138" style:family="text">
      <style:text-properties officeooo:rsid="00856067"/>
    </style:style>
    <style:style style:name="T139" style:family="text">
      <style:text-properties officeooo:rsid="0085981f"/>
    </style:style>
    <style:style style:name="T140" style:family="text">
      <style:text-properties officeooo:rsid="00864205"/>
    </style:style>
    <style:style style:name="T141" style:family="text">
      <style:text-properties officeooo:rsid="00876cb4"/>
    </style:style>
    <style:style style:name="T142" style:family="text">
      <style:text-properties officeooo:rsid="008842af"/>
    </style:style>
    <style:style style:name="T143" style:family="text">
      <style:text-properties officeooo:rsid="00abe1e3" fo:background-color="#ffff00" loext:char-shading-value="0"/>
    </style:style>
    <style:style style:name="T144" style:family="text">
      <style:text-properties officeooo:rsid="00b2a483" fo:background-color="#ffff00" loext:char-shading-value="0"/>
    </style:style>
    <style:style style:name="T145" style:family="text">
      <style:text-properties officeooo:rsid="00947f47"/>
    </style:style>
    <style:style style:name="T146" style:family="text">
      <style:text-properties officeooo:rsid="00951a8c"/>
    </style:style>
    <style:style style:name="T147" style:family="text">
      <style:text-properties fo:language="ru" fo:country="RU"/>
    </style:style>
    <style:style style:name="T148" style:family="text">
      <style:text-properties fo:language="ru" fo:country="RU" officeooo:rsid="013b86ed"/>
    </style:style>
    <style:style style:name="T149" style:family="text">
      <style:text-properties fo:language="ru" fo:country="RU" officeooo:rsid="013d45e1"/>
    </style:style>
    <style:style style:name="T150" style:family="text">
      <style:text-properties fo:language="ru" fo:country="RU" officeooo:rsid="0096b778"/>
    </style:style>
    <style:style style:name="T151" style:family="text">
      <style:text-properties fo:language="ru" fo:country="RU" officeooo:rsid="0096b778" fo:background-color="#ffff00" loext:char-shading-value="0"/>
    </style:style>
    <style:style style:name="T152" style:family="text">
      <style:text-properties fo:language="ru" fo:country="RU" officeooo:rsid="00987ce7"/>
    </style:style>
    <style:style style:name="T153" style:family="text">
      <style:text-properties fo:language="ru" fo:country="RU" officeooo:rsid="00999476"/>
    </style:style>
    <style:style style:name="T154" style:family="text">
      <style:text-properties fo:language="ru" fo:country="RU" officeooo:rsid="0099e240"/>
    </style:style>
    <style:style style:name="T155" style:family="text">
      <style:text-properties fo:language="ru" fo:country="RU" officeooo:rsid="009aaf09"/>
    </style:style>
    <style:style style:name="T156" style:family="text">
      <style:text-properties fo:language="ru" fo:country="RU" officeooo:rsid="009b9570"/>
    </style:style>
    <style:style style:name="T157" style:family="text">
      <style:text-properties fo:language="ru" fo:country="RU" officeooo:rsid="009f7137"/>
    </style:style>
    <style:style style:name="T158" style:family="text">
      <style:text-properties fo:language="ru" fo:country="RU" officeooo:rsid="00abe1e3" fo:background-color="transparent" loext:char-shading-value="0"/>
    </style:style>
    <style:style style:name="T159" style:family="text">
      <style:text-properties fo:language="ru" fo:country="RU" officeooo:rsid="00bb2a88" fo:background-color="transparent" loext:char-shading-value="0"/>
    </style:style>
    <style:style style:name="T160" style:family="text">
      <style:text-properties fo:language="en" fo:country="US"/>
    </style:style>
    <style:style style:name="T161" style:family="text">
      <style:text-properties fo:language="en" fo:country="US" officeooo:rsid="00abe1e3" fo:background-color="transparent" loext:char-shading-value="0"/>
    </style:style>
    <style:style style:name="T162" style:family="text">
      <style:text-properties fo:language="en" fo:country="US" officeooo:rsid="00bb2a88" fo:background-color="transparent" loext:char-shading-value="0"/>
    </style:style>
    <style:style style:name="T163" style:family="text">
      <style:text-properties fo:language="en" fo:country="GB"/>
    </style:style>
    <style:style style:name="T164" style:family="text">
      <style:text-properties officeooo:rsid="013d45e1"/>
    </style:style>
    <style:style style:name="T165" style:family="text">
      <style:text-properties officeooo:rsid="00a20ecd"/>
    </style:style>
    <style:style style:name="T166" style:family="text">
      <style:text-properties officeooo:rsid="00a4ad32"/>
    </style:style>
    <style:style style:name="T167" style:family="text">
      <style:text-properties fo:language="bg" fo:country="BG"/>
    </style:style>
    <style:style style:name="T168" style:family="text">
      <style:text-properties fo:language="bg" fo:country="BG" officeooo:rsid="009b9570"/>
    </style:style>
    <style:style style:name="T169" style:family="text">
      <style:text-properties officeooo:rsid="00abe1e3"/>
    </style:style>
    <style:style style:name="T170" style:family="text">
      <style:text-properties officeooo:rsid="00b52443"/>
    </style:style>
    <style:style style:name="T171" style:family="text">
      <style:text-properties officeooo:rsid="00b56c93"/>
    </style:style>
    <style:style style:name="T172" style:family="text">
      <style:text-properties officeooo:rsid="00aafc15"/>
    </style:style>
    <style:style style:name="T173" style:family="text">
      <style:text-properties officeooo:rsid="00be73a2"/>
    </style:style>
    <style:style style:name="T174" style:family="text">
      <style:text-properties officeooo:rsid="00be9ec1"/>
    </style:style>
    <style:style style:name="T175" style:family="text">
      <style:text-properties officeooo:rsid="00bf7227"/>
    </style:style>
    <style:style style:name="T176" style:family="text">
      <style:text-properties officeooo:rsid="00c0a1c9"/>
    </style:style>
    <style:style style:name="fr1" style:family="graphic" style:parent-style-name="Frame">
      <style:graphic-properties style:wrap="dynamic" style:number-wrapped-paragraphs="no-limit" style:vertical-pos="from-top" style:vertical-rel="paragraph" style:horizontal-pos="center" style:horizontal-rel="paragraph" fo:background-color="#ffffff" style:background-transparency="0%" fo:padding="0.002cm" fo:border="none">
        <style:background-image/>
      </style:graphic-properties>
    </style:style>
    <style:style style:name="fr2"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Graphics">
      <style:graphic-properties fo:margin-left="0cm" fo:margin-right="0cm" style:vertical-pos="top" style:vertical-rel="baseline" fo:background-color="#ffffff" style:background-transparency="0%" fo:padding="0.002cm" fo:border="none" style:mirror="none" fo:clip="rect(0cm, 0cm, 0cm, 1.138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background-color="transparent" style:background-transparency="100%" draw:fill="solid" fo:padding="0cm" fo:border="none" style:shadow="none" draw:shadow-opacity="100%" style:mirror="none" fo:clip="rect(0cm, 0cm, 0cm, 0cm)" draw:luminance="0%" draw:contrast="0%" draw:red="0%" draw:green="0%" draw:blue="0%" draw:gamma="100%" draw:color-inversion="false" draw:image-opacity="100%" draw:color-mode="standard">
        <style:background-image/>
      </style:graphic-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Фиг."/>
      </text:sequence-decls>
      <text:list xml:id="list4205091203377243841" text:style-name="Thesis_5f_numbering">
        <text:list-item>
          <text:p text:style-name="P26"><text:bookmark-start text:name="__RefHeading__1807_970456079"/>Литературен преглед<text:bookmark-end text:name="__RefHeading__1807_970456079"/></text:p>
          <text:list>
            <text:list-item>
              <text:p text:style-name="Thesis_5f_Heading2"><text:bookmark-start text:name="__RefHeading__1809_970456079"/>Съобществата на зообентоса като индикатор за състоянието на околната среда<text:bookmark-end text:name="__RefHeading__1809_970456079"/></text:p>
            </text:list-item>
          </text:list>
        </text:list-item>
      </text:list>
      <text:p text:style-name="Thesis_5f_body"><text:bookmark-start text:name="__RefHeading__1811_970456079"/><text:span text:style-name="T141">Биологичните съобщества и конкретно тези на макрозообентоса традиционно се използват в екологични изследвания като индикатор за състоянието на средата. Чрез своята структура те отразяват с точност качеството на водата и дават обща представа за „здравето“ на екосистемата в едно водно тяло, тъй като интегрират във времето кумулативните ефекти на факторите, оказващи влияние върху даденото местообитание или екосистема </text:span><text:reference-mark-start text:name="ZOTERO_ITEM CSL_CITATION {&quot;citationID&quot;:&quot;nBBssses&quot;,&quot;properties&quot;:{&quot;formattedCitation&quot;:&quot;(Abbasi and Abbasi, 2012)&quot;,&quot;plainCitation&quot;:&quot;(Abbasi and Abbasi, 2012)&quot;},&quot;citationItems&quot;:[{&quot;id&quot;:868,&quot;uris&quot;:[&quot;http://zotero.org/users/976121/items/HN3FF27F&quot;],&quot;uri&quot;:[&quot;http://zotero.org/users/976121/items/HN3FF27F&quot;],&quot;itemData&quot;:{&quot;id&quot;:868,&quot;type&quot;:&quot;chapter&quot;,&quot;title&quot;:&quot;Chapter 13 - The biotic indices&quot;,&quot;container-title&quot;:&quot;Water Quality Indices&quot;,&quot;publisher&quot;:&quot;Elsevier&quot;,&quot;publisher-place&quot;:&quot;Amsterdam&quot;,&quot;page&quot;:&quot;219-247&quot;,&quot;source&quot;:&quot;ScienceDirect&quot;,&quot;event-place&quot;:&quot;Amsterdam&quot;,&quot;abstract&quot;:&quot;Biotic indices have been used to assess water quality since the early twentieth century and thus pre-date the first water quality index based on physico-chemical characteristics by about 85 years. The early biotic indices were determined by the presence or absence of specific indicator species from a number of different groups and trophic levels (mainly bacteria, algae, protozoans and rotifers, but including some benthic invertebrates and fish) for which the tolerances to organic pollution were known. Selected components of the total aquatic community were thus, used as an indicator of the degree of organic pollution. Most modern biotic indices, on the other hand, are based on the presence and pollution tolerances of the community of organisms sampled from a particular group, such as benthic macroinvertebrates.&quot;,&quot;URL&quot;:&quot;http://www.sciencedirect.com/science/article/pii/B9780444543042000130&quot;,&quot;ISBN&quot;:&quot;978-0-444-54304-2&quot;,&quot;author&quot;:[{&quot;family&quot;:&quot;Abbasi&quot;,&quot;given&quot;:&quot;Tasneem&quot;},{&quot;family&quot;:&quot;Abbasi&quot;,&quot;given&quot;:&quot;S. A.&quot;}],&quot;editor&quot;:[{&quot;family&quot;:&quot;Abbasi&quot;,&quot;given&quot;:&quot;Tasneem&quot;},{&quot;family&quot;:&quot;Abbasi&quot;,&quot;given&quot;:&quot;S. A.&quot;}],&quot;issued&quot;:{&quot;date-parts&quot;:[[&quot;2012&quot;]]},&quot;accessed&quot;:{&quot;date-parts&quot;:[[&quot;2013&quot;,12,9]]}}}],&quot;schema&quot;:&quot;https://github.com/citation-style-language/schema/raw/master/csl-citation.json&quot;} RNDcyj1PtZekI"/><text:span text:style-name="T141">(Abbasi and Abbasi, 2012)</text:span><text:reference-mark-end text:name="ZOTERO_ITEM CSL_CITATION {&quot;citationID&quot;:&quot;nBBssses&quot;,&quot;properties&quot;:{&quot;formattedCitation&quot;:&quot;(Abbasi and Abbasi, 2012)&quot;,&quot;plainCitation&quot;:&quot;(Abbasi and Abbasi, 2012)&quot;},&quot;citationItems&quot;:[{&quot;id&quot;:868,&quot;uris&quot;:[&quot;http://zotero.org/users/976121/items/HN3FF27F&quot;],&quot;uri&quot;:[&quot;http://zotero.org/users/976121/items/HN3FF27F&quot;],&quot;itemData&quot;:{&quot;id&quot;:868,&quot;type&quot;:&quot;chapter&quot;,&quot;title&quot;:&quot;Chapter 13 - The biotic indices&quot;,&quot;container-title&quot;:&quot;Water Quality Indices&quot;,&quot;publisher&quot;:&quot;Elsevier&quot;,&quot;publisher-place&quot;:&quot;Amsterdam&quot;,&quot;page&quot;:&quot;219-247&quot;,&quot;source&quot;:&quot;ScienceDirect&quot;,&quot;event-place&quot;:&quot;Amsterdam&quot;,&quot;abstract&quot;:&quot;Biotic indices have been used to assess water quality since the early twentieth century and thus pre-date the first water quality index based on physico-chemical characteristics by about 85 years. The early biotic indices were determined by the presence or absence of specific indicator species from a number of different groups and trophic levels (mainly bacteria, algae, protozoans and rotifers, but including some benthic invertebrates and fish) for which the tolerances to organic pollution were known. Selected components of the total aquatic community were thus, used as an indicator of the degree of organic pollution. Most modern biotic indices, on the other hand, are based on the presence and pollution tolerances of the community of organisms sampled from a particular group, such as benthic macroinvertebrates.&quot;,&quot;URL&quot;:&quot;http://www.sciencedirect.com/science/article/pii/B9780444543042000130&quot;,&quot;ISBN&quot;:&quot;978-0-444-54304-2&quot;,&quot;author&quot;:[{&quot;family&quot;:&quot;Abbasi&quot;,&quot;given&quot;:&quot;Tasneem&quot;},{&quot;family&quot;:&quot;Abbasi&quot;,&quot;given&quot;:&quot;S. A.&quot;}],&quot;editor&quot;:[{&quot;family&quot;:&quot;Abbasi&quot;,&quot;given&quot;:&quot;Tasneem&quot;},{&quot;family&quot;:&quot;Abbasi&quot;,&quot;given&quot;:&quot;S. A.&quot;}],&quot;issued&quot;:{&quot;date-parts&quot;:[[&quot;2012&quot;]]},&quot;accessed&quot;:{&quot;date-parts&quot;:[[&quot;2013&quot;,12,9]]}}}],&quot;schema&quot;:&quot;https://github.com/citation-style-language/schema/raw/master/csl-citation.json&quot;} RNDcyj1PtZekI"/><text:span text:style-name="T141">.</text:span><text:bookmark-end text:name="__RefHeading__1811_970456079"/></text:p>
      <text:p text:style-name="P13"><text:span text:style-name="T172">Съобществата на дънните безгръбначни притежават редица свойства, които ги правят особено полезни за целите на биондикацията, и които</text:span><text:span text:style-name="T132"> обуславят използването </text:span><text:span text:style-name="T135">им </text:span><text:span text:style-name="T132">като един от основните елементи в оценките за качество на средата по смисъла на европейското и националното законодателство.</text:span></text:p>
      <text:p text:style-name="P13"><text:span text:style-name="T172">Макрозообентосните организми са предимно слабоподвижни, широко разпространени и достатъчно многобройни във водните екосистеми. Обикновено съобществата им се състоят от голям брой видове, които проявяват различна чувствителност към стресови фактори. Тези видове имат достатъчно голяма продължителност на живота, която позволява да се проследят във времето промените на съобществата, предизвикани от стреса, както и възстановяването при неговото намаляване или изчезване. </text:span><text:span text:style-name="T132">Също така те се характеризират с относително бърза реакция </text:span><text:span text:style-name="T129">на въздействията</text:span><text:span text:style-name="T132">.</text:span></text:p>
      <text:p text:style-name="P8"><text:span text:style-name="T131">Допълнително предимство е фактът, че </text:span><text:span text:style-name="T130">статистическите методи за анализ на таксономичните и екологични данни от макрозообентосните изследвания са добре развити и разработени </text:span><text:span text:style-name="T131">(</text:span><text:span text:style-name="T144">РЕФ</text:span><text:span text:style-name="T131">)</text:span><text:span text:style-name="T130">.</text:span></text:p>
      <text:p text:style-name="Thesis_5f_body"><text:span text:style-name="T131">Специфичните р</text:span><text:span text:style-name="T169">еакции на макрозообентосните видове на различни типове натиск са добре познати и описани при много зообентосни видове </text:span><text:span text:style-name="T143">(РЕФ?)</text:span><text:span text:style-name="T129">. Б</text:span><text:span text:style-name="T132">лагодарение на </text:span><text:span text:style-name="T129">тези характеристики се</text:span><text:span text:style-name="T132"> наблюдава </text:span><text:span text:style-name="T129">спектър от </text:span><text:span text:style-name="T131">разпознаваеми </text:span><text:span text:style-name="T129">промени в състава и структурата на съобществата, изложени на въздействие. </text:span><text:span text:style-name="T133">Такъв е например </text:span><text:span text:style-name="T159">моделът на вторичната сукцесия (още известен като модел </text:span><text:span text:style-name="T162">S</text:span><text:span text:style-name="T133">AB, </text:span><text:span text:style-name="T134">species richness-abundance-biomass</text:span><text:span text:style-name="T159">) в развитието на съобществата, подложени на натиск, формулиран от </text:span><text:span text:style-name="T160">Pe</text:span>arson<text:span text:style-name="T147"> и </text:span>Rosenberg<text:span text:style-name="T147"> </text:span><text:reference-mark-start text:name="ZOTERO_ITEM CSL_CITATION {&quot;citationID&quot;:&quot;910vnl4lj&quot;,&quot;properties&quot;:{&quot;formattedCitation&quot;:&quot;(1978)&quot;,&quot;plainCitation&quot;:&quot;(1978)&quot;},&quot;citationItems&quot;:[{&quot;id&quot;:1439,&quot;uris&quot;:[&quot;http://zotero.org/users/976121/items/TJPD8H54&quot;],&quot;uri&quot;:[&quot;http://zotero.org/users/976121/items/TJPD8H54&quot;],&quot;itemData&quot;:{&quot;id&quot;:1439,&quot;type&quot;:&quot;article-journal&quot;,&quot;title&quot;:&quot;Macrobenthic succession in relation to organic enrichment and pollution of the marine environment&quot;,&quot;container-title&quot;:&quot;Oceanography and Marine Biology: An Annual Review&quot;,&quot;page&quot;:&quot;229–311&quot;,&quot;volume&quot;:&quot;16&quot;,&quot;author&quot;:[{&quot;family&quot;:&quot;Pearson&quot;,&quot;given&quot;:&quot;T. H.&quot;},{&quot;family&quot;:&quot;Rosenberg&quot;,&quot;given&quot;:&quot;R.&quot;}],&quot;issued&quot;:{&quot;date-parts&quot;:[[&quot;1978&quot;]]}},&quot;suppress-author&quot;:true}],&quot;schema&quot;:&quot;https://github.com/citation-style-language/schema/raw/master/csl-citation.json&quot;} RNDFAHskCyx6q"/><text:span text:style-name="T147">(1978)</text:span><text:reference-mark-end text:name="ZOTERO_ITEM CSL_CITATION {&quot;citationID&quot;:&quot;910vnl4lj&quot;,&quot;properties&quot;:{&quot;formattedCitation&quot;:&quot;(1978)&quot;,&quot;plainCitation&quot;:&quot;(1978)&quot;},&quot;citationItems&quot;:[{&quot;id&quot;:1439,&quot;uris&quot;:[&quot;http://zotero.org/users/976121/items/TJPD8H54&quot;],&quot;uri&quot;:[&quot;http://zotero.org/users/976121/items/TJPD8H54&quot;],&quot;itemData&quot;:{&quot;id&quot;:1439,&quot;type&quot;:&quot;article-journal&quot;,&quot;title&quot;:&quot;Macrobenthic succession in relation to organic enrichment and pollution of the marine environment&quot;,&quot;container-title&quot;:&quot;Oceanography and Marine Biology: An Annual Review&quot;,&quot;page&quot;:&quot;229–311&quot;,&quot;volume&quot;:&quot;16&quot;,&quot;author&quot;:[{&quot;family&quot;:&quot;Pearson&quot;,&quot;given&quot;:&quot;T. H.&quot;},{&quot;family&quot;:&quot;Rosenberg&quot;,&quot;given&quot;:&quot;R.&quot;}],&quot;issued&quot;:{&quot;date-parts&quot;:[[&quot;1978&quot;]]}},&quot;suppress-author&quot;:true}],&quot;schema&quot;:&quot;https://github.com/citation-style-language/schema/raw/master/csl-citation.json&quot;} RNDFAHskCyx6q"/><text:span text:style-name="T147"> (</text:span><text:span text:style-name="T147"><text:sequence-ref text:reference-format="category-and-value" text:ref-name="refФиг.0">Фиг. 1</text:sequence-ref></text:span><text:span text:style-name="T147">).</text:span></text:p>
      <text:p text:style-name="P10"><draw:frame draw:style-name="fr1" draw:name="Frame2" text:anchor-type="char" svg:y="0.243cm" svg:width="15.099cm" svg:height="14.337cm" draw:z-index="4"><draw:text-box><text:p text:style-name="P16"><draw:frame draw:style-name="fr4" draw:name="Image2" text:anchor-type="as-char" svg:width="13.492cm" svg:height="11.587cm" draw:z-index="5"><draw:image xlink:href="Pictures/1000020100000284000001FBB0DC2361.png" xlink:type="simple" xlink:show="embed" xlink:actuate="onLoad"/></draw:frame></text:p><text:p text:style-name="P16">Фиг. <text:sequence text:ref-name="refФиг.0" text:name="Фиг." text:formula="ooow:Фиг.+1" style:num-format="1">1</text:sequence>. Моделът SAB на Pearson и Rosenberg. Градиентът на въздействие може да е както пространствен, така и времеви. Моделът е двупосочен: от ляво надясно описва реакцията на макрозообентосните съобщества в началото на въздействието; от дясно наляво – възстановяването на съобществата при намаляването или изчезването на това въздействие (адаптирано от Nilsson and Rosenberg <text:reference-mark-start text:name="ZOTERO_ITEM CSL_CITATION {&quot;citationID&quot;:&quot;16pcs9clv7&quot;,&quot;properties&quot;:{&quot;formattedCitation&quot;:&quot;(2000)&quot;,&quot;plainCitation&quot;:&quot;(2000)&quot;},&quot;citationItems&quot;:[{&quot;id&quot;:1623,&quot;uris&quot;:[&quot;http://zotero.org/users/976121/items/WGTXR7PD&quot;],&quot;uri&quot;:[&quot;http://zotero.org/users/976121/items/WGTXR7PD&quot;],&quot;itemData&quot;:{&quot;id&quot;:1623,&quot;type&quot;:&quot;article-journal&quot;,&quot;title&quot;:&quot;Succession in marine benthic habitats and fauna in response to oxygen deficiency analysed by sediment profile-imaging and by grab samples&quot;,&quot;container-title&quot;:&quot;Marine Ecology Progress Series&quot;,&quot;page&quot;:&quot;139–149&quot;,&quot;volume&quot;:&quot;197&quot;,&quot;ISSN&quot;:&quot;0171-8630&quot;,&quot;journalAbbreviation&quot;:&quot;Mar. Ecol. Prog. Ser.&quot;,&quot;author&quot;:[{&quot;family&quot;:&quot;Nilsson&quot;,&quot;given&quot;:&quot;H. C.&quot;},{&quot;family&quot;:&quot;Rosenberg&quot;,&quot;given&quot;:&quot;R.&quot;}],&quot;issued&quot;:{&quot;date-parts&quot;:[[&quot;2000&quot;]]}},&quot;suppress-author&quot;:true}],&quot;schema&quot;:&quot;https://github.com/citation-style-language/schema/raw/master/csl-citation.json&quot;} RND7kWuyL79XA"/>(2000)<text:reference-mark-end text:name="ZOTERO_ITEM CSL_CITATION {&quot;citationID&quot;:&quot;16pcs9clv7&quot;,&quot;properties&quot;:{&quot;formattedCitation&quot;:&quot;(2000)&quot;,&quot;plainCitation&quot;:&quot;(2000)&quot;},&quot;citationItems&quot;:[{&quot;id&quot;:1623,&quot;uris&quot;:[&quot;http://zotero.org/users/976121/items/WGTXR7PD&quot;],&quot;uri&quot;:[&quot;http://zotero.org/users/976121/items/WGTXR7PD&quot;],&quot;itemData&quot;:{&quot;id&quot;:1623,&quot;type&quot;:&quot;article-journal&quot;,&quot;title&quot;:&quot;Succession in marine benthic habitats and fauna in response to oxygen deficiency analysed by sediment profile-imaging and by grab samples&quot;,&quot;container-title&quot;:&quot;Marine Ecology Progress Series&quot;,&quot;page&quot;:&quot;139–149&quot;,&quot;volume&quot;:&quot;197&quot;,&quot;ISSN&quot;:&quot;0171-8630&quot;,&quot;journalAbbreviation&quot;:&quot;Mar. Ecol. Prog. Ser.&quot;,&quot;author&quot;:[{&quot;family&quot;:&quot;Nilsson&quot;,&quot;given&quot;:&quot;H. C.&quot;},{&quot;family&quot;:&quot;Rosenberg&quot;,&quot;given&quot;:&quot;R.&quot;}],&quot;issued&quot;:{&quot;date-parts&quot;:[[&quot;2000&quot;]]}},&quot;suppress-author&quot;:true}],&quot;schema&quot;:&quot;https://github.com/citation-style-language/schema/raw/master/csl-citation.json&quot;} RND7kWuyL79XA"/>, оригинално от Pearson and Rosenberg <text:reference-mark-start text:name="ZOTERO_ITEM CSL_CITATION {&quot;citationID&quot;:&quot;2i4v2qnu7e&quot;,&quot;properties&quot;:{&quot;formattedCitation&quot;:&quot;(1978)&quot;,&quot;plainCitation&quot;:&quot;(1978)&quot;},&quot;citationItems&quot;:[{&quot;id&quot;:1439,&quot;uris&quot;:[&quot;http://zotero.org/users/976121/items/TJPD8H54&quot;],&quot;uri&quot;:[&quot;http://zotero.org/users/976121/items/TJPD8H54&quot;],&quot;itemData&quot;:{&quot;id&quot;:1439,&quot;type&quot;:&quot;article-journal&quot;,&quot;title&quot;:&quot;Macrobenthic succession in relation to organic enrichment and pollution of the marine environment&quot;,&quot;container-title&quot;:&quot;Oceanography and Marine Biology: An Annual Review&quot;,&quot;page&quot;:&quot;229–311&quot;,&quot;volume&quot;:&quot;16&quot;,&quot;author&quot;:[{&quot;family&quot;:&quot;Pearson&quot;,&quot;given&quot;:&quot;T. H.&quot;},{&quot;family&quot;:&quot;Rosenberg&quot;,&quot;given&quot;:&quot;R.&quot;}],&quot;issued&quot;:{&quot;date-parts&quot;:[[&quot;1978&quot;]]}},&quot;suppress-author&quot;:true}],&quot;schema&quot;:&quot;https://github.com/citation-style-language/schema/raw/master/csl-citation.json&quot;} RNDpd2aU5sZLX"/>(1978)<text:reference-mark-end text:name="ZOTERO_ITEM CSL_CITATION {&quot;citationID&quot;:&quot;2i4v2qnu7e&quot;,&quot;properties&quot;:{&quot;formattedCitation&quot;:&quot;(1978)&quot;,&quot;plainCitation&quot;:&quot;(1978)&quot;},&quot;citationItems&quot;:[{&quot;id&quot;:1439,&quot;uris&quot;:[&quot;http://zotero.org/users/976121/items/TJPD8H54&quot;],&quot;uri&quot;:[&quot;http://zotero.org/users/976121/items/TJPD8H54&quot;],&quot;itemData&quot;:{&quot;id&quot;:1439,&quot;type&quot;:&quot;article-journal&quot;,&quot;title&quot;:&quot;Macrobenthic succession in relation to organic enrichment and pollution of the marine environment&quot;,&quot;container-title&quot;:&quot;Oceanography and Marine Biology: An Annual Review&quot;,&quot;page&quot;:&quot;229–311&quot;,&quot;volume&quot;:&quot;16&quot;,&quot;author&quot;:[{&quot;family&quot;:&quot;Pearson&quot;,&quot;given&quot;:&quot;T. H.&quot;},{&quot;family&quot;:&quot;Rosenberg&quot;,&quot;given&quot;:&quot;R.&quot;}],&quot;issued&quot;:{&quot;date-parts&quot;:[[&quot;1978&quot;]]}},&quot;suppress-author&quot;:true}],&quot;schema&quot;:&quot;https://github.com/citation-style-language/schema/raw/master/csl-citation.json&quot;} RNDpd2aU5sZLX"/> (1978)).</text:p></draw:text-box></draw:frame><text:soft-page-break/></text:p>
      <text:p text:style-name="P9"/>
      <text:p text:style-name="P11"><text:span text:style-name="T173">В първоначалното изследване описаният натиск е натоварване </text:span>с органична материя, <text:span text:style-name="T173">но реакциите на трите основни параметъра на съобществата (видово богатство S, численост A и биомаса B) са подобни и при други типове въздействие, което обуславя валидността и широката разпространеност на модела на Pearson и Rosenberg в екологичните изследвания.</text:span></text:p>
      <text:p text:style-name="P12"><text:span text:style-name="T173">Според модела макрозообентосните съобщества реагират на въздействията по предвидим начин. Първоначалното въздействие</text:span> предизвиква отначало леко увеличаване на видовото разнообразие<text:span text:style-name="T173"> </text:span>и на биомасата на макрозообентоса. Ако въздействието се засили, най-чувствителните видове започват да изчезват, което предизвиква намаляване на биомасата, тъй като обикновено това са организми с големи размери (напр. <text:span text:style-name="T173">големи </text:span>ракообразни, бодлокожи). На този етап числеността все още не се влияе значително, защото малките по размери толерантни организми в съобществото продължават да се размножават. В един момент се достига етап, при който видовото богатство, биомасата и числеността са <text:span text:style-name="T174">сравнително </text:span>ниски и в съобществото присъстват както толерантни, <text:soft-page-break/>така и чувствителни видове. Следващият етап е т.нар. „пик на опортюнистите”: всички чувствителни видове са изчезнали; развиват са малък брой видове, които толерират и могат да се възползват от наличната органична материя. Тези видове доминират в макрозообентосните съобщества и се развиват масово – наблюдава се голям пик на числеността. Това са малки по размери организми, затова <text:span text:style-name="T175">съответстващия </text:span>пик на биомасата е малък. Още по-голямо органично натоварване обикновено предизвиква аноксия в придънните и дънните слоеве, а следователно изчезване и на тези организми и <text:span text:style-name="T176">накрая – </text:span>азоичен седимент.</text:p>
      <text:p text:style-name="Thesis_5f_body"><text:span text:style-name="T147">Позицията и развитието на пика на опортюнистите в пространството или във времето позволява да се характеризира състоянието на една станция по отношение на замърсяването. Въпреки това трябва да се има предвид, че докато съобществата, характерни за най-чистите и най-замърсените зони се разпознават лесно, тези от преходната зона или етап могат да варират силно и не са толкова ясно очертани </text:span><text:reference-mark-start text:name="ZOTERO_ITEM CSL_CITATION {&quot;citationID&quot;:&quot;215s0jo79&quot;,&quot;properties&quot;:{&quot;unsorted&quot;:true,&quot;formattedCitation&quot;:&quot;(Dauer, 1993; Schaffner et al., 2002; Weisberg et al., 2008)&quot;,&quot;plainCitation&quot;:&quot;(Dauer, 1993; Schaffner et al., 2002; Weisberg et al., 2008)&quot;},&quot;citationItems&quot;:[{&quot;id&quot;:1587,&quot;uris&quot;:[&quot;http://zotero.org/users/976121/items/VTXWA3W4&quot;],&quot;uri&quot;:[&quot;http://zotero.org/users/976121/items/VTXWA3W4&quot;],&quot;itemData&quot;:{&quot;id&quot;:1587,&quot;type&quot;:&quot;article-journal&quot;,&quot;title&quot;:&quot;Biological criteria, environmental health and estuarine macrobenthic community structure&quot;,&quot;container-title&quot;:&quot;Marine Pollution Bulletin&quot;,&quot;page&quot;:&quot;249–257&quot;,&quot;volume&quot;:&quot;26&quot;,&quot;issue&quot;:&quot;5&quot;,&quot;ISSN&quot;:&quot;0025326X&quot;,&quot;author&quot;:[{&quot;family&quot;:&quot;Dauer&quot;,&quot;given&quot;:&quot;D. M.&quot;}],&quot;issued&quot;:{&quot;date-parts&quot;:[[&quot;1993&quot;]]}}},{&quot;id&quot;:256,&quot;uris&quot;:[&quot;http://zotero.org/users/976121/items/6XC2TTTE&quot;],&quot;uri&quot;:[&quot;http://zotero.org/users/976121/items/6XC2TTTE&quot;],&quot;itemData&quot;:{&quot;id&quot;:256,&quot;type&quot;:&quot;report&quot;,&quot;title&quot;:&quot;Review of the benthic process model with recommendations for future modeling efforts&quot;,&quot;publisher&quot;:&quot;Benthic Process Model Review Team&quot;,&quot;page&quot;:&quot;39&quot;,&quot;number&quot;:&quot;February&quot;,&quot;author&quot;:[{&quot;family&quot;:&quot;Schaffner&quot;,&quot;given&quot;:&quot;L. C.&quot;},{&quot;family&quot;:&quot;Friedrichs&quot;,&quot;given&quot;:&quot;C. T.&quot;},{&quot;family&quot;:&quot;Dauer&quot;,&quot;given&quot;:&quot;D. M.&quot;}],&quot;issued&quot;:{&quot;date-parts&quot;:[[&quot;2002&quot;]]}}},{&quot;id&quot;:1232,&quot;uris&quot;:[&quot;http://zotero.org/users/976121/items/QMJ2274Q&quot;],&quot;uri&quot;:[&quot;http://zotero.org/users/976121/items/QMJ2274Q&quot;],&quot;itemData&quot;:{&quot;id&quot;:1232,&quot;type&quot;:&quot;article-journal&quot;,&quot;title&quot;:&quot;The level of agreement among experts applying best professional judgment to assess the condition of benthic infaunal communities&quot;,&quot;container-title&quot;:&quot;Ecological Indicators&quot;,&quot;page&quot;:&quot;389–394&quot;,&quot;volume&quot;:&quot;8&quot;,&quot;issue&quot;:&quot;4&quot;,&quot;DOI&quot;:&quot;10.1016/j.ecolind.2007.04.001&quot;,&quot;ISSN&quot;:&quot;1470160X&quot;,&quot;author&quot;:[{&quot;family&quot;:&quot;Weisberg&quot;,&quot;given&quot;:&quot;S. B.&quot;},{&quot;family&quot;:&quot;Thompson&quot;,&quot;given&quot;:&quot;B.&quot;},{&quot;family&quot;:&quot;Ranasinghe&quot;,&quot;given&quot;:&quot;J. A.&quot;},{&quot;family&quot;:&quot;Montagne&quot;,&quot;given&quot;:&quot;D. E.&quot;},{&quot;family&quot;:&quot;Cadien&quot;,&quot;given&quot;:&quot;D.&quot;},{&quot;family&quot;:&quot;Dauer&quot;,&quot;given&quot;:&quot;D. M.&quot;},{&quot;family&quot;:&quot;Diener&quot;,&quot;given&quot;:&quot;D.&quot;},{&quot;family&quot;:&quot;Oliver&quot;,&quot;given&quot;:&quot;J.&quot;},{&quot;family&quot;:&quot;Reish&quot;,&quot;given&quot;:&quot;D.&quot;},{&quot;family&quot;:&quot;Velarde&quot;,&quot;given&quot;:&quot;R. G.&quot;}],&quot;issued&quot;:{&quot;date-parts&quot;:[[&quot;2008&quot;]]}}}],&quot;schema&quot;:&quot;https://github.com/citation-style-language/schema/raw/master/csl-citation.json&quot;} RNDngGSYwq9yf"/><text:span text:style-name="T147">(Dauer, 1993; Schaffner et al., 2002; Weisberg et al., 2008)</text:span><text:reference-mark-end text:name="ZOTERO_ITEM CSL_CITATION {&quot;citationID&quot;:&quot;215s0jo79&quot;,&quot;properties&quot;:{&quot;unsorted&quot;:true,&quot;formattedCitation&quot;:&quot;(Dauer, 1993; Schaffner et al., 2002; Weisberg et al., 2008)&quot;,&quot;plainCitation&quot;:&quot;(Dauer, 1993; Schaffner et al., 2002; Weisberg et al., 2008)&quot;},&quot;citationItems&quot;:[{&quot;id&quot;:1587,&quot;uris&quot;:[&quot;http://zotero.org/users/976121/items/VTXWA3W4&quot;],&quot;uri&quot;:[&quot;http://zotero.org/users/976121/items/VTXWA3W4&quot;],&quot;itemData&quot;:{&quot;id&quot;:1587,&quot;type&quot;:&quot;article-journal&quot;,&quot;title&quot;:&quot;Biological criteria, environmental health and estuarine macrobenthic community structure&quot;,&quot;container-title&quot;:&quot;Marine Pollution Bulletin&quot;,&quot;page&quot;:&quot;249–257&quot;,&quot;volume&quot;:&quot;26&quot;,&quot;issue&quot;:&quot;5&quot;,&quot;ISSN&quot;:&quot;0025326X&quot;,&quot;author&quot;:[{&quot;family&quot;:&quot;Dauer&quot;,&quot;given&quot;:&quot;D. M.&quot;}],&quot;issued&quot;:{&quot;date-parts&quot;:[[&quot;1993&quot;]]}}},{&quot;id&quot;:256,&quot;uris&quot;:[&quot;http://zotero.org/users/976121/items/6XC2TTTE&quot;],&quot;uri&quot;:[&quot;http://zotero.org/users/976121/items/6XC2TTTE&quot;],&quot;itemData&quot;:{&quot;id&quot;:256,&quot;type&quot;:&quot;report&quot;,&quot;title&quot;:&quot;Review of the benthic process model with recommendations for future modeling efforts&quot;,&quot;publisher&quot;:&quot;Benthic Process Model Review Team&quot;,&quot;page&quot;:&quot;39&quot;,&quot;number&quot;:&quot;February&quot;,&quot;author&quot;:[{&quot;family&quot;:&quot;Schaffner&quot;,&quot;given&quot;:&quot;L. C.&quot;},{&quot;family&quot;:&quot;Friedrichs&quot;,&quot;given&quot;:&quot;C. T.&quot;},{&quot;family&quot;:&quot;Dauer&quot;,&quot;given&quot;:&quot;D. M.&quot;}],&quot;issued&quot;:{&quot;date-parts&quot;:[[&quot;2002&quot;]]}}},{&quot;id&quot;:1232,&quot;uris&quot;:[&quot;http://zotero.org/users/976121/items/QMJ2274Q&quot;],&quot;uri&quot;:[&quot;http://zotero.org/users/976121/items/QMJ2274Q&quot;],&quot;itemData&quot;:{&quot;id&quot;:1232,&quot;type&quot;:&quot;article-journal&quot;,&quot;title&quot;:&quot;The level of agreement among experts applying best professional judgment to assess the condition of benthic infaunal communities&quot;,&quot;container-title&quot;:&quot;Ecological Indicators&quot;,&quot;page&quot;:&quot;389–394&quot;,&quot;volume&quot;:&quot;8&quot;,&quot;issue&quot;:&quot;4&quot;,&quot;DOI&quot;:&quot;10.1016/j.ecolind.2007.04.001&quot;,&quot;ISSN&quot;:&quot;1470160X&quot;,&quot;author&quot;:[{&quot;family&quot;:&quot;Weisberg&quot;,&quot;given&quot;:&quot;S. B.&quot;},{&quot;family&quot;:&quot;Thompson&quot;,&quot;given&quot;:&quot;B.&quot;},{&quot;family&quot;:&quot;Ranasinghe&quot;,&quot;given&quot;:&quot;J. A.&quot;},{&quot;family&quot;:&quot;Montagne&quot;,&quot;given&quot;:&quot;D. E.&quot;},{&quot;family&quot;:&quot;Cadien&quot;,&quot;given&quot;:&quot;D.&quot;},{&quot;family&quot;:&quot;Dauer&quot;,&quot;given&quot;:&quot;D. M.&quot;},{&quot;family&quot;:&quot;Diener&quot;,&quot;given&quot;:&quot;D.&quot;},{&quot;family&quot;:&quot;Oliver&quot;,&quot;given&quot;:&quot;J.&quot;},{&quot;family&quot;:&quot;Reish&quot;,&quot;given&quot;:&quot;D.&quot;},{&quot;family&quot;:&quot;Velarde&quot;,&quot;given&quot;:&quot;R. G.&quot;}],&quot;issued&quot;:{&quot;date-parts&quot;:[[&quot;2008&quot;]]}}}],&quot;schema&quot;:&quot;https://github.com/citation-style-language/schema/raw/master/csl-citation.json&quot;} RNDngGSYwq9yf"/><text:span text:style-name="T147">.</text:span></text:p>
      <text:p text:style-name="P7"><text:span text:style-name="T158">Моделът </text:span><text:span text:style-name="T161">SAB</text:span><text:span text:style-name="T158"> е залегнал в основата на много от другите методи, описващи промените в структурата на съобществата във връзка с оценките за качество на средата.</text:span></text:p>
      <text:p text:style-name="P19"><text:s/></text:p>
      <text:list xml:id="list212556226679163" text:continue-numbering="true" text:style-name="Thesis_5f_numbering">
        <text:list-item>
          <text:list>
            <text:list-item>
              <text:list>
                <text:list-item>
                  <text:p text:style-name="P28"><text:bookmark-start text:name="__RefHeading__6884_970456079"/><text:span text:style-name="T146">Морските з</text:span>ообентосни изследвания и опазването на околната среда <text:span text:style-name="T138">в контекста на</text:span> <text:span text:style-name="T142">европейското законодателство</text:span><text:bookmark-end text:name="__RefHeading__6884_970456079"/></text:p>
                </text:list-item>
              </text:list>
            </text:list-item>
          </text:list>
        </text:list-item>
      </text:list>
      <text:p text:style-name="P4"><text:bookmark-start text:name="__RefHeading__1817_970456079"/>Три основни европейски директиви определят законовата рамка и стратегиите за опазване на околната среда, биоразнообразието и ресурсите <text:span text:style-name="T146">в морските екосистеми</text:span>.<text:bookmark-end text:name="__RefHeading__1817_970456079"/></text:p>
      <text:p text:style-name="P4"/>
      <text:list xml:id="list3073449934176898671" text:style-name="L8">
        <text:list-item>
          <text:p text:style-name="P20"><text:bookmark-start text:name="__RefHeading__1819_970456079"/><text:span text:style-name="T33">Директива за </text:span><text:span text:style-name="T62">местообитанията</text:span><text:span text:style-name="T33"> </text:span><text:span text:style-name="T41">(Д</text:span><text:span text:style-name="T62">М</text:span><text:span text:style-name="T41">)</text:span><text:span text:style-name="T33"> </text:span><text:span text:style-name="T34">(</text:span><text:span text:style-name="T69">92/43/EEC) </text:span><text:reference-mark-start text:name="ZOTERO_ITEM CSL_CITATION {&quot;citationID&quot;:&quot;upbunaume&quot;,&quot;properties&quot;:{&quot;formattedCitation&quot;:&quot;(EC, 1992)&quot;,&quot;plainCitation&quot;:&quot;(EC, 1992)&quot;},&quot;citationItems&quot;:[{&quot;id&quot;:950,&quot;uris&quot;:[&quot;http://zotero.org/users/976121/items/JBRD342G&quot;],&quot;uri&quot;:[&quot;http://zotero.org/users/976121/items/JBRD342G&quot;],&quot;itemData&quot;:{&quot;id&quot;:950,&quot;type&quot;:&quot;article-journal&quot;,&quot;title&quot;:&quot;Council Directive 92/43/EEC of 21 May 1992 on the conservation of natural habitats and of wild fauna and flora (Habitats Directive)&quot;,&quot;container-title&quot;:&quot;Official Journal of the European Union&quot;,&quot;page&quot;:&quot;7-50&quot;,&quot;volume&quot;:&quot;L206&quot;,&quot;language&quot;:&quot;EN&quot;,&quot;author&quot;:[{&quot;family&quot;:&quot;EC&quot;,&quot;given&quot;:&quot;&quot;}],&quot;issued&quot;:{&quot;date-parts&quot;:[[&quot;1992&quot;]]}}}],&quot;schema&quot;:&quot;https://github.com/citation-style-language/schema/raw/master/csl-citation.json&quot;} RNDfurgWkDDJT"/><text:span text:style-name="T69">(EC, 1992)</text:span><text:bookmark-end text:name="__RefHeading__1819_970456079"/><text:reference-mark-end text:name="ZOTERO_ITEM CSL_CITATION {&quot;citationID&quot;:&quot;upbunaume&quot;,&quot;properties&quot;:{&quot;formattedCitation&quot;:&quot;(EC, 1992)&quot;,&quot;plainCitation&quot;:&quot;(EC, 1992)&quot;},&quot;citationItems&quot;:[{&quot;id&quot;:950,&quot;uris&quot;:[&quot;http://zotero.org/users/976121/items/JBRD342G&quot;],&quot;uri&quot;:[&quot;http://zotero.org/users/976121/items/JBRD342G&quot;],&quot;itemData&quot;:{&quot;id&quot;:950,&quot;type&quot;:&quot;article-journal&quot;,&quot;title&quot;:&quot;Council Directive 92/43/EEC of 21 May 1992 on the conservation of natural habitats and of wild fauna and flora (Habitats Directive)&quot;,&quot;container-title&quot;:&quot;Official Journal of the European Union&quot;,&quot;page&quot;:&quot;7-50&quot;,&quot;volume&quot;:&quot;L206&quot;,&quot;language&quot;:&quot;EN&quot;,&quot;author&quot;:[{&quot;family&quot;:&quot;EC&quot;,&quot;given&quot;:&quot;&quot;}],&quot;issued&quot;:{&quot;date-parts&quot;:[[&quot;1992&quot;]]}}}],&quot;schema&quot;:&quot;https://github.com/citation-style-language/schema/raw/master/csl-citation.json&quot;} RNDfurgWkDDJT"/></text:p>
        </text:list-item>
      </text:list>
      <text:p text:style-name="P4"><text:bookmark-start text:name="__RefHeading__1821_970456079"/><text:span text:style-name="T65">Директивата </text:span><text:span text:style-name="T68">92/43/EEC</text:span><text:span text:style-name="T65">, известна още като Директива за </text:span><text:span text:style-name="T66">местообитанията</text:span><text:span text:style-name="T65">, цели да осигури опазването и управлението на природните местообитания и на дивата фауна и флора на държавите членки, като това е съгласувано с техните икономически, социални и културни интереси. За тази цел е създадена мрежата от защитени местности Натура 2000. Директивата посочва </text:span><text:span text:style-name="T66">местообитанията</text:span><text:span text:style-name="T65"> и видовете, които заслужават особена защита („</text:span><text:span text:style-name="T67">местообитания</text:span><text:span text:style-name="T65"> от консервационен интерес”).</text:span><text:bookmark-end text:name="__RefHeading__1821_970456079"/></text:p>
      <text:p text:style-name="P4"><text:bookmark-start text:name="__RefHeading__1823_970456079"/>Морската част от мрежата Натура 2000 е създадена с цел възстановяването и поддържането на биологичното разнообразие на морската среда. Мрежата от защитени зони във водите на всяка страна членка трябва да покрива представителен набор от хабитатите и видовете от директивата. Това включва представителност както от гледна точка на площта и на броя хабитати, така и на функционалните аспекти (репродуктивна зона, зона за хранене, миграция). <text:span text:style-name="T171">Поради тази причина размерът на защитените райони зависи от биоразнообразието на региона.</text:span><text:bookmark-end text:name="__RefHeading__1823_970456079"/></text:p>
      <text:p text:style-name="P6">Изборът на включените в Натура 2000 райони се базира на научни критерии като площта на местообитанията и числеността или покритието на видовете от консервационен интерес, както и екологичното им състояние.</text:p>
      <text:p text:style-name="P3">В българския сектор на Черно море <text:span text:style-name="T170">е актуализиран списъкът на местообитанията..</text:span></text:p>
      <text:p text:style-name="P21">местни подтипове на всички... - особено 1110!</text:p>
      <text:p text:style-name="P4"/>
      <text:list xml:id="list525202899595755458" text:style-name="L9">
        <text:list-item>
          <text:p text:style-name="P22"><text:bookmark-start text:name="__RefHeading__1825_970456079"/><text:span text:style-name="T33">Рамкова </text:span><text:span text:style-name="T63">д</text:span><text:span text:style-name="T33">иректива за </text:span><text:span text:style-name="T63">в</text:span><text:span text:style-name="T33">одите </text:span><text:span text:style-name="T41">(РДВ)</text:span><text:span text:style-name="T33"> </text:span><text:span text:style-name="T1">(2000/60/</text:span><text:span text:style-name="T33">EC</text:span><text:span text:style-name="T1">) </text:span><text:reference-mark-start text:name="ZOTERO_ITEM CSL_CITATION {&quot;citationID&quot;:&quot;208lkbq2cs&quot;,&quot;properties&quot;:{&quot;formattedCitation&quot;:&quot;(EC, 2000)&quot;,&quot;plainCitation&quot;:&quot;(EC, 2000)&quot;},&quot;citationItems&quot;:[{&quot;id&quot;:710,&quot;uris&quot;:[&quot;http://zotero.org/users/976121/items/ETGTM3TF&quot;],&quot;uri&quot;:[&quot;http://zotero.org/users/976121/items/ETGTM3TF&quot;],&quot;itemData&quot;:{&quot;id&quot;:710,&quot;type&quot;:&quot;article-journal&quot;,&quot;title&quot;:&quot;Directive 2000/60/EC of the European Parliament and of the Council of 23 October 2000 establishing a framework for community action in the field of water policy (Water Framework Directive)&quot;,&quot;container-title&quot;:&quot;Official Journal of the European Union&quot;,&quot;page&quot;:&quot;1-73&quot;,&quot;volume&quot;:&quot;L327&quot;,&quot;language&quot;:&quot;EN&quot;,&quot;author&quot;:[{&quot;family&quot;:&quot;EC&quot;,&quot;given&quot;:&quot;&quot;}],&quot;issued&quot;:{&quot;date-parts&quot;:[[&quot;2000&quot;]]}}}],&quot;schema&quot;:&quot;https://github.com/citation-style-language/schema/raw/master/csl-citation.json&quot;} RNDiO2A7N7rBz"/><text:span text:style-name="T1">(EC, 2000)</text:span><text:bookmark-end text:name="__RefHeading__1825_970456079"/><text:reference-mark-end text:name="ZOTERO_ITEM CSL_CITATION {&quot;citationID&quot;:&quot;208lkbq2cs&quot;,&quot;properties&quot;:{&quot;formattedCitation&quot;:&quot;(EC, 2000)&quot;,&quot;plainCitation&quot;:&quot;(EC, 2000)&quot;},&quot;citationItems&quot;:[{&quot;id&quot;:710,&quot;uris&quot;:[&quot;http://zotero.org/users/976121/items/ETGTM3TF&quot;],&quot;uri&quot;:[&quot;http://zotero.org/users/976121/items/ETGTM3TF&quot;],&quot;itemData&quot;:{&quot;id&quot;:710,&quot;type&quot;:&quot;article-journal&quot;,&quot;title&quot;:&quot;Directive 2000/60/EC of the European Parliament and of the Council of 23 October 2000 establishing a framework for community action in the field of water policy (Water Framework Directive)&quot;,&quot;container-title&quot;:&quot;Official Journal of the European Union&quot;,&quot;page&quot;:&quot;1-73&quot;,&quot;volume&quot;:&quot;L327&quot;,&quot;language&quot;:&quot;EN&quot;,&quot;author&quot;:[{&quot;family&quot;:&quot;EC&quot;,&quot;given&quot;:&quot;&quot;}],&quot;issued&quot;:{&quot;date-parts&quot;:[[&quot;2000&quot;]]}}}],&quot;schema&quot;:&quot;https://github.com/citation-style-language/schema/raw/master/csl-citation.json&quot;} RNDiO2A7N7rBz"/></text:p>
        </text:list-item>
      </text:list>
      <text:p text:style-name="P4"><text:bookmark-start text:name="__RefHeading__1827_970456079"/>Рамковата директива за водите е система от законодателни мерки, която цели да определи минимални стандарти за екологично качество на повърхностните води (<text:span text:style-name="T117">които </text:span><text:soft-page-break/>включ<text:span text:style-name="T117">ват </text:span>и крайбрежната <text:span text:style-name="T117">морска </text:span>зона). Държавите членки <text:span text:style-name="T137">на ЕС </text:span>трябва да предприемат мерки за достигането на добро екологично състояние от всички водни тела до 2015 г., както и за това да няма допълнително влошаване на настоящ<text:span text:style-name="T118">о</text:span>то екологично състояние.<text:bookmark-end text:name="__RefHeading__1827_970456079"/></text:p>
      <text:p text:style-name="P4"><text:bookmark-start text:name="__RefHeading__1829_970456079"/><text:span text:style-name="T33">Качеството на дадено водно тяло се определя на базата на състоянието на биологични, химични, физични и хидроморфологични елементи за качество. Оценката се базира на интеграцията на дефинирани критерии за качество за всеки елемент. Всеки критерий се класира в един от 5 класа за качество (много добро, добро, умерено, лошо или много лошо) и впоследствие цялостното състояние на системата се сравнява с референтни условия, отговарящи на неповлияни или минимално повлияни екосистеми </text:span><text:reference-mark-start text:name="ZOTERO_ITEM CSL_CITATION {&quot;citationID&quot;:&quot;2mb3cc607u&quot;,&quot;properties&quot;:{&quot;formattedCitation&quot;:&quot;(IMPRESS, 2003)&quot;,&quot;plainCitation&quot;:&quot;(IMPRESS, 2003)&quot;},&quot;citationItems&quot;:[{&quot;id&quot;:2355,&quot;uris&quot;:[&quot;http://zotero.org/users/976121/items/KXGDN4UV&quot;],&quot;uri&quot;:[&quot;http://zotero.org/users/976121/items/KXGDN4UV&quot;],&quot;itemData&quot;:{&quot;id&quot;:2355,&quot;type&quot;:&quot;report&quot;,&quot;title&quot;:&quot;Common implementation strategy for the Water Framework Directive (2000/60/EC)&quot;,&quot;publisher&quot;:&quot;EC&quot;,&quot;publisher-place&quot;:&quot;Luxembourg&quot;,&quot;page&quot;:&quot;155&quot;,&quot;genre&quot;:&quot;Guidance Document&quot;,&quot;event-place&quot;:&quot;Luxembourg&quot;,&quot;number&quot;:&quot;3: Analysis of pressures and impacts&quot;,&quot;author&quot;:[{&quot;family&quot;:&quot;IMPRESS&quot;,&quot;given&quot;:&quot;&quot;}],&quot;issued&quot;:{&quot;date-parts&quot;:[[&quot;2003&quot;]]}}}],&quot;schema&quot;:&quot;https://github.com/citation-style-language/schema/raw/master/csl-citation.json&quot;} RNDcirZ4oAmCU"/><text:span text:style-name="T33">(IMPRESS, 2003)</text:span><text:reference-mark-end text:name="ZOTERO_ITEM CSL_CITATION {&quot;citationID&quot;:&quot;2mb3cc607u&quot;,&quot;properties&quot;:{&quot;formattedCitation&quot;:&quot;(IMPRESS, 2003)&quot;,&quot;plainCitation&quot;:&quot;(IMPRESS, 2003)&quot;},&quot;citationItems&quot;:[{&quot;id&quot;:2355,&quot;uris&quot;:[&quot;http://zotero.org/users/976121/items/KXGDN4UV&quot;],&quot;uri&quot;:[&quot;http://zotero.org/users/976121/items/KXGDN4UV&quot;],&quot;itemData&quot;:{&quot;id&quot;:2355,&quot;type&quot;:&quot;report&quot;,&quot;title&quot;:&quot;Common implementation strategy for the Water Framework Directive (2000/60/EC)&quot;,&quot;publisher&quot;:&quot;EC&quot;,&quot;publisher-place&quot;:&quot;Luxembourg&quot;,&quot;page&quot;:&quot;155&quot;,&quot;genre&quot;:&quot;Guidance Document&quot;,&quot;event-place&quot;:&quot;Luxembourg&quot;,&quot;number&quot;:&quot;3: Analysis of pressures and impacts&quot;,&quot;author&quot;:[{&quot;family&quot;:&quot;IMPRESS&quot;,&quot;given&quot;:&quot;&quot;}],&quot;issued&quot;:{&quot;date-parts&quot;:[[&quot;2003&quot;]]}}}],&quot;schema&quot;:&quot;https://github.com/citation-style-language/schema/raw/master/csl-citation.json&quot;} RNDcirZ4oAmCU"/><text:span text:style-name="T33">.</text:span><text:bookmark-end text:name="__RefHeading__1829_970456079"/></text:p>
      <text:p text:style-name="P4"><text:bookmark-start text:name="__RefHeading__1831_970456079"/><text:span text:style-name="T42">Концепцията за „референтни условия“ се въвежда за пръв път с РДВ в европейското законодателство. Целта й е да </text:span><text:span text:style-name="T43">установи</text:span><text:span text:style-name="T42"> общ стандарт за качеството на естествените водни тела </text:span><text:span text:style-name="T43">(до този момент </text:span><text:span text:style-name="T42">европейската политика за качеството на водите е насочена </text:span><text:span text:style-name="T43">предимно </text:span><text:span text:style-name="T42">към регулирането на специфични замърсители</text:span><text:span text:style-name="T43">) </text:span><text:span text:style-name="T49">и по този начин</text:span><text:span text:style-name="T48"> </text:span><text:span text:style-name="T49">да улесни сравнението на качеството между държавите членки на ЕС</text:span><text:span text:style-name="T42">. </text:span><text:span text:style-name="T44">Въведена е система за класификация на водните тела, за да се отчетат естествените вариации в биоразнообразието, дължащи се на регионални хидрологични, климатични, физични и биологични характеристики. „</text:span><text:span text:style-name="T45">Добро състояние</text:span><text:span text:style-name="T44">“ </text:span><text:span text:style-name="T45">обозначава минимално отклонение от референтите условия, което не води до значителни промени в биологичните съобщества. Всяко по-голямо отклонение се интерпретира като нарушаване на ключовите фактори, от които зависи местното биоразнообразие. </text:span><text:span text:style-name="T46">Този подход </text:span><text:span text:style-name="T47">допуска възможността за възстановяване на биологичните съобщества до добро състояние, ако се прекрати негативното въздействие </text:span><text:reference-mark-start text:name="ZOTERO_ITEM CSL_CITATION {&quot;citationID&quot;:&quot;1fngd40q5r&quot;,&quot;properties&quot;:{&quot;formattedCitation&quot;:&quot;(Bouleau and Pont, 2015)&quot;,&quot;plainCitation&quot;:&quot;(Bouleau and Pont, 2015)&quot;},&quot;citationItems&quot;:[{&quot;id&quot;:1988,&quot;uris&quot;:[&quot;http://zotero.org/users/976121/items/APCT4PIZ&quot;],&quot;uri&quot;:[&quot;http://zotero.org/users/976121/items/APCT4PIZ&quot;],&quot;itemData&quot;:{&quot;id&quot;:1988,&quot;type&quot;:&quot;article-journal&quot;,&quot;title&quot;:&quot;Did you say reference conditions? Ecological and socio-economic perspectives on the European Water Framework Directive&quot;,&quot;container-title&quot;:&quot;Environmental Science &amp; Policy&quot;,&quot;page&quot;:&quot;32-41&quot;,&quot;volume&quot;:&quot;47&quot;,&quot;source&quot;:&quot;ScienceDirect&quot;,&quot;abstract&quot;:&quot;Reference conditions are a key concept in the European Water Framework Directive (WFD). The WFD stipulates that the ecological status of a given water body shall be assessed by quantifying the deviation from a set of reference conditions that represent the stable state of an ecosystem in the absence of significant human disturbance. This concept is subject to criticism from several authors, particularly because underlying ecological concepts are weak and the distinction between natural variability and the effects of anthropogenic activities on ecosystem function will become increasingly artificial. In this paper, a sociologist and an aquatic ecologist examine the origin, successes and limits of the reference conditions concept and raise important questions about applying this concept in practice. We argue that this concept fitted specific needs from different institutions and stakeholders which promoted the WFD. Monitoring practices using this concept require some adaptations. Setting goals for restoration based on reference conditions is more problematic. A more adaptive management approach would be wiser.&quot;,&quot;DOI&quot;:&quot;10.1016/j.envsci.2014.10.012&quot;,&quot;ISSN&quot;:&quot;1462-9011&quot;,&quot;shortTitle&quot;:&quot;Did you say reference conditions?&quot;,&quot;journalAbbreviation&quot;:&quot;Environmental Science &amp; Policy&quot;,&quot;author&quot;:[{&quot;family&quot;:&quot;Bouleau&quot;,&quot;given&quot;:&quot;Gabrielle&quot;},{&quot;family&quot;:&quot;Pont&quot;,&quot;given&quot;:&quot;Didier&quot;}],&quot;issued&quot;:{&quot;date-parts&quot;:[[&quot;2015&quot;]]}}}],&quot;schema&quot;:&quot;https://github.com/citation-style-language/schema/raw/master/csl-citation.json&quot;} RNDWnKinK7bdz"/>(Bouleau and Pont, 2015)<text:reference-mark-end text:name="ZOTERO_ITEM CSL_CITATION {&quot;citationID&quot;:&quot;1fngd40q5r&quot;,&quot;properties&quot;:{&quot;formattedCitation&quot;:&quot;(Bouleau and Pont, 2015)&quot;,&quot;plainCitation&quot;:&quot;(Bouleau and Pont, 2015)&quot;},&quot;citationItems&quot;:[{&quot;id&quot;:1988,&quot;uris&quot;:[&quot;http://zotero.org/users/976121/items/APCT4PIZ&quot;],&quot;uri&quot;:[&quot;http://zotero.org/users/976121/items/APCT4PIZ&quot;],&quot;itemData&quot;:{&quot;id&quot;:1988,&quot;type&quot;:&quot;article-journal&quot;,&quot;title&quot;:&quot;Did you say reference conditions? Ecological and socio-economic perspectives on the European Water Framework Directive&quot;,&quot;container-title&quot;:&quot;Environmental Science &amp; Policy&quot;,&quot;page&quot;:&quot;32-41&quot;,&quot;volume&quot;:&quot;47&quot;,&quot;source&quot;:&quot;ScienceDirect&quot;,&quot;abstract&quot;:&quot;Reference conditions are a key concept in the European Water Framework Directive (WFD). The WFD stipulates that the ecological status of a given water body shall be assessed by quantifying the deviation from a set of reference conditions that represent the stable state of an ecosystem in the absence of significant human disturbance. This concept is subject to criticism from several authors, particularly because underlying ecological concepts are weak and the distinction between natural variability and the effects of anthropogenic activities on ecosystem function will become increasingly artificial. In this paper, a sociologist and an aquatic ecologist examine the origin, successes and limits of the reference conditions concept and raise important questions about applying this concept in practice. We argue that this concept fitted specific needs from different institutions and stakeholders which promoted the WFD. Monitoring practices using this concept require some adaptations. Setting goals for restoration based on reference conditions is more problematic. A more adaptive management approach would be wiser.&quot;,&quot;DOI&quot;:&quot;10.1016/j.envsci.2014.10.012&quot;,&quot;ISSN&quot;:&quot;1462-9011&quot;,&quot;shortTitle&quot;:&quot;Did you say reference conditions?&quot;,&quot;journalAbbreviation&quot;:&quot;Environmental Science &amp; Policy&quot;,&quot;author&quot;:[{&quot;family&quot;:&quot;Bouleau&quot;,&quot;given&quot;:&quot;Gabrielle&quot;},{&quot;family&quot;:&quot;Pont&quot;,&quot;given&quot;:&quot;Didier&quot;}],&quot;issued&quot;:{&quot;date-parts&quot;:[[&quot;2015&quot;]]}}}],&quot;schema&quot;:&quot;https://github.com/citation-style-language/schema/raw/master/csl-citation.json&quot;} RNDWnKinK7bdz"/><text:span text:style-name="T136">.</text:span><text:bookmark-end text:name="__RefHeading__1831_970456079"/></text:p>
      <text:p text:style-name="P4"><text:bookmark-start text:name="__RefHeading__1833_970456079"/><text:span text:style-name="T136">Една от най-големите трудности, срещнати при прилагането на РДВ, е определянето на референтните условия за всеки тип водно тяло, тъй като на практика вече съществуват много малко неповлияни екосистеми. Предложените алтернативни подходи включват използването на исторически данни от периоди на минимално човешко въздействие, моделиране или експертно мнение </text:span><text:reference-mark-start text:name="ZOTERO_ITEM CSL_CITATION {&quot;citationID&quot;:&quot;Ki8Z2MKd&quot;,&quot;properties&quot;:{&quot;unsorted&quot;:true,&quot;formattedCitation&quot;:&quot;(Hill et al., 2012; Basset et al., 2013; Borja et al., 2014)&quot;,&quot;plainCitation&quot;:&quot;(Hill et al., 2012; Basset et al., 2013; Borja et al., 2014)&quot;},&quot;citationItems&quot;:[{&quot;id&quot;:1678,&quot;uris&quot;:[&quot;http://zotero.org/users/976121/items/XFKQUBDX&quot;],&quot;uri&quot;:[&quot;http://zotero.org/users/976121/items/XFKQUBDX&quot;],&quot;itemData&quot;:{&quot;id&quot;:1678,&quot;type&quot;:&quot;report&quot;,&quot;title&quot;:&quot;Reviewing and recommending methods for determining reference conditions for marine benthic habitats in the north-east Atlantic region&quot;,&quot;publisher&quot;:&quot;Marine Ecological Surveys Ltd&quot;,&quot;publisher-place&quot;:&quot;Peterborough&quot;,&quot;page&quot;:&quot;111&quot;,&quot;genre&quot;:&quot;JNCC Report&quot;,&quot;event-place&quot;:&quot;Peterborough&quot;,&quot;number&quot;:&quot;464&quot;,&quot;author&quot;:[{&quot;family&quot;:&quot;Hill&quot;,&quot;given&quot;:&quot;J. M.&quot;},{&quot;family&quot;:&quot;Earnshaw&quot;,&quot;given&quot;:&quot;S.&quot;},{&quot;family&quot;:&quot;Burke&quot;,&quot;given&quot;:&quot;C.&quot;},{&quot;family&quot;:&quot;Gallyot&quot;,&quot;given&quot;:&quot;J.&quot;}],&quot;issued&quot;:{&quot;date-parts&quot;:[[&quot;2012&quot;]]}}},{&quot;id&quot;:2213,&quot;uris&quot;:[&quot;http://zotero.org/users/976121/items/Z5JIXVAU&quot;],&quot;uri&quot;:[&quot;http://zotero.org/users/976121/items/Z5JIXVAU&quot;],&quot;itemData&quot;:{&quot;id&quot;:2213,&quot;type&quot;:&quot;article-journal&quot;,&quot;title&quot;:&quot;Natural variability and reference conditions: setting type-specific classification boundaries for lagoon macroinvertebrates in the Mediterranean and Black Seas&quot;,&quot;container-title&quot;:&quot;Hydrobiologia&quot;,&quot;page&quot;:&quot;325-345&quot;,&quot;volume&quot;:&quot;704&quot;,&quot;issue&quot;:&quot;1&quot;,&quot;source&quot;:&quot;link.springer.com&quot;,&quot;abstract&quot;:&quot;The ecological status classification of aquatic ecosystems using biological indices requires a number of steps, including the description and standardisation of the indices’ natural variability. Here, we address this point with reference to selected Mediterranean and Black Sea lagoons, using benthic macroinvertebrates in order to: (i) explore the drivers and extent of the indices’ natural variability; (ii) evaluate lagoon type-specific reference conditions and related classification boundaries; (iii) test the classification strength of the derived boundaries; and, (iv) propose recommendations for optimising ecological status classification. The considered indices showed large variation between and within the reference lagoons on both spatial and temporal scales. Among the tested descriptors of the proposed lagoon typologies, surface area, confinement and water salinity were found to be significant sources of index variability. Type-specific reference conditions and classification boundaries were then defined, improving the accuracy of ecological status assessment. At the lagoon level, classification strength increased up to 100 % in reference (least disturbed) lagoons and up to 83 % in an independent validation set of highly disturbed sites. Nevertheless, a certain degree of uncertainty was still found to affect classification at the study site level. Recommendations concerning the application of the various approaches to type-specific reference conditions and classification boundaries are given.&quot;,&quot;DOI&quot;:&quot;10.1007/s10750-012-1273-z&quot;,&quot;ISSN&quot;:&quot;0018-8158, 1573-5117&quot;,&quot;shortTitle&quot;:&quot;Natural variability and reference conditions&quot;,&quot;journalAbbreviation&quot;:&quot;Hydrobiologia&quot;,&quot;language&quot;:&quot;en&quot;,&quot;author&quot;:[{&quot;family&quot;:&quot;Basset&quot;,&quot;given&quot;:&quot;Alberto&quot;},{&quot;family&quot;:&quot;Barbone&quot;,&quot;given&quot;:&quot;Enrico&quot;},{&quot;family&quot;:&quot;Borja&quot;,&quot;given&quot;:&quot;Angel&quot;},{&quot;family&quot;:&quot;Elliott&quot;,&quot;given&quot;:&quot;Michael&quot;},{&quot;family&quot;:&quot;Jona-Lasinio&quot;,&quot;given&quot;:&quot;Giovanna&quot;},{&quot;family&quot;:&quot;Marques&quot;,&quot;given&quot;:&quot;João Carlos&quot;},{&quot;family&quot;:&quot;Mazik&quot;,&quot;given&quot;:&quot;Krysia&quot;},{&quot;family&quot;:&quot;Muxika&quot;,&quot;given&quot;:&quot;Iñigo&quot;},{&quot;family&quot;:&quot;Neto&quot;,&quot;given&quot;:&quot;João Magalhães&quot;},{&quot;family&quot;:&quot;Reizopoulou&quot;,&quot;given&quot;:&quot;Sofia&quot;},{&quot;family&quot;:&quot;Rosati&quot;,&quot;given&quot;:&quot;Ilaria&quot;},{&quot;family&quot;:&quot;Teixeira&quot;,&quot;given&quot;:&quot;Heliana&quot;}],&quot;issued&quot;:{&quot;date-parts&quot;:[[&quot;2013&quot;]]}}},{&quot;id&quot;:2050,&quot;uris&quot;:[&quot;http://zotero.org/users/976121/items/GFQ3MENR&quot;],&quot;uri&quot;:[&quot;http://zotero.org/users/976121/items/GFQ3MENR&quot;],&quot;itemData&quot;:{&quot;id&quot;:2050,&quot;type&quot;:&quot;article-journal&quot;,&quot;title&quot;:&quot;Is there a significant relationship between the benthic status of an area, determined by two broadly-used indices, and best professional judgment?&quot;,&quot;container-title&quot;:&quot;Ecological Indicators&quot;,&quot;page&quot;:&quot;308-312&quot;,&quot;volume&quot;:&quot;45&quot;,&quot;source&quot;:&quot;ScienceDirect&quot;,&quot;abstract&quot;:&quot;Two benthic indices to assess the quality status (the AZTI's Marine Biotic Index (AMBI) and multivariate-AMBI (M-AMBI)) are being used extensively in different habitats worldwide. We try to interpret what is behind these indices making them suitable for different habitats. To demonstrate that, we used best professional judgment (BPJ), applying it to a dataset from southern Chile, to determine the criteria proposed by 12 experts in assessing the status. The experts were provided with raw species abundance data, from 12 stations within a gradient of disturbance, from unaffected to severely affected. There was a very good agreement among experts (kappa values 0.72–0.77), with highly significant (p &amp;lt; 0.001) correlation between BPJ and AMBI and M-AMBI classifications, and an agreement of 76.4% and 81.9%, respectively. When comparing BPJ in Chile with other results in Europe, USA and northern Africa, similar patterns can be identified: (i) the number of criteria identified for classification is very high (range 7–12); (ii) the experts use several criteria together in the BPJ assessment; and (iii) the rank of the most important criteria is indicator species, richness, and diversity/dominance. These criteria are included in indices such as AMBI and M-AMBI. Hence, although experts are classifying samples subjectively when applying BPJ, they are corroborated in their opinions when using such indices. This fact can explain why these indices are so widely used.&quot;,&quot;DOI&quot;:&quot;10.1016/j.ecolind.2014.04.015&quot;,&quot;ISSN&quot;:&quot;1470-160X&quot;,&quot;journalAbbreviation&quot;:&quot;Ecol. Indic.&quot;,&quot;author&quot;:[{&quot;family&quot;:&quot;Borja&quot;,&quot;given&quot;:&quot;Ángel&quot;},{&quot;family&quot;:&quot;Marín&quot;,&quot;given&quot;:&quot;Sandra&quot;},{&quot;family&quot;:&quot;Núñez&quot;,&quot;given&quot;:&quot;Rosa&quot;},{&quot;family&quot;:&quot;Muxika&quot;,&quot;given&quot;:&quot;Iñigo&quot;}],&quot;issued&quot;:{&quot;date-parts&quot;:[[&quot;2014&quot;]]}}}],&quot;schema&quot;:&quot;https://github.com/citation-style-language/schema/raw/master/csl-citation.json&quot;} RNDE3kqHOeaXq"/><text:span text:style-name="T136">(Hill et al., 2012; Basset et al., 2013; Borja et al., 2014)</text:span><text:reference-mark-end text:name="ZOTERO_ITEM CSL_CITATION {&quot;citationID&quot;:&quot;Ki8Z2MKd&quot;,&quot;properties&quot;:{&quot;unsorted&quot;:true,&quot;formattedCitation&quot;:&quot;(Hill et al., 2012; Basset et al., 2013; Borja et al., 2014)&quot;,&quot;plainCitation&quot;:&quot;(Hill et al., 2012; Basset et al., 2013; Borja et al., 2014)&quot;},&quot;citationItems&quot;:[{&quot;id&quot;:1678,&quot;uris&quot;:[&quot;http://zotero.org/users/976121/items/XFKQUBDX&quot;],&quot;uri&quot;:[&quot;http://zotero.org/users/976121/items/XFKQUBDX&quot;],&quot;itemData&quot;:{&quot;id&quot;:1678,&quot;type&quot;:&quot;report&quot;,&quot;title&quot;:&quot;Reviewing and recommending methods for determining reference conditions for marine benthic habitats in the north-east Atlantic region&quot;,&quot;publisher&quot;:&quot;Marine Ecological Surveys Ltd&quot;,&quot;publisher-place&quot;:&quot;Peterborough&quot;,&quot;page&quot;:&quot;111&quot;,&quot;genre&quot;:&quot;JNCC Report&quot;,&quot;event-place&quot;:&quot;Peterborough&quot;,&quot;number&quot;:&quot;464&quot;,&quot;author&quot;:[{&quot;family&quot;:&quot;Hill&quot;,&quot;given&quot;:&quot;J. M.&quot;},{&quot;family&quot;:&quot;Earnshaw&quot;,&quot;given&quot;:&quot;S.&quot;},{&quot;family&quot;:&quot;Burke&quot;,&quot;given&quot;:&quot;C.&quot;},{&quot;family&quot;:&quot;Gallyot&quot;,&quot;given&quot;:&quot;J.&quot;}],&quot;issued&quot;:{&quot;date-parts&quot;:[[&quot;2012&quot;]]}}},{&quot;id&quot;:2213,&quot;uris&quot;:[&quot;http://zotero.org/users/976121/items/Z5JIXVAU&quot;],&quot;uri&quot;:[&quot;http://zotero.org/users/976121/items/Z5JIXVAU&quot;],&quot;itemData&quot;:{&quot;id&quot;:2213,&quot;type&quot;:&quot;article-journal&quot;,&quot;title&quot;:&quot;Natural variability and reference conditions: setting type-specific classification boundaries for lagoon macroinvertebrates in the Mediterranean and Black Seas&quot;,&quot;container-title&quot;:&quot;Hydrobiologia&quot;,&quot;page&quot;:&quot;325-345&quot;,&quot;volume&quot;:&quot;704&quot;,&quot;issue&quot;:&quot;1&quot;,&quot;source&quot;:&quot;link.springer.com&quot;,&quot;abstract&quot;:&quot;The ecological status classification of aquatic ecosystems using biological indices requires a number of steps, including the description and standardisation of the indices’ natural variability. Here, we address this point with reference to selected Mediterranean and Black Sea lagoons, using benthic macroinvertebrates in order to: (i) explore the drivers and extent of the indices’ natural variability; (ii) evaluate lagoon type-specific reference conditions and related classification boundaries; (iii) test the classification strength of the derived boundaries; and, (iv) propose recommendations for optimising ecological status classification. The considered indices showed large variation between and within the reference lagoons on both spatial and temporal scales. Among the tested descriptors of the proposed lagoon typologies, surface area, confinement and water salinity were found to be significant sources of index variability. Type-specific reference conditions and classification boundaries were then defined, improving the accuracy of ecological status assessment. At the lagoon level, classification strength increased up to 100 % in reference (least disturbed) lagoons and up to 83 % in an independent validation set of highly disturbed sites. Nevertheless, a certain degree of uncertainty was still found to affect classification at the study site level. Recommendations concerning the application of the various approaches to type-specific reference conditions and classification boundaries are given.&quot;,&quot;DOI&quot;:&quot;10.1007/s10750-012-1273-z&quot;,&quot;ISSN&quot;:&quot;0018-8158, 1573-5117&quot;,&quot;shortTitle&quot;:&quot;Natural variability and reference conditions&quot;,&quot;journalAbbreviation&quot;:&quot;Hydrobiologia&quot;,&quot;language&quot;:&quot;en&quot;,&quot;author&quot;:[{&quot;family&quot;:&quot;Basset&quot;,&quot;given&quot;:&quot;Alberto&quot;},{&quot;family&quot;:&quot;Barbone&quot;,&quot;given&quot;:&quot;Enrico&quot;},{&quot;family&quot;:&quot;Borja&quot;,&quot;given&quot;:&quot;Angel&quot;},{&quot;family&quot;:&quot;Elliott&quot;,&quot;given&quot;:&quot;Michael&quot;},{&quot;family&quot;:&quot;Jona-Lasinio&quot;,&quot;given&quot;:&quot;Giovanna&quot;},{&quot;family&quot;:&quot;Marques&quot;,&quot;given&quot;:&quot;João Carlos&quot;},{&quot;family&quot;:&quot;Mazik&quot;,&quot;given&quot;:&quot;Krysia&quot;},{&quot;family&quot;:&quot;Muxika&quot;,&quot;given&quot;:&quot;Iñigo&quot;},{&quot;family&quot;:&quot;Neto&quot;,&quot;given&quot;:&quot;João Magalhães&quot;},{&quot;family&quot;:&quot;Reizopoulou&quot;,&quot;given&quot;:&quot;Sofia&quot;},{&quot;family&quot;:&quot;Rosati&quot;,&quot;given&quot;:&quot;Ilaria&quot;},{&quot;family&quot;:&quot;Teixeira&quot;,&quot;given&quot;:&quot;Heliana&quot;}],&quot;issued&quot;:{&quot;date-parts&quot;:[[&quot;2013&quot;]]}}},{&quot;id&quot;:2050,&quot;uris&quot;:[&quot;http://zotero.org/users/976121/items/GFQ3MENR&quot;],&quot;uri&quot;:[&quot;http://zotero.org/users/976121/items/GFQ3MENR&quot;],&quot;itemData&quot;:{&quot;id&quot;:2050,&quot;type&quot;:&quot;article-journal&quot;,&quot;title&quot;:&quot;Is there a significant relationship between the benthic status of an area, determined by two broadly-used indices, and best professional judgment?&quot;,&quot;container-title&quot;:&quot;Ecological Indicators&quot;,&quot;page&quot;:&quot;308-312&quot;,&quot;volume&quot;:&quot;45&quot;,&quot;source&quot;:&quot;ScienceDirect&quot;,&quot;abstract&quot;:&quot;Two benthic indices to assess the quality status (the AZTI's Marine Biotic Index (AMBI) and multivariate-AMBI (M-AMBI)) are being used extensively in different habitats worldwide. We try to interpret what is behind these indices making them suitable for different habitats. To demonstrate that, we used best professional judgment (BPJ), applying it to a dataset from southern Chile, to determine the criteria proposed by 12 experts in assessing the status. The experts were provided with raw species abundance data, from 12 stations within a gradient of disturbance, from unaffected to severely affected. There was a very good agreement among experts (kappa values 0.72–0.77), with highly significant (p &amp;lt; 0.001) correlation between BPJ and AMBI and M-AMBI classifications, and an agreement of 76.4% and 81.9%, respectively. When comparing BPJ in Chile with other results in Europe, USA and northern Africa, similar patterns can be identified: (i) the number of criteria identified for classification is very high (range 7–12); (ii) the experts use several criteria together in the BPJ assessment; and (iii) the rank of the most important criteria is indicator species, richness, and diversity/dominance. These criteria are included in indices such as AMBI and M-AMBI. Hence, although experts are classifying samples subjectively when applying BPJ, they are corroborated in their opinions when using such indices. This fact can explain why these indices are so widely used.&quot;,&quot;DOI&quot;:&quot;10.1016/j.ecolind.2014.04.015&quot;,&quot;ISSN&quot;:&quot;1470-160X&quot;,&quot;journalAbbreviation&quot;:&quot;Ecol. Indic.&quot;,&quot;author&quot;:[{&quot;family&quot;:&quot;Borja&quot;,&quot;given&quot;:&quot;Ángel&quot;},{&quot;family&quot;:&quot;Marín&quot;,&quot;given&quot;:&quot;Sandra&quot;},{&quot;family&quot;:&quot;Núñez&quot;,&quot;given&quot;:&quot;Rosa&quot;},{&quot;family&quot;:&quot;Muxika&quot;,&quot;given&quot;:&quot;Iñigo&quot;}],&quot;issued&quot;:{&quot;date-parts&quot;:[[&quot;2014&quot;]]}}}],&quot;schema&quot;:&quot;https://github.com/citation-style-language/schema/raw/master/csl-citation.json&quot;} RNDE3kqHOeaXq"/><text:span text:style-name="T136">.</text:span><text:bookmark-end text:name="__RefHeading__1833_970456079"/></text:p>
      <text:p text:style-name="P4"><text:bookmark-start text:name="__RefHeading__1835_970456079"/><text:span text:style-name="T33">Макробезгръбначните са един от биологичните елементи за качество на </text:span><text:span text:style-name="T60">РДВ</text:span><text:span text:style-name="T33">, като критериите за качество са </text:span><text:span text:style-name="T38">съставът</text:span><text:span text:style-name="T33">, разнообразието и числеността на фауната. За целите на </text:span><text:span text:style-name="T60">РДВ</text:span><text:span text:style-name="T33"> са разработени и интеркалибрирани много бентосни индекси </text:span><text:span text:style-name="T53">за оценка на тяхното състояние</text:span><text:span text:style-name="T33">, които съчетават параметри като численост, биомаса, разнообразие, класификации на видовете в групи по чувствителност/толерантност, многомерни индекси и </text:span><text:span text:style-name="T48">др</text:span><text:span text:style-name="T33">. </text:span><text:reference-mark-start text:name="ZOTERO_ITEM CSL_CITATION {&quot;citationID&quot;:&quot;aZb5B2oz&quot;,&quot;properties&quot;:{&quot;unsorted&quot;:true,&quot;formattedCitation&quot;:&quot;(Diaz et al., 2004; Borja et al., 2004; Birk et al., 2012)&quot;,&quot;plainCitation&quot;:&quot;(Diaz et al., 2004; Borja et al., 2004; Birk et al., 2012)&quot;},&quot;citationItems&quot;:[{&quot;id&quot;:668,&quot;uris&quot;:[&quot;http://zotero.org/users/976121/items/E4V5TPBB&quot;],&quot;uri&quot;:[&quot;http://zotero.org/users/976121/items/E4V5TPBB&quot;],&quot;itemData&quot;:{&quot;id&quot;:668,&quot;type&quot;:&quot;article-journal&quot;,&quot;title&quot;:&quot;A review of approaches for classifying benthic habitats and evaluating habitat quality&quot;,&quot;container-title&quot;:&quot;Journal of Environmental Management&quot;,&quot;page&quot;:&quot;165–181&quot;,&quot;volume&quot;:&quot;73&quot;,&quot;issue&quot;:&quot;3&quot;,&quot;ISSN&quot;:&quot;0301-4797&quot;,&quot;author&quot;:[{&quot;family&quot;:&quot;Diaz&quot;,&quot;given&quot;:&quot;R. J.&quot;},{&quot;family&quot;:&quot;Solan&quot;,&quot;given&quot;:&quot;M.&quot;},{&quot;family&quot;:&quot;Valente&quot;,&quot;given&quot;:&quot;R. M.&quot;}],&quot;issued&quot;:{&quot;date-parts&quot;:[[&quot;2004&quot;]]}}},{&quot;id&quot;:2290,&quot;uris&quot;:[&quot;http://zotero.org/users/976121/items/T9EARDNN&quot;],&quot;uri&quot;:[&quot;http://zotero.org/users/976121/items/T9EARDNN&quot;],&quot;itemData&quot;:{&quot;id&quot;:2290,&quot;type&quot;:&quot;article-journal&quot;,&quot;title&quot;:&quot;The biotic indices and the Water Framework Directive: the required consensus in the new benthic monitoring tools&quot;,&quot;container-title&quot;:&quot;Marine Pollution Bulletin&quot;,&quot;page&quot;:&quot;405-408&quot;,&quot;volume&quot;:&quot;48&quot;,&quot;issue&quot;:&quot;3-4&quot;,&quot;source&quot;:&quot;CrossRef&quot;,&quot;DOI&quot;:&quot;10.1016/j.marpolbul.2003.10.024&quot;,&quot;ISSN&quot;:&quot;0025326X&quot;,&quot;shortTitle&quot;:&quot;The biotic indices and the Water Framework Directive&quot;,&quot;journalAbbreviation&quot;:&quot;Mar. Pollut. Bull.&quot;,&quot;language&quot;:&quot;en&quot;,&quot;author&quot;:[{&quot;family&quot;:&quot;Borja&quot;,&quot;given&quot;:&quot;A.&quot;},{&quot;family&quot;:&quot;Franco&quot;,&quot;given&quot;:&quot;J.&quot;},{&quot;family&quot;:&quot;Muxika&quot;,&quot;given&quot;:&quot;I.&quot;}],&quot;issued&quot;:{&quot;date-parts&quot;:[[&quot;2004&quot;]]}}},{&quot;id&quot;:1939,&quot;uris&quot;:[&quot;http://zotero.org/users/976121/items/5MRZ842I&quot;],&quot;uri&quot;:[&quot;http://zotero.org/users/976121/items/5MRZ842I&quot;],&quot;itemData&quot;:{&quot;id&quot;:1939,&quot;type&quot;:&quot;article-journal&quot;,&quot;title&quot;:&quot;Three hundred ways to assess Europe's surface waters: An almost complete overview of biological methods to implement the Water Framework Directive&quot;,&quot;container-title&quot;:&quot;Ecological Indicators&quot;,&quot;page&quot;:&quot;31-41&quot;,&quot;volume&quot;:&quot;18&quot;,&quot;source&quot;:&quot;ScienceDirect&quot;,&quot;abstract&quot;:&quot;According to the Water Framework Directive (WFD), the status of European surface waters is assessed using aquatic organism groups. Here we present an overview of 297 assessment methods, based on a questionnaire survey addressing authorities in all countries implementing the WFD. Twenty-eight countries reported on methods applied to rivers (30%), coastal waters (26%), lakes (25%) and transitional waters (19%). More than half of the methods are based on macroscopic plants (28%) or benthic invertebrates (26%); in addition, phytoplankton (21%), fish (15%) and phytobenthos (10%) were assessed. Countries of Central and Western Europe had developed almost all methods required for the WFD implementation. Two main sampling strategies were discernable: small-scale sampling of the taxonomically diverse groups of benthic invertebrates and phytobenthos that demand elaborate processing, versus large-scale sampling of vast, species-poor plant stands or the mobile fish fauna. About three-quarters of methods identified organisms to species-level while in particular phytoplankton-based methods used class- or phylum-level, or included no taxonomic information. Out of nine metric types distinguished, river methods used more sensitivity and trait metrics while for other water categories abundance metrics prevailed. Fish-based methods showed the highest number of metrics. Fifty-six percent of methods focussed on the detection of eutrophication and organic pollution, with shares decreasing from autotrophic to heterotrophic organism groups: phytoplankton &amp;gt; phytobenthos &amp;gt; macroscopic plants &amp;gt; benthic invertebrates &amp;gt; fish fauna. The order was almost reverse for hydrological or morphological deterioration: fish fauna and macroscopic plants &amp;gt; benthic invertebrates &amp;gt; phytoplankton &amp;gt; phytobenthos. These pressures were mainly assessed by methods applied to rivers and transitional waters. The pressure-impact relationship of about one-third of methods was not tested empirically with methods for transitional waters being the least validated. The strength of relationships differed significantly between organism groups and water categories. The correlation coefficients generally covered a broad range (&amp;lt;0.4 to &amp;gt;0.8), but on average with the pattern: phytoplankton &amp;gt; macroscopic plants &amp;gt; benthic invertebrates &amp;gt; phytobenthos and fish fauna. In terms of water categories the following order resulted: coastal waters &amp;gt; lakes &amp;gt; transitional waters &amp;gt; rivers. Status boundaries were mostly defined using statistical approaches. We advocate better reflection of the necessary sampling effort and precision, full validations of pressure-impact relationships and an implementation of more ecological components into classification.&quot;,&quot;DOI&quot;:&quot;10.1016/j.ecolind.2011.10.009&quot;,&quot;ISSN&quot;:&quot;1470-160X&quot;,&quot;shortTitle&quot;:&quot;Three hundred ways to assess Europe's surface waters&quot;,&quot;journalAbbreviation&quot;:&quot;Ecological Indicators&quot;,&quot;author&quot;:[{&quot;family&quot;:&quot;Birk&quot;,&quot;given&quot;:&quot;Sebastian&quot;},{&quot;family&quot;:&quot;Bonne&quot;,&quot;given&quot;:&quot;Wendy&quot;},{&quot;family&quot;:&quot;Borja&quot;,&quot;given&quot;:&quot;Angel&quot;},{&quot;family&quot;:&quot;Brucet&quot;,&quot;given&quot;:&quot;Sandra&quot;},{&quot;family&quot;:&quot;Courrat&quot;,&quot;given&quot;:&quot;Anne&quot;},{&quot;family&quot;:&quot;Poikane&quot;,&quot;given&quot;:&quot;Sandra&quot;},{&quot;family&quot;:&quot;Solimini&quot;,&quot;given&quot;:&quot;Angelo&quot;},{&quot;family&quot;:&quot;Bund&quot;,&quot;given&quot;:&quot;Wouter&quot;,&quot;non-dropping-particle&quot;:&quot;van de&quot;},{&quot;family&quot;:&quot;Zampoukas&quot;,&quot;given&quot;:&quot;Nikolaos&quot;},{&quot;family&quot;:&quot;Hering&quot;,&quot;given&quot;:&quot;Daniel&quot;}],&quot;issued&quot;:{&quot;date-parts&quot;:[[&quot;2012&quot;]]}}}],&quot;schema&quot;:&quot;https://github.com/citation-style-language/schema/raw/master/csl-citation.json&quot;} RNDewNiQbREhF"/>(Diaz et al., 2004; Borja et al., 2004; Birk et al., 2012)<text:reference-mark-end text:name="ZOTERO_ITEM CSL_CITATION {&quot;citationID&quot;:&quot;aZb5B2oz&quot;,&quot;properties&quot;:{&quot;unsorted&quot;:true,&quot;formattedCitation&quot;:&quot;(Diaz et al., 2004; Borja et al., 2004; Birk et al., 2012)&quot;,&quot;plainCitation&quot;:&quot;(Diaz et al., 2004; Borja et al., 2004; Birk et al., 2012)&quot;},&quot;citationItems&quot;:[{&quot;id&quot;:668,&quot;uris&quot;:[&quot;http://zotero.org/users/976121/items/E4V5TPBB&quot;],&quot;uri&quot;:[&quot;http://zotero.org/users/976121/items/E4V5TPBB&quot;],&quot;itemData&quot;:{&quot;id&quot;:668,&quot;type&quot;:&quot;article-journal&quot;,&quot;title&quot;:&quot;A review of approaches for classifying benthic habitats and evaluating habitat quality&quot;,&quot;container-title&quot;:&quot;Journal of Environmental Management&quot;,&quot;page&quot;:&quot;165–181&quot;,&quot;volume&quot;:&quot;73&quot;,&quot;issue&quot;:&quot;3&quot;,&quot;ISSN&quot;:&quot;0301-4797&quot;,&quot;author&quot;:[{&quot;family&quot;:&quot;Diaz&quot;,&quot;given&quot;:&quot;R. J.&quot;},{&quot;family&quot;:&quot;Solan&quot;,&quot;given&quot;:&quot;M.&quot;},{&quot;family&quot;:&quot;Valente&quot;,&quot;given&quot;:&quot;R. M.&quot;}],&quot;issued&quot;:{&quot;date-parts&quot;:[[&quot;2004&quot;]]}}},{&quot;id&quot;:2290,&quot;uris&quot;:[&quot;http://zotero.org/users/976121/items/T9EARDNN&quot;],&quot;uri&quot;:[&quot;http://zotero.org/users/976121/items/T9EARDNN&quot;],&quot;itemData&quot;:{&quot;id&quot;:2290,&quot;type&quot;:&quot;article-journal&quot;,&quot;title&quot;:&quot;The biotic indices and the Water Framework Directive: the required consensus in the new benthic monitoring tools&quot;,&quot;container-title&quot;:&quot;Marine Pollution Bulletin&quot;,&quot;page&quot;:&quot;405-408&quot;,&quot;volume&quot;:&quot;48&quot;,&quot;issue&quot;:&quot;3-4&quot;,&quot;source&quot;:&quot;CrossRef&quot;,&quot;DOI&quot;:&quot;10.1016/j.marpolbul.2003.10.024&quot;,&quot;ISSN&quot;:&quot;0025326X&quot;,&quot;shortTitle&quot;:&quot;The biotic indices and the Water Framework Directive&quot;,&quot;journalAbbreviation&quot;:&quot;Mar. Pollut. Bull.&quot;,&quot;language&quot;:&quot;en&quot;,&quot;author&quot;:[{&quot;family&quot;:&quot;Borja&quot;,&quot;given&quot;:&quot;A.&quot;},{&quot;family&quot;:&quot;Franco&quot;,&quot;given&quot;:&quot;J.&quot;},{&quot;family&quot;:&quot;Muxika&quot;,&quot;given&quot;:&quot;I.&quot;}],&quot;issued&quot;:{&quot;date-parts&quot;:[[&quot;2004&quot;]]}}},{&quot;id&quot;:1939,&quot;uris&quot;:[&quot;http://zotero.org/users/976121/items/5MRZ842I&quot;],&quot;uri&quot;:[&quot;http://zotero.org/users/976121/items/5MRZ842I&quot;],&quot;itemData&quot;:{&quot;id&quot;:1939,&quot;type&quot;:&quot;article-journal&quot;,&quot;title&quot;:&quot;Three hundred ways to assess Europe's surface waters: An almost complete overview of biological methods to implement the Water Framework Directive&quot;,&quot;container-title&quot;:&quot;Ecological Indicators&quot;,&quot;page&quot;:&quot;31-41&quot;,&quot;volume&quot;:&quot;18&quot;,&quot;source&quot;:&quot;ScienceDirect&quot;,&quot;abstract&quot;:&quot;According to the Water Framework Directive (WFD), the status of European surface waters is assessed using aquatic organism groups. Here we present an overview of 297 assessment methods, based on a questionnaire survey addressing authorities in all countries implementing the WFD. Twenty-eight countries reported on methods applied to rivers (30%), coastal waters (26%), lakes (25%) and transitional waters (19%). More than half of the methods are based on macroscopic plants (28%) or benthic invertebrates (26%); in addition, phytoplankton (21%), fish (15%) and phytobenthos (10%) were assessed. Countries of Central and Western Europe had developed almost all methods required for the WFD implementation. Two main sampling strategies were discernable: small-scale sampling of the taxonomically diverse groups of benthic invertebrates and phytobenthos that demand elaborate processing, versus large-scale sampling of vast, species-poor plant stands or the mobile fish fauna. About three-quarters of methods identified organisms to species-level while in particular phytoplankton-based methods used class- or phylum-level, or included no taxonomic information. Out of nine metric types distinguished, river methods used more sensitivity and trait metrics while for other water categories abundance metrics prevailed. Fish-based methods showed the highest number of metrics. Fifty-six percent of methods focussed on the detection of eutrophication and organic pollution, with shares decreasing from autotrophic to heterotrophic organism groups: phytoplankton &amp;gt; phytobenthos &amp;gt; macroscopic plants &amp;gt; benthic invertebrates &amp;gt; fish fauna. The order was almost reverse for hydrological or morphological deterioration: fish fauna and macroscopic plants &amp;gt; benthic invertebrates &amp;gt; phytoplankton &amp;gt; phytobenthos. These pressures were mainly assessed by methods applied to rivers and transitional waters. The pressure-impact relationship of about one-third of methods was not tested empirically with methods for transitional waters being the least validated. The strength of relationships differed significantly between organism groups and water categories. The correlation coefficients generally covered a broad range (&amp;lt;0.4 to &amp;gt;0.8), but on average with the pattern: phytoplankton &amp;gt; macroscopic plants &amp;gt; benthic invertebrates &amp;gt; phytobenthos and fish fauna. In terms of water categories the following order resulted: coastal waters &amp;gt; lakes &amp;gt; transitional waters &amp;gt; rivers. Status boundaries were mostly defined using statistical approaches. We advocate better reflection of the necessary sampling effort and precision, full validations of pressure-impact relationships and an implementation of more ecological components into classification.&quot;,&quot;DOI&quot;:&quot;10.1016/j.ecolind.2011.10.009&quot;,&quot;ISSN&quot;:&quot;1470-160X&quot;,&quot;shortTitle&quot;:&quot;Three hundred ways to assess Europe's surface waters&quot;,&quot;journalAbbreviation&quot;:&quot;Ecological Indicators&quot;,&quot;author&quot;:[{&quot;family&quot;:&quot;Birk&quot;,&quot;given&quot;:&quot;Sebastian&quot;},{&quot;family&quot;:&quot;Bonne&quot;,&quot;given&quot;:&quot;Wendy&quot;},{&quot;family&quot;:&quot;Borja&quot;,&quot;given&quot;:&quot;Angel&quot;},{&quot;family&quot;:&quot;Brucet&quot;,&quot;given&quot;:&quot;Sandra&quot;},{&quot;family&quot;:&quot;Courrat&quot;,&quot;given&quot;:&quot;Anne&quot;},{&quot;family&quot;:&quot;Poikane&quot;,&quot;given&quot;:&quot;Sandra&quot;},{&quot;family&quot;:&quot;Solimini&quot;,&quot;given&quot;:&quot;Angelo&quot;},{&quot;family&quot;:&quot;Bund&quot;,&quot;given&quot;:&quot;Wouter&quot;,&quot;non-dropping-particle&quot;:&quot;van de&quot;},{&quot;family&quot;:&quot;Zampoukas&quot;,&quot;given&quot;:&quot;Nikolaos&quot;},{&quot;family&quot;:&quot;Hering&quot;,&quot;given&quot;:&quot;Daniel&quot;}],&quot;issued&quot;:{&quot;date-parts&quot;:[[&quot;2012&quot;]]}}}],&quot;schema&quot;:&quot;https://github.com/citation-style-language/schema/raw/master/csl-citation.json&quot;} RNDewNiQbREhF"/>. <text:span text:style-name="T165">Тези индекси са разгледани по-подробно в т. </text:span><text:span text:style-name="T165"><text:bookmark-ref text:reference-format="number" text:ref-name="__RefHeading__8928_970456079">1.1.2</text:bookmark-ref></text:span><text:span text:style-name="T165">.</text:span><text:bookmark-end text:name="__RefHeading__1835_970456079"/></text:p>
      <text:p text:style-name="P4"><text:bookmark-start text:name="__RefHeading__1837_970456079"/><text:span text:style-name="T51">РДВ се основава на концепцията за стабилни екосистеми, които се развиват и реагират на въздействие по предвидим начин: </text:span><text:span text:style-name="T50">преминават през серия от фази на развитие до достигането на екологичен климакс, който съществува, докато не настъпи значима промяна в условията на средата </text:span><text:reference-mark-start text:name="ZOTERO_ITEM CSL_CITATION {&quot;citationID&quot;:&quot;CKvDGN7l&quot;,&quot;properties&quot;:{&quot;formattedCitation&quot;:&quot;(Odum, 1953)&quot;,&quot;plainCitation&quot;:&quot;(Odum, 1953)&quot;},&quot;citationItems&quot;:[{&quot;id&quot;:2687,&quot;uris&quot;:[&quot;http://zotero.org/users/976121/items/E5G9T74A&quot;],&quot;uri&quot;:[&quot;http://zotero.org/users/976121/items/E5G9T74A&quot;],&quot;itemData&quot;:{&quot;id&quot;:2687,&quot;type&quot;:&quot;book&quot;,&quot;title&quot;:&quot;Fundamentals of ecology&quot;,&quot;publisher&quot;:&quot;W. B. Saunders Co.&quot;,&quot;publisher-place&quot;:&quot;Philadelphia, USA&quot;,&quot;number-of-pages&quot;:&quot;384&quot;,&quot;event-place&quot;:&quot;Philadelphia, USA&quot;,&quot;language&quot;:&quot;en&quot;,&quot;author&quot;:[{&quot;family&quot;:&quot;Odum&quot;,&quot;given&quot;:&quot;Eugene P.&quot;}],&quot;issued&quot;:{&quot;date-parts&quot;:[[&quot;1953&quot;]]}}}],&quot;schema&quot;:&quot;https://github.com/citation-style-language/schema/raw/master/csl-citation.json&quot;} RNDNsQOrlyFz8"/><text:span text:style-name="T50">(Odum, 1953)</text:span><text:reference-mark-end text:name="ZOTERO_ITEM CSL_CITATION {&quot;citationID&quot;:&quot;CKvDGN7l&quot;,&quot;properties&quot;:{&quot;formattedCitation&quot;:&quot;(Odum, 1953)&quot;,&quot;plainCitation&quot;:&quot;(Odum, 1953)&quot;},&quot;citationItems&quot;:[{&quot;id&quot;:2687,&quot;uris&quot;:[&quot;http://zotero.org/users/976121/items/E5G9T74A&quot;],&quot;uri&quot;:[&quot;http://zotero.org/users/976121/items/E5G9T74A&quot;],&quot;itemData&quot;:{&quot;id&quot;:2687,&quot;type&quot;:&quot;book&quot;,&quot;title&quot;:&quot;Fundamentals of ecology&quot;,&quot;publisher&quot;:&quot;W. B. Saunders Co.&quot;,&quot;publisher-place&quot;:&quot;Philadelphia, USA&quot;,&quot;number-of-pages&quot;:&quot;384&quot;,&quot;event-place&quot;:&quot;Philadelphia, USA&quot;,&quot;language&quot;:&quot;en&quot;,&quot;author&quot;:[{&quot;family&quot;:&quot;Odum&quot;,&quot;given&quot;:&quot;Eugene P.&quot;}],&quot;issued&quot;:{&quot;date-parts&quot;:[[&quot;1953&quot;]]}}}],&quot;schema&quot;:&quot;https://github.com/citation-style-language/schema/raw/master/csl-citation.json&quot;} RNDNsQOrlyFz8"/><text:span text:style-name="T50">. </text:span><text:span text:style-name="T52">След пертурбация, екосистемите постепенно се възстановяват до „оптималното“ си състояние. Концепцията за рефернтни условия се базира на тази идея. Модерните </text:span><text:span text:style-name="T59">екологични</text:span><text:span text:style-name="T52"> изследвания обаче разглеждат екосистемите като нестабилни, отворени</text:span><text:span text:style-name="T56">, с висока пространствена хетерогенност</text:span><text:span text:style-name="T52"> и организирани на йерархичен принцип </text:span><text:reference-mark-start text:name="ZOTERO_ITEM CSL_CITATION {&quot;citationID&quot;:&quot;IBrv0R4i&quot;,&quot;properties&quot;:{&quot;unsorted&quot;:true,&quot;formattedCitation&quot;:&quot;{\\rtf (O\\uc0\\u8217{}Neill, 2001)}&quot;,&quot;plainCitation&quot;:&quot;(O’Neill, 2001)&quot;},&quot;citationItems&quot;:[{&quot;id&quot;:2692,&quot;uris&quot;:[&quot;http://zotero.org/users/976121/items/8FBQ9JZS&quot;],&quot;uri&quot;:[&quot;http://zotero.org/users/976121/items/8FBQ9JZS&quot;],&quot;itemData&quot;:{&quot;id&quot;:2692,&quot;type&quot;:&quot;article-journal&quot;,&quot;title&quot;:&quot;Is it time to bury the ecosystem concept? (with full military honors, of course!)&quot;,&quot;container-title&quot;:&quot;Ecology&quot;,&quot;page&quot;:&quot;3275-3284&quot;,&quot;volume&quot;:&quot;82&quot;,&quot;issue&quot;:&quot;12&quot;,&quot;source&quot;:&quot;esajournals.org (Atypon)&quot;,&quot;abstract&quot;:&quot;The ecosystem concept has become a standard paradigm for studying ecological systems. Underlying the ecosystem concept is a “machine analogy” derived from Systems Analysis. This analogy is difficult to reconcile with our current understanding of ecological systems as metastable adaptive systems that may operate far from equilibrium. This paper discusses some logical and scientific problems associated with the ecosystem concept, and suggests a number of modifications in the paradigm to address these problems.&quot;,&quot;DOI&quot;:&quot;10.1890/0012-9658(2001)082[3275:IITTBT]2.0.CO;2&quot;,&quot;ISSN&quot;:&quot;0012-9658&quot;,&quot;shortTitle&quot;:&quot;Is it time to bury the ecosystem concept?&quot;,&quot;journalAbbreviation&quot;:&quot;Ecology&quot;,&quot;author&quot;:[{&quot;family&quot;:&quot;O'Neill&quot;,&quot;given&quot;:&quot;Robert V.&quot;}],&quot;issued&quot;:{&quot;date-parts&quot;:[[&quot;2001&quot;]]}}}],&quot;schema&quot;:&quot;https://github.com/citation-style-language/schema/raw/master/csl-citation.json&quot;} RNDkRz6Lh2o9z"/><text:span text:style-name="T104">(O’Neill, 2001)</text:span><text:reference-mark-end text:name="ZOTERO_ITEM CSL_CITATION {&quot;citationID&quot;:&quot;IBrv0R4i&quot;,&quot;properties&quot;:{&quot;unsorted&quot;:true,&quot;formattedCitation&quot;:&quot;{\\rtf (O\\uc0\\u8217{}Neill, 2001)}&quot;,&quot;plainCitation&quot;:&quot;(O’Neill, 2001)&quot;},&quot;citationItems&quot;:[{&quot;id&quot;:2692,&quot;uris&quot;:[&quot;http://zotero.org/users/976121/items/8FBQ9JZS&quot;],&quot;uri&quot;:[&quot;http://zotero.org/users/976121/items/8FBQ9JZS&quot;],&quot;itemData&quot;:{&quot;id&quot;:2692,&quot;type&quot;:&quot;article-journal&quot;,&quot;title&quot;:&quot;Is it time to bury the ecosystem concept? (with full military honors, of course!)&quot;,&quot;container-title&quot;:&quot;Ecology&quot;,&quot;page&quot;:&quot;3275-3284&quot;,&quot;volume&quot;:&quot;82&quot;,&quot;issue&quot;:&quot;12&quot;,&quot;source&quot;:&quot;esajournals.org (Atypon)&quot;,&quot;abstract&quot;:&quot;The ecosystem concept has become a standard paradigm for studying ecological systems. Underlying the ecosystem concept is a “machine analogy” derived from Systems Analysis. This analogy is difficult to reconcile with our current understanding of ecological systems as metastable adaptive systems that may operate far from equilibrium. This paper discusses some logical and scientific problems associated with the ecosystem concept, and suggests a number of modifications in the paradigm to address these problems.&quot;,&quot;DOI&quot;:&quot;10.1890/0012-9658(2001)082[3275:IITTBT]2.0.CO;2&quot;,&quot;ISSN&quot;:&quot;0012-9658&quot;,&quot;shortTitle&quot;:&quot;Is it time to bury the ecosystem concept?&quot;,&quot;journalAbbreviation&quot;:&quot;Ecology&quot;,&quot;author&quot;:[{&quot;family&quot;:&quot;O'Neill&quot;,&quot;given&quot;:&quot;Robert V.&quot;}],&quot;issued&quot;:{&quot;date-parts&quot;:[[&quot;2001&quot;]]}}}],&quot;schema&quot;:&quot;https://github.com/citation-style-language/schema/raw/master/csl-citation.json&quot;} RNDkRz6Lh2o9z"/><text:span text:style-name="T74">. </text:span><text:span text:style-name="T76">В резултат на влиянията те се променят по сложен, нелинеен начин </text:span><text:span text:style-name="T84">и</text:span><text:span text:style-name="T75"> </text:span><text:span text:style-name="T84">най-</text:span><text:span text:style-name="T76">често не могат да се върнат към първоначалното си състояние, ако/когато предишните условия бъдат възстановени. </text:span><text:soft-page-break/><text:span text:style-name="T73">Стабилността на една екосистема и съответно размерът на пертурбацията, която може да я наруши, зависи от мащаба на изследване</text:span><text:span text:style-name="T86">. </text:span><text:span text:style-name="T76">Различни стабилни състояния (multiple stable states) </text:span><text:span text:style-name="T78">могат да характеризират една екосистема </text:span><text:reference-mark-start text:name="ZOTERO_ITEM CSL_CITATION {&quot;citationID&quot;:&quot;2enoqmk3qc&quot;,&quot;properties&quot;:{&quot;formattedCitation&quot;:&quot;(Scheffer et al., 2001)&quot;,&quot;plainCitation&quot;:&quot;(Scheffer et al., 2001)&quot;},&quot;citationItems&quot;:[{&quot;id&quot;:2703,&quot;uris&quot;:[&quot;http://zotero.org/users/976121/items/7MJ4XD67&quot;],&quot;uri&quot;:[&quot;http://zotero.org/users/976121/items/7MJ4XD67&quot;],&quot;itemData&quot;:{&quot;id&quot;:2703,&quot;type&quot;:&quot;article-journal&quot;,&quot;title&quot;:&quot;Catastrophic shifts in ecosystems&quot;,&quot;container-title&quot;:&quot;Nature&quot;,&quot;page&quot;:&quot;591-596&quot;,&quot;volume&quot;:&quot;413&quot;,&quot;issue&quot;:&quot;6856&quot;,&quot;source&quot;:&quot;www.nature.com&quot;,&quot;abstract&quot;:&quot;All ecosystems are exposed to gradual changes in climate, nutrient loading, habitat fragmentation or biotic exploitation. Nature is usually assumed to respond to gradual change in a smooth way. However, studies on lakes, coral reefs, oceans, forests and arid lands have shown that smooth change can be interrupted by sudden drastic switches to a contrasting state. Although diverse events can trigger such shifts, recent studies show that a loss of resilience usually paves the way for a switch to an alternative state. This suggests that strategies for sustainable management of such ecosystems should focus on maintaining resilience.&quot;,&quot;DOI&quot;:&quot;10.1038/35098000&quot;,&quot;ISSN&quot;:&quot;0028-0836&quot;,&quot;journalAbbreviation&quot;:&quot;Nature&quot;,&quot;language&quot;:&quot;en&quot;,&quot;author&quot;:[{&quot;family&quot;:&quot;Scheffer&quot;,&quot;given&quot;:&quot;Marten&quot;},{&quot;family&quot;:&quot;Carpenter&quot;,&quot;given&quot;:&quot;Steve&quot;},{&quot;family&quot;:&quot;Foley&quot;,&quot;given&quot;:&quot;Jonathan A.&quot;},{&quot;family&quot;:&quot;Folke&quot;,&quot;given&quot;:&quot;Carl&quot;},{&quot;family&quot;:&quot;Walker&quot;,&quot;given&quot;:&quot;Brian&quot;}],&quot;issued&quot;:{&quot;date-parts&quot;:[[&quot;2001&quot;]]}}}],&quot;schema&quot;:&quot;https://github.com/citation-style-language/schema/raw/master/csl-citation.json&quot;} RNDv1GNumfF4a"/>(Scheffer et al., 2001)<text:reference-mark-end text:name="ZOTERO_ITEM CSL_CITATION {&quot;citationID&quot;:&quot;2enoqmk3qc&quot;,&quot;properties&quot;:{&quot;formattedCitation&quot;:&quot;(Scheffer et al., 2001)&quot;,&quot;plainCitation&quot;:&quot;(Scheffer et al., 2001)&quot;},&quot;citationItems&quot;:[{&quot;id&quot;:2703,&quot;uris&quot;:[&quot;http://zotero.org/users/976121/items/7MJ4XD67&quot;],&quot;uri&quot;:[&quot;http://zotero.org/users/976121/items/7MJ4XD67&quot;],&quot;itemData&quot;:{&quot;id&quot;:2703,&quot;type&quot;:&quot;article-journal&quot;,&quot;title&quot;:&quot;Catastrophic shifts in ecosystems&quot;,&quot;container-title&quot;:&quot;Nature&quot;,&quot;page&quot;:&quot;591-596&quot;,&quot;volume&quot;:&quot;413&quot;,&quot;issue&quot;:&quot;6856&quot;,&quot;source&quot;:&quot;www.nature.com&quot;,&quot;abstract&quot;:&quot;All ecosystems are exposed to gradual changes in climate, nutrient loading, habitat fragmentation or biotic exploitation. Nature is usually assumed to respond to gradual change in a smooth way. However, studies on lakes, coral reefs, oceans, forests and arid lands have shown that smooth change can be interrupted by sudden drastic switches to a contrasting state. Although diverse events can trigger such shifts, recent studies show that a loss of resilience usually paves the way for a switch to an alternative state. This suggests that strategies for sustainable management of such ecosystems should focus on maintaining resilience.&quot;,&quot;DOI&quot;:&quot;10.1038/35098000&quot;,&quot;ISSN&quot;:&quot;0028-0836&quot;,&quot;journalAbbreviation&quot;:&quot;Nature&quot;,&quot;language&quot;:&quot;en&quot;,&quot;author&quot;:[{&quot;family&quot;:&quot;Scheffer&quot;,&quot;given&quot;:&quot;Marten&quot;},{&quot;family&quot;:&quot;Carpenter&quot;,&quot;given&quot;:&quot;Steve&quot;},{&quot;family&quot;:&quot;Foley&quot;,&quot;given&quot;:&quot;Jonathan A.&quot;},{&quot;family&quot;:&quot;Folke&quot;,&quot;given&quot;:&quot;Carl&quot;},{&quot;family&quot;:&quot;Walker&quot;,&quot;given&quot;:&quot;Brian&quot;}],&quot;issued&quot;:{&quot;date-parts&quot;:[[&quot;2001&quot;]]}}}],&quot;schema&quot;:&quot;https://github.com/citation-style-language/schema/raw/master/csl-citation.json&quot;} RNDv1GNumfF4a"/><text:span text:style-name="T77">.</text:span><text:span text:style-name="T74"> </text:span><text:span text:style-name="T79">Дефинираните според РДВ референтни условия </text:span><text:span text:style-name="T86">до известна степен </text:span><text:span text:style-name="T79">противоречат на динамичния характер на развитие на водните екосистеми. </text:span><text:span text:style-name="T80">Също така, повечето от </text:span><text:span text:style-name="T86">създадените</text:span><text:span text:style-name="T80"> за </text:span><text:span text:style-name="T86">целите на </text:span><text:span text:style-name="T80">РДВ биологични индекси се базират на </text:span><text:span text:style-name="T72">статична оценка на водните съобщества (моментни „снимки“ на състоянието) и не взимат предвид </text:span><text:span text:style-name="T71">идеята за континуум на структурата на съобществата в екологичните градиенти</text:span><text:span text:style-name="T81"> </text:span><text:reference-mark-start text:name="ZOTERO_ITEM CSL_CITATION {&quot;citationID&quot;:&quot;egncmla2i&quot;,&quot;properties&quot;:{&quot;formattedCitation&quot;:&quot;(Friberg et al., 2011)&quot;,&quot;plainCitation&quot;:&quot;(Friberg et al., 2011)&quot;},&quot;citationItems&quot;:[{&quot;id&quot;:2665,&quot;uris&quot;:[&quot;http://zotero.org/users/976121/items/HHUHN3F2&quot;],&quot;uri&quot;:[&quot;http://zotero.org/users/976121/items/HHUHN3F2&quot;],&quot;itemData&quot;:{&quot;id&quot;:2665,&quot;type&quot;:&quot;chapter&quot;,&quot;title&quot;:&quot;Biomonitoring of human impacts in freshwater ecosystems: The good, the bad and the ugly&quot;,&quot;container-title&quot;:&quot;Advances in Ecological Research&quot;,&quot;publisher&quot;:&quot;Elsevier&quot;,&quot;page&quot;:&quot;1-68&quot;,&quot;volume&quot;:&quot;44&quot;,&quot;source&quot;:&quot;CrossRef&quot;,&quot;abstract&quot;:&quot;It is critical that the impacts of environmental stressors on natural systems are detected, monitored and assessed accurately in order to legislate effectively and to protect and restore ecosystems. Biomonitoring underpins much of modern resource management, especially in fresh waters, and has received significant sums of money and research effort during its development. Despite this, the incorporation of science has not been effective and the management tools developed are sometimes inappropriate and poorly designed. Much biomonitoring has developed largely in isolation from general ecological theory, despite the fact that many of its fundamental principles ultimately stem from basic concepts, such as niche theory, the habitat template and the r–K continuum. Consequently, biomonitoring has not kept pace with scientific advances, which has compromised its ability to deal with emerging environmental stressors such as climate change and habitat degradation. A reconnection with its ecological roots and the incorporation of robust statistical frameworks are key to progress and meeting future challenges.\n\nThe vast amount of information already collected represents a potentially valuable, and largely untapped, resource that could be used more effectively in protecting ecosystems and in advancing general ecology. Biomonitoring programmes have often accumulated valuable long-term data series, which could be useful outside the scope of the original aims. However, it is timely to assess critically existing biomonitoring approaches to help ensure future programmes operate within a sound scientific framework and cost-effectively. Investing a small proportion of available budgets to review effectiveness would pay considerable dividends.\n\nIncreasing activity has been stimulated by new legislation that carries the threat of penalties for non-compliance with environmental targets, as is proposed, for example, in the EU's Water Framework Directive. If biomonitoring produces poor-quality data and has a weak scientific basis, it may lead either to unjustified burdens placed on the users of water resources, or to undetected environmental damage. We present some examples of good practice and suggest new ways to strengthen the scientific rigour that underpins biomonitoring programmes, as well as highlighting potentially rewarding new approaches and technologies that could complement existing methods.&quot;,&quot;URL&quot;:&quot;http://linkinghub.elsevier.com/retrieve/pii/B9780123747945000018&quot;,&quot;ISBN&quot;:&quot;978-0-12-374794-5&quot;,&quot;language&quot;:&quot;en&quot;,&quot;author&quot;:[{&quot;family&quot;:&quot;Friberg&quot;,&quot;given&quot;:&quot;Nikolai&quot;},{&quot;family&quot;:&quot;Bonada&quot;,&quot;given&quot;:&quot;Núria&quot;},{&quot;family&quot;:&quot;Bradley&quot;,&quot;given&quot;:&quot;David C.&quot;},{&quot;family&quot;:&quot;Dunbar&quot;,&quot;given&quot;:&quot;Michael J.&quot;},{&quot;family&quot;:&quot;Edwards&quot;,&quot;given&quot;:&quot;Francois K.&quot;},{&quot;family&quot;:&quot;Grey&quot;,&quot;given&quot;:&quot;Jonathan&quot;},{&quot;family&quot;:&quot;Hayes&quot;,&quot;given&quot;:&quot;Richard B.&quot;},{&quot;family&quot;:&quot;Hildrew&quot;,&quot;given&quot;:&quot;Alan G.&quot;},{&quot;family&quot;:&quot;Lamouroux&quot;,&quot;given&quot;:&quot;Nicolas&quot;},{&quot;family&quot;:&quot;Trimmer&quot;,&quot;given&quot;:&quot;Mark&quot;},{&quot;family&quot;:&quot;Woodward&quot;,&quot;given&quot;:&quot;Guy&quot;}],&quot;issued&quot;:{&quot;date-parts&quot;:[[&quot;2011&quot;]]},&quot;accessed&quot;:{&quot;date-parts&quot;:[[&quot;2015&quot;,12,17]]}}}],&quot;schema&quot;:&quot;https://github.com/citation-style-language/schema/raw/master/csl-citation.json&quot;} RNDPaeZ9lkNiD"/><text:span text:style-name="T81">(Friberg et al., 2011)</text:span><text:reference-mark-end text:name="ZOTERO_ITEM CSL_CITATION {&quot;citationID&quot;:&quot;egncmla2i&quot;,&quot;properties&quot;:{&quot;formattedCitation&quot;:&quot;(Friberg et al., 2011)&quot;,&quot;plainCitation&quot;:&quot;(Friberg et al., 2011)&quot;},&quot;citationItems&quot;:[{&quot;id&quot;:2665,&quot;uris&quot;:[&quot;http://zotero.org/users/976121/items/HHUHN3F2&quot;],&quot;uri&quot;:[&quot;http://zotero.org/users/976121/items/HHUHN3F2&quot;],&quot;itemData&quot;:{&quot;id&quot;:2665,&quot;type&quot;:&quot;chapter&quot;,&quot;title&quot;:&quot;Biomonitoring of human impacts in freshwater ecosystems: The good, the bad and the ugly&quot;,&quot;container-title&quot;:&quot;Advances in Ecological Research&quot;,&quot;publisher&quot;:&quot;Elsevier&quot;,&quot;page&quot;:&quot;1-68&quot;,&quot;volume&quot;:&quot;44&quot;,&quot;source&quot;:&quot;CrossRef&quot;,&quot;abstract&quot;:&quot;It is critical that the impacts of environmental stressors on natural systems are detected, monitored and assessed accurately in order to legislate effectively and to protect and restore ecosystems. Biomonitoring underpins much of modern resource management, especially in fresh waters, and has received significant sums of money and research effort during its development. Despite this, the incorporation of science has not been effective and the management tools developed are sometimes inappropriate and poorly designed. Much biomonitoring has developed largely in isolation from general ecological theory, despite the fact that many of its fundamental principles ultimately stem from basic concepts, such as niche theory, the habitat template and the r–K continuum. Consequently, biomonitoring has not kept pace with scientific advances, which has compromised its ability to deal with emerging environmental stressors such as climate change and habitat degradation. A reconnection with its ecological roots and the incorporation of robust statistical frameworks are key to progress and meeting future challenges.\n\nThe vast amount of information already collected represents a potentially valuable, and largely untapped, resource that could be used more effectively in protecting ecosystems and in advancing general ecology. Biomonitoring programmes have often accumulated valuable long-term data series, which could be useful outside the scope of the original aims. However, it is timely to assess critically existing biomonitoring approaches to help ensure future programmes operate within a sound scientific framework and cost-effectively. Investing a small proportion of available budgets to review effectiveness would pay considerable dividends.\n\nIncreasing activity has been stimulated by new legislation that carries the threat of penalties for non-compliance with environmental targets, as is proposed, for example, in the EU's Water Framework Directive. If biomonitoring produces poor-quality data and has a weak scientific basis, it may lead either to unjustified burdens placed on the users of water resources, or to undetected environmental damage. We present some examples of good practice and suggest new ways to strengthen the scientific rigour that underpins biomonitoring programmes, as well as highlighting potentially rewarding new approaches and technologies that could complement existing methods.&quot;,&quot;URL&quot;:&quot;http://linkinghub.elsevier.com/retrieve/pii/B9780123747945000018&quot;,&quot;ISBN&quot;:&quot;978-0-12-374794-5&quot;,&quot;language&quot;:&quot;en&quot;,&quot;author&quot;:[{&quot;family&quot;:&quot;Friberg&quot;,&quot;given&quot;:&quot;Nikolai&quot;},{&quot;family&quot;:&quot;Bonada&quot;,&quot;given&quot;:&quot;Núria&quot;},{&quot;family&quot;:&quot;Bradley&quot;,&quot;given&quot;:&quot;David C.&quot;},{&quot;family&quot;:&quot;Dunbar&quot;,&quot;given&quot;:&quot;Michael J.&quot;},{&quot;family&quot;:&quot;Edwards&quot;,&quot;given&quot;:&quot;Francois K.&quot;},{&quot;family&quot;:&quot;Grey&quot;,&quot;given&quot;:&quot;Jonathan&quot;},{&quot;family&quot;:&quot;Hayes&quot;,&quot;given&quot;:&quot;Richard B.&quot;},{&quot;family&quot;:&quot;Hildrew&quot;,&quot;given&quot;:&quot;Alan G.&quot;},{&quot;family&quot;:&quot;Lamouroux&quot;,&quot;given&quot;:&quot;Nicolas&quot;},{&quot;family&quot;:&quot;Trimmer&quot;,&quot;given&quot;:&quot;Mark&quot;},{&quot;family&quot;:&quot;Woodward&quot;,&quot;given&quot;:&quot;Guy&quot;}],&quot;issued&quot;:{&quot;date-parts&quot;:[[&quot;2011&quot;]]},&quot;accessed&quot;:{&quot;date-parts&quot;:[[&quot;2015&quot;,12,17]]}}}],&quot;schema&quot;:&quot;https://github.com/citation-style-language/schema/raw/master/csl-citation.json&quot;} RNDPaeZ9lkNiD"/><text:span text:style-name="T81">. Липсата на функционални критерии в тези индекси е основн</text:span><text:span text:style-name="T82">а</text:span><text:span text:style-name="T81"> критик</text:span><text:span text:style-name="T82">а </text:span><text:span text:style-name="T83">на прилагането на РДВ; затова </text:span><text:span text:style-name="T85">последните разработени индикатори вече включват и функционален аспект </text:span><text:reference-mark-start text:name="ZOTERO_ITEM CSL_CITATION {&quot;citationID&quot;:&quot;vxGDpvyC&quot;,&quot;properties&quot;:{&quot;unsorted&quot;:true,&quot;formattedCitation&quot;:&quot;(Angel Borja et al., 2008; Borja et al., 2009b; Piet and Pranovi, 2005; Paganelli et al., 2012)&quot;,&quot;plainCitation&quot;:&quot;(Angel Borja et al., 2008; Borja et al., 2009b; Piet and Pranovi, 2005; Paganelli et al., 2012)&quot;},&quot;citationItems&quot;:[{&quot;id&quot;:2029,&quot;uris&quot;:[&quot;http://zotero.org/users/976121/items/EJNVWZ27&quot;],&quot;uri&quot;:[&quot;http://zotero.org/users/976121/items/EJNVWZ27&quot;],&quot;itemData&quot;:{&quot;id&quot;:2029,&quot;type&quot;:&quot;article-journal&quot;,&quot;title&quot;:&quot;Overview of integrative tools and methods in assessing ecological integrity in estuarine and coastal systems worldwide&quot;,&quot;container-title&quot;:&quot;Marine Pollution Bulletin&quot;,&quot;page&quot;:&quot;1519-1537&quot;,&quot;volume&quot;:&quot;56&quot;,&quot;issue&quot;:&quot;9&quot;,&quot;source&quot;:&quot;ScienceDirect&quot;,&quot;abstract&quot;:&quot;In recent years, several sets of legislation worldwide (Oceans Act in USA, Australia or Canada; Water Framework Directive or Marine Strategy in Europe, National Water Act in South Africa, etc.) have been developed in order to address ecological quality or integrity, within estuarine and coastal systems. Most such legislation seeks to define quality in an integrative way, by using several biological elements, together with physico-chemical and pollution elements. Such an approach allows assessment of ecological status at the ecosystem level (‘ecosystem approach’ or ‘holistic approach’ methodologies), rather than at species level (e.g. mussel biomonitoring or Mussel Watch) or just at chemical level (i.e. quality objectives) alone.\n\nIncreasing attention has been paid to the development of tools for different physico-chemical or biological (phytoplankton, zooplankton, benthos, algae, phanerogams, fishes) elements of the ecosystems. However, few methodologies integrate all the elements into a single evaluation of a water body. The need for such integrative tools to assess ecosystem quality is very important, both from a scientific and stakeholder point of view. Politicians and managers need information from simple and pragmatic, but scientifically sound methodologies, in order to show to society the evolution of a zone (estuary, coastal area, etc.), taking into account human pressures or recovery processes.\n\nThese approaches include: (i) multidisciplinarity, inherent in the teams involved in their implementation; (ii) integration of biotic and abiotic factors; (iii) accurate and validated methods in determining ecological integrity; and (iv) adequate indicators to follow the evolution of the monitored ecosystems.\n\nWhile some countries increasingly use the establishment of marine parks to conserve marine biodiversity and ecological integrity, there is awareness (e.g. in Australia) that conservation and management of marine ecosystems cannot be restricted to Marine Protected Areas but must include areas outside such reserves.\n\nThis contribution reviews the current situation of integrative ecological assessment worldwide, by presenting several examples from each of the continents: Africa, Asia, Australia, Europe and North America.&quot;,&quot;DOI&quot;:&quot;10.1016/j.marpolbul.2008.07.005&quot;,&quot;ISSN&quot;:&quot;0025-326X&quot;,&quot;journalAbbreviation&quot;:&quot;Mar. Pollut. Bull.&quot;,&quot;author&quot;:[{&quot;family&quot;:&quot;Borja&quot;,&quot;given&quot;:&quot;Angel&quot;},{&quot;family&quot;:&quot;Bricker&quot;,&quot;given&quot;:&quot;Suzanne B.&quot;},{&quot;family&quot;:&quot;Dauer&quot;,&quot;given&quot;:&quot;Daniel M.&quot;},{&quot;family&quot;:&quot;Demetriades&quot;,&quot;given&quot;:&quot;Nicolette T.&quot;},{&quot;family&quot;:&quot;Ferreira&quot;,&quot;given&quot;:&quot;João G.&quot;},{&quot;family&quot;:&quot;Forbes&quot;,&quot;given&quot;:&quot;Anthony T.&quot;},{&quot;family&quot;:&quot;Hutchings&quot;,&quot;given&quot;:&quot;Pat&quot;},{&quot;family&quot;:&quot;Jia&quot;,&quot;given&quot;:&quot;Xiaoping&quot;},{&quot;family&quot;:&quot;Kenchington&quot;,&quot;given&quot;:&quot;Richard&quot;},{&quot;family&quot;:&quot;Marques&quot;,&quot;given&quot;:&quot;João Carlos&quot;},{&quot;family&quot;:&quot;Zhu&quot;,&quot;given&quot;:&quot;Changbo&quot;}],&quot;issued&quot;:{&quot;date-parts&quot;:[[&quot;2008&quot;]]}}},{&quot;id&quot;:1977,&quot;uris&quot;:[&quot;http://zotero.org/users/976121/items/9INNJ3NE&quot;],&quot;uri&quot;:[&quot;http://zotero.org/users/976121/items/9INNJ3NE&quot;],&quot;itemData&quot;:{&quot;id&quot;:1977,&quot;type&quot;:&quot;article-journal&quot;,&quot;title&quot;:&quot;Ecological integrity assessment, ecosystem-based approach, and integrative methodologies: Are these concepts equivalent?&quot;,&quot;container-title&quot;:&quot;Marine Pollution Bulletin&quot;,&quot;page&quot;:&quot;457-458&quot;,&quot;volume&quot;:&quot;58&quot;,&quot;issue&quot;:&quot;3&quot;,&quot;source&quot;:&quot;ScienceDirect&quot;,&quot;DOI&quot;:&quot;10.1016/j.marpolbul.2008.12.003&quot;,&quot;ISSN&quot;:&quot;0025-326X&quot;,&quot;shortTitle&quot;:&quot;Ecological integrity assessment, ecosystem-based approach, and integrative methodologies&quot;,&quot;journalAbbreviation&quot;:&quot;Mar. Pollut. Bull.&quot;,&quot;author&quot;:[{&quot;family&quot;:&quot;Borja&quot;,&quot;given&quot;:&quot;Angel&quot;},{&quot;family&quot;:&quot;Bricker&quot;,&quot;given&quot;:&quot;Suzanne B.&quot;},{&quot;family&quot;:&quot;Dauer&quot;,&quot;given&quot;:&quot;Daniel M.&quot;},{&quot;family&quot;:&quot;Demetriades&quot;,&quot;given&quot;:&quot;Nicolette T.&quot;},{&quot;family&quot;:&quot;Ferreira&quot;,&quot;given&quot;:&quot;João G.&quot;},{&quot;family&quot;:&quot;Forbes&quot;,&quot;given&quot;:&quot;Anthony T.&quot;},{&quot;family&quot;:&quot;Hutchings&quot;,&quot;given&quot;:&quot;Pat&quot;},{&quot;family&quot;:&quot;Jia&quot;,&quot;given&quot;:&quot;Xiaoping&quot;},{&quot;family&quot;:&quot;Kenchington&quot;,&quot;given&quot;:&quot;Richard&quot;},{&quot;family&quot;:&quot;Marques&quot;,&quot;given&quot;:&quot;João Carlos&quot;},{&quot;family&quot;:&quot;Zhu&quot;,&quot;given&quot;:&quot;Changbo&quot;}],&quot;issued&quot;:{&quot;date-parts&quot;:[[&quot;2009&quot;]]}}},{&quot;id&quot;:850,&quot;uris&quot;:[&quot;http://zotero.org/users/976121/items/HBQW48HX&quot;],&quot;uri&quot;:[&quot;http://zotero.org/users/976121/items/HBQW48HX&quot;],&quot;itemData&quot;:{&quot;id&quot;:850,&quot;type&quot;:&quot;report&quot;,&quot;title&quot;:&quot;A review of the indicators for ecosystem structure and functioning&quot;,&quot;page&quot;:&quot;78&quot;,&quot;genre&quot;:&quot;INDECO Deliverables 5, 6 &amp; 7&quot;,&quot;author&quot;:[{&quot;family&quot;:&quot;Piet&quot;,&quot;given&quot;:&quot;G.&quot;},{&quot;family&quot;:&quot;Pranovi&quot;,&quot;given&quot;:&quot;F.&quot;}],&quot;issued&quot;:{&quot;date-parts&quot;:[[&quot;2005&quot;]]}}},{&quot;id&quot;:301,&quot;uris&quot;:[&quot;http://zotero.org/users/976121/items/7Z2V42DA&quot;],&quot;uri&quot;:[&quot;http://zotero.org/users/976121/items/7Z2V42DA&quot;],&quot;itemData&quot;:{&quot;id&quot;:301,&quot;type&quot;:&quot;article-journal&quot;,&quot;title&quot;:&quot;Functional structure of marine benthic assemblages using Biological Traits Analysis (BTA): A study along the Emilia-Romagna coastline (Italy, North-West Adriatic Sea)&quot;,&quot;container-title&quot;:&quot;Estuarine, Coastal and Shelf Science&quot;,&quot;page&quot;:&quot;245-256&quot;,&quot;volume&quot;:&quot;96&quot;,&quot;source&quot;:&quot;ScienceDirect&quot;,&quot;abstract&quot;:&quot;The functional diversity index has shown that the functional diversity of the macrobenthic community increased along a spatial gradient of distance from the Po river delta (Emilia-Romagna coast, Italy, North-Adriatic Sea), which suggests that riverine inputs have a detrimental effect on community functioning. This study focuses on two different depths along a southward gradient of increasing distance from the Po river delta where the Po river is the main source of freshwater and nutrient inputs in the North-Adriatic Sea. A Biological Traits Analysis (BTA) was used to examine a dataset of 156 soft-bottom macrobenthic species that were collected at eight stations in this area. Instead of comparing communities on the basis of their taxonomic composition, BTA uses a series of life history, morphological and behavioural characteristics of species to indicate aspects of their ecological functioning. The variability of the Emilia-Romagna dataset was governed by relatively few biological traits: growth form, trophic group, type of movement, habit, adult mobility and bioturbation activity. The community closer to the coastline was mainly composed of moderately mobile vermiform organisms with burrowing or tube-dwelling behaviour, and deposit feeding behaviour. However, the offshore community was mainly characterized by organisms with a laterally compressed or globose body and tube-dwelling behaviour; filter feeders and deposit feeders were dominant.&quot;,&quot;DOI&quot;:&quot;10.1016/j.ecss.2011.11.014&quot;,&quot;ISSN&quot;:&quot;0272-7714&quot;,&quot;shortTitle&quot;:&quot;Functional structure of marine benthic assemblages using Biological Traits Analysis (BTA)&quot;,&quot;journalAbbreviation&quot;:&quot;Estuarine, Coastal and Shelf Science&quot;,&quot;author&quot;:[{&quot;family&quot;:&quot;Paganelli&quot;,&quot;given&quot;:&quot;Daniele&quot;},{&quot;family&quot;:&quot;Marchini&quot;,&quot;given&quot;:&quot;Agnese&quot;},{&quot;family&quot;:&quot;Occhipinti-Ambrogi&quot;,&quot;given&quot;:&quot;Anna&quot;}],&quot;issued&quot;:{&quot;date-parts&quot;:[[&quot;2012&quot;]]}}}],&quot;schema&quot;:&quot;https://github.com/citation-style-language/schema/raw/master/csl-citation.json&quot;} RNDSNLgtj0YYa"/><text:span text:style-name="T85">(Angel Borja et al., 2008; Borja et al., 2009b; Piet and Pranovi, 2005; Paganelli et al., 2012)</text:span><text:reference-mark-end text:name="ZOTERO_ITEM CSL_CITATION {&quot;citationID&quot;:&quot;vxGDpvyC&quot;,&quot;properties&quot;:{&quot;unsorted&quot;:true,&quot;formattedCitation&quot;:&quot;(Angel Borja et al., 2008; Borja et al., 2009b; Piet and Pranovi, 2005; Paganelli et al., 2012)&quot;,&quot;plainCitation&quot;:&quot;(Angel Borja et al., 2008; Borja et al., 2009b; Piet and Pranovi, 2005; Paganelli et al., 2012)&quot;},&quot;citationItems&quot;:[{&quot;id&quot;:2029,&quot;uris&quot;:[&quot;http://zotero.org/users/976121/items/EJNVWZ27&quot;],&quot;uri&quot;:[&quot;http://zotero.org/users/976121/items/EJNVWZ27&quot;],&quot;itemData&quot;:{&quot;id&quot;:2029,&quot;type&quot;:&quot;article-journal&quot;,&quot;title&quot;:&quot;Overview of integrative tools and methods in assessing ecological integrity in estuarine and coastal systems worldwide&quot;,&quot;container-title&quot;:&quot;Marine Pollution Bulletin&quot;,&quot;page&quot;:&quot;1519-1537&quot;,&quot;volume&quot;:&quot;56&quot;,&quot;issue&quot;:&quot;9&quot;,&quot;source&quot;:&quot;ScienceDirect&quot;,&quot;abstract&quot;:&quot;In recent years, several sets of legislation worldwide (Oceans Act in USA, Australia or Canada; Water Framework Directive or Marine Strategy in Europe, National Water Act in South Africa, etc.) have been developed in order to address ecological quality or integrity, within estuarine and coastal systems. Most such legislation seeks to define quality in an integrative way, by using several biological elements, together with physico-chemical and pollution elements. Such an approach allows assessment of ecological status at the ecosystem level (‘ecosystem approach’ or ‘holistic approach’ methodologies), rather than at species level (e.g. mussel biomonitoring or Mussel Watch) or just at chemical level (i.e. quality objectives) alone.\n\nIncreasing attention has been paid to the development of tools for different physico-chemical or biological (phytoplankton, zooplankton, benthos, algae, phanerogams, fishes) elements of the ecosystems. However, few methodologies integrate all the elements into a single evaluation of a water body. The need for such integrative tools to assess ecosystem quality is very important, both from a scientific and stakeholder point of view. Politicians and managers need information from simple and pragmatic, but scientifically sound methodologies, in order to show to society the evolution of a zone (estuary, coastal area, etc.), taking into account human pressures or recovery processes.\n\nThese approaches include: (i) multidisciplinarity, inherent in the teams involved in their implementation; (ii) integration of biotic and abiotic factors; (iii) accurate and validated methods in determining ecological integrity; and (iv) adequate indicators to follow the evolution of the monitored ecosystems.\n\nWhile some countries increasingly use the establishment of marine parks to conserve marine biodiversity and ecological integrity, there is awareness (e.g. in Australia) that conservation and management of marine ecosystems cannot be restricted to Marine Protected Areas but must include areas outside such reserves.\n\nThis contribution reviews the current situation of integrative ecological assessment worldwide, by presenting several examples from each of the continents: Africa, Asia, Australia, Europe and North America.&quot;,&quot;DOI&quot;:&quot;10.1016/j.marpolbul.2008.07.005&quot;,&quot;ISSN&quot;:&quot;0025-326X&quot;,&quot;journalAbbreviation&quot;:&quot;Mar. Pollut. Bull.&quot;,&quot;author&quot;:[{&quot;family&quot;:&quot;Borja&quot;,&quot;given&quot;:&quot;Angel&quot;},{&quot;family&quot;:&quot;Bricker&quot;,&quot;given&quot;:&quot;Suzanne B.&quot;},{&quot;family&quot;:&quot;Dauer&quot;,&quot;given&quot;:&quot;Daniel M.&quot;},{&quot;family&quot;:&quot;Demetriades&quot;,&quot;given&quot;:&quot;Nicolette T.&quot;},{&quot;family&quot;:&quot;Ferreira&quot;,&quot;given&quot;:&quot;João G.&quot;},{&quot;family&quot;:&quot;Forbes&quot;,&quot;given&quot;:&quot;Anthony T.&quot;},{&quot;family&quot;:&quot;Hutchings&quot;,&quot;given&quot;:&quot;Pat&quot;},{&quot;family&quot;:&quot;Jia&quot;,&quot;given&quot;:&quot;Xiaoping&quot;},{&quot;family&quot;:&quot;Kenchington&quot;,&quot;given&quot;:&quot;Richard&quot;},{&quot;family&quot;:&quot;Marques&quot;,&quot;given&quot;:&quot;João Carlos&quot;},{&quot;family&quot;:&quot;Zhu&quot;,&quot;given&quot;:&quot;Changbo&quot;}],&quot;issued&quot;:{&quot;date-parts&quot;:[[&quot;2008&quot;]]}}},{&quot;id&quot;:1977,&quot;uris&quot;:[&quot;http://zotero.org/users/976121/items/9INNJ3NE&quot;],&quot;uri&quot;:[&quot;http://zotero.org/users/976121/items/9INNJ3NE&quot;],&quot;itemData&quot;:{&quot;id&quot;:1977,&quot;type&quot;:&quot;article-journal&quot;,&quot;title&quot;:&quot;Ecological integrity assessment, ecosystem-based approach, and integrative methodologies: Are these concepts equivalent?&quot;,&quot;container-title&quot;:&quot;Marine Pollution Bulletin&quot;,&quot;page&quot;:&quot;457-458&quot;,&quot;volume&quot;:&quot;58&quot;,&quot;issue&quot;:&quot;3&quot;,&quot;source&quot;:&quot;ScienceDirect&quot;,&quot;DOI&quot;:&quot;10.1016/j.marpolbul.2008.12.003&quot;,&quot;ISSN&quot;:&quot;0025-326X&quot;,&quot;shortTitle&quot;:&quot;Ecological integrity assessment, ecosystem-based approach, and integrative methodologies&quot;,&quot;journalAbbreviation&quot;:&quot;Mar. Pollut. Bull.&quot;,&quot;author&quot;:[{&quot;family&quot;:&quot;Borja&quot;,&quot;given&quot;:&quot;Angel&quot;},{&quot;family&quot;:&quot;Bricker&quot;,&quot;given&quot;:&quot;Suzanne B.&quot;},{&quot;family&quot;:&quot;Dauer&quot;,&quot;given&quot;:&quot;Daniel M.&quot;},{&quot;family&quot;:&quot;Demetriades&quot;,&quot;given&quot;:&quot;Nicolette T.&quot;},{&quot;family&quot;:&quot;Ferreira&quot;,&quot;given&quot;:&quot;João G.&quot;},{&quot;family&quot;:&quot;Forbes&quot;,&quot;given&quot;:&quot;Anthony T.&quot;},{&quot;family&quot;:&quot;Hutchings&quot;,&quot;given&quot;:&quot;Pat&quot;},{&quot;family&quot;:&quot;Jia&quot;,&quot;given&quot;:&quot;Xiaoping&quot;},{&quot;family&quot;:&quot;Kenchington&quot;,&quot;given&quot;:&quot;Richard&quot;},{&quot;family&quot;:&quot;Marques&quot;,&quot;given&quot;:&quot;João Carlos&quot;},{&quot;family&quot;:&quot;Zhu&quot;,&quot;given&quot;:&quot;Changbo&quot;}],&quot;issued&quot;:{&quot;date-parts&quot;:[[&quot;2009&quot;]]}}},{&quot;id&quot;:850,&quot;uris&quot;:[&quot;http://zotero.org/users/976121/items/HBQW48HX&quot;],&quot;uri&quot;:[&quot;http://zotero.org/users/976121/items/HBQW48HX&quot;],&quot;itemData&quot;:{&quot;id&quot;:850,&quot;type&quot;:&quot;report&quot;,&quot;title&quot;:&quot;A review of the indicators for ecosystem structure and functioning&quot;,&quot;page&quot;:&quot;78&quot;,&quot;genre&quot;:&quot;INDECO Deliverables 5, 6 &amp; 7&quot;,&quot;author&quot;:[{&quot;family&quot;:&quot;Piet&quot;,&quot;given&quot;:&quot;G.&quot;},{&quot;family&quot;:&quot;Pranovi&quot;,&quot;given&quot;:&quot;F.&quot;}],&quot;issued&quot;:{&quot;date-parts&quot;:[[&quot;2005&quot;]]}}},{&quot;id&quot;:301,&quot;uris&quot;:[&quot;http://zotero.org/users/976121/items/7Z2V42DA&quot;],&quot;uri&quot;:[&quot;http://zotero.org/users/976121/items/7Z2V42DA&quot;],&quot;itemData&quot;:{&quot;id&quot;:301,&quot;type&quot;:&quot;article-journal&quot;,&quot;title&quot;:&quot;Functional structure of marine benthic assemblages using Biological Traits Analysis (BTA): A study along the Emilia-Romagna coastline (Italy, North-West Adriatic Sea)&quot;,&quot;container-title&quot;:&quot;Estuarine, Coastal and Shelf Science&quot;,&quot;page&quot;:&quot;245-256&quot;,&quot;volume&quot;:&quot;96&quot;,&quot;source&quot;:&quot;ScienceDirect&quot;,&quot;abstract&quot;:&quot;The functional diversity index has shown that the functional diversity of the macrobenthic community increased along a spatial gradient of distance from the Po river delta (Emilia-Romagna coast, Italy, North-Adriatic Sea), which suggests that riverine inputs have a detrimental effect on community functioning. This study focuses on two different depths along a southward gradient of increasing distance from the Po river delta where the Po river is the main source of freshwater and nutrient inputs in the North-Adriatic Sea. A Biological Traits Analysis (BTA) was used to examine a dataset of 156 soft-bottom macrobenthic species that were collected at eight stations in this area. Instead of comparing communities on the basis of their taxonomic composition, BTA uses a series of life history, morphological and behavioural characteristics of species to indicate aspects of their ecological functioning. The variability of the Emilia-Romagna dataset was governed by relatively few biological traits: growth form, trophic group, type of movement, habit, adult mobility and bioturbation activity. The community closer to the coastline was mainly composed of moderately mobile vermiform organisms with burrowing or tube-dwelling behaviour, and deposit feeding behaviour. However, the offshore community was mainly characterized by organisms with a laterally compressed or globose body and tube-dwelling behaviour; filter feeders and deposit feeders were dominant.&quot;,&quot;DOI&quot;:&quot;10.1016/j.ecss.2011.11.014&quot;,&quot;ISSN&quot;:&quot;0272-7714&quot;,&quot;shortTitle&quot;:&quot;Functional structure of marine benthic assemblages using Biological Traits Analysis (BTA)&quot;,&quot;journalAbbreviation&quot;:&quot;Estuarine, Coastal and Shelf Science&quot;,&quot;author&quot;:[{&quot;family&quot;:&quot;Paganelli&quot;,&quot;given&quot;:&quot;Daniele&quot;},{&quot;family&quot;:&quot;Marchini&quot;,&quot;given&quot;:&quot;Agnese&quot;},{&quot;family&quot;:&quot;Occhipinti-Ambrogi&quot;,&quot;given&quot;:&quot;Anna&quot;}],&quot;issued&quot;:{&quot;date-parts&quot;:[[&quot;2012&quot;]]}}}],&quot;schema&quot;:&quot;https://github.com/citation-style-language/schema/raw/master/csl-citation.json&quot;} RNDSNLgtj0YYa"/><text:span text:style-name="T85">.</text:span><text:bookmark-end text:name="__RefHeading__1837_970456079"/></text:p>
      <text:p text:style-name="P4"/>
      <text:list xml:id="list3951046948077749741" text:style-name="L10">
        <text:list-item>
          <text:p text:style-name="P23"><text:bookmark-start text:name="__RefHeading__1839_970456079"/><text:span text:style-name="T33">Рамкова </text:span><text:span text:style-name="T64">д</text:span><text:span text:style-name="T33">иректива за </text:span><text:span text:style-name="T64">м</text:span><text:span text:style-name="T33">орска </text:span><text:span text:style-name="T64">с</text:span><text:span text:style-name="T33">тратегия </text:span><text:span text:style-name="T41">(РДМС)</text:span><text:span text:style-name="T33"> </text:span><text:span text:style-name="T35">(</text:span><text:span text:style-name="T2">2008/56/</text:span><text:span text:style-name="T35">EC) </text:span><text:reference-mark-start text:name="ZOTERO_ITEM CSL_CITATION {&quot;citationID&quot;:&quot;ufu68lr6i&quot;,&quot;properties&quot;:{&quot;formattedCitation&quot;:&quot;(EC, 2008)&quot;,&quot;plainCitation&quot;:&quot;(EC, 2008)&quot;},&quot;citationItems&quot;:[{&quot;id&quot;:183,&quot;uris&quot;:[&quot;http://zotero.org/users/976121/items/5I5Z9XUE&quot;],&quot;uri&quot;:[&quot;http://zotero.org/users/976121/items/5I5Z9XUE&quot;],&quot;itemData&quot;:{&quot;id&quot;:183,&quot;type&quot;:&quot;article-journal&quot;,&quot;title&quot;:&quot;Directive 2008/56/EC of the European Parliament and of the Council of 17 June 2008 establishing a framework for community action in the field of marine environmental policy (Marine Strategy Framework Directive)&quot;,&quot;container-title&quot;:&quot;Official Journal of the European Union&quot;,&quot;page&quot;:&quot;19-40&quot;,&quot;volume&quot;:&quot;L164&quot;,&quot;language&quot;:&quot;EN&quot;,&quot;author&quot;:[{&quot;family&quot;:&quot;EC&quot;,&quot;given&quot;:&quot;&quot;}],&quot;issued&quot;:{&quot;date-parts&quot;:[[&quot;2008&quot;]]}}}],&quot;schema&quot;:&quot;https://github.com/citation-style-language/schema/raw/master/csl-citation.json&quot;} RND0ATtxCAg7t"/><text:span text:style-name="T35">(EC, 2008)</text:span><text:bookmark-end text:name="__RefHeading__1839_970456079"/><text:reference-mark-end text:name="ZOTERO_ITEM CSL_CITATION {&quot;citationID&quot;:&quot;ufu68lr6i&quot;,&quot;properties&quot;:{&quot;formattedCitation&quot;:&quot;(EC, 2008)&quot;,&quot;plainCitation&quot;:&quot;(EC, 2008)&quot;},&quot;citationItems&quot;:[{&quot;id&quot;:183,&quot;uris&quot;:[&quot;http://zotero.org/users/976121/items/5I5Z9XUE&quot;],&quot;uri&quot;:[&quot;http://zotero.org/users/976121/items/5I5Z9XUE&quot;],&quot;itemData&quot;:{&quot;id&quot;:183,&quot;type&quot;:&quot;article-journal&quot;,&quot;title&quot;:&quot;Directive 2008/56/EC of the European Parliament and of the Council of 17 June 2008 establishing a framework for community action in the field of marine environmental policy (Marine Strategy Framework Directive)&quot;,&quot;container-title&quot;:&quot;Official Journal of the European Union&quot;,&quot;page&quot;:&quot;19-40&quot;,&quot;volume&quot;:&quot;L164&quot;,&quot;language&quot;:&quot;EN&quot;,&quot;author&quot;:[{&quot;family&quot;:&quot;EC&quot;,&quot;given&quot;:&quot;&quot;}],&quot;issued&quot;:{&quot;date-parts&quot;:[[&quot;2008&quot;]]}}}],&quot;schema&quot;:&quot;https://github.com/citation-style-language/schema/raw/master/csl-citation.json&quot;} RND0ATtxCAg7t"/></text:p>
        </text:list-item>
      </text:list>
      <text:p text:style-name="P4"><text:bookmark-start text:name="__RefHeading__1841_970456079"/><text:span text:style-name="T33">Директивата </text:span><text:span text:style-name="T1">2008/56/</text:span><text:span text:style-name="T26">EC</text:span><text:span text:style-name="T33"> определя общата европейска политика за опазване на морската среда. Тя предвижда интегриран подход, чиято цел е управлението на моретата на екосистемно ниво. Целта е държавите членки да направят обща оценка, базирана на наблюдения на морските екосистеми, натиските и ефектите върху тях, както и на икономическия и социален анализ на морската среда.</text:span><text:bookmark-end text:name="__RefHeading__1841_970456079"/></text:p>
      <text:p text:style-name="P4"><text:bookmark-start text:name="__RefHeading__1843_970456079"/><text:span text:style-name="T55">Взимайки предвид наученото при прилагането на РДВ, както и критиките към нея, </text:span><text:span text:style-name="T54">РДМС разглежда </text:span><text:span text:style-name="T55">морските </text:span><text:span text:style-name="T54">екосистеми </text:span><text:span text:style-name="T55">в тяхната цялост, </text:span><text:span text:style-name="T57">прилагайки т. нар. „екосистемен подход“.</text:span><text:span text:style-name="T58"> Той отчита взаимната свързаност и зависимост на компонентите на екосистемите, като източниците на въздействие се разглеждат в контекста на ефекта върху функционирането на екосистемите </text:span><text:reference-mark-start text:name="ZOTERO_ITEM CSL_CITATION {&quot;citationID&quot;:&quot;10rhTja7&quot;,&quot;properties&quot;:{&quot;unsorted&quot;:true,&quot;formattedCitation&quot;:&quot;(Borja et al., 2009a, 2010; Curtin and Prellezo, 2010)&quot;,&quot;plainCitation&quot;:&quot;(Borja et al., 2009a, 2010; Curtin and Prellezo, 2010)&quot;},&quot;citationItems&quot;:[{&quot;id&quot;:645,&quot;uris&quot;:[&quot;http://zotero.org/users/976121/items/DRX6ZBJS&quot;],&quot;uri&quot;:[&quot;http://zotero.org/users/976121/items/DRX6ZBJS&quot;],&quot;itemData&quot;:{&quot;id&quot;:645,&quot;type&quot;:&quot;article-journal&quot;,&quot;title&quot;:&quot;Using multiple ecosystem components, in assessing ecological status in Spanish (Basque Country) Atlantic marine waters&quot;,&quot;container-title&quot;:&quot;Marine Pollution Bulletin&quot;,&quot;page&quot;:&quot;54-64&quot;,&quot;volume&quot;:&quot;59&quot;,&quot;issue&quot;:&quot;1-3&quot;,&quot;source&quot;:&quot;NCBI PubMed&quot;,&quot;abstract&quot;:&quot;The European Water Framework and Marine Strategy Directives relate to the assessment of ecological quality, within estuarine and coastal systems. This legislation requires quality to be defined in an integrative way, using several biological elements (phytoplankton, benthos, algae, phanerogams, and fishes), together with physico-chemical elements (including pollutants). This contribution describes a methodology that integrates all of this information into a unique quality assessment for 51 stations from 18 water bodies, within the Basque Country. These water bodies are distributed into four typologies, including soft-bottom coastal areas and three types of estuaries. For each station, decision trees were used to integrate (i) water, sediment and biomonitor chemical data to achieve an integrated physico-chemical assessment and (ii) multiple biological ecosystem elements into an integrated biological assessment. Depending on the availability of ecological quality ratios or global quality values, different integration schemes were used to combine station assessments into water body assessments on a single scale. Several examples from each element have been selected, to illustrate their responses to different pressures; likewise, to establish how the assessed integrated quality has changed, over time. The results made biological and ecological sense and physico-chemical improvements were often correlated with improvements in the quality of benthos and fishes. These tools permit policy makers and managers to take decisions, based upon scientific knowledge, in water management, regarding the mitigation of human pressures and associated recovery processes.&quot;,&quot;DOI&quot;:&quot;10.1016/j.marpolbul.2008.11.010&quot;,&quot;ISSN&quot;:&quot;0025-326X&quot;,&quot;note&quot;:&quot;PMID: 19084879&quot;,&quot;journalAbbreviation&quot;:&quot;Mar. Pollut. Bull.&quot;,&quot;author&quot;:[{&quot;family&quot;:&quot;Borja&quot;,&quot;given&quot;:&quot;Angel&quot;},{&quot;family&quot;:&quot;Bald&quot;,&quot;given&quot;:&quot;Juan&quot;},{&quot;family&quot;:&quot;Franco&quot;,&quot;given&quot;:&quot;Javier&quot;},{&quot;family&quot;:&quot;Larreta&quot;,&quot;given&quot;:&quot;Joana&quot;},{&quot;family&quot;:&quot;Muxika&quot;,&quot;given&quot;:&quot;Iñigo&quot;},{&quot;family&quot;:&quot;Revilla&quot;,&quot;given&quot;:&quot;Marta&quot;},{&quot;family&quot;:&quot;Rodríguez&quot;,&quot;given&quot;:&quot;J Germán&quot;},{&quot;family&quot;:&quot;Solaun&quot;,&quot;given&quot;:&quot;Oihana&quot;},{&quot;family&quot;:&quot;Uriarte&quot;,&quot;given&quot;:&quot;Ainhize&quot;},{&quot;family&quot;:&quot;Valencia&quot;,&quot;given&quot;:&quot;Victoriano&quot;}],&quot;issued&quot;:{&quot;date-parts&quot;:[[&quot;2009&quot;]]},&quot;PMID&quot;:&quot;19084879&quot;}},{&quot;id&quot;:2124,&quot;uris&quot;:[&quot;http://zotero.org/users/976121/items/Q97HC9GA&quot;],&quot;uri&quot;:[&quot;http://zotero.org/users/976121/items/Q97HC9GA&quot;],&quot;itemData&quot;:{&quot;id&quot;:2124,&quot;type&quot;:&quot;article-journal&quot;,&quot;title&quot;:&quot;Marine management – Towards an integrated implementation of the European Marine Strategy Framework and the Water Framework Directives&quot;,&quot;container-title&quot;:&quot;Marine Pollution Bulletin&quot;,&quot;page&quot;:&quot;2175-2186&quot;,&quot;volume&quot;:&quot;60&quot;,&quot;issue&quot;:&quot;12&quot;,&quot;source&quot;:&quot;ScienceDirect&quot;,&quot;abstract&quot;:&quot;Through implementing environmental Directives, Europe has moved towards coordinated and integrated catchment-to-coast management, following the most novel legislation on ecosystem-based approaches worldwide. The novel joint synthesis of this direction reviewed here allows us to regard the Water Framework Directive (WFD) as a ‘deconstructing structural approach’ whereas the Marine Strategy Framework Directive (MSFD) is a ‘holistic functional approach’, i.e. the WFD has split the ecosystem into several biological quality elements, then it compares the structure of these (such as species complement) individually before combining them and attempting to determine the overall condition. In contrast the MSFD concentrates on the set of 11 descriptors which together summarize the way in which the whole system functions. We emphasize that both Directives are frameworks on which many other directives are linked but that they need to be fully and seamlessly integrated to give a land to open sea system of assessment and management. Hence, by taking account of the experience gained in the WFD implementation, together with that from regional sea conventions, such as OSPAR (North East Atlantic) or HELCOM (Baltic Sea), we propose in this contribution an integrative approach for the environmental status assessment, within the MSFD.&quot;,&quot;DOI&quot;:&quot;10.1016/j.marpolbul.2010.09.026&quot;,&quot;ISSN&quot;:&quot;0025-326X&quot;,&quot;journalAbbreviation&quot;:&quot;Mar. Pollut. Bull.&quot;,&quot;author&quot;:[{&quot;family&quot;:&quot;Borja&quot;,&quot;given&quot;:&quot;Ángel&quot;},{&quot;family&quot;:&quot;Elliott&quot;,&quot;given&quot;:&quot;Mike&quot;},{&quot;family&quot;:&quot;Carstensen&quot;,&quot;given&quot;:&quot;Jacob&quot;},{&quot;family&quot;:&quot;Heiskanen&quot;,&quot;given&quot;:&quot;Anna-Stiina&quot;},{&quot;family&quot;:&quot;Bund&quot;,&quot;given&quot;:&quot;Wouter&quot;,&quot;non-dropping-particle&quot;:&quot;van de&quot;}],&quot;issued&quot;:{&quot;date-parts&quot;:[[&quot;2010&quot;]]}}},{&quot;id&quot;:2134,&quot;uris&quot;:[&quot;http://zotero.org/users/976121/items/RBGP5R7Q&quot;],&quot;uri&quot;:[&quot;http://zotero.org/users/976121/items/RBGP5R7Q&quot;],&quot;itemData&quot;:{&quot;id&quot;:2134,&quot;type&quot;:&quot;article-journal&quot;,&quot;title&quot;:&quot;Understanding marine ecosystem based management: A literature review&quot;,&quot;container-title&quot;:&quot;Marine Policy&quot;,&quot;page&quot;:&quot;821-830&quot;,&quot;volume&quot;:&quot;34&quot;,&quot;issue&quot;:&quot;5&quot;,&quot;source&quot;:&quot;ScienceDirect&quot;,&quot;abstract&quot;:&quot;Ecosystem based management takes into account the interconnectedness and interdependent nature of ecosystem components and emphasizes the importance of ecosystem structures and functions which provide a range of services. The concept has now been adopted by many international agreements and national governments and is in the process of being implemented. This paper seeks to review the literature and to analyze the understanding of the subject. The term is defined and its implementation in fisheries and for all marine uses is analyzed. It has been concluded that to understand marine ecosystem based management one must consider ecosystems as complex adaptive systems which can show changes at higher levels from actions and processes occurring at lower levels. Recognizing that humans are part of these complex adaptive systems is vital in that their actions along with other processes can lead to transformations in ecosystem functioning. This recognition is also important to show how society can sustainably exploit these resources and that the inclusion of all stakeholders in the management process is necessary to legitimize the process. The uses of the precautionary principle along with adaptive management are seen to be useful tools in implementing these insights into the management of natural resources. Finally, the need for reducing consumption of fish is considered.&quot;,&quot;DOI&quot;:&quot;10.1016/j.marpol.2010.01.003&quot;,&quot;ISSN&quot;:&quot;0308-597X&quot;,&quot;shortTitle&quot;:&quot;Understanding marine ecosystem based management&quot;,&quot;journalAbbreviation&quot;:&quot;Mar. Pol.&quot;,&quot;author&quot;:[{&quot;family&quot;:&quot;Curtin&quot;,&quot;given&quot;:&quot;Richard&quot;},{&quot;family&quot;:&quot;Prellezo&quot;,&quot;given&quot;:&quot;Raúl&quot;}],&quot;issued&quot;:{&quot;date-parts&quot;:[[&quot;2010&quot;]]}}}],&quot;schema&quot;:&quot;https://github.com/citation-style-language/schema/raw/master/csl-citation.json&quot;} RNDEZ6Hj9M9Q0"/>(Borja et al., 2009a, 2010; Curtin and Prellezo, 2010)<text:reference-mark-end text:name="ZOTERO_ITEM CSL_CITATION {&quot;citationID&quot;:&quot;10rhTja7&quot;,&quot;properties&quot;:{&quot;unsorted&quot;:true,&quot;formattedCitation&quot;:&quot;(Borja et al., 2009a, 2010; Curtin and Prellezo, 2010)&quot;,&quot;plainCitation&quot;:&quot;(Borja et al., 2009a, 2010; Curtin and Prellezo, 2010)&quot;},&quot;citationItems&quot;:[{&quot;id&quot;:645,&quot;uris&quot;:[&quot;http://zotero.org/users/976121/items/DRX6ZBJS&quot;],&quot;uri&quot;:[&quot;http://zotero.org/users/976121/items/DRX6ZBJS&quot;],&quot;itemData&quot;:{&quot;id&quot;:645,&quot;type&quot;:&quot;article-journal&quot;,&quot;title&quot;:&quot;Using multiple ecosystem components, in assessing ecological status in Spanish (Basque Country) Atlantic marine waters&quot;,&quot;container-title&quot;:&quot;Marine Pollution Bulletin&quot;,&quot;page&quot;:&quot;54-64&quot;,&quot;volume&quot;:&quot;59&quot;,&quot;issue&quot;:&quot;1-3&quot;,&quot;source&quot;:&quot;NCBI PubMed&quot;,&quot;abstract&quot;:&quot;The European Water Framework and Marine Strategy Directives relate to the assessment of ecological quality, within estuarine and coastal systems. This legislation requires quality to be defined in an integrative way, using several biological elements (phytoplankton, benthos, algae, phanerogams, and fishes), together with physico-chemical elements (including pollutants). This contribution describes a methodology that integrates all of this information into a unique quality assessment for 51 stations from 18 water bodies, within the Basque Country. These water bodies are distributed into four typologies, including soft-bottom coastal areas and three types of estuaries. For each station, decision trees were used to integrate (i) water, sediment and biomonitor chemical data to achieve an integrated physico-chemical assessment and (ii) multiple biological ecosystem elements into an integrated biological assessment. Depending on the availability of ecological quality ratios or global quality values, different integration schemes were used to combine station assessments into water body assessments on a single scale. Several examples from each element have been selected, to illustrate their responses to different pressures; likewise, to establish how the assessed integrated quality has changed, over time. The results made biological and ecological sense and physico-chemical improvements were often correlated with improvements in the quality of benthos and fishes. These tools permit policy makers and managers to take decisions, based upon scientific knowledge, in water management, regarding the mitigation of human pressures and associated recovery processes.&quot;,&quot;DOI&quot;:&quot;10.1016/j.marpolbul.2008.11.010&quot;,&quot;ISSN&quot;:&quot;0025-326X&quot;,&quot;note&quot;:&quot;PMID: 19084879&quot;,&quot;journalAbbreviation&quot;:&quot;Mar. Pollut. Bull.&quot;,&quot;author&quot;:[{&quot;family&quot;:&quot;Borja&quot;,&quot;given&quot;:&quot;Angel&quot;},{&quot;family&quot;:&quot;Bald&quot;,&quot;given&quot;:&quot;Juan&quot;},{&quot;family&quot;:&quot;Franco&quot;,&quot;given&quot;:&quot;Javier&quot;},{&quot;family&quot;:&quot;Larreta&quot;,&quot;given&quot;:&quot;Joana&quot;},{&quot;family&quot;:&quot;Muxika&quot;,&quot;given&quot;:&quot;Iñigo&quot;},{&quot;family&quot;:&quot;Revilla&quot;,&quot;given&quot;:&quot;Marta&quot;},{&quot;family&quot;:&quot;Rodríguez&quot;,&quot;given&quot;:&quot;J Germán&quot;},{&quot;family&quot;:&quot;Solaun&quot;,&quot;given&quot;:&quot;Oihana&quot;},{&quot;family&quot;:&quot;Uriarte&quot;,&quot;given&quot;:&quot;Ainhize&quot;},{&quot;family&quot;:&quot;Valencia&quot;,&quot;given&quot;:&quot;Victoriano&quot;}],&quot;issued&quot;:{&quot;date-parts&quot;:[[&quot;2009&quot;]]},&quot;PMID&quot;:&quot;19084879&quot;}},{&quot;id&quot;:2124,&quot;uris&quot;:[&quot;http://zotero.org/users/976121/items/Q97HC9GA&quot;],&quot;uri&quot;:[&quot;http://zotero.org/users/976121/items/Q97HC9GA&quot;],&quot;itemData&quot;:{&quot;id&quot;:2124,&quot;type&quot;:&quot;article-journal&quot;,&quot;title&quot;:&quot;Marine management – Towards an integrated implementation of the European Marine Strategy Framework and the Water Framework Directives&quot;,&quot;container-title&quot;:&quot;Marine Pollution Bulletin&quot;,&quot;page&quot;:&quot;2175-2186&quot;,&quot;volume&quot;:&quot;60&quot;,&quot;issue&quot;:&quot;12&quot;,&quot;source&quot;:&quot;ScienceDirect&quot;,&quot;abstract&quot;:&quot;Through implementing environmental Directives, Europe has moved towards coordinated and integrated catchment-to-coast management, following the most novel legislation on ecosystem-based approaches worldwide. The novel joint synthesis of this direction reviewed here allows us to regard the Water Framework Directive (WFD) as a ‘deconstructing structural approach’ whereas the Marine Strategy Framework Directive (MSFD) is a ‘holistic functional approach’, i.e. the WFD has split the ecosystem into several biological quality elements, then it compares the structure of these (such as species complement) individually before combining them and attempting to determine the overall condition. In contrast the MSFD concentrates on the set of 11 descriptors which together summarize the way in which the whole system functions. We emphasize that both Directives are frameworks on which many other directives are linked but that they need to be fully and seamlessly integrated to give a land to open sea system of assessment and management. Hence, by taking account of the experience gained in the WFD implementation, together with that from regional sea conventions, such as OSPAR (North East Atlantic) or HELCOM (Baltic Sea), we propose in this contribution an integrative approach for the environmental status assessment, within the MSFD.&quot;,&quot;DOI&quot;:&quot;10.1016/j.marpolbul.2010.09.026&quot;,&quot;ISSN&quot;:&quot;0025-326X&quot;,&quot;journalAbbreviation&quot;:&quot;Mar. Pollut. Bull.&quot;,&quot;author&quot;:[{&quot;family&quot;:&quot;Borja&quot;,&quot;given&quot;:&quot;Ángel&quot;},{&quot;family&quot;:&quot;Elliott&quot;,&quot;given&quot;:&quot;Mike&quot;},{&quot;family&quot;:&quot;Carstensen&quot;,&quot;given&quot;:&quot;Jacob&quot;},{&quot;family&quot;:&quot;Heiskanen&quot;,&quot;given&quot;:&quot;Anna-Stiina&quot;},{&quot;family&quot;:&quot;Bund&quot;,&quot;given&quot;:&quot;Wouter&quot;,&quot;non-dropping-particle&quot;:&quot;van de&quot;}],&quot;issued&quot;:{&quot;date-parts&quot;:[[&quot;2010&quot;]]}}},{&quot;id&quot;:2134,&quot;uris&quot;:[&quot;http://zotero.org/users/976121/items/RBGP5R7Q&quot;],&quot;uri&quot;:[&quot;http://zotero.org/users/976121/items/RBGP5R7Q&quot;],&quot;itemData&quot;:{&quot;id&quot;:2134,&quot;type&quot;:&quot;article-journal&quot;,&quot;title&quot;:&quot;Understanding marine ecosystem based management: A literature review&quot;,&quot;container-title&quot;:&quot;Marine Policy&quot;,&quot;page&quot;:&quot;821-830&quot;,&quot;volume&quot;:&quot;34&quot;,&quot;issue&quot;:&quot;5&quot;,&quot;source&quot;:&quot;ScienceDirect&quot;,&quot;abstract&quot;:&quot;Ecosystem based management takes into account the interconnectedness and interdependent nature of ecosystem components and emphasizes the importance of ecosystem structures and functions which provide a range of services. The concept has now been adopted by many international agreements and national governments and is in the process of being implemented. This paper seeks to review the literature and to analyze the understanding of the subject. The term is defined and its implementation in fisheries and for all marine uses is analyzed. It has been concluded that to understand marine ecosystem based management one must consider ecosystems as complex adaptive systems which can show changes at higher levels from actions and processes occurring at lower levels. Recognizing that humans are part of these complex adaptive systems is vital in that their actions along with other processes can lead to transformations in ecosystem functioning. This recognition is also important to show how society can sustainably exploit these resources and that the inclusion of all stakeholders in the management process is necessary to legitimize the process. The uses of the precautionary principle along with adaptive management are seen to be useful tools in implementing these insights into the management of natural resources. Finally, the need for reducing consumption of fish is considered.&quot;,&quot;DOI&quot;:&quot;10.1016/j.marpol.2010.01.003&quot;,&quot;ISSN&quot;:&quot;0308-597X&quot;,&quot;shortTitle&quot;:&quot;Understanding marine ecosystem based management&quot;,&quot;journalAbbreviation&quot;:&quot;Mar. Pol.&quot;,&quot;author&quot;:[{&quot;family&quot;:&quot;Curtin&quot;,&quot;given&quot;:&quot;Richard&quot;},{&quot;family&quot;:&quot;Prellezo&quot;,&quot;given&quot;:&quot;Raúl&quot;}],&quot;issued&quot;:{&quot;date-parts&quot;:[[&quot;2010&quot;]]}}}],&quot;schema&quot;:&quot;https://github.com/citation-style-language/schema/raw/master/csl-citation.json&quot;} RNDEZ6Hj9M9Q0"/><text:span text:style-name="T55">. </text:span><text:span text:style-name="T33">Доброто състояние на екосистемите се определя на базата на 11 качествени дескриптора, всеки от които е свързан с определени критерии и индикатори. То предвижда опазване на морската среда, предотвратяване на допълнителното влошаване на състоянието й и възстановяване, когато това е практично.</text:span><text:bookmark-end text:name="__RefHeading__1843_970456079"/></text:p>
      <text:p text:style-name="P4"><text:bookmark-start text:name="__RefHeading__1845_970456079"/>Зообентосните съобщества влизат в критериите за качество на 4 от тези дескриптори:<text:bookmark-end text:name="__RefHeading__1845_970456079"/></text:p>
      <text:list xml:id="list7759478985258629979" text:style-name="L11">
        <text:list-item>
          <text:list>
            <text:list-item>
              <text:p text:style-name="P25"><text:bookmark-start text:name="__RefHeading__1847_970456079"/>Д<text:span text:style-name="T140">ескриптор </text:span>1: „Биологичното разнообразие се поддържа. Качеството и срещането на местообитанията, както и разпределението и числеността на видовете съответстват на преобладаващите физиографски, географски и климатични условия.”<text:bookmark-end text:name="__RefHeading__1847_970456079"/></text:p>
            </text:list-item>
            <text:list-item>
              <text:p text:style-name="P25"><text:bookmark-start text:name="__RefHeading__1849_970456079"/>Д<text:span text:style-name="T140">ескриптор </text:span>2: „Чуждите видове, внесени в резултат на човешки дейности, са на равнища, които не предизвикват неблагоприятни промени в екосистемата.”<text:bookmark-end text:name="__RefHeading__1849_970456079"/></text:p>
            </text:list-item>
            <text:list-item>
              <text:p text:style-name="P25"><text:bookmark-start text:name="__RefHeading__1851_970456079"/>Д<text:span text:style-name="T140">ескриптор </text:span>4: „Всички елементи на морските хранителни мрежи се проявяват, доколкото са познати, се срещат с нормална численост и разнообразие и на равнища, които са в състояние да гарантират дългосрочната численост на видовете и запазването на тяхната пълна възпроизводителна способност.<text:bookmark-end text:name="__RefHeading__1851_970456079"/></text:p>
            </text:list-item>
            <text:list-item>
              <text:p text:style-name="P25"><text:bookmark-start text:name="__RefHeading__1853_970456079"/>Д<text:span text:style-name="T140">ескриптор </text:span>6: „Целостта на морското дъно е на равнище, което позволява запазването на структурата и функциите на екосистемите, и по-специално бентосните екосистеми не са засегнати по неблагоприятен начин.”<text:bookmark-end text:name="__RefHeading__1853_970456079"/></text:p>
            </text:list-item>
          </text:list>
        </text:list-item>
      </text:list>
      <text:p text:style-name="P4"/>
      <text:p text:style-name="P4"><text:bookmark-start text:name="__RefHeading__1855_970456079"/><text:span text:style-name="T60">РДВ </text:span><text:span text:style-name="T33">и </text:span><text:span text:style-name="T60">РДМС </text:span><text:span text:style-name="T33">се заст</text:span><text:span text:style-name="T36">ъпват</text:span><text:span text:style-name="T33"> в крайбрежната морска зона: първата се отнася до морските водни тела в рамките на 1 морска миля от брега, а втората разширява покритието до границата на териториалните води на държавите членки. Двете директиви имат сходна </text:span><text:soft-page-break/><text:span text:style-name="T33">цел - </text:span><text:span text:style-name="T60">РДМС</text:span><text:span text:style-name="T33"> се фокусира върху постигането на добро състояние (</text:span><text:span text:style-name="T26">Good</text:span><text:span text:style-name="T33"> </text:span><text:span text:style-name="T26">Environmental</text:span><text:span text:style-name="T33"> </text:span><text:span text:style-name="T26">Status</text:span><text:span text:style-name="T33">) на морските води, а </text:span><text:span text:style-name="T60">РДВ</text:span><text:span text:style-name="T33"> – добро екологично и химично състояние (</text:span><text:span text:style-name="T26">Good</text:span><text:span text:style-name="T33"> </text:span><text:span text:style-name="T26">Ecological</text:span><text:span text:style-name="T33"> </text:span><text:span text:style-name="T26">and</text:span><text:span text:style-name="T33"> </text:span><text:span text:style-name="T26">Chemical</text:span><text:span text:style-name="T33"> </text:span><text:span text:style-name="T26">Status</text:span><text:span text:style-name="T33">). Въпреки че дефинициите за доброто състояние по всяка от двете директиви не са еквивалентни, те до голяма степен се припокриват – особено във връзка с химичното качество на водите, ефектите на обогатяването им с биогени (еутрофикация), както и в </text:span><office:annotation office:name="__Fieldmark__14515_119404090"><dc:creator>K </dc:creator><dc:date>2015-11-14T12:24:04</dc:date><text:list text:style-name=""><text:list-item><text:p>кои?</text:p></text:list-item></text:list></office:annotation><text:span text:style-name="T33">някои аспекти</text:span><office:annotation-end office:name="__Fieldmark__14515_119404090"/><text:span text:style-name="T33"> на екологичното и хидроморфологичното качество.</text:span><text:bookmark-end text:name="__RefHeading__1855_970456079"/></text:p>
      <text:p text:style-name="P4"><text:bookmark-start text:name="__RefHeading__1857_970456079"/>Основната разлика между директивите е по-широкият обхват на доброто състояние по <text:span text:style-name="T166">РДМС</text:span> - включва <text:span text:style-name="T166">п</text:span>о-голям набор от елементи на биоразнообразието и натиски за крайбрежните води, които <text:span text:style-name="T166">РДВ</text:span> не отчита. Примери за това са шумовото замърсяване, отпадъците, повечето комерсиално експлоатирани видове риби, морските бозайници. Мащабите на оценяване на състоянието също са различни – <text:span text:style-name="T166">РДМС</text:span> изисква достигането на добро състояние на <text:span text:style-name="T119">нивото на </text:span>морски региони или подрегиони, докато <text:span text:style-name="T166">РДВ</text:span> оценява състоянието на <text:span text:style-name="T119">нивото на </text:span>отделните водни тела в крайбрежната зона.<text:bookmark-end text:name="__RefHeading__1857_970456079"/></text:p>
      <text:p text:style-name="P4"><text:bookmark-start text:name="__RefHeading__1859_970456079"/><text:span text:style-name="T33">Подходите на двете директиви към опазването на морската среда също са различни. </text:span><text:span text:style-name="T60">РДВ</text:span><text:span text:style-name="T33"> разделя екосистемите на съставните им части и оценява състоянието им поотделно, като цялостното състояние се определя от състоянието на най-лошия </text:span><office:annotation office:name="__Fieldmark__14522_119404090"><dc:creator>K </dc:creator><dc:date>2015-11-14T12:26:28</dc:date><text:list text:continue-numbering="true" text:style-name=""><text:list-item><text:p>критики с/у one out-all out t принцип...</text:p></text:list-item></text:list></office:annotation><text:span text:style-name="T33">елемент</text:span><office:annotation-end office:name="__Fieldmark__14522_119404090"/><text:span text:style-name="T33">. </text:span><text:span text:style-name="T60">РДМС</text:span><text:span text:style-name="T33"> от своя страна има по-функционален подход, базирайки се на 11-те дескриптора, които, взети заедно, определят доброто екологично </text:span><office:annotation office:name="__Fieldmark__14527_119404090"><dc:creator>K </dc:creator><dc:date>2015-11-14T12:27:06</dc:date><text:list text:continue-numbering="true" text:style-name=""><text:list-item><text:p>трудности на интегрирането на всички критерии в една обща оценка... </text:p></text:list-item></text:list></office:annotation><text:span text:style-name="T33">състояние</text:span><office:annotation-end office:name="__Fieldmark__14527_119404090"/><text:span text:style-name="T33">.</text:span><text:bookmark-end text:name="__RefHeading__1859_970456079"/></text:p>
      <text:p text:style-name="P4"><text:bookmark-start text:name="__RefHeading__1861_970456079"/>В крайбрежните води, където двете директиви се застъпват, <text:span text:style-name="T166">РДМС</text:span> предвижда прилагането само на тези аспекти от доброто състояние, които не се покриват от <text:span text:style-name="T166">РДВ</text:span> (т.е. шум, отпадъци, някои елементи на биоразнообразието). Добре е индикаторите за състояние да се подберат така, че да са съгласувани колкото е възможно повече с вече съществуващите критерии и индикатори за <text:span text:style-name="T166">РДВ</text:span>. Тези методи могат да се използват за определянето на екологичното състояние, но ще трябва да се приложат като част от по-широкомащабна схема на оценяване (не само за отделните водни тела). По подобен начин благоприятният консервационен статус по Д<text:span text:style-name="T166">Х</text:span> може да бъде включен като една от целите на <text:span text:style-name="T166">РДМС</text:span>, като постигането му ще покрие част от критериите за добро състояние на морската среда, но също така ще трябва да се добавят и други елементи на биоразнообразието.<text:bookmark-end text:name="__RefHeading__1861_970456079"/></text:p>
      <text:p text:style-name="P4"><text:bookmark-start text:name="__RefHeading__1863_970456079"/><text:span text:style-name="T33">Системите за класификация и на трите директиви определят обща цел, която трябва да бъде постигната (независимо от броя на класовете за качество): </text:span><text:span text:style-name="T20">Good</text:span><text:span text:style-name="T33"> </text:span><text:span text:style-name="T20">Ecological</text:span><text:span text:style-name="T33"> </text:span><text:span text:style-name="T26">Status</text:span><text:span text:style-name="T33">, </text:span><text:span text:style-name="T26">Favourable</text:span><text:span text:style-name="T33"> </text:span><text:span text:style-name="T26">Conservation</text:span><text:span text:style-name="T33"> </text:span><text:span text:style-name="T26">Status</text:span><text:span text:style-name="T33">, </text:span><text:span text:style-name="T26">Good</text:span><text:span text:style-name="T33"> </text:span><text:span text:style-name="T20">Environmental</text:span><text:span text:style-name="T33"> </text:span><text:span text:style-name="T20">Status</text:span><text:span text:style-name="T33">. Тези цели се допълват, но са дефинирани по различен начин в директивите. По същество обаче границата на целевото състояние на даден хабитат е само една – между приемливо и неприемливо състояние.</text:span><text:bookmark-end text:name="__RefHeading__1863_970456079"/></text:p>
      <text:p text:style-name="P4"><text:bookmark-start text:name="__RefHeading__1865_970456079"/><text:span text:style-name="T102"><text:sequence-ref text:reference-format="category-and-value" text:ref-name="refФиг.1">Фиг. 2</text:sequence-ref></text:span><text:span text:style-name="T102"> </text:span><text:span text:style-name="T33">представя примерното съответствие между класовете, използвани в </text:span><text:span text:style-name="T60">РДМС</text:span><text:span text:style-name="T33">, </text:span><text:span text:style-name="T60">РДВ</text:span><text:span text:style-name="T33"> и Д</text:span><text:span text:style-name="T60">Х</text:span><text:span text:style-name="T33">. За един и същи елемент за качество долната граница на целевото състояние по всяка от трите директиви не е непременно същата (т.е. състоянието на определен хабитат или съобщество може да е различно по смисъла на всяка от директивите).</text:span><text:bookmark-end text:name="__RefHeading__1865_970456079"/></text:p>
      <text:p text:style-name="P4"><draw:frame draw:style-name="fr2" draw:name="Frame1" text:anchor-type="paragraph" svg:width="15.699cm" draw:z-index="0"><draw:text-box fo:min-height="11.642cm"><text:p text:style-name="Thesis_5f_caption"><draw:frame draw:style-name="fr5" draw:name="Image1" text:anchor-type="paragraph" svg:width="15.699cm" style:rel-width="100%" svg:height="11.642cm" style:rel-height="scale" draw:z-index="1"><draw:image xlink:href="Pictures/10000201000003C0000002D0F1065E51.png" xlink:type="simple" xlink:show="embed" xlink:actuate="onLoad"/></draw:frame>Фиг. <text:sequence text:ref-name="refФиг.1" text:name="Фиг." text:formula="ooow:Фиг.+1" style:num-format="1">2</text:sequence>. Сравнение на класификациите за качество на средата по Рамковата Директива за Морската Стратегия (РДМС), Рамковата Директива за Водите (РДВ) и Директивата за Хабитатите (ДХ). <text:span text:style-name="T124">РДМС</text:span> разграничава 2 класа (добро и недобро състояние – Good Environmental Status, GEnS); за илюстрация е добавен и спектър от различни състояния от „Референтни условия” до „Унищожен/невъзстановим” хабитат. <text:span text:style-name="T124">РДВ</text:span> има 5 класа за оценка на екологичното състояние (Good Ecological Status, GES). Д<text:span text:style-name="T124">Х</text:span> има 3 класа за определяне на консервационния статус (Favourable Conservation Status, FCS). Формално не е определено съответствие между тези класове или техните граници, т.е. GEnS, GES и FCS, определени например на базата на макрозообентосните съобщества, не отговарят непременно на едно и също качество на средата. Адаптирано от Cochrane et al. <text:reference-mark-start text:name="ZOTERO_ITEM CSL_CITATION {&quot;citationID&quot;:&quot;qm84nvtk3&quot;,&quot;properties&quot;:{&quot;formattedCitation&quot;:&quot;(2010)&quot;,&quot;plainCitation&quot;:&quot;(2010)&quot;},&quot;citationItems&quot;:[{&quot;id&quot;:73,&quot;uris&quot;:[&quot;http://zotero.org/users/976121/items/3IMCSFD5&quot;],&quot;uri&quot;:[&quot;http://zotero.org/users/976121/items/3IMCSFD5&quot;],&quot;itemData&quot;:{&quot;id&quot;:73,&quot;type&quot;:&quot;report&quot;,&quot;title&quot;:&quot;Marine strategy framework directive. Task group 1 Report: Biological diversity&quot;,&quot;collection-title&quot;:&quot;JRC Scientific and Technical Reports&quot;,&quot;publisher&quot;:&quot;JRC-ICES&quot;,&quot;publisher-place&quot;:&quot;Luxembourg&quot;,&quot;page&quot;:&quot;115&quot;,&quot;genre&quot;:&quot;Joint Report&quot;,&quot;event-place&quot;:&quot;Luxembourg&quot;,&quot;number&quot;:&quot;EUR 24337 EN&quot;,&quot;author&quot;:[{&quot;family&quot;:&quot;Cochrane&quot;,&quot;given&quot;:&quot;S.&quot;},{&quot;family&quot;:&quot;Connor&quot;,&quot;given&quot;:&quot;D. W.&quot;},{&quot;family&quot;:&quot;Nilsson&quot;,&quot;given&quot;:&quot;P.&quot;},{&quot;family&quot;:&quot;Mitchell&quot;,&quot;given&quot;:&quot;I.&quot;},{&quot;family&quot;:&quot;Reker&quot;,&quot;given&quot;:&quot;J.&quot;},{&quot;family&quot;:&quot;Franco&quot;,&quot;given&quot;:&quot;J.&quot;},{&quot;family&quot;:&quot;Valavanis&quot;,&quot;given&quot;:&quot;V.&quot;},{&quot;family&quot;:&quot;Moncheva&quot;,&quot;given&quot;:&quot;S.&quot;},{&quot;family&quot;:&quot;Ekebom&quot;,&quot;given&quot;:&quot;J.&quot;},{&quot;family&quot;:&quot;Nygaard&quot;,&quot;given&quot;:&quot;K.&quot;},{&quot;family&quot;:&quot;Serrao Santos&quot;,&quot;given&quot;:&quot;R.&quot;},{&quot;family&quot;:&quot;Narberhaus&quot;,&quot;given&quot;:&quot;I.&quot;},{&quot;family&quot;:&quot;Packelser&quot;,&quot;given&quot;:&quot;T.&quot;},{&quot;family&quot;:&quot;Bund&quot;,&quot;given&quot;:&quot;W.&quot;,&quot;non-dropping-particle&quot;:&quot;van de&quot;},{&quot;family&quot;:&quot;Cardoso&quot;,&quot;given&quot;:&quot;A. C.&quot;}],&quot;issued&quot;:{&quot;date-parts&quot;:[[&quot;2010&quot;]]}},&quot;suppress-author&quot;:true}],&quot;schema&quot;:&quot;https://github.com/citation-style-language/schema/raw/master/csl-citation.json&quot;} RNDCl0F0IT30M"/>(2010)<text:reference-mark-end text:name="ZOTERO_ITEM CSL_CITATION {&quot;citationID&quot;:&quot;qm84nvtk3&quot;,&quot;properties&quot;:{&quot;formattedCitation&quot;:&quot;(2010)&quot;,&quot;plainCitation&quot;:&quot;(2010)&quot;},&quot;citationItems&quot;:[{&quot;id&quot;:73,&quot;uris&quot;:[&quot;http://zotero.org/users/976121/items/3IMCSFD5&quot;],&quot;uri&quot;:[&quot;http://zotero.org/users/976121/items/3IMCSFD5&quot;],&quot;itemData&quot;:{&quot;id&quot;:73,&quot;type&quot;:&quot;report&quot;,&quot;title&quot;:&quot;Marine strategy framework directive. Task group 1 Report: Biological diversity&quot;,&quot;collection-title&quot;:&quot;JRC Scientific and Technical Reports&quot;,&quot;publisher&quot;:&quot;JRC-ICES&quot;,&quot;publisher-place&quot;:&quot;Luxembourg&quot;,&quot;page&quot;:&quot;115&quot;,&quot;genre&quot;:&quot;Joint Report&quot;,&quot;event-place&quot;:&quot;Luxembourg&quot;,&quot;number&quot;:&quot;EUR 24337 EN&quot;,&quot;author&quot;:[{&quot;family&quot;:&quot;Cochrane&quot;,&quot;given&quot;:&quot;S.&quot;},{&quot;family&quot;:&quot;Connor&quot;,&quot;given&quot;:&quot;D. W.&quot;},{&quot;family&quot;:&quot;Nilsson&quot;,&quot;given&quot;:&quot;P.&quot;},{&quot;family&quot;:&quot;Mitchell&quot;,&quot;given&quot;:&quot;I.&quot;},{&quot;family&quot;:&quot;Reker&quot;,&quot;given&quot;:&quot;J.&quot;},{&quot;family&quot;:&quot;Franco&quot;,&quot;given&quot;:&quot;J.&quot;},{&quot;family&quot;:&quot;Valavanis&quot;,&quot;given&quot;:&quot;V.&quot;},{&quot;family&quot;:&quot;Moncheva&quot;,&quot;given&quot;:&quot;S.&quot;},{&quot;family&quot;:&quot;Ekebom&quot;,&quot;given&quot;:&quot;J.&quot;},{&quot;family&quot;:&quot;Nygaard&quot;,&quot;given&quot;:&quot;K.&quot;},{&quot;family&quot;:&quot;Serrao Santos&quot;,&quot;given&quot;:&quot;R.&quot;},{&quot;family&quot;:&quot;Narberhaus&quot;,&quot;given&quot;:&quot;I.&quot;},{&quot;family&quot;:&quot;Packelser&quot;,&quot;given&quot;:&quot;T.&quot;},{&quot;family&quot;:&quot;Bund&quot;,&quot;given&quot;:&quot;W.&quot;,&quot;non-dropping-particle&quot;:&quot;van de&quot;},{&quot;family&quot;:&quot;Cardoso&quot;,&quot;given&quot;:&quot;A. C.&quot;}],&quot;issued&quot;:{&quot;date-parts&quot;:[[&quot;2010&quot;]]}},&quot;suppress-author&quot;:true}],&quot;schema&quot;:&quot;https://github.com/citation-style-language/schema/raw/master/csl-citation.json&quot;} RNDCl0F0IT30M"/>.</text:p></draw:text-box></draw:frame><text:soft-page-break/></text:p>
      <text:list xml:id="list212555135055113" text:continue-list="list212556226679163" text:style-name="Thesis_5f_numbering">
        <text:list-item>
          <text:list>
            <text:list-item>
              <text:list>
                <text:list-item>
                  <text:p text:style-name="Thesis_5f_Heading3"><text:bookmark-start text:name="__RefHeading__8928_970456079"/><text:bookmark-start text:name="__RefHeading__6886_970456079"/><text:span text:style-name="T145">Б</text:span>иотични индекси, <text:span text:style-name="T145">базирани на макрозообентоса</text:span><text:bookmark-end text:name="__RefHeading__8928_970456079"/><text:bookmark-end text:name="__RefHeading__6886_970456079"/></text:p>
                </text:list-item>
              </text:list>
            </text:list-item>
          </text:list>
        </text:list-item>
      </text:list>
      <text:p text:style-name="Thesis_5f_body"><text:span text:style-name="T153">В</text:span><text:span text:style-name="T152">ъв връзка с целите на европейските директиви за качество на водите </text:span><text:span text:style-name="T153">са разработени редица биотични индекси, базирани на макрозообентосните съобщества </text:span><text:reference-mark-start text:name="ZOTERO_ITEM CSL_CITATION {&quot;citationID&quot;:&quot;20dfs9fog2&quot;,&quot;properties&quot;:{&quot;unsorted&quot;:true,&quot;formattedCitation&quot;:&quot;(Diaz et al., 2004; Birk et al., 2012)&quot;,&quot;plainCitation&quot;:&quot;(Diaz et al., 2004; Birk et al., 2012)&quot;},&quot;citationItems&quot;:[{&quot;id&quot;:668,&quot;uris&quot;:[&quot;http://zotero.org/users/976121/items/E4V5TPBB&quot;],&quot;uri&quot;:[&quot;http://zotero.org/users/976121/items/E4V5TPBB&quot;],&quot;itemData&quot;:{&quot;id&quot;:668,&quot;type&quot;:&quot;article-journal&quot;,&quot;title&quot;:&quot;A review of approaches for classifying benthic habitats and evaluating habitat quality&quot;,&quot;container-title&quot;:&quot;Journal of Environmental Management&quot;,&quot;page&quot;:&quot;165–181&quot;,&quot;volume&quot;:&quot;73&quot;,&quot;issue&quot;:&quot;3&quot;,&quot;ISSN&quot;:&quot;0301-4797&quot;,&quot;author&quot;:[{&quot;family&quot;:&quot;Diaz&quot;,&quot;given&quot;:&quot;R. J.&quot;},{&quot;family&quot;:&quot;Solan&quot;,&quot;given&quot;:&quot;M.&quot;},{&quot;family&quot;:&quot;Valente&quot;,&quot;given&quot;:&quot;R. M.&quot;}],&quot;issued&quot;:{&quot;date-parts&quot;:[[&quot;2004&quot;]]}}},{&quot;id&quot;:1939,&quot;uris&quot;:[&quot;http://zotero.org/users/976121/items/5MRZ842I&quot;],&quot;uri&quot;:[&quot;http://zotero.org/users/976121/items/5MRZ842I&quot;],&quot;itemData&quot;:{&quot;id&quot;:1939,&quot;type&quot;:&quot;article-journal&quot;,&quot;title&quot;:&quot;Three hundred ways to assess Europe's surface waters: An almost complete overview of biological methods to implement the Water Framework Directive&quot;,&quot;container-title&quot;:&quot;Ecological Indicators&quot;,&quot;page&quot;:&quot;31-41&quot;,&quot;volume&quot;:&quot;18&quot;,&quot;source&quot;:&quot;ScienceDirect&quot;,&quot;abstract&quot;:&quot;According to the Water Framework Directive (WFD), the status of European surface waters is assessed using aquatic organism groups. Here we present an overview of 297 assessment methods, based on a questionnaire survey addressing authorities in all countries implementing the WFD. Twenty-eight countries reported on methods applied to rivers (30%), coastal waters (26%), lakes (25%) and transitional waters (19%). More than half of the methods are based on macroscopic plants (28%) or benthic invertebrates (26%); in addition, phytoplankton (21%), fish (15%) and phytobenthos (10%) were assessed. Countries of Central and Western Europe had developed almost all methods required for the WFD implementation. Two main sampling strategies were discernable: small-scale sampling of the taxonomically diverse groups of benthic invertebrates and phytobenthos that demand elaborate processing, versus large-scale sampling of vast, species-poor plant stands or the mobile fish fauna. About three-quarters of methods identified organisms to species-level while in particular phytoplankton-based methods used class- or phylum-level, or included no taxonomic information. Out of nine metric types distinguished, river methods used more sensitivity and trait metrics while for other water categories abundance metrics prevailed. Fish-based methods showed the highest number of metrics. Fifty-six percent of methods focussed on the detection of eutrophication and organic pollution, with shares decreasing from autotrophic to heterotrophic organism groups: phytoplankton &amp;gt; phytobenthos &amp;gt; macroscopic plants &amp;gt; benthic invertebrates &amp;gt; fish fauna. The order was almost reverse for hydrological or morphological deterioration: fish fauna and macroscopic plants &amp;gt; benthic invertebrates &amp;gt; phytoplankton &amp;gt; phytobenthos. These pressures were mainly assessed by methods applied to rivers and transitional waters. The pressure-impact relationship of about one-third of methods was not tested empirically with methods for transitional waters being the least validated. The strength of relationships differed significantly between organism groups and water categories. The correlation coefficients generally covered a broad range (&amp;lt;0.4 to &amp;gt;0.8), but on average with the pattern: phytoplankton &amp;gt; macroscopic plants &amp;gt; benthic invertebrates &amp;gt; phytobenthos and fish fauna. In terms of water categories the following order resulted: coastal waters &amp;gt; lakes &amp;gt; transitional waters &amp;gt; rivers. Status boundaries were mostly defined using statistical approaches. We advocate better reflection of the necessary sampling effort and precision, full validations of pressure-impact relationships and an implementation of more ecological components into classification.&quot;,&quot;DOI&quot;:&quot;10.1016/j.ecolind.2011.10.009&quot;,&quot;ISSN&quot;:&quot;1470-160X&quot;,&quot;shortTitle&quot;:&quot;Three hundred ways to assess Europe's surface waters&quot;,&quot;journalAbbreviation&quot;:&quot;Ecological Indicators&quot;,&quot;author&quot;:[{&quot;family&quot;:&quot;Birk&quot;,&quot;given&quot;:&quot;Sebastian&quot;},{&quot;family&quot;:&quot;Bonne&quot;,&quot;given&quot;:&quot;Wendy&quot;},{&quot;family&quot;:&quot;Borja&quot;,&quot;given&quot;:&quot;Angel&quot;},{&quot;family&quot;:&quot;Brucet&quot;,&quot;given&quot;:&quot;Sandra&quot;},{&quot;family&quot;:&quot;Courrat&quot;,&quot;given&quot;:&quot;Anne&quot;},{&quot;family&quot;:&quot;Poikane&quot;,&quot;given&quot;:&quot;Sandra&quot;},{&quot;family&quot;:&quot;Solimini&quot;,&quot;given&quot;:&quot;Angelo&quot;},{&quot;family&quot;:&quot;Bund&quot;,&quot;given&quot;:&quot;Wouter&quot;,&quot;non-dropping-particle&quot;:&quot;van de&quot;},{&quot;family&quot;:&quot;Zampoukas&quot;,&quot;given&quot;:&quot;Nikolaos&quot;},{&quot;family&quot;:&quot;Hering&quot;,&quot;given&quot;:&quot;Daniel&quot;}],&quot;issued&quot;:{&quot;date-parts&quot;:[[&quot;2012&quot;]]}}}],&quot;schema&quot;:&quot;https://github.com/citation-style-language/schema/raw/master/csl-citation.json&quot;} RNDEvgTiwCpHq"/>(Diaz et al., 2004; Birk et al., 2012)<text:reference-mark-end text:name="ZOTERO_ITEM CSL_CITATION {&quot;citationID&quot;:&quot;20dfs9fog2&quot;,&quot;properties&quot;:{&quot;unsorted&quot;:true,&quot;formattedCitation&quot;:&quot;(Diaz et al., 2004; Birk et al., 2012)&quot;,&quot;plainCitation&quot;:&quot;(Diaz et al., 2004; Birk et al., 2012)&quot;},&quot;citationItems&quot;:[{&quot;id&quot;:668,&quot;uris&quot;:[&quot;http://zotero.org/users/976121/items/E4V5TPBB&quot;],&quot;uri&quot;:[&quot;http://zotero.org/users/976121/items/E4V5TPBB&quot;],&quot;itemData&quot;:{&quot;id&quot;:668,&quot;type&quot;:&quot;article-journal&quot;,&quot;title&quot;:&quot;A review of approaches for classifying benthic habitats and evaluating habitat quality&quot;,&quot;container-title&quot;:&quot;Journal of Environmental Management&quot;,&quot;page&quot;:&quot;165–181&quot;,&quot;volume&quot;:&quot;73&quot;,&quot;issue&quot;:&quot;3&quot;,&quot;ISSN&quot;:&quot;0301-4797&quot;,&quot;author&quot;:[{&quot;family&quot;:&quot;Diaz&quot;,&quot;given&quot;:&quot;R. J.&quot;},{&quot;family&quot;:&quot;Solan&quot;,&quot;given&quot;:&quot;M.&quot;},{&quot;family&quot;:&quot;Valente&quot;,&quot;given&quot;:&quot;R. M.&quot;}],&quot;issued&quot;:{&quot;date-parts&quot;:[[&quot;2004&quot;]]}}},{&quot;id&quot;:1939,&quot;uris&quot;:[&quot;http://zotero.org/users/976121/items/5MRZ842I&quot;],&quot;uri&quot;:[&quot;http://zotero.org/users/976121/items/5MRZ842I&quot;],&quot;itemData&quot;:{&quot;id&quot;:1939,&quot;type&quot;:&quot;article-journal&quot;,&quot;title&quot;:&quot;Three hundred ways to assess Europe's surface waters: An almost complete overview of biological methods to implement the Water Framework Directive&quot;,&quot;container-title&quot;:&quot;Ecological Indicators&quot;,&quot;page&quot;:&quot;31-41&quot;,&quot;volume&quot;:&quot;18&quot;,&quot;source&quot;:&quot;ScienceDirect&quot;,&quot;abstract&quot;:&quot;According to the Water Framework Directive (WFD), the status of European surface waters is assessed using aquatic organism groups. Here we present an overview of 297 assessment methods, based on a questionnaire survey addressing authorities in all countries implementing the WFD. Twenty-eight countries reported on methods applied to rivers (30%), coastal waters (26%), lakes (25%) and transitional waters (19%). More than half of the methods are based on macroscopic plants (28%) or benthic invertebrates (26%); in addition, phytoplankton (21%), fish (15%) and phytobenthos (10%) were assessed. Countries of Central and Western Europe had developed almost all methods required for the WFD implementation. Two main sampling strategies were discernable: small-scale sampling of the taxonomically diverse groups of benthic invertebrates and phytobenthos that demand elaborate processing, versus large-scale sampling of vast, species-poor plant stands or the mobile fish fauna. About three-quarters of methods identified organisms to species-level while in particular phytoplankton-based methods used class- or phylum-level, or included no taxonomic information. Out of nine metric types distinguished, river methods used more sensitivity and trait metrics while for other water categories abundance metrics prevailed. Fish-based methods showed the highest number of metrics. Fifty-six percent of methods focussed on the detection of eutrophication and organic pollution, with shares decreasing from autotrophic to heterotrophic organism groups: phytoplankton &amp;gt; phytobenthos &amp;gt; macroscopic plants &amp;gt; benthic invertebrates &amp;gt; fish fauna. The order was almost reverse for hydrological or morphological deterioration: fish fauna and macroscopic plants &amp;gt; benthic invertebrates &amp;gt; phytoplankton &amp;gt; phytobenthos. These pressures were mainly assessed by methods applied to rivers and transitional waters. The pressure-impact relationship of about one-third of methods was not tested empirically with methods for transitional waters being the least validated. The strength of relationships differed significantly between organism groups and water categories. The correlation coefficients generally covered a broad range (&amp;lt;0.4 to &amp;gt;0.8), but on average with the pattern: phytoplankton &amp;gt; macroscopic plants &amp;gt; benthic invertebrates &amp;gt; phytobenthos and fish fauna. In terms of water categories the following order resulted: coastal waters &amp;gt; lakes &amp;gt; transitional waters &amp;gt; rivers. Status boundaries were mostly defined using statistical approaches. We advocate better reflection of the necessary sampling effort and precision, full validations of pressure-impact relationships and an implementation of more ecological components into classification.&quot;,&quot;DOI&quot;:&quot;10.1016/j.ecolind.2011.10.009&quot;,&quot;ISSN&quot;:&quot;1470-160X&quot;,&quot;shortTitle&quot;:&quot;Three hundred ways to assess Europe's surface waters&quot;,&quot;journalAbbreviation&quot;:&quot;Ecological Indicators&quot;,&quot;author&quot;:[{&quot;family&quot;:&quot;Birk&quot;,&quot;given&quot;:&quot;Sebastian&quot;},{&quot;family&quot;:&quot;Bonne&quot;,&quot;given&quot;:&quot;Wendy&quot;},{&quot;family&quot;:&quot;Borja&quot;,&quot;given&quot;:&quot;Angel&quot;},{&quot;family&quot;:&quot;Brucet&quot;,&quot;given&quot;:&quot;Sandra&quot;},{&quot;family&quot;:&quot;Courrat&quot;,&quot;given&quot;:&quot;Anne&quot;},{&quot;family&quot;:&quot;Poikane&quot;,&quot;given&quot;:&quot;Sandra&quot;},{&quot;family&quot;:&quot;Solimini&quot;,&quot;given&quot;:&quot;Angelo&quot;},{&quot;family&quot;:&quot;Bund&quot;,&quot;given&quot;:&quot;Wouter&quot;,&quot;non-dropping-particle&quot;:&quot;van de&quot;},{&quot;family&quot;:&quot;Zampoukas&quot;,&quot;given&quot;:&quot;Nikolaos&quot;},{&quot;family&quot;:&quot;Hering&quot;,&quot;given&quot;:&quot;Daniel&quot;}],&quot;issued&quot;:{&quot;date-parts&quot;:[[&quot;2012&quot;]]}}}],&quot;schema&quot;:&quot;https://github.com/citation-style-language/schema/raw/master/csl-citation.json&quot;} RNDEvgTiwCpHq"/><text:span text:style-name="T152">. Въпреки че многомерните статистически методи отразяват изключително добре информацията </text:span><text:span text:style-name="T154">от първичните биологични и екологични изследвания</text:span><text:span text:style-name="T152">, те дават по-скоро качествена характеристика на съобществата, която е трудно да се изрази и класифицира като екологично състояние – едно от изискванията на </text:span><text:span text:style-name="T154">РДВ и РДМС</text:span><text:span text:style-name="T152">. В този смисъл индексите за оценка на екологичното състояние са по-полезни, </text:span><text:span text:style-name="T154">а също и по-разбираеми от широката публика</text:span><text:span text:style-name="T152">.</text:span></text:p>
      <text:p text:style-name="Thesis_5f_body"><text:span text:style-name="T152">В</text:span><text:span text:style-name="T147"> основата си това са многомерни методи, които разчитат на измерването и комбинирането на различни представителни за състоянието на средата параметри, с цел </text:span><text:soft-page-break/><text:span text:style-name="T147">да се получи </text:span><text:span text:style-name="T155">обща</text:span><text:span text:style-name="T147"> представа за това състояние. </text:span><text:span text:style-name="T155">М</text:span><text:span text:style-name="T147">ногомерните биотични индекси използват параметри, които се събират рутинно при бентосните мониторингови програми: видово богатство, биомаса, численост, присъствие/отсъствие на индикаторни видове или групи видове, както и основаващите се на тях индекси на биоразнообразие. Някои индекси изискват допълнителни параметри — </text:span><text:span text:style-name="T155">такъв е </text:span><text:span text:style-name="T147">напр</text:span><text:span text:style-name="T155">имер</text:span><text:span text:style-name="T147"> методът </text:span><text:span text:style-name="T160">Sediment</text:span><text:span text:style-name="T147"> </text:span><text:span text:style-name="T160">Profile</text:span><text:span text:style-name="T147"> </text:span><text:span text:style-name="T160">Imaging</text:span><text:span text:style-name="T147">, </text:span><text:span text:style-name="T155">при </text:span><text:span text:style-name="T147">който </text:span><text:span text:style-name="T155">се </text:span><text:span text:style-name="T147">опис</text:span><text:span text:style-name="T155">ват</text:span><text:span text:style-name="T147"> </text:span><text:span text:style-name="T155">и </text:span><text:span text:style-name="T147">различни структури на повърхността на седимента и в дълбочина, к</text:span><text:span text:style-name="T155">оито </text:span><text:span text:style-name="T147">дават индикация за присъствието и дейностите на организми-биотурбатори </text:span><text:reference-mark-start text:name="ZOTERO_ITEM CSL_CITATION {&quot;citationID&quot;:&quot;1i684dvsnh&quot;,&quot;properties&quot;:{&quot;formattedCitation&quot;:&quot;(Bona, 2006)&quot;,&quot;plainCitation&quot;:&quot;(Bona, 2006)&quot;},&quot;citationItems&quot;:[{&quot;id&quot;:2205,&quot;uris&quot;:[&quot;http://zotero.org/users/976121/items/ZD7IBBK7&quot;],&quot;uri&quot;:[&quot;http://zotero.org/users/976121/items/ZD7IBBK7&quot;],&quot;itemData&quot;:{&quot;id&quot;:2205,&quot;type&quot;:&quot;article-journal&quot;,&quot;title&quot;:&quot;Effect of seaweed proliferation on benthic habitat quality assessed by Sediment Profile Imaging&quot;,&quot;container-title&quot;:&quot;Journal of Marine Systems&quot;,&quot;collection-title&quot;:&quot;Sediment Profile Imagery Colloquium of Experts (SPICE)&quot;,&quot;page&quot;:&quot;142-151&quot;,&quot;volume&quot;:&quot;62&quot;,&quot;issue&quot;:&quot;3–4&quot;,&quot;source&quot;:&quot;ScienceDirect&quot;,&quot;abstract&quot;:&quot;Changes in sediment quality, with special reference to benthic habitat conditions resulting from macroalgae overgrowth, were studied in the Venice Lagoon, Italy. Data were collected biweekly in spring and summer from 1993 to 1998 and from 2001 to 2002, as part of the macroalgae growth control strategies managed by the Venice Water Authority-Consorzio Venezia Nuova. Benthic habitat conditions were studied by means of Sediment Profile Imaging, which allowed the collection of several variables: aRPD (apparent redox potential discontinuity), prism penetration depth, presence of anoxia on the surface of the sediment, presence of reduced gas bubbles, stage of benthic colonization. All these variables led to the calculation of an environmental index (Organism–Sediment Index, OSI), which was then related to physical variables and macroalgae abundance. Until 1996, the overall benthic habitat of the Venice Lagoon showed almost stressed conditions; from 1997, the seaweed biomass rapidly declined and the OSI increased significantly. The OSI seemed to be affected by seaweed biomass, sediment compactness and water depth. Macroalgae biomass greater than 4.5 kg/m2 led to the complete disappearance of stage III of benthic colonization; values as low as 0.70 kg m2 already had a severe impact on recolonization. SPI attributes indicated the main mechanisms that could have contributed to the benthic quality: seaweed proliferation is often followed by rapid decay of macroalgae biomass, especially when present in large amounts. The decrease in seaweed biomass often results in oxygen depletion in the water column and thus in the sediment, preventing complete benthic colonization. This research confirms the importance of in situ rapid reconnaissance surveys to assess the impact of eutrophication on the benthic habitat.&quot;,&quot;DOI&quot;:&quot;10.1016/j.jmarsys.2006.01.007&quot;,&quot;ISSN&quot;:&quot;0924-7963&quot;,&quot;journalAbbreviation&quot;:&quot;J. Marine Syst.&quot;,&quot;author&quot;:[{&quot;family&quot;:&quot;Bona&quot;,&quot;given&quot;:&quot;Francesca&quot;}],&quot;issued&quot;:{&quot;date-parts&quot;:[[&quot;2006&quot;]]}}}],&quot;schema&quot;:&quot;https://github.com/citation-style-language/schema/raw/master/csl-citation.json&quot;} RND5IrwwQCmzQ"/><text:span text:style-name="T147">(Bona, 2006)</text:span><text:reference-mark-end text:name="ZOTERO_ITEM CSL_CITATION {&quot;citationID&quot;:&quot;1i684dvsnh&quot;,&quot;properties&quot;:{&quot;formattedCitation&quot;:&quot;(Bona, 2006)&quot;,&quot;plainCitation&quot;:&quot;(Bona, 2006)&quot;},&quot;citationItems&quot;:[{&quot;id&quot;:2205,&quot;uris&quot;:[&quot;http://zotero.org/users/976121/items/ZD7IBBK7&quot;],&quot;uri&quot;:[&quot;http://zotero.org/users/976121/items/ZD7IBBK7&quot;],&quot;itemData&quot;:{&quot;id&quot;:2205,&quot;type&quot;:&quot;article-journal&quot;,&quot;title&quot;:&quot;Effect of seaweed proliferation on benthic habitat quality assessed by Sediment Profile Imaging&quot;,&quot;container-title&quot;:&quot;Journal of Marine Systems&quot;,&quot;collection-title&quot;:&quot;Sediment Profile Imagery Colloquium of Experts (SPICE)&quot;,&quot;page&quot;:&quot;142-151&quot;,&quot;volume&quot;:&quot;62&quot;,&quot;issue&quot;:&quot;3–4&quot;,&quot;source&quot;:&quot;ScienceDirect&quot;,&quot;abstract&quot;:&quot;Changes in sediment quality, with special reference to benthic habitat conditions resulting from macroalgae overgrowth, were studied in the Venice Lagoon, Italy. Data were collected biweekly in spring and summer from 1993 to 1998 and from 2001 to 2002, as part of the macroalgae growth control strategies managed by the Venice Water Authority-Consorzio Venezia Nuova. Benthic habitat conditions were studied by means of Sediment Profile Imaging, which allowed the collection of several variables: aRPD (apparent redox potential discontinuity), prism penetration depth, presence of anoxia on the surface of the sediment, presence of reduced gas bubbles, stage of benthic colonization. All these variables led to the calculation of an environmental index (Organism–Sediment Index, OSI), which was then related to physical variables and macroalgae abundance. Until 1996, the overall benthic habitat of the Venice Lagoon showed almost stressed conditions; from 1997, the seaweed biomass rapidly declined and the OSI increased significantly. The OSI seemed to be affected by seaweed biomass, sediment compactness and water depth. Macroalgae biomass greater than 4.5 kg/m2 led to the complete disappearance of stage III of benthic colonization; values as low as 0.70 kg m2 already had a severe impact on recolonization. SPI attributes indicated the main mechanisms that could have contributed to the benthic quality: seaweed proliferation is often followed by rapid decay of macroalgae biomass, especially when present in large amounts. The decrease in seaweed biomass often results in oxygen depletion in the water column and thus in the sediment, preventing complete benthic colonization. This research confirms the importance of in situ rapid reconnaissance surveys to assess the impact of eutrophication on the benthic habitat.&quot;,&quot;DOI&quot;:&quot;10.1016/j.jmarsys.2006.01.007&quot;,&quot;ISSN&quot;:&quot;0924-7963&quot;,&quot;journalAbbreviation&quot;:&quot;J. Marine Syst.&quot;,&quot;author&quot;:[{&quot;family&quot;:&quot;Bona&quot;,&quot;given&quot;:&quot;Francesca&quot;}],&quot;issued&quot;:{&quot;date-parts&quot;:[[&quot;2006&quot;]]}}}],&quot;schema&quot;:&quot;https://github.com/citation-style-language/schema/raw/master/csl-citation.json&quot;} RND5IrwwQCmzQ"/><text:span text:style-name="T147">.</text:span></text:p>
      <text:p text:style-name="Thesis_5f_body"><text:span text:style-name="T147">Измерените параметри могат да се използват и комбинират по различни начини според способността си да илюстрират определено ниво на </text:span><text:span text:style-name="T148">въздействие</text:span><text:span text:style-name="T147">. </text:span>Примери<text:span text:style-name="T160"> </text:span>за<text:span text:style-name="T160"> </text:span>такива<text:span text:style-name="T160"> </text:span>индекси<text:span text:style-name="T160"> </text:span>са<text:span text:style-name="T160"> BCI (Benthic Condition Index), </text:span><text:span text:style-name="T163">BIEC</text:span><text:span text:style-name="T160"> (Benthic Index of Estuarine Condition), EQI (Ecofunctional Quality Index), B-IBI (Benthic Index of Biotic Integrity)</text:span><office:annotation office:name="__Fieldmark__8816_970456079"><dc:creator>K </dc:creator><dc:date>2015-12-18T13:02:11</dc:date><text:list text:style-name=""><text:list-item><text:p>цитати...</text:p></text:list-item></text:list></office:annotation>.<office:annotation-end office:name="__Fieldmark__8816_970456079"/></text:p>
      <text:p text:style-name="Thesis_5f_body"><text:span text:style-name="T147">Друга група методи се базират върху сукцесията или присъствието или отсъствието на индикаторни видове. В морската среда по-често се използват съобществата като цяло, взимайки предвид групи от видове-индикатори. Изследвания в различни части на света показват, че съществува един общ модел на разпределение на съобщества</text:span><text:span text:style-name="T156">та</text:span><text:span text:style-name="T147"> според градиента на замърсяване </text:span><text:reference-mark-start text:name="ZOTERO_ITEM CSL_CITATION {&quot;citationID&quot;:&quot;anveoo212&quot;,&quot;properties&quot;:{&quot;formattedCitation&quot;:&quot;(Pearson and Rosenberg, 1978)&quot;,&quot;plainCitation&quot;:&quot;(Pearson and Rosenberg, 1978)&quot;},&quot;citationItems&quot;:[{&quot;id&quot;:1439,&quot;uris&quot;:[&quot;http://zotero.org/users/976121/items/TJPD8H54&quot;],&quot;uri&quot;:[&quot;http://zotero.org/users/976121/items/TJPD8H54&quot;],&quot;itemData&quot;:{&quot;id&quot;:1439,&quot;type&quot;:&quot;article-journal&quot;,&quot;title&quot;:&quot;Macrobenthic succession in relation to organic enrichment and pollution of the marine environment&quot;,&quot;container-title&quot;:&quot;Oceanography and Marine Biology: An Annual Review&quot;,&quot;page&quot;:&quot;229–311&quot;,&quot;volume&quot;:&quot;16&quot;,&quot;author&quot;:[{&quot;family&quot;:&quot;Pearson&quot;,&quot;given&quot;:&quot;T. H.&quot;},{&quot;family&quot;:&quot;Rosenberg&quot;,&quot;given&quot;:&quot;R.&quot;}],&quot;issued&quot;:{&quot;date-parts&quot;:[[&quot;1978&quot;]]}}}],&quot;schema&quot;:&quot;https://github.com/citation-style-language/schema/raw/master/csl-citation.json&quot;} RNDxnchoBDka2"/><text:span text:style-name="T147">(Pearson and Rosenberg, 1978)</text:span><text:reference-mark-end text:name="ZOTERO_ITEM CSL_CITATION {&quot;citationID&quot;:&quot;anveoo212&quot;,&quot;properties&quot;:{&quot;formattedCitation&quot;:&quot;(Pearson and Rosenberg, 1978)&quot;,&quot;plainCitation&quot;:&quot;(Pearson and Rosenberg, 1978)&quot;},&quot;citationItems&quot;:[{&quot;id&quot;:1439,&quot;uris&quot;:[&quot;http://zotero.org/users/976121/items/TJPD8H54&quot;],&quot;uri&quot;:[&quot;http://zotero.org/users/976121/items/TJPD8H54&quot;],&quot;itemData&quot;:{&quot;id&quot;:1439,&quot;type&quot;:&quot;article-journal&quot;,&quot;title&quot;:&quot;Macrobenthic succession in relation to organic enrichment and pollution of the marine environment&quot;,&quot;container-title&quot;:&quot;Oceanography and Marine Biology: An Annual Review&quot;,&quot;page&quot;:&quot;229–311&quot;,&quot;volume&quot;:&quot;16&quot;,&quot;author&quot;:[{&quot;family&quot;:&quot;Pearson&quot;,&quot;given&quot;:&quot;T. H.&quot;},{&quot;family&quot;:&quot;Rosenberg&quot;,&quot;given&quot;:&quot;R.&quot;}],&quot;issued&quot;:{&quot;date-parts&quot;:[[&quot;1978&quot;]]}}}],&quot;schema&quot;:&quot;https://github.com/citation-style-language/schema/raw/master/csl-citation.json&quot;} RNDxnchoBDka2"/><text:span text:style-name="T147">. Според него, най-силно замърсената зона е азоична; следват съобщества, доминирани от видове убиквисти, толерантни към замърсяването; с отслабването на замърсяването се появяват други, по-малко толерантни видове, докато се стигне до най-слабо замърсените зони, в които се наблюдават нормалните за средата съобщества. Тази последователност варира значително в зависимост от субстрата и условията на средата. Промените в съобществата не са резки, а постепенни и обикновено се проявяват като промени в числеността, биомасата и биоразнообразието на съобществата. </text:span><text:span text:style-name="T156">Това разпределение може да се наблюдава както в пространството, така и във времето, с постепенното възстановяване на съобществата при изчезване на въздействието.</text:span></text:p>
      <text:p text:style-name="Thesis_5f_body"><text:span text:style-name="T149">Базирайки се на гореописания модел на Pearson и Rosenberg са дефинирани </text:span><text:span text:style-name="T147">„екологични групи” </text:span><text:span text:style-name="T149">зообентосни организми </text:span><text:reference-mark-start text:name="ZOTERO_ITEM CSL_CITATION {&quot;citationID&quot;:&quot;25nr62hmts&quot;,&quot;properties&quot;:{&quot;formattedCitation&quot;:&quot;(Grall and Glemarec, 1997)&quot;,&quot;plainCitation&quot;:&quot;(Grall and Glemarec, 1997)&quot;},&quot;citationItems&quot;:[{&quot;id&quot;:1470,&quot;uris&quot;:[&quot;http://zotero.org/users/976121/items/TVP2Q5B9&quot;],&quot;uri&quot;:[&quot;http://zotero.org/users/976121/items/TVP2Q5B9&quot;],&quot;itemData&quot;:{&quot;id&quot;:1470,&quot;type&quot;:&quot;article-journal&quot;,&quot;title&quot;:&quot;Using biotic indices to estimate macrobenthic community perturbations in the Bay of Brest&quot;,&quot;container-title&quot;:&quot;Estuarine, Coastal and Shelf Science&quot;,&quot;page&quot;:&quot;43–53&quot;,&quot;volume&quot;:&quot;44&quot;,&quot;ISSN&quot;:&quot;02727714&quot;,&quot;author&quot;:[{&quot;family&quot;:&quot;Grall&quot;,&quot;given&quot;:&quot;J.&quot;},{&quot;family&quot;:&quot;Glemarec&quot;,&quot;given&quot;:&quot;M.&quot;}],&quot;issued&quot;:{&quot;date-parts&quot;:[[&quot;1997&quot;]]}}}],&quot;schema&quot;:&quot;https://github.com/citation-style-language/schema/raw/master/csl-citation.json&quot;} RNDBJLpM9xPnL"/><text:span text:style-name="T149">(Grall and Glemarec, 1997)</text:span><text:reference-mark-end text:name="ZOTERO_ITEM CSL_CITATION {&quot;citationID&quot;:&quot;25nr62hmts&quot;,&quot;properties&quot;:{&quot;formattedCitation&quot;:&quot;(Grall and Glemarec, 1997)&quot;,&quot;plainCitation&quot;:&quot;(Grall and Glemarec, 1997)&quot;},&quot;citationItems&quot;:[{&quot;id&quot;:1470,&quot;uris&quot;:[&quot;http://zotero.org/users/976121/items/TVP2Q5B9&quot;],&quot;uri&quot;:[&quot;http://zotero.org/users/976121/items/TVP2Q5B9&quot;],&quot;itemData&quot;:{&quot;id&quot;:1470,&quot;type&quot;:&quot;article-journal&quot;,&quot;title&quot;:&quot;Using biotic indices to estimate macrobenthic community perturbations in the Bay of Brest&quot;,&quot;container-title&quot;:&quot;Estuarine, Coastal and Shelf Science&quot;,&quot;page&quot;:&quot;43–53&quot;,&quot;volume&quot;:&quot;44&quot;,&quot;ISSN&quot;:&quot;02727714&quot;,&quot;author&quot;:[{&quot;family&quot;:&quot;Grall&quot;,&quot;given&quot;:&quot;J.&quot;},{&quot;family&quot;:&quot;Glemarec&quot;,&quot;given&quot;:&quot;M.&quot;}],&quot;issued&quot;:{&quot;date-parts&quot;:[[&quot;1997&quot;]]}}}],&quot;schema&quot;:&quot;https://github.com/citation-style-language/schema/raw/master/csl-citation.json&quot;} RNDBJLpM9xPnL"/>, обединяващи видовете според толерантността им <text:span text:style-name="T164">към замърсяване</text:span>. Тези групи служат за изчисляването на различни <text:span text:style-name="T164">биотични </text:span>индекси. <text:span text:style-name="T147"><text:sequence-ref text:reference-format="category-and-value" text:ref-name="refФиг.2">Фиг. 3</text:sequence-ref></text:span><text:span text:style-name="T147"> демонстрира изчисляването на </text:span><text:span text:style-name="T156">един такъв </text:span><text:span text:style-name="T147">биотич</text:span><text:span text:style-name="T156">е</text:span><text:span text:style-name="T147">н индекс — </text:span>AM<text:span text:style-name="T160">BI,</text:span><text:span text:style-name="T167"> </text:span><text:span text:style-name="T168">както </text:span><text:span text:style-name="T147">и съответствието на стойностите му с класовете за качество на </text:span><text:span text:style-name="T156">РДВ</text:span><text:span text:style-name="T147">.</text:span></text:p>
      <text:p text:style-name="Thesis_5f_body"><draw:frame draw:style-name="fr3" draw:name="Frame5" text:anchor-type="paragraph" svg:width="16.002cm" draw:z-index="2"><draw:text-box fo:min-height="11.83cm"><text:p text:style-name="P15"><draw:frame draw:style-name="fr6" draw:name="Image5" text:anchor-type="paragraph" svg:x="0cm" svg:y="0.212cm" svg:width="16.002cm" style:rel-width="100%" svg:height="11.83cm" style:rel-height="scale" draw:z-index="3"><draw:image xlink:href="../graphs/ambi-principle.png" xlink:type="simple" xlink:show="embed" xlink:actuate="onLoad"/></draw:frame>Фиг. <text:sequence text:ref-name="refФиг.2" text:name="Фиг." text:formula="ooow:Фиг.+1" style:num-format="1">3</text:sequence>. Биотичният индекс AMBI, връзката му с Biotic Index на Grall и Glémarec и екологичното състояние по <text:span text:style-name="T166">РДВ</text:span>. AMBI се базира на разпределянето на видовете в екологични групи според чувствителността им към въздействие на принципа на Biotic Index <text:reference-mark-start text:name="ZOTERO_ITEM CSL_CITATION {&quot;citationID&quot;:&quot;n59di7dhe&quot;,&quot;properties&quot;:{&quot;formattedCitation&quot;:&quot;(Grall and Glemarec, 1997)&quot;,&quot;plainCitation&quot;:&quot;(Grall and Glemarec, 1997)&quot;},&quot;citationItems&quot;:[{&quot;id&quot;:1470,&quot;uris&quot;:[&quot;http://zotero.org/users/976121/items/TVP2Q5B9&quot;],&quot;uri&quot;:[&quot;http://zotero.org/users/976121/items/TVP2Q5B9&quot;],&quot;itemData&quot;:{&quot;id&quot;:1470,&quot;type&quot;:&quot;article-journal&quot;,&quot;title&quot;:&quot;Using biotic indices to estimate macrobenthic community perturbations in the Bay of Brest&quot;,&quot;container-title&quot;:&quot;Estuarine, Coastal and Shelf Science&quot;,&quot;page&quot;:&quot;43–53&quot;,&quot;volume&quot;:&quot;44&quot;,&quot;ISSN&quot;:&quot;02727714&quot;,&quot;author&quot;:[{&quot;family&quot;:&quot;Grall&quot;,&quot;given&quot;:&quot;J.&quot;},{&quot;family&quot;:&quot;Glemarec&quot;,&quot;given&quot;:&quot;M.&quot;}],&quot;issued&quot;:{&quot;date-parts&quot;:[[&quot;1997&quot;]]}}}],&quot;schema&quot;:&quot;https://github.com/citation-style-language/schema/raw/master/csl-citation.json&quot;} RNDKIPuhLZRwG"/>(Grall and Glemarec, 1997)<text:reference-mark-end text:name="ZOTERO_ITEM CSL_CITATION {&quot;citationID&quot;:&quot;n59di7dhe&quot;,&quot;properties&quot;:{&quot;formattedCitation&quot;:&quot;(Grall and Glemarec, 1997)&quot;,&quot;plainCitation&quot;:&quot;(Grall and Glemarec, 1997)&quot;},&quot;citationItems&quot;:[{&quot;id&quot;:1470,&quot;uris&quot;:[&quot;http://zotero.org/users/976121/items/TVP2Q5B9&quot;],&quot;uri&quot;:[&quot;http://zotero.org/users/976121/items/TVP2Q5B9&quot;],&quot;itemData&quot;:{&quot;id&quot;:1470,&quot;type&quot;:&quot;article-journal&quot;,&quot;title&quot;:&quot;Using biotic indices to estimate macrobenthic community perturbations in the Bay of Brest&quot;,&quot;container-title&quot;:&quot;Estuarine, Coastal and Shelf Science&quot;,&quot;page&quot;:&quot;43–53&quot;,&quot;volume&quot;:&quot;44&quot;,&quot;ISSN&quot;:&quot;02727714&quot;,&quot;author&quot;:[{&quot;family&quot;:&quot;Grall&quot;,&quot;given&quot;:&quot;J.&quot;},{&quot;family&quot;:&quot;Glemarec&quot;,&quot;given&quot;:&quot;M.&quot;}],&quot;issued&quot;:{&quot;date-parts&quot;:[[&quot;1997&quot;]]}}}],&quot;schema&quot;:&quot;https://github.com/citation-style-language/schema/raw/master/csl-citation.json&quot;} RNDKIPuhLZRwG"/>. Всяка група получава стойност между 0 и 6 при изчислението; индексът AMBI е сборът от стойностите за всяка група и съответно варира между 0 и 6. За неповлияни съобщества са характерни ниски стойности на индекса, а за засегнати – високи стойности (адаптирано от Borja et al. <text:reference-mark-start text:name="ZOTERO_ITEM CSL_CITATION {&quot;citationID&quot;:&quot;CveCfxOw&quot;,&quot;properties&quot;:{&quot;formattedCitation&quot;:&quot;(2000)&quot;,&quot;plainCitation&quot;:&quot;(2000)&quot;},&quot;citationItems&quot;:[{&quot;id&quot;:332,&quot;uris&quot;:[&quot;http://zotero.org/users/976121/items/8PRNBBXC&quot;],&quot;uri&quot;:[&quot;http://zotero.org/users/976121/items/8PRNBBXC&quot;],&quot;itemData&quot;:{&quot;id&quot;:332,&quot;type&quot;:&quot;article-journal&quot;,&quot;title&quot;:&quot;A marine biotic index to establish the ecological quality of soft-bottom benthos within European estuarine and coastal environments&quot;,&quot;container-title&quot;:&quot;Marine Pollution Bulletin&quot;,&quot;page&quot;:&quot;1100–1114&quot;,&quot;volume&quot;:&quot;40&quot;,&quot;issue&quot;:&quot;12&quot;,&quot;ISSN&quot;:&quot;0025326X&quot;,&quot;author&quot;:[{&quot;family&quot;:&quot;Borja&quot;,&quot;given&quot;:&quot;A.&quot;},{&quot;family&quot;:&quot;Franco&quot;,&quot;given&quot;:&quot;J.&quot;},{&quot;family&quot;:&quot;Perez&quot;,&quot;given&quot;:&quot;V.&quot;}],&quot;issued&quot;:{&quot;date-parts&quot;:[[&quot;2000&quot;]]}},&quot;suppress-author&quot;:true}],&quot;schema&quot;:&quot;https://github.com/citation-style-language/schema/raw/master/csl-citation.json&quot;} RNDdHudq5ip1b"/>(2000)<text:reference-mark-end text:name="ZOTERO_ITEM CSL_CITATION {&quot;citationID&quot;:&quot;CveCfxOw&quot;,&quot;properties&quot;:{&quot;formattedCitation&quot;:&quot;(2000)&quot;,&quot;plainCitation&quot;:&quot;(2000)&quot;},&quot;citationItems&quot;:[{&quot;id&quot;:332,&quot;uris&quot;:[&quot;http://zotero.org/users/976121/items/8PRNBBXC&quot;],&quot;uri&quot;:[&quot;http://zotero.org/users/976121/items/8PRNBBXC&quot;],&quot;itemData&quot;:{&quot;id&quot;:332,&quot;type&quot;:&quot;article-journal&quot;,&quot;title&quot;:&quot;A marine biotic index to establish the ecological quality of soft-bottom benthos within European estuarine and coastal environments&quot;,&quot;container-title&quot;:&quot;Marine Pollution Bulletin&quot;,&quot;page&quot;:&quot;1100–1114&quot;,&quot;volume&quot;:&quot;40&quot;,&quot;issue&quot;:&quot;12&quot;,&quot;ISSN&quot;:&quot;0025326X&quot;,&quot;author&quot;:[{&quot;family&quot;:&quot;Borja&quot;,&quot;given&quot;:&quot;A.&quot;},{&quot;family&quot;:&quot;Franco&quot;,&quot;given&quot;:&quot;J.&quot;},{&quot;family&quot;:&quot;Perez&quot;,&quot;given&quot;:&quot;V.&quot;}],&quot;issued&quot;:{&quot;date-parts&quot;:[[&quot;2000&quot;]]}},&quot;suppress-author&quot;:true}],&quot;schema&quot;:&quot;https://github.com/citation-style-language/schema/raw/master/csl-citation.json&quot;} RNDdHudq5ip1b"/>).</text:p></draw:text-box></draw:frame><text:soft-page-break/></text:p>
      <text:p text:style-name="Thesis_5f_body"><text:span text:style-name="T157">Разработването и прилагането на биотичните</text:span><text:span text:style-name="T147"> индекси зависят от познаването в детайли на екологията на видовете. Една от </text:span><text:span text:style-name="T150">основните </text:span><text:span text:style-name="T147">критики към тях е субективността им, </text:span><text:span text:style-name="T150">особено при класифицирането на видовете в екологични групи по чувствителност (</text:span><text:span text:style-name="T151">REF?</text:span><text:span text:style-name="T150">)</text:span><text:span text:style-name="T147">. </text:span><text:span text:style-name="T157">Индексите</text:span><text:span text:style-name="T147"> са основно разработени за съобществата на мекото дъно, </text:span><text:span text:style-name="T157">тъй като те традиционно се използват за биондикация,</text:span><text:span text:style-name="T147"> и поне в началото – по отношение на обогатяването с органична материя като основ</text:span><text:span text:style-name="T150">е</text:span><text:span text:style-name="T147">н </text:span><text:span text:style-name="T150">натиск</text:span><text:span text:style-name="T147">. Впоследствие обаче те са изпробвани в различни </text:span><text:span text:style-name="T157">местообитания</text:span><text:span text:style-name="T147"> и за различни типове влияние, за да се потвърди валидността им и да се съгласуват класификациите на състоянието, </text:span><text:span text:style-name="T150">определени</text:span><text:span text:style-name="T147"> </text:span><text:span text:style-name="T150">по</text:span><text:span text:style-name="T147"> различни индекс</text:span><text:span text:style-name="T150">и</text:span><text:span text:style-name="T147"> </text:span><text:reference-mark-start text:name="ZOTERO_ITEM CSL_CITATION {&quot;citationID&quot;:&quot;1jmtmmeplu&quot;,&quot;properties&quot;:{&quot;formattedCitation&quot;:&quot;(A. Borja et al., 2008; Pinto et al., 2009; Simboura and Reizopoulou, 2008; Teixeira et al., 2012)&quot;,&quot;plainCitation&quot;:&quot;(A. Borja et al., 2008; Pinto et al., 2009; Simboura and Reizopoulou, 2008; Teixeira et al., 2012)&quot;},&quot;citationItems&quot;:[{&quot;id&quot;:1930,&quot;uris&quot;:[&quot;http://zotero.org/users/976121/items/4H8U3ZM5&quot;],&quot;uri&quot;:[&quot;http://zotero.org/users/976121/items/4H8U3ZM5&quot;],&quot;itemData&quot;:{&quot;id&quot;:1930,&quot;type&quot;:&quot;article-journal&quot;,&quot;title&quot;:&quot;Assessing estuarine benthic quality conditions in Chesapeake Bay: A comparison of three indices&quot;,&quot;container-title&quot;:&quot;Ecological Indicators&quot;,&quot;collection-title&quot;:&quot;Assessing the environmental quality status in estuarine and coastal systems: comparing methodologies and indices&quot;,&quot;page&quot;:&quot;395-403&quot;,&quot;volume&quot;:&quot;8&quot;,&quot;issue&quot;:&quot;4&quot;,&quot;source&quot;:&quot;ScienceDirect&quot;,&quot;abstract&quot;:&quot;Legislation in US and Europe has been adopted to determine the ecological integrity of estuarine and coastal waters, including, as one of the most relevant elements, the benthic macroinvertebrate communities. It has been recommended that greater emphasis should be placed on evaluating the suitability of existing indices prior to developing new ones. This study compares two widely used measures of ecological integrity, the Benthic Index of Biotic Integrity (B-IBI) developed in USA and the European AZTI's Marine Biotic Index (AMBI) and its multivariate extension, the M-AMBI. Specific objectives were to identify the frequency, magnitude, and nature of differences in assessment of Chesapeake Bay sites as ‘degraded’ or ‘undegraded’ by the indices. A dataset of 275 subtidal samples taken in 2003 from Chesapeake Bay were used in this comparison. Linear regression of B-IBI and AMBI, accounted for 24% of the variability; however, when evaluated by salinity regimes, the explained variability increased in polyhaline (38%), high mesohaline (38%), and low mesohaline (35%) habitats, remained similar in the tidal freshwater (25%), and decreased in oligohaline areas (17%). Using the M-AMBI, the explained variability increased to 43% for linear regression, and 54% for logarithmic regression. By salinity regime, the highest explained variability was found in high mesohaline and low polyhaline areas (53–63%), while the lowest explained variability was in the oligohaline and tidal freshwater areas (6–17%). The total disagreement between methods, in terms of degraded-undegraded classifications, was 28%, with high spatial levels of agreement. Our study suggests that different methodologies in assessing benthic quality can provide similar results even though these methods have been developed within different geographical areas.&quot;,&quot;DOI&quot;:&quot;10.1016/j.ecolind.2007.05.003&quot;,&quot;ISSN&quot;:&quot;1470-160X&quot;,&quot;shortTitle&quot;:&quot;Assessing estuarine benthic quality conditions in Chesapeake Bay&quot;,&quot;journalAbbreviation&quot;:&quot;Ecological Indicators&quot;,&quot;author&quot;:[{&quot;family&quot;:&quot;Borja&quot;,&quot;given&quot;:&quot;A.&quot;},{&quot;family&quot;:&quot;Dauer&quot;,&quot;given&quot;:&quot;D. M.&quot;},{&quot;family&quot;:&quot;Díaz&quot;,&quot;given&quot;:&quot;R.&quot;},{&quot;family&quot;:&quot;Llansó&quot;,&quot;given&quot;:&quot;R. J.&quot;},{&quot;family&quot;:&quot;Muxika&quot;,&quot;given&quot;:&quot;I.&quot;},{&quot;family&quot;:&quot;Rodríguez&quot;,&quot;given&quot;:&quot;J. G.&quot;},{&quot;family&quot;:&quot;Schaffner&quot;,&quot;given&quot;:&quot;L.&quot;}],&quot;issued&quot;:{&quot;date-parts&quot;:[[&quot;2008&quot;]]}}},{&quot;id&quot;:965,&quot;uris&quot;:[&quot;http://zotero.org/users/976121/items/JNQVXXDX&quot;],&quot;uri&quot;:[&quot;http://zotero.org/users/976121/items/JNQVXXDX&quot;],&quot;itemData&quot;:{&quot;id&quot;:965,&quot;type&quot;:&quot;article-journal&quot;,&quot;title&quot;:&quot;Review and evaluation of estuarine biotic indices to assess benthic condition&quot;,&quot;container-title&quot;:&quot;Ecological Indicators&quot;,&quot;page&quot;:&quot;1–25&quot;,&quot;volume&quot;:&quot;9&quot;,&quot;issue&quot;:&quot;1&quot;,&quot;ISSN&quot;:&quot;1470160X&quot;,&quot;author&quot;:[{&quot;family&quot;:&quot;Pinto&quot;,&quot;given&quot;:&quot;R.&quot;},{&quot;family&quot;:&quot;Patricio&quot;,&quot;given&quot;:&quot;J.&quot;},{&quot;family&quot;:&quot;Baeta&quot;,&quot;given&quot;:&quot;A.&quot;},{&quot;family&quot;:&quot;Fath&quot;,&quot;given&quot;:&quot;B. D.&quot;},{&quot;family&quot;:&quot;Neto&quot;,&quot;given&quot;:&quot;J. M.&quot;},{&quot;family&quot;:&quot;Marques&quot;,&quot;given&quot;:&quot;J. C.&quot;}],&quot;issued&quot;:{&quot;date-parts&quot;:[[&quot;2009&quot;]]}}},{&quot;id&quot;:1236,&quot;uris&quot;:[&quot;http://zotero.org/users/976121/items/QPAQ873C&quot;],&quot;uri&quot;:[&quot;http://zotero.org/users/976121/items/QPAQ873C&quot;],&quot;itemData&quot;:{&quot;id&quot;:1236,&quot;type&quot;:&quot;article-journal&quot;,&quot;title&quot;:&quot;An intercalibration of classification metrics of benthic macroinvertebrates in coastal and transitional ecosystems of the Eastern Mediterranean ecoregion (Greece)&quot;,&quot;container-title&quot;:&quot;Marine Pollution Bulletin&quot;,&quot;page&quot;:&quot;116–126&quot;,&quot;volume&quot;:&quot;56&quot;,&quot;issue&quot;:&quot;1&quot;,&quot;DOI&quot;:&quot;10.1016/j.marpolbul.2007.09.042&quot;,&quot;ISSN&quot;:&quot;0025-326X&quot;,&quot;journalAbbreviation&quot;:&quot;Mar. Pollut. Bull.&quot;,&quot;author&quot;:[{&quot;family&quot;:&quot;Simboura&quot;,&quot;given&quot;:&quot;N.&quot;},{&quot;family&quot;:&quot;Reizopoulou&quot;,&quot;given&quot;:&quot;S.&quot;}],&quot;issued&quot;:{&quot;date-parts&quot;:[[&quot;2008&quot;]]}}},{&quot;id&quot;:903,&quot;uris&quot;:[&quot;http://zotero.org/users/976121/items/IC4RJZKZ&quot;],&quot;uri&quot;:[&quot;http://zotero.org/users/976121/items/IC4RJZKZ&quot;],&quot;itemData&quot;:{&quot;id&quot;:903,&quot;type&quot;:&quot;article-journal&quot;,&quot;title&quot;:&quot;Calibration and validation of the AZTI's Marine Biotic Index (AMBI) for Southern California marine bays&quot;,&quot;container-title&quot;:&quot;Ecological Indicators&quot;,&quot;page&quot;:&quot;84-95&quot;,&quot;volume&quot;:&quot;12&quot;,&quot;issue&quot;:&quot;1&quot;,&quot;source&quot;:&quot;ScienceDirect&quot;,&quot;abstract&quot;:&quot;Benthic indices are useful indicators of sediment condition, but many indices are difficult to employ because they require large calibration datasets. The AZTI's Marine Biotic Index (AMBI) requires minimal local calibration, but it was developed in Europe and the validity of its extension to distant regions is unclear. Here we compare its performance in Southern California's marine bays with that of the Benthic Response Index (BRI), a locally derived data-intensive index. AMBI was calibrated in four ways: (1) using the original AMBI species’ classifications developed in Europe; (2) augmenting the original classifications with closely related taxa, following AMBI guidelines; (3) using local expertise to independently classify taxa; and (4) revision of the local expert classifications by European developers of the index. These approaches were applied to a 685 sample data set and assessed relative to the BRI by comparing samples’ classification from best to worst and by evaluating the level of agreement in assigning samples into four condition categories. The AMBI was validated against environmental proxies of disturbance and expert judgement, using consensus agreement about sample condition developed by nine benthic ecologists. The first AMBI approach did not work well, as only 24% of the 928 taxa were on the original AMBI species list, resulting in only 11% of the samples meeting the required 20% of classified individuals for AMBI application. The other approaches classified substantially more taxa, allowing application to 75–98% of the samples. Both of these approaches were significantly correlated with the BRI, though the correlations were lower than between the AMBI runs. None of the AMBI approaches, though, compared well with either the BRI or the validation data when placing samples into perturbation categories, with the AMBI having a greater central tendency. AMBI categorized less than 5% of the samples as reference compared to almost one-third of the samples by the experts or BRI, and substantially underestimating the number of severely affected samples. Species most responsible for disagreements between BRI and AMBI approaches were identified. Four modifications to enhance AMBI performance were identified: (1) incorporate local expertise in assigning ecological classifications, (2) use transformed abundance weighting to reduce the effect of dominant species, (3) calibrate the categorization scaling using expert judgement, and (4) use the AMBI in combination with other measures, such as the M-AMBI. The success of these modifications is specific to this study, but they are likely to enhance AMBI's performance worldwide.&quot;,&quot;DOI&quot;:&quot;10.1016/j.ecolind.2011.05.025&quot;,&quot;ISSN&quot;:&quot;1470-160X&quot;,&quot;journalAbbreviation&quot;:&quot;Ecological Indicators&quot;,&quot;author&quot;:[{&quot;family&quot;:&quot;Teixeira&quot;,&quot;given&quot;:&quot;Heliana&quot;},{&quot;family&quot;:&quot;Weisberg&quot;,&quot;given&quot;:&quot;Stephen B.&quot;},{&quot;family&quot;:&quot;Borja&quot;,&quot;given&quot;:&quot;Angel&quot;},{&quot;family&quot;:&quot;Ranasinghe&quot;,&quot;given&quot;:&quot;J. Ananda&quot;},{&quot;family&quot;:&quot;Cadien&quot;,&quot;given&quot;:&quot;Donald B.&quot;},{&quot;family&quot;:&quot;Velarde&quot;,&quot;given&quot;:&quot;Ronald G.&quot;},{&quot;family&quot;:&quot;Lovell&quot;,&quot;given&quot;:&quot;Lawrence L.&quot;},{&quot;family&quot;:&quot;Pasko&quot;,&quot;given&quot;:&quot;Dean&quot;},{&quot;family&quot;:&quot;Phillips&quot;,&quot;given&quot;:&quot;Charles A.&quot;},{&quot;family&quot;:&quot;Montagne&quot;,&quot;given&quot;:&quot;David E.&quot;},{&quot;family&quot;:&quot;Ritter&quot;,&quot;given&quot;:&quot;Kerry J.&quot;},{&quot;family&quot;:&quot;Salas&quot;,&quot;given&quot;:&quot;Fuensanta&quot;},{&quot;family&quot;:&quot;Marques&quot;,&quot;given&quot;:&quot;João C.&quot;}],&quot;issued&quot;:{&quot;date-parts&quot;:[[&quot;2012&quot;]]}}}],&quot;schema&quot;:&quot;https://github.com/citation-style-language/schema/raw/master/csl-citation.json&quot;} RNDV39TCEJVbD"/><text:span text:style-name="T147">(A. Borja et al., 2008; Pinto et al., 2009; Simboura and Reizopoulou, 2008; Teixeira et al., 2012)</text:span><text:reference-mark-end text:name="ZOTERO_ITEM CSL_CITATION {&quot;citationID&quot;:&quot;1jmtmmeplu&quot;,&quot;properties&quot;:{&quot;formattedCitation&quot;:&quot;(A. Borja et al., 2008; Pinto et al., 2009; Simboura and Reizopoulou, 2008; Teixeira et al., 2012)&quot;,&quot;plainCitation&quot;:&quot;(A. Borja et al., 2008; Pinto et al., 2009; Simboura and Reizopoulou, 2008; Teixeira et al., 2012)&quot;},&quot;citationItems&quot;:[{&quot;id&quot;:1930,&quot;uris&quot;:[&quot;http://zotero.org/users/976121/items/4H8U3ZM5&quot;],&quot;uri&quot;:[&quot;http://zotero.org/users/976121/items/4H8U3ZM5&quot;],&quot;itemData&quot;:{&quot;id&quot;:1930,&quot;type&quot;:&quot;article-journal&quot;,&quot;title&quot;:&quot;Assessing estuarine benthic quality conditions in Chesapeake Bay: A comparison of three indices&quot;,&quot;container-title&quot;:&quot;Ecological Indicators&quot;,&quot;collection-title&quot;:&quot;Assessing the environmental quality status in estuarine and coastal systems: comparing methodologies and indices&quot;,&quot;page&quot;:&quot;395-403&quot;,&quot;volume&quot;:&quot;8&quot;,&quot;issue&quot;:&quot;4&quot;,&quot;source&quot;:&quot;ScienceDirect&quot;,&quot;abstract&quot;:&quot;Legislation in US and Europe has been adopted to determine the ecological integrity of estuarine and coastal waters, including, as one of the most relevant elements, the benthic macroinvertebrate communities. It has been recommended that greater emphasis should be placed on evaluating the suitability of existing indices prior to developing new ones. This study compares two widely used measures of ecological integrity, the Benthic Index of Biotic Integrity (B-IBI) developed in USA and the European AZTI's Marine Biotic Index (AMBI) and its multivariate extension, the M-AMBI. Specific objectives were to identify the frequency, magnitude, and nature of differences in assessment of Chesapeake Bay sites as ‘degraded’ or ‘undegraded’ by the indices. A dataset of 275 subtidal samples taken in 2003 from Chesapeake Bay were used in this comparison. Linear regression of B-IBI and AMBI, accounted for 24% of the variability; however, when evaluated by salinity regimes, the explained variability increased in polyhaline (38%), high mesohaline (38%), and low mesohaline (35%) habitats, remained similar in the tidal freshwater (25%), and decreased in oligohaline areas (17%). Using the M-AMBI, the explained variability increased to 43% for linear regression, and 54% for logarithmic regression. By salinity regime, the highest explained variability was found in high mesohaline and low polyhaline areas (53–63%), while the lowest explained variability was in the oligohaline and tidal freshwater areas (6–17%). The total disagreement between methods, in terms of degraded-undegraded classifications, was 28%, with high spatial levels of agreement. Our study suggests that different methodologies in assessing benthic quality can provide similar results even though these methods have been developed within different geographical areas.&quot;,&quot;DOI&quot;:&quot;10.1016/j.ecolind.2007.05.003&quot;,&quot;ISSN&quot;:&quot;1470-160X&quot;,&quot;shortTitle&quot;:&quot;Assessing estuarine benthic quality conditions in Chesapeake Bay&quot;,&quot;journalAbbreviation&quot;:&quot;Ecological Indicators&quot;,&quot;author&quot;:[{&quot;family&quot;:&quot;Borja&quot;,&quot;given&quot;:&quot;A.&quot;},{&quot;family&quot;:&quot;Dauer&quot;,&quot;given&quot;:&quot;D. M.&quot;},{&quot;family&quot;:&quot;Díaz&quot;,&quot;given&quot;:&quot;R.&quot;},{&quot;family&quot;:&quot;Llansó&quot;,&quot;given&quot;:&quot;R. J.&quot;},{&quot;family&quot;:&quot;Muxika&quot;,&quot;given&quot;:&quot;I.&quot;},{&quot;family&quot;:&quot;Rodríguez&quot;,&quot;given&quot;:&quot;J. G.&quot;},{&quot;family&quot;:&quot;Schaffner&quot;,&quot;given&quot;:&quot;L.&quot;}],&quot;issued&quot;:{&quot;date-parts&quot;:[[&quot;2008&quot;]]}}},{&quot;id&quot;:965,&quot;uris&quot;:[&quot;http://zotero.org/users/976121/items/JNQVXXDX&quot;],&quot;uri&quot;:[&quot;http://zotero.org/users/976121/items/JNQVXXDX&quot;],&quot;itemData&quot;:{&quot;id&quot;:965,&quot;type&quot;:&quot;article-journal&quot;,&quot;title&quot;:&quot;Review and evaluation of estuarine biotic indices to assess benthic condition&quot;,&quot;container-title&quot;:&quot;Ecological Indicators&quot;,&quot;page&quot;:&quot;1–25&quot;,&quot;volume&quot;:&quot;9&quot;,&quot;issue&quot;:&quot;1&quot;,&quot;ISSN&quot;:&quot;1470160X&quot;,&quot;author&quot;:[{&quot;family&quot;:&quot;Pinto&quot;,&quot;given&quot;:&quot;R.&quot;},{&quot;family&quot;:&quot;Patricio&quot;,&quot;given&quot;:&quot;J.&quot;},{&quot;family&quot;:&quot;Baeta&quot;,&quot;given&quot;:&quot;A.&quot;},{&quot;family&quot;:&quot;Fath&quot;,&quot;given&quot;:&quot;B. D.&quot;},{&quot;family&quot;:&quot;Neto&quot;,&quot;given&quot;:&quot;J. M.&quot;},{&quot;family&quot;:&quot;Marques&quot;,&quot;given&quot;:&quot;J. C.&quot;}],&quot;issued&quot;:{&quot;date-parts&quot;:[[&quot;2009&quot;]]}}},{&quot;id&quot;:1236,&quot;uris&quot;:[&quot;http://zotero.org/users/976121/items/QPAQ873C&quot;],&quot;uri&quot;:[&quot;http://zotero.org/users/976121/items/QPAQ873C&quot;],&quot;itemData&quot;:{&quot;id&quot;:1236,&quot;type&quot;:&quot;article-journal&quot;,&quot;title&quot;:&quot;An intercalibration of classification metrics of benthic macroinvertebrates in coastal and transitional ecosystems of the Eastern Mediterranean ecoregion (Greece)&quot;,&quot;container-title&quot;:&quot;Marine Pollution Bulletin&quot;,&quot;page&quot;:&quot;116–126&quot;,&quot;volume&quot;:&quot;56&quot;,&quot;issue&quot;:&quot;1&quot;,&quot;DOI&quot;:&quot;10.1016/j.marpolbul.2007.09.042&quot;,&quot;ISSN&quot;:&quot;0025-326X&quot;,&quot;journalAbbreviation&quot;:&quot;Mar. Pollut. Bull.&quot;,&quot;author&quot;:[{&quot;family&quot;:&quot;Simboura&quot;,&quot;given&quot;:&quot;N.&quot;},{&quot;family&quot;:&quot;Reizopoulou&quot;,&quot;given&quot;:&quot;S.&quot;}],&quot;issued&quot;:{&quot;date-parts&quot;:[[&quot;2008&quot;]]}}},{&quot;id&quot;:903,&quot;uris&quot;:[&quot;http://zotero.org/users/976121/items/IC4RJZKZ&quot;],&quot;uri&quot;:[&quot;http://zotero.org/users/976121/items/IC4RJZKZ&quot;],&quot;itemData&quot;:{&quot;id&quot;:903,&quot;type&quot;:&quot;article-journal&quot;,&quot;title&quot;:&quot;Calibration and validation of the AZTI's Marine Biotic Index (AMBI) for Southern California marine bays&quot;,&quot;container-title&quot;:&quot;Ecological Indicators&quot;,&quot;page&quot;:&quot;84-95&quot;,&quot;volume&quot;:&quot;12&quot;,&quot;issue&quot;:&quot;1&quot;,&quot;source&quot;:&quot;ScienceDirect&quot;,&quot;abstract&quot;:&quot;Benthic indices are useful indicators of sediment condition, but many indices are difficult to employ because they require large calibration datasets. The AZTI's Marine Biotic Index (AMBI) requires minimal local calibration, but it was developed in Europe and the validity of its extension to distant regions is unclear. Here we compare its performance in Southern California's marine bays with that of the Benthic Response Index (BRI), a locally derived data-intensive index. AMBI was calibrated in four ways: (1) using the original AMBI species’ classifications developed in Europe; (2) augmenting the original classifications with closely related taxa, following AMBI guidelines; (3) using local expertise to independently classify taxa; and (4) revision of the local expert classifications by European developers of the index. These approaches were applied to a 685 sample data set and assessed relative to the BRI by comparing samples’ classification from best to worst and by evaluating the level of agreement in assigning samples into four condition categories. The AMBI was validated against environmental proxies of disturbance and expert judgement, using consensus agreement about sample condition developed by nine benthic ecologists. The first AMBI approach did not work well, as only 24% of the 928 taxa were on the original AMBI species list, resulting in only 11% of the samples meeting the required 20% of classified individuals for AMBI application. The other approaches classified substantially more taxa, allowing application to 75–98% of the samples. Both of these approaches were significantly correlated with the BRI, though the correlations were lower than between the AMBI runs. None of the AMBI approaches, though, compared well with either the BRI or the validation data when placing samples into perturbation categories, with the AMBI having a greater central tendency. AMBI categorized less than 5% of the samples as reference compared to almost one-third of the samples by the experts or BRI, and substantially underestimating the number of severely affected samples. Species most responsible for disagreements between BRI and AMBI approaches were identified. Four modifications to enhance AMBI performance were identified: (1) incorporate local expertise in assigning ecological classifications, (2) use transformed abundance weighting to reduce the effect of dominant species, (3) calibrate the categorization scaling using expert judgement, and (4) use the AMBI in combination with other measures, such as the M-AMBI. The success of these modifications is specific to this study, but they are likely to enhance AMBI's performance worldwide.&quot;,&quot;DOI&quot;:&quot;10.1016/j.ecolind.2011.05.025&quot;,&quot;ISSN&quot;:&quot;1470-160X&quot;,&quot;journalAbbreviation&quot;:&quot;Ecological Indicators&quot;,&quot;author&quot;:[{&quot;family&quot;:&quot;Teixeira&quot;,&quot;given&quot;:&quot;Heliana&quot;},{&quot;family&quot;:&quot;Weisberg&quot;,&quot;given&quot;:&quot;Stephen B.&quot;},{&quot;family&quot;:&quot;Borja&quot;,&quot;given&quot;:&quot;Angel&quot;},{&quot;family&quot;:&quot;Ranasinghe&quot;,&quot;given&quot;:&quot;J. Ananda&quot;},{&quot;family&quot;:&quot;Cadien&quot;,&quot;given&quot;:&quot;Donald B.&quot;},{&quot;family&quot;:&quot;Velarde&quot;,&quot;given&quot;:&quot;Ronald G.&quot;},{&quot;family&quot;:&quot;Lovell&quot;,&quot;given&quot;:&quot;Lawrence L.&quot;},{&quot;family&quot;:&quot;Pasko&quot;,&quot;given&quot;:&quot;Dean&quot;},{&quot;family&quot;:&quot;Phillips&quot;,&quot;given&quot;:&quot;Charles A.&quot;},{&quot;family&quot;:&quot;Montagne&quot;,&quot;given&quot;:&quot;David E.&quot;},{&quot;family&quot;:&quot;Ritter&quot;,&quot;given&quot;:&quot;Kerry J.&quot;},{&quot;family&quot;:&quot;Salas&quot;,&quot;given&quot;:&quot;Fuensanta&quot;},{&quot;family&quot;:&quot;Marques&quot;,&quot;given&quot;:&quot;João C.&quot;}],&quot;issued&quot;:{&quot;date-parts&quot;:[[&quot;2012&quot;]]}}}],&quot;schema&quot;:&quot;https://github.com/citation-style-language/schema/raw/master/csl-citation.json&quot;} RNDV39TCEJVbD"/><text:span text:style-name="T147">. Повечето приети </text:span><text:span text:style-name="T150">и интеркалибрирани </text:span><text:span text:style-name="T147">в Европа индекси включват някаква мярка за видово богатство, численост, разнообразие и функциониране на екосистемата – или чрез </text:span><text:span text:style-name="T157">оценка</text:span><text:span text:style-name="T147"> на функционални или трофични групи, или чрез чувствителността към замърсяване (особено органично) на видовете. Също така за оценка на състоянието може да се използват промените в организацията на </text:span><text:soft-page-break/><text:span text:style-name="T147">съобществата и трофичните връзки в тях. Целта е индексът или индексите да отразяват максимално добре евентуалните структурни и функционални промени в съобществата. </text:span></text:p>
      <text:p text:style-name="Thesis_5f_body"><text:span text:style-name="T33">В резултат на интеркалибрацията на методите за оценка на средата по смисъла на </text:span><text:span text:style-name="T60">РДВ</text:span><text:span text:style-name="T33">, проведена между България и Румъния, е взето решението за елемента за качество макрозообентос да се използва многомерния индекс </text:span><text:span text:style-name="T26">M</text:span><text:span text:style-name="T1">-</text:span><text:span text:style-name="T26">AMBI </text:span><text:reference-mark-start text:name="ZOTERO_ITEM CSL_CITATION {&quot;citationID&quot;:&quot;1ae8uq70d1&quot;,&quot;properties&quot;:{&quot;formattedCitation&quot;:&quot;(Trayanova et al., 2008)&quot;,&quot;plainCitation&quot;:&quot;(Trayanova et al., 2008)&quot;},&quot;citationItems&quot;:[{&quot;id&quot;:2682,&quot;uris&quot;:[&quot;http://zotero.org/users/976121/items/9I65INDW&quot;],&quot;uri&quot;:[&quot;http://zotero.org/users/976121/items/9I65INDW&quot;],&quot;itemData&quot;:{&quot;id&quot;:2682,&quot;type&quot;:&quot;chapter&quot;,&quot;title&quot;:&quot;Bulgaria&quot;,&quot;container-title&quot;:&quot;Water Framework Directive Intercalibration Technical Report, Part 3: Coastal and transitional waters&quot;,&quot;collection-title&quot;:&quot;JRC Scientific and Technical Reports&quot;,&quot;publisher&quot;:&quot;JRC&quot;,&quot;page&quot;:&quot;35-43&quot;,&quot;language&quot;:&quot;en&quot;,&quot;author&quot;:[{&quot;family&quot;:&quot;Trayanova&quot;,&quot;given&quot;:&quot;A.&quot;},{&quot;family&quot;:&quot;Todorova&quot;,&quot;given&quot;:&quot;V.&quot;},{&quot;family&quot;:&quot;Konsulova&quot;,&quot;given&quot;:&quot;T.&quot;}],&quot;editor&quot;:[{&quot;family&quot;:&quot;Carletti&quot;,&quot;given&quot;:&quot;A.&quot;},{&quot;family&quot;:&quot;Heiskanen&quot;,&quot;given&quot;:&quot;A. S.&quot;}],&quot;issued&quot;:{&quot;date-parts&quot;:[[&quot;2008&quot;]]}}}],&quot;schema&quot;:&quot;https://github.com/citation-style-language/schema/raw/master/csl-citation.json&quot;} RND3BTPz2nt7b"/>(Trayanova et al., 2008)<text:reference-mark-end text:name="ZOTERO_ITEM CSL_CITATION {&quot;citationID&quot;:&quot;1ae8uq70d1&quot;,&quot;properties&quot;:{&quot;formattedCitation&quot;:&quot;(Trayanova et al., 2008)&quot;,&quot;plainCitation&quot;:&quot;(Trayanova et al., 2008)&quot;},&quot;citationItems&quot;:[{&quot;id&quot;:2682,&quot;uris&quot;:[&quot;http://zotero.org/users/976121/items/9I65INDW&quot;],&quot;uri&quot;:[&quot;http://zotero.org/users/976121/items/9I65INDW&quot;],&quot;itemData&quot;:{&quot;id&quot;:2682,&quot;type&quot;:&quot;chapter&quot;,&quot;title&quot;:&quot;Bulgaria&quot;,&quot;container-title&quot;:&quot;Water Framework Directive Intercalibration Technical Report, Part 3: Coastal and transitional waters&quot;,&quot;collection-title&quot;:&quot;JRC Scientific and Technical Reports&quot;,&quot;publisher&quot;:&quot;JRC&quot;,&quot;page&quot;:&quot;35-43&quot;,&quot;language&quot;:&quot;en&quot;,&quot;author&quot;:[{&quot;family&quot;:&quot;Trayanova&quot;,&quot;given&quot;:&quot;A.&quot;},{&quot;family&quot;:&quot;Todorova&quot;,&quot;given&quot;:&quot;V.&quot;},{&quot;family&quot;:&quot;Konsulova&quot;,&quot;given&quot;:&quot;T.&quot;}],&quot;editor&quot;:[{&quot;family&quot;:&quot;Carletti&quot;,&quot;given&quot;:&quot;A.&quot;},{&quot;family&quot;:&quot;Heiskanen&quot;,&quot;given&quot;:&quot;A. S.&quot;}],&quot;issued&quot;:{&quot;date-parts&quot;:[[&quot;2008&quot;]]}}}],&quot;schema&quot;:&quot;https://github.com/citation-style-language/schema/raw/master/csl-citation.json&quot;} RND3BTPz2nt7b"/><text:span text:style-name="T33">. </text:span><office:annotation office:name="__Fieldmark__14709_119404090"><dc:creator>K </dc:creator><dc:date>2015-11-14T12:50:38</dc:date><text:list text:continue-numbering="true" text:style-name=""><text:list-item><text:p>вярно ли е? последно пак е в група 1..</text:p></text:list-item></text:list></office:annotation><text:span text:style-name="T70">Адаптирането на индекса за условията на Черно море включва преместването на полихетата </text:span><text:span text:style-name="T31">Aricidea</text:span><text:span text:style-name="T17"> </text:span><text:span text:style-name="T31">claudiae</text:span><text:span text:style-name="T18"> </text:span><text:span text:style-name="T70">от група </text:span><text:span text:style-name="T25">I</text:span><text:span text:style-name="T18"> </text:span><text:span text:style-name="T70">(много чувствителни видове) в група </text:span><text:span text:style-name="T25">III</text:span><text:span text:style-name="T18"> </text:span><text:span text:style-name="T70">(толерантни видове), тъй като в Черно море този вид характерно се среща заедно с толерантни и опортюнистични видове в условия на обогатяване с органична материя</text:span><text:span text:style-name="T18"> (</text:span><text:span text:style-name="T94">Todorova</text:span><text:span text:style-name="T91"> </text:span><text:span text:style-name="T94">et</text:span><text:span text:style-name="T91"> </text:span><text:span text:style-name="T94">al</text:span><text:span text:style-name="T91">., 2008</text:span><text:span text:style-name="T18">)</text:span><office:annotation-end office:name="__Fieldmark__14709_119404090"/><text:span text:style-name="T33">.</text:span></text:p>
      <text:p text:style-name="Thesis_5f_body"><text:bookmark-start text:name="__RefHeading__1869_970456079"/><text:span text:style-name="T33">Смята се, че в съвременни условия в българското Черно море няма напълно неповлияни от човешка дейност зони, които биха могли да се използват за референтни. Историческите данни за периода преди интензивното замърсяване през 1970-те са непълни и недостатъчно представителни, </text:span><text:span text:style-name="T39">тъй като са с предимно качествен характер и насочени към определени таксономични групи</text:span><text:span text:style-name="T33">. Затова, референтните стойности се определят на базата на данни от зони, които са възможно най-малко повлияни от човешките дейности </text:span><text:span text:style-name="T61">и се намират </text:span><text:span text:style-name="T33">най-малко в добро състояние </text:span><text:span text:style-name="T93">(REF)</text:span><text:span text:style-name="T33">. Граничните стойности на индексите за различните класове за качество са представени в </text:span><office:annotation office:name="__Fieldmark__14717_119404090"><dc:creator>K </dc:creator><dc:date>2015-11-14T13:45:57</dc:date><text:list text:continue-numbering="true" text:style-name=""><text:list-item><text:p>таблица гранични стойности на индексите + новите стойности!!</text:p></text:list-item></text:list></office:annotation><text:span text:style-name="T70">таблица … </text:span><office:annotation-end office:name="__Fieldmark__14717_119404090"/><text:span text:style-name="T33">. В резултат на последната интеркалибрация обаче са определени нови гранични стойности, които са изведени статистически и са съотнесени със степента на антропогенен натиск чрез индекса PIBS (</text:span><text:span text:style-name="T103">ref – intercalibration 2015</text:span><text:span text:style-name="T33">). </text:span><text:span text:style-name="T70">Новите гранични стойности по-добре отразяват …</text:span><text:bookmark-end text:name="__RefHeading__1869_970456079"/></text:p>
      <text:p text:style-name="Thesis_5f_body"><text:bookmark-start text:name="__RefHeading__1871_970456079"/><text:span text:style-name="T40">Така определените г</text:span><text:span text:style-name="T33">раници </text:span><text:span text:style-name="T40">за отлично</text:span><text:span text:style-name="T33">-добро и добро-умерено състояние при интеркалибрацията с</text:span><text:span text:style-name="T40">е</text:span><text:span text:style-name="T33"> баз</text:span><text:span text:style-name="T40">ират</text:span><text:span text:style-name="T33"> на данни за зоната на </text:span><text:span text:style-name="T70">дълбочина </text:span><text:span text:style-name="T18">&gt;</text:span><text:span text:style-name="T70">20 </text:span><text:span text:style-name="T87">m</text:span><text:span text:style-name="T70">;</text:span><text:span text:style-name="T33"> за крайбрежната </text:span><text:span text:style-name="T1">плитка зона (</text:span><text:span text:style-name="T18">&lt;20 </text:span><text:span text:style-name="T87">m</text:span><text:span text:style-name="T18"> и особено &lt;10 </text:span><text:span text:style-name="T87">m</text:span><text:span text:style-name="T1">), където биоразнообразието обикновено е по-ниско и често се наблюдава силно доминиране на няколко вида в съобществата </text:span><text:span text:style-name="T90">(Маринов 1990??)</text:span><text:span text:style-name="T1">, тези граници все още не са определени и оценката на качеството чрез индексите трябва да се прилага предпазливо</text:span><text:span text:style-name="T33">.</text:span><text:bookmark-end text:name="__RefHeading__1871_970456079"/></text:p>
      <text:p text:style-name="Thesis_5f_body"><text:bookmark-start text:name="__RefHeading__1873_970456079"/><text:span text:style-name="T33">При изготвянето на първоначалната оценка на морската среда за целите на </text:span><text:span text:style-name="T60">РДМС</text:span><text:span text:style-name="T33">, за българското Черно море формално са избрани индикатори за оценка на състоянието по всеки дескриптор, както и цели за доброто състояние по всеки от тях</text:span><text:span text:style-name="T1"> (</text:span><text:span text:style-name="T90">ref - </text:span><text:span text:style-name="T95">първоначален доклад морска директива... </text:span><text:span text:style-name="T1">)</text:span><text:span text:style-name="T33">:</text:span><text:bookmark-end text:name="__RefHeading__1873_970456079"/></text:p>
      <text:list xml:id="list4826312528756374096" text:style-name="L12">
        <text:list-item>
          <text:p text:style-name="P24"><text:bookmark-start text:name="__RefHeading__1875_970456079"/>биоразнообразие (Д1) – разпространение на зообентосните видове, размер и състояние на популациите, разпространение, площ и състояние на хабитатите. <text:s/><text:bookmark-end text:name="__RefHeading__1875_970456079"/></text:p>
        </text:list-item>
        <text:list-item>
          <text:p text:style-name="P24"><text:bookmark-start text:name="__RefHeading__1877_970456079"/>чужди видове, внесени в резултат от човешки дейности (Д2) – в случай, че са открити бентосни макробезгръбначни, определени като чужди и особено ако са инвазивни, присъствието им трябва да се вземе предвид при оценката на екологичното състояние.<text:bookmark-end text:name="__RefHeading__1877_970456079"/></text:p>
        </text:list-item>
        <text:list-item>
          <text:p text:style-name="P24"><text:bookmark-start text:name="__RefHeading__1879_970456079"/>хранителни мрежи (Д4) – предложен индикатор за критерия „численост/разпространение на ключови видове и групи” са тенденциите в числеността на функционално важни видове или групи (напр. биологични групи с висок оборот, видове, структуриращи хабитата, и др.).<text:bookmark-end text:name="__RefHeading__1879_970456079"/></text:p>
        </text:list-item>
        <text:list-item>
          <text:p text:style-name="P24"><text:bookmark-start text:name="__RefHeading__1881_970456079"/>интегритет на морското дъно (Д6) – присъствие на особено чувствителни/толерантни видове, многомерни индекси за състоянието и функционирането на бентосните съобщества (видово богатство и разнообразие, дял на опортюнистичните и на чувствителните видове), дял в биомасата на <text:soft-page-break/>индивидите над определен размерен клас, параметри на размерното разпределение на индивидите.<text:bookmark-end text:name="__RefHeading__1881_970456079"/></text:p>
        </text:list-item>
      </text:list>
      <text:p text:style-name="Thesis_5f_body"><text:span text:style-name="T1">Повечето от тези параметри до една или друга степен вече се измерват и използват както във връзка с </text:span><text:span text:style-name="T10">РДВ</text:span><text:span text:style-name="T1">, така и в </text:span><text:span text:style-name="T11">различни </text:span><text:span text:style-name="T1">научни изследвания. Това ще улесни значително интегрирането на мониторинговите програми, както и сравнението на резултатите и оценките.</text:span></text:p>
      <text:list xml:id="list212554672012753" text:continue-list="list212555135055113" text:style-name="Thesis_5f_numbering">
        <text:list-item>
          <text:list>
            <text:list-item>
              <text:p text:style-name="P27"><text:bookmark-start text:name="__RefHeading__1885_970456079"/>Зообентосни изследвания в <text:span text:style-name="T122">българския сектор на </text:span>Черно море — <text:span text:style-name="T139">исторически план</text:span><text:bookmark-end text:name="__RefHeading__1885_970456079"/></text:p>
            </text:list-item>
          </text:list>
        </text:list-item>
      </text:list>
      <text:p text:style-name="P5"><text:bookmark-start text:name="__RefHeading__1889_970456079"/><text:span text:style-name="T106">Първите проучвания на фауната на българската част на Черно море са направени от Шишков </text:span><text:reference-mark-start text:name="ZOTERO_ITEM CSL_CITATION {&quot;citationID&quot;:&quot;IovKN47X&quot;,&quot;properties&quot;:{&quot;unsorted&quot;:true,&quot;formattedCitation&quot;:&quot;(Chichkoff, 1907, 1912)&quot;,&quot;plainCitation&quot;:&quot;(Chichkoff, 1907, 1912)&quot;},&quot;citationItems&quot;:[{&quot;id&quot;:2695,&quot;uris&quot;:[&quot;http://zotero.org/users/976121/items/8NVGFHIM&quot;],&quot;uri&quot;:[&quot;http://zotero.org/users/976121/items/8NVGFHIM&quot;],&quot;itemData&quot;:{&quot;id&quot;:2695,&quot;type&quot;:&quot;article-journal&quot;,&quot;title&quot;:&quot;Contribution a l'etude de la faune de la Mer Noire&quot;,&quot;container-title&quot;:&quot;Archives de zoologie experimentale et generale&quot;,&quot;collection-title&quot;:&quot;4e&quot;,&quot;page&quot;:&quot;247-268&quot;,&quot;volume&quot;:&quot;7&quot;,&quot;issue&quot;:&quot;6&quot;,&quot;language&quot;:&quot;fr&quot;,&quot;author&quot;:[{&quot;family&quot;:&quot;Chichkoff&quot;,&quot;given&quot;:&quot;G.&quot;}],&quot;issued&quot;:{&quot;date-parts&quot;:[[&quot;1907&quot;]]}}},{&quot;id&quot;:2696,&quot;uris&quot;:[&quot;http://zotero.org/users/976121/items/PSZHB6A2&quot;],&quot;uri&quot;:[&quot;http://zotero.org/users/976121/items/PSZHB6A2&quot;],&quot;itemData&quot;:{&quot;id&quot;:2696,&quot;type&quot;:&quot;article-journal&quot;,&quot;title&quot;:&quot;Contribution a l'etude de la faune de la Mer Noire. Animaux recoltes sur les cotes bulgares&quot;,&quot;container-title&quot;:&quot;Archives de zoologie experimentale et generale&quot;,&quot;collection-title&quot;:&quot;5e&quot;,&quot;page&quot;:&quot;29-39&quot;,&quot;volume&quot;:&quot;10&quot;,&quot;issue&quot;:&quot;2&quot;,&quot;language&quot;:&quot;fr&quot;,&quot;author&quot;:[{&quot;family&quot;:&quot;Chichkoff&quot;,&quot;given&quot;:&quot;G.&quot;}],&quot;issued&quot;:{&quot;date-parts&quot;:[[&quot;1912&quot;]]}}}],&quot;schema&quot;:&quot;https://github.com/citation-style-language/schema/raw/master/csl-citation.json&quot;} RNDWYBu4fhACc"/><text:span text:style-name="T106">(Chichkoff, 1907, 1912)</text:span><text:reference-mark-end text:name="ZOTERO_ITEM CSL_CITATION {&quot;citationID&quot;:&quot;IovKN47X&quot;,&quot;properties&quot;:{&quot;unsorted&quot;:true,&quot;formattedCitation&quot;:&quot;(Chichkoff, 1907, 1912)&quot;,&quot;plainCitation&quot;:&quot;(Chichkoff, 1907, 1912)&quot;},&quot;citationItems&quot;:[{&quot;id&quot;:2695,&quot;uris&quot;:[&quot;http://zotero.org/users/976121/items/8NVGFHIM&quot;],&quot;uri&quot;:[&quot;http://zotero.org/users/976121/items/8NVGFHIM&quot;],&quot;itemData&quot;:{&quot;id&quot;:2695,&quot;type&quot;:&quot;article-journal&quot;,&quot;title&quot;:&quot;Contribution a l'etude de la faune de la Mer Noire&quot;,&quot;container-title&quot;:&quot;Archives de zoologie experimentale et generale&quot;,&quot;collection-title&quot;:&quot;4e&quot;,&quot;page&quot;:&quot;247-268&quot;,&quot;volume&quot;:&quot;7&quot;,&quot;issue&quot;:&quot;6&quot;,&quot;language&quot;:&quot;fr&quot;,&quot;author&quot;:[{&quot;family&quot;:&quot;Chichkoff&quot;,&quot;given&quot;:&quot;G.&quot;}],&quot;issued&quot;:{&quot;date-parts&quot;:[[&quot;1907&quot;]]}}},{&quot;id&quot;:2696,&quot;uris&quot;:[&quot;http://zotero.org/users/976121/items/PSZHB6A2&quot;],&quot;uri&quot;:[&quot;http://zotero.org/users/976121/items/PSZHB6A2&quot;],&quot;itemData&quot;:{&quot;id&quot;:2696,&quot;type&quot;:&quot;article-journal&quot;,&quot;title&quot;:&quot;Contribution a l'etude de la faune de la Mer Noire. Animaux recoltes sur les cotes bulgares&quot;,&quot;container-title&quot;:&quot;Archives de zoologie experimentale et generale&quot;,&quot;collection-title&quot;:&quot;5e&quot;,&quot;page&quot;:&quot;29-39&quot;,&quot;volume&quot;:&quot;10&quot;,&quot;issue&quot;:&quot;2&quot;,&quot;language&quot;:&quot;fr&quot;,&quot;author&quot;:[{&quot;family&quot;:&quot;Chichkoff&quot;,&quot;given&quot;:&quot;G.&quot;}],&quot;issued&quot;:{&quot;date-parts&quot;:[[&quot;1912&quot;]]}}}],&quot;schema&quot;:&quot;https://github.com/citation-style-language/schema/raw/master/csl-citation.json&quot;} RNDWYBu4fhACc"/><text:span text:style-name="T106">. Този автор докладва 249 видове червеи, мекотели, ракообразни, риби и др. Началото на биоценологичните изследвания на черноморския зообентос, включително и пред българския бряг, се поставя от Зернов </text:span><text:reference-mark-start text:name="ZOTERO_ITEM CSL_CITATION {&quot;citationID&quot;:&quot;m65f2frih&quot;,&quot;properties&quot;:{&quot;formattedCitation&quot;:&quot;(1913)&quot;,&quot;plainCitation&quot;:&quot;(1913)&quot;},&quot;citationItems&quot;:[{&quot;id&quot;:2698,&quot;uris&quot;:[&quot;http://zotero.org/users/976121/items/WDAENRAZ&quot;],&quot;uri&quot;:[&quot;http://zotero.org/users/976121/items/WDAENRAZ&quot;],&quot;itemData&quot;:{&quot;id&quot;:2698,&quot;type&quot;:&quot;article-journal&quot;,&quot;title&quot;:&quot;К вопросу об изучении жизни Черного моря&quot;,&quot;container-title&quot;:&quot;Записки Императорской Академии Наук&quot;,&quot;collection-title&quot;:&quot;Физико-математическое отделение&quot;,&quot;page&quot;:&quot;286&quot;,&quot;volume&quot;:&quot;32&quot;,&quot;journalAbbreviation&quot;:&quot;Зап. Импер. АН&quot;,&quot;language&quot;:&quot;ru&quot;,&quot;author&quot;:[{&quot;family&quot;:&quot;Зернов&quot;,&quot;given&quot;:&quot;С. А.&quot;}],&quot;issued&quot;:{&quot;date-parts&quot;:[[&quot;1913&quot;]]}},&quot;suppress-author&quot;:true}],&quot;schema&quot;:&quot;https://github.com/citation-style-language/schema/raw/master/csl-citation.json&quot;} RNDCwCsaSNXWl"/><text:span text:style-name="T106">(1913)</text:span><text:reference-mark-end text:name="ZOTERO_ITEM CSL_CITATION {&quot;citationID&quot;:&quot;m65f2frih&quot;,&quot;properties&quot;:{&quot;formattedCitation&quot;:&quot;(1913)&quot;,&quot;plainCitation&quot;:&quot;(1913)&quot;},&quot;citationItems&quot;:[{&quot;id&quot;:2698,&quot;uris&quot;:[&quot;http://zotero.org/users/976121/items/WDAENRAZ&quot;],&quot;uri&quot;:[&quot;http://zotero.org/users/976121/items/WDAENRAZ&quot;],&quot;itemData&quot;:{&quot;id&quot;:2698,&quot;type&quot;:&quot;article-journal&quot;,&quot;title&quot;:&quot;К вопросу об изучении жизни Черного моря&quot;,&quot;container-title&quot;:&quot;Записки Императорской Академии Наук&quot;,&quot;collection-title&quot;:&quot;Физико-математическое отделение&quot;,&quot;page&quot;:&quot;286&quot;,&quot;volume&quot;:&quot;32&quot;,&quot;journalAbbreviation&quot;:&quot;Зап. Импер. АН&quot;,&quot;language&quot;:&quot;ru&quot;,&quot;author&quot;:[{&quot;family&quot;:&quot;Зернов&quot;,&quot;given&quot;:&quot;С. А.&quot;}],&quot;issued&quot;:{&quot;date-parts&quot;:[[&quot;1913&quot;]]}},&quot;suppress-author&quot;:true}],&quot;schema&quot;:&quot;https://github.com/citation-style-language/schema/raw/master/csl-citation.json&quot;} RNDCwCsaSNXWl"/><text:span text:style-name="T106">, който описва 9 различни биоценози. Вълканов </text:span><text:reference-mark-start text:name="ZOTERO_ITEM CSL_CITATION {&quot;citationID&quot;:&quot;Sb1j96ZO&quot;,&quot;properties&quot;:{&quot;unsorted&quot;:true,&quot;formattedCitation&quot;:&quot;(1935, 1955a, 1955b, 1955c)&quot;,&quot;plainCitation&quot;:&quot;(1935, 1955a, 1955b, 1955c)&quot;},&quot;citationItems&quot;:[{&quot;id&quot;:2697,&quot;uris&quot;:[&quot;http://zotero.org/users/976121/items/2PNKBGPN&quot;],&quot;uri&quot;:[&quot;http://zotero.org/users/976121/items/2PNKBGPN&quot;],&quot;itemData&quot;:{&quot;id&quot;:2697,&quot;type&quot;:&quot;article-journal&quot;,&quot;title&quot;:&quot;Бележки върху нашите бракични води&quot;,&quot;container-title&quot;:&quot;Годишник на Софийски Университет&quot;,&quot;page&quot;:&quot;55&quot;,&quot;volume&quot;:&quot;31&quot;,&quot;language&quot;:&quot;bg&quot;,&quot;author&quot;:[{&quot;family&quot;:&quot;Вълканов&quot;,&quot;given&quot;:&quot;А.&quot;}],&quot;issued&quot;:{&quot;date-parts&quot;:[[&quot;1935&quot;]]}},&quot;suppress-author&quot;:true},{&quot;id&quot;:2227,&quot;uris&quot;:[&quot;http://zotero.org/users/976121/items/CSB3UMZH&quot;],&quot;uri&quot;:[&quot;http://zotero.org/users/976121/items/CSB3UMZH&quot;],&quot;itemData&quot;:{&quot;id&quot;:2227,&quot;type&quot;:&quot;article-journal&quot;,&quot;title&quot;:&quot;Принос за изучаването на нашата черноморска фауна&quot;,&quot;container-title&quot;:&quot;Трудове на Морската биологична станция - Варна&quot;,&quot;page&quot;:&quot;49-53&quot;,&quot;volume&quot;:&quot;19&quot;,&quot;journalAbbreviation&quot;:&quot;Тр. Морска биол. ст. - Варна&quot;,&quot;language&quot;:&quot;bg&quot;,&quot;author&quot;:[{&quot;family&quot;:&quot;Вълканов&quot;,&quot;given&quot;:&quot;А.&quot;}],&quot;issued&quot;:{&quot;date-parts&quot;:[[&quot;1955&quot;]]}},&quot;suppress-author&quot;:true},{&quot;id&quot;:2229,&quot;uris&quot;:[&quot;http://zotero.org/users/976121/items/EB834ETB&quot;],&quot;uri&quot;:[&quot;http://zotero.org/users/976121/items/EB834ETB&quot;],&quot;itemData&quot;:{&quot;id&quot;:2229,&quot;type&quot;:&quot;article-journal&quot;,&quot;title&quot;:&quot;Две нови полихети за черноморската фауна&quot;,&quot;container-title&quot;:&quot;Трудове на Морската биологична станция - Варна&quot;,&quot;page&quot;:&quot;55-57&quot;,&quot;volume&quot;:&quot;19&quot;,&quot;journalAbbreviation&quot;:&quot;Тр. Морска биол. ст. - Варна&quot;,&quot;language&quot;:&quot;bg&quot;,&quot;author&quot;:[{&quot;family&quot;:&quot;Вълканов&quot;,&quot;given&quot;:&quot;А.&quot;}],&quot;issued&quot;:{&quot;date-parts&quot;:[[&quot;1955&quot;]]}},&quot;suppress-author&quot;:true},{&quot;id&quot;:2268,&quot;uris&quot;:[&quot;http://zotero.org/users/976121/items/T9VGPZXX&quot;],&quot;uri&quot;:[&quot;http://zotero.org/users/976121/items/T9VGPZXX&quot;],&quot;itemData&quot;:{&quot;id&quot;:2268,&quot;type&quot;:&quot;article-journal&quot;,&quot;title&quot;:&quot;Черноморските тардигради&quot;,&quot;container-title&quot;:&quot;Трудове на Морската биологична станция - Варна&quot;,&quot;page&quot;:&quot;59-60&quot;,&quot;volume&quot;:&quot;19&quot;,&quot;journalAbbreviation&quot;:&quot;Тр. Морска биол. ст. - Варна&quot;,&quot;language&quot;:&quot;bg&quot;,&quot;author&quot;:[{&quot;family&quot;:&quot;Вълканов&quot;,&quot;given&quot;:&quot;А.&quot;}],&quot;issued&quot;:{&quot;date-parts&quot;:[[&quot;1955&quot;]]}},&quot;suppress-author&quot;:true}],&quot;schema&quot;:&quot;https://github.com/citation-style-language/schema/raw/master/csl-citation.json&quot;} RNDj5tjk5ZdpD"/>(1935, 1955a, 1955b, 1955c)<text:reference-mark-end text:name="ZOTERO_ITEM CSL_CITATION {&quot;citationID&quot;:&quot;Sb1j96ZO&quot;,&quot;properties&quot;:{&quot;unsorted&quot;:true,&quot;formattedCitation&quot;:&quot;(1935, 1955a, 1955b, 1955c)&quot;,&quot;plainCitation&quot;:&quot;(1935, 1955a, 1955b, 1955c)&quot;},&quot;citationItems&quot;:[{&quot;id&quot;:2697,&quot;uris&quot;:[&quot;http://zotero.org/users/976121/items/2PNKBGPN&quot;],&quot;uri&quot;:[&quot;http://zotero.org/users/976121/items/2PNKBGPN&quot;],&quot;itemData&quot;:{&quot;id&quot;:2697,&quot;type&quot;:&quot;article-journal&quot;,&quot;title&quot;:&quot;Бележки върху нашите бракични води&quot;,&quot;container-title&quot;:&quot;Годишник на Софийски Университет&quot;,&quot;page&quot;:&quot;55&quot;,&quot;volume&quot;:&quot;31&quot;,&quot;language&quot;:&quot;bg&quot;,&quot;author&quot;:[{&quot;family&quot;:&quot;Вълканов&quot;,&quot;given&quot;:&quot;А.&quot;}],&quot;issued&quot;:{&quot;date-parts&quot;:[[&quot;1935&quot;]]}},&quot;suppress-author&quot;:true},{&quot;id&quot;:2227,&quot;uris&quot;:[&quot;http://zotero.org/users/976121/items/CSB3UMZH&quot;],&quot;uri&quot;:[&quot;http://zotero.org/users/976121/items/CSB3UMZH&quot;],&quot;itemData&quot;:{&quot;id&quot;:2227,&quot;type&quot;:&quot;article-journal&quot;,&quot;title&quot;:&quot;Принос за изучаването на нашата черноморска фауна&quot;,&quot;container-title&quot;:&quot;Трудове на Морската биологична станция - Варна&quot;,&quot;page&quot;:&quot;49-53&quot;,&quot;volume&quot;:&quot;19&quot;,&quot;journalAbbreviation&quot;:&quot;Тр. Морска биол. ст. - Варна&quot;,&quot;language&quot;:&quot;bg&quot;,&quot;author&quot;:[{&quot;family&quot;:&quot;Вълканов&quot;,&quot;given&quot;:&quot;А.&quot;}],&quot;issued&quot;:{&quot;date-parts&quot;:[[&quot;1955&quot;]]}},&quot;suppress-author&quot;:true},{&quot;id&quot;:2229,&quot;uris&quot;:[&quot;http://zotero.org/users/976121/items/EB834ETB&quot;],&quot;uri&quot;:[&quot;http://zotero.org/users/976121/items/EB834ETB&quot;],&quot;itemData&quot;:{&quot;id&quot;:2229,&quot;type&quot;:&quot;article-journal&quot;,&quot;title&quot;:&quot;Две нови полихети за черноморската фауна&quot;,&quot;container-title&quot;:&quot;Трудове на Морската биологична станция - Варна&quot;,&quot;page&quot;:&quot;55-57&quot;,&quot;volume&quot;:&quot;19&quot;,&quot;journalAbbreviation&quot;:&quot;Тр. Морска биол. ст. - Варна&quot;,&quot;language&quot;:&quot;bg&quot;,&quot;author&quot;:[{&quot;family&quot;:&quot;Вълканов&quot;,&quot;given&quot;:&quot;А.&quot;}],&quot;issued&quot;:{&quot;date-parts&quot;:[[&quot;1955&quot;]]}},&quot;suppress-author&quot;:true},{&quot;id&quot;:2268,&quot;uris&quot;:[&quot;http://zotero.org/users/976121/items/T9VGPZXX&quot;],&quot;uri&quot;:[&quot;http://zotero.org/users/976121/items/T9VGPZXX&quot;],&quot;itemData&quot;:{&quot;id&quot;:2268,&quot;type&quot;:&quot;article-journal&quot;,&quot;title&quot;:&quot;Черноморските тардигради&quot;,&quot;container-title&quot;:&quot;Трудове на Морската биологична станция - Варна&quot;,&quot;page&quot;:&quot;59-60&quot;,&quot;volume&quot;:&quot;19&quot;,&quot;journalAbbreviation&quot;:&quot;Тр. Морска биол. ст. - Варна&quot;,&quot;language&quot;:&quot;bg&quot;,&quot;author&quot;:[{&quot;family&quot;:&quot;Вълканов&quot;,&quot;given&quot;:&quot;А.&quot;}],&quot;issued&quot;:{&quot;date-parts&quot;:[[&quot;1955&quot;]]}},&quot;suppress-author&quot;:true}],&quot;schema&quot;:&quot;https://github.com/citation-style-language/schema/raw/master/csl-citation.json&quot;} RNDj5tjk5ZdpD"/> <text:span text:style-name="T106">продължава и задълбочава проучванията върху фаунистичния състав на зообентоса.</text:span><text:bookmark-end text:name="__RefHeading__1889_970456079"/></text:p>
      <text:p text:style-name="Thesis_5f_body"><text:bookmark-start text:name="__RefHeading__1891_970456079"/><text:span text:style-name="T3">К</text:span><text:span text:style-name="T1">ачеств</text:span><text:span text:style-name="T12">е</text:span><text:span text:style-name="T1">ния</text:span><text:span text:style-name="T3">т</text:span><text:span text:style-name="T1"> и количествен състав на </text:span><text:span text:style-name="T3">различни </text:span><text:span text:style-name="T1">зообентос</text:span><text:span text:style-name="T3">ни групи</text:span><text:span text:style-name="T1"> пред българския бряг са изуч</text:span><text:span text:style-name="T3">ени систематично през </text:span><text:span text:style-name="T4">следващите</text:span><text:span text:style-name="T3"> години. </text:span><text:span text:style-name="T7">И</text:span><text:span text:style-name="T3">зследвани </text:span><text:span text:style-name="T7">с</text:span><text:span text:style-name="T3">а полихетите </text:span><text:reference-mark-start text:name="ZOTERO_ITEM CSL_CITATION {&quot;citationID&quot;:&quot;rZ38jYJC&quot;,&quot;properties&quot;:{&quot;unsorted&quot;:true,&quot;formattedCitation&quot;:&quot;{\\rtf (\\uc0\\u1052{}\\uc0\\u1072{}\\uc0\\u1088{}\\uc0\\u1080{}\\uc0\\u1085{}\\uc0\\u1086{}\\uc0\\u1074{}, 1957a, 1957b, 1959, 1964)}&quot;,&quot;plainCitation&quot;:&quot;(Маринов, 1957a, 1957b, 1959, 1964)&quot;},&quot;citationItems&quot;:[{&quot;id&quot;:72,&quot;uris&quot;:[&quot;http://zotero.org/users/976121/items/3FA4I2BS&quot;],&quot;uri&quot;:[&quot;http://zotero.org/users/976121/items/3FA4I2BS&quot;],&quot;itemData&quot;:{&quot;id&quot;:72,&quot;type&quot;:&quot;article-journal&quot;,&quot;title&quot;:&quot;Принос за изучаване на нашата черноморска архианелидна фауна&quot;,&quot;container-title&quot;:&quot;Трудове на Морската биологическа станция&quot;,&quot;page&quot;:&quot;121-126&quot;,&quot;volume&quot;:&quot;19&quot;,&quot;language&quot;:&quot;bg&quot;,&quot;author&quot;:[{&quot;family&quot;:&quot;Маринов&quot;,&quot;given&quot;:&quot;Т. М.&quot;}],&quot;issued&quot;:{&quot;date-parts&quot;:[[&quot;1957&quot;]]}}},{&quot;id&quot;:863,&quot;uris&quot;:[&quot;http://zotero.org/users/976121/items/HJ2Q9U2B&quot;],&quot;uri&quot;:[&quot;http://zotero.org/users/976121/items/HJ2Q9U2B&quot;],&quot;itemData&quot;:{&quot;id&quot;:863,&quot;type&quot;:&quot;article-journal&quot;,&quot;title&quot;:&quot;Принос за изучаване на нашата черноморска полихетна фауна&quot;,&quot;container-title&quot;:&quot;Трудове на Морската биологическа станция&quot;,&quot;page&quot;:&quot;105-119&quot;,&quot;volume&quot;:&quot;19&quot;,&quot;language&quot;:&quot;bg&quot;,&quot;author&quot;:[{&quot;family&quot;:&quot;Маринов&quot;,&quot;given&quot;:&quot;Т. М.&quot;}],&quot;issued&quot;:{&quot;date-parts&quot;:[[&quot;1957&quot;]]}}},{&quot;id&quot;:1421,&quot;uris&quot;:[&quot;http://zotero.org/users/976121/items/TEEWZ6I7&quot;],&quot;uri&quot;:[&quot;http://zotero.org/users/976121/items/TEEWZ6I7&quot;],&quot;itemData&quot;:{&quot;id&quot;:1421,&quot;type&quot;:&quot;article-journal&quot;,&quot;title&quot;:&quot;Принос за изучаване на полихетната фауна на западното черноморско крайбрежие&quot;,&quot;container-title&quot;:&quot;Известия на Зоологическия институт с музей&quot;,&quot;page&quot;:&quot;84-104&quot;,&quot;volume&quot;:&quot;8&quot;,&quot;language&quot;:&quot;bg&quot;,&quot;author&quot;:[{&quot;family&quot;:&quot;Маринов&quot;,&quot;given&quot;:&quot;Т. М.&quot;}],&quot;issued&quot;:{&quot;date-parts&quot;:[[&quot;1959&quot;]]}}},{&quot;id&quot;:783,&quot;uris&quot;:[&quot;http://zotero.org/users/976121/items/GAF648X8&quot;],&quot;uri&quot;:[&quot;http://zotero.org/users/976121/items/GAF648X8&quot;],&quot;itemData&quot;:{&quot;id&quot;:783,&quot;type&quot;:&quot;article-journal&quot;,&quot;title&quot;:&quot;Състав и особености на полихетната фауна пред българското черноморско крайбрежие&quot;,&quot;container-title&quot;:&quot;Известия на БАН&quot;,&quot;page&quot;:&quot;79-107&quot;,&quot;volume&quot;:&quot;17&quot;,&quot;language&quot;:&quot;bg&quot;,&quot;author&quot;:[{&quot;family&quot;:&quot;Маринов&quot;,&quot;given&quot;:&quot;Т. М.&quot;}],&quot;issued&quot;:{&quot;date-parts&quot;:[[&quot;1964&quot;]]}}}],&quot;schema&quot;:&quot;https://github.com/citation-style-language/schema/raw/master/csl-citation.json&quot;} RNDJqyiJkdNrN"/><text:span text:style-name="T104">(Маринов, 1957a, 1957b, 1959, 1964)</text:span><text:reference-mark-end text:name="ZOTERO_ITEM CSL_CITATION {&quot;citationID&quot;:&quot;rZ38jYJC&quot;,&quot;properties&quot;:{&quot;unsorted&quot;:true,&quot;formattedCitation&quot;:&quot;{\\rtf (\\uc0\\u1052{}\\uc0\\u1072{}\\uc0\\u1088{}\\uc0\\u1080{}\\uc0\\u1085{}\\uc0\\u1086{}\\uc0\\u1074{}, 1957a, 1957b, 1959, 1964)}&quot;,&quot;plainCitation&quot;:&quot;(Маринов, 1957a, 1957b, 1959, 1964)&quot;},&quot;citationItems&quot;:[{&quot;id&quot;:72,&quot;uris&quot;:[&quot;http://zotero.org/users/976121/items/3FA4I2BS&quot;],&quot;uri&quot;:[&quot;http://zotero.org/users/976121/items/3FA4I2BS&quot;],&quot;itemData&quot;:{&quot;id&quot;:72,&quot;type&quot;:&quot;article-journal&quot;,&quot;title&quot;:&quot;Принос за изучаване на нашата черноморска архианелидна фауна&quot;,&quot;container-title&quot;:&quot;Трудове на Морската биологическа станция&quot;,&quot;page&quot;:&quot;121-126&quot;,&quot;volume&quot;:&quot;19&quot;,&quot;language&quot;:&quot;bg&quot;,&quot;author&quot;:[{&quot;family&quot;:&quot;Маринов&quot;,&quot;given&quot;:&quot;Т. М.&quot;}],&quot;issued&quot;:{&quot;date-parts&quot;:[[&quot;1957&quot;]]}}},{&quot;id&quot;:863,&quot;uris&quot;:[&quot;http://zotero.org/users/976121/items/HJ2Q9U2B&quot;],&quot;uri&quot;:[&quot;http://zotero.org/users/976121/items/HJ2Q9U2B&quot;],&quot;itemData&quot;:{&quot;id&quot;:863,&quot;type&quot;:&quot;article-journal&quot;,&quot;title&quot;:&quot;Принос за изучаване на нашата черноморска полихетна фауна&quot;,&quot;container-title&quot;:&quot;Трудове на Морската биологическа станция&quot;,&quot;page&quot;:&quot;105-119&quot;,&quot;volume&quot;:&quot;19&quot;,&quot;language&quot;:&quot;bg&quot;,&quot;author&quot;:[{&quot;family&quot;:&quot;Маринов&quot;,&quot;given&quot;:&quot;Т. М.&quot;}],&quot;issued&quot;:{&quot;date-parts&quot;:[[&quot;1957&quot;]]}}},{&quot;id&quot;:1421,&quot;uris&quot;:[&quot;http://zotero.org/users/976121/items/TEEWZ6I7&quot;],&quot;uri&quot;:[&quot;http://zotero.org/users/976121/items/TEEWZ6I7&quot;],&quot;itemData&quot;:{&quot;id&quot;:1421,&quot;type&quot;:&quot;article-journal&quot;,&quot;title&quot;:&quot;Принос за изучаване на полихетната фауна на западното черноморско крайбрежие&quot;,&quot;container-title&quot;:&quot;Известия на Зоологическия институт с музей&quot;,&quot;page&quot;:&quot;84-104&quot;,&quot;volume&quot;:&quot;8&quot;,&quot;language&quot;:&quot;bg&quot;,&quot;author&quot;:[{&quot;family&quot;:&quot;Маринов&quot;,&quot;given&quot;:&quot;Т. М.&quot;}],&quot;issued&quot;:{&quot;date-parts&quot;:[[&quot;1959&quot;]]}}},{&quot;id&quot;:783,&quot;uris&quot;:[&quot;http://zotero.org/users/976121/items/GAF648X8&quot;],&quot;uri&quot;:[&quot;http://zotero.org/users/976121/items/GAF648X8&quot;],&quot;itemData&quot;:{&quot;id&quot;:783,&quot;type&quot;:&quot;article-journal&quot;,&quot;title&quot;:&quot;Състав и особености на полихетната фауна пред българското черноморско крайбрежие&quot;,&quot;container-title&quot;:&quot;Известия на БАН&quot;,&quot;page&quot;:&quot;79-107&quot;,&quot;volume&quot;:&quot;17&quot;,&quot;language&quot;:&quot;bg&quot;,&quot;author&quot;:[{&quot;family&quot;:&quot;Маринов&quot;,&quot;given&quot;:&quot;Т. М.&quot;}],&quot;issued&quot;:{&quot;date-parts&quot;:[[&quot;1964&quot;]]}}}],&quot;schema&quot;:&quot;https://github.com/citation-style-language/schema/raw/master/csl-citation.json&quot;} RNDJqyiJkdNrN"/>, <text:span text:style-name="T107">амфиподите и висшите ракообразни </text:span><text:reference-mark-start text:name="ZOTERO_ITEM CSL_CITATION {&quot;citationID&quot;:&quot;ErsUJToC&quot;,&quot;properties&quot;:{&quot;unsorted&quot;:true,&quot;formattedCitation&quot;:&quot;{\\rtf (\\uc0\\u1050{}\\uc0\\u1098{}\\uc0\\u1085{}\\uc0\\u1077{}\\uc0\\u1074{}\\uc0\\u1072{}-\\uc0\\u1040{}\\uc0\\u1073{}\\uc0\\u1072{}\\uc0\\u1076{}\\uc0\\u1078{}\\uc0\\u1080{}\\uc0\\u1077{}\\uc0\\u1074{}\\uc0\\u1072{}, 1964, 1965, 1970)}&quot;,&quot;plainCitation&quot;:&quot;(Кънева-Абаджиева, 1964, 1965, 1970)&quot;},&quot;citationItems&quot;:[{&quot;id&quot;:840,&quot;uris&quot;:[&quot;http://zotero.org/users/976121/items/H5K3347H&quot;],&quot;uri&quot;:[&quot;http://zotero.org/users/976121/items/H5K3347H&quot;],&quot;itemData&quot;:{&quot;id&quot;:840,&quot;type&quot;:&quot;article-journal&quot;,&quot;title&quot;:&quot;Върху амфиподната фауна на Черно море пред българския бряг и в прибосфорския район&quot;,&quot;container-title&quot;:&quot;Известия на НИИРР&quot;,&quot;page&quot;:&quot;73-93&quot;,&quot;volume&quot;:&quot;4&quot;,&quot;language&quot;:&quot;bg&quot;,&quot;author&quot;:[{&quot;family&quot;:&quot;Кънева-Абаджиева&quot;,&quot;given&quot;:&quot;В.&quot;}],&quot;issued&quot;:{&quot;date-parts&quot;:[[&quot;1964&quot;]]}}},{&quot;id&quot;:1637,&quot;uris&quot;:[&quot;http://zotero.org/users/976121/items/WQTMWX2K&quot;],&quot;uri&quot;:[&quot;http://zotero.org/users/976121/items/WQTMWX2K&quot;],&quot;itemData&quot;:{&quot;id&quot;:1637,&quot;type&quot;:&quot;article-journal&quot;,&quot;title&quot;:&quot;Разпределение на амфиподите на Черно море пред българския бряг&quot;,&quot;container-title&quot;:&quot;Известия на НИОРС&quot;,&quot;page&quot;:&quot;75-86&quot;,&quot;volume&quot;:&quot;6&quot;,&quot;language&quot;:&quot;bg&quot;,&quot;author&quot;:[{&quot;family&quot;:&quot;Кънева-Абаджиева&quot;,&quot;given&quot;:&quot;В.&quot;}],&quot;issued&quot;:{&quot;date-parts&quot;:[[&quot;1965&quot;]]}}},{&quot;id&quot;:1187,&quot;uris&quot;:[&quot;http://zotero.org/users/976121/items/PIFI8NNC&quot;],&quot;uri&quot;:[&quot;http://zotero.org/users/976121/items/PIFI8NNC&quot;],&quot;itemData&quot;:{&quot;id&quot;:1187,&quot;type&quot;:&quot;article-journal&quot;,&quot;title&quot;:&quot;Висшите ракообразни в мидените обраствания във Варненския залив&quot;,&quot;container-title&quot;:&quot;Известия на Зоологическия институт с музей&quot;,&quot;page&quot;:&quot;399-403&quot;,&quot;volume&quot;:&quot;18&quot;,&quot;language&quot;:&quot;bg&quot;,&quot;author&quot;:[{&quot;family&quot;:&quot;Кънева-Абаджиева&quot;,&quot;given&quot;:&quot;В.&quot;}],&quot;issued&quot;:{&quot;date-parts&quot;:[[&quot;1970&quot;]]}}}],&quot;schema&quot;:&quot;https://github.com/citation-style-language/schema/raw/master/csl-citation.json&quot;} RND8BvHScps8A"/><text:span text:style-name="T104">(Кънева-Абаджиева, 1964, 1965, 1970)</text:span><text:reference-mark-end text:name="ZOTERO_ITEM CSL_CITATION {&quot;citationID&quot;:&quot;ErsUJToC&quot;,&quot;properties&quot;:{&quot;unsorted&quot;:true,&quot;formattedCitation&quot;:&quot;{\\rtf (\\uc0\\u1050{}\\uc0\\u1098{}\\uc0\\u1085{}\\uc0\\u1077{}\\uc0\\u1074{}\\uc0\\u1072{}-\\uc0\\u1040{}\\uc0\\u1073{}\\uc0\\u1072{}\\uc0\\u1076{}\\uc0\\u1078{}\\uc0\\u1080{}\\uc0\\u1077{}\\uc0\\u1074{}\\uc0\\u1072{}, 1964, 1965, 1970)}&quot;,&quot;plainCitation&quot;:&quot;(Кънева-Абаджиева, 1964, 1965, 1970)&quot;},&quot;citationItems&quot;:[{&quot;id&quot;:840,&quot;uris&quot;:[&quot;http://zotero.org/users/976121/items/H5K3347H&quot;],&quot;uri&quot;:[&quot;http://zotero.org/users/976121/items/H5K3347H&quot;],&quot;itemData&quot;:{&quot;id&quot;:840,&quot;type&quot;:&quot;article-journal&quot;,&quot;title&quot;:&quot;Върху амфиподната фауна на Черно море пред българския бряг и в прибосфорския район&quot;,&quot;container-title&quot;:&quot;Известия на НИИРР&quot;,&quot;page&quot;:&quot;73-93&quot;,&quot;volume&quot;:&quot;4&quot;,&quot;language&quot;:&quot;bg&quot;,&quot;author&quot;:[{&quot;family&quot;:&quot;Кънева-Абаджиева&quot;,&quot;given&quot;:&quot;В.&quot;}],&quot;issued&quot;:{&quot;date-parts&quot;:[[&quot;1964&quot;]]}}},{&quot;id&quot;:1637,&quot;uris&quot;:[&quot;http://zotero.org/users/976121/items/WQTMWX2K&quot;],&quot;uri&quot;:[&quot;http://zotero.org/users/976121/items/WQTMWX2K&quot;],&quot;itemData&quot;:{&quot;id&quot;:1637,&quot;type&quot;:&quot;article-journal&quot;,&quot;title&quot;:&quot;Разпределение на амфиподите на Черно море пред българския бряг&quot;,&quot;container-title&quot;:&quot;Известия на НИОРС&quot;,&quot;page&quot;:&quot;75-86&quot;,&quot;volume&quot;:&quot;6&quot;,&quot;language&quot;:&quot;bg&quot;,&quot;author&quot;:[{&quot;family&quot;:&quot;Кънева-Абаджиева&quot;,&quot;given&quot;:&quot;В.&quot;}],&quot;issued&quot;:{&quot;date-parts&quot;:[[&quot;1965&quot;]]}}},{&quot;id&quot;:1187,&quot;uris&quot;:[&quot;http://zotero.org/users/976121/items/PIFI8NNC&quot;],&quot;uri&quot;:[&quot;http://zotero.org/users/976121/items/PIFI8NNC&quot;],&quot;itemData&quot;:{&quot;id&quot;:1187,&quot;type&quot;:&quot;article-journal&quot;,&quot;title&quot;:&quot;Висшите ракообразни в мидените обраствания във Варненския залив&quot;,&quot;container-title&quot;:&quot;Известия на Зоологическия институт с музей&quot;,&quot;page&quot;:&quot;399-403&quot;,&quot;volume&quot;:&quot;18&quot;,&quot;language&quot;:&quot;bg&quot;,&quot;author&quot;:[{&quot;family&quot;:&quot;Кънева-Абаджиева&quot;,&quot;given&quot;:&quot;В.&quot;}],&quot;issued&quot;:{&quot;date-parts&quot;:[[&quot;1970&quot;]]}}}],&quot;schema&quot;:&quot;https://github.com/citation-style-language/schema/raw/master/csl-citation.json&quot;} RND8BvHScps8A"/>, <text:span text:style-name="T107">мекотелите </text:span><text:reference-mark-start text:name="ZOTERO_ITEM CSL_CITATION {&quot;citationID&quot;:&quot;jUlqNbb5&quot;,&quot;properties&quot;:{&quot;unsorted&quot;:true,&quot;formattedCitation&quot;:&quot;{\\rtf (\\uc0\\u1050{}\\uc0\\u1098{}\\uc0\\u1085{}\\uc0\\u1077{}\\uc0\\u1074{}\\uc0\\u1072{}-\\uc0\\u1040{}\\uc0\\u1073{}\\uc0\\u1072{}\\uc0\\u1076{}\\uc0\\u1078{}\\uc0\\u1080{}\\uc0\\u1077{}\\uc0\\u1074{}\\uc0\\u1072{}, 1957, 1960a, 1960b, 1962; \\uc0\\u1050{}\\uc0\\u1098{}\\uc0\\u1085{}\\uc0\\u1077{}\\uc0\\u1074{}\\uc0\\u1072{}-\\uc0\\u1040{}\\uc0\\u1073{}\\uc0\\u1072{}\\uc0\\u1076{}\\uc0\\u1078{}\\uc0\\u1080{}\\uc0\\u1077{}\\uc0\\u1074{}\\uc0\\u1072{} and \\uc0\\u1052{}\\uc0\\u1072{}\\uc0\\u1088{}\\uc0\\u1080{}\\uc0\\u1085{}\\uc0\\u1086{}\\uc0\\u1074{}, 1967a)}&quot;,&quot;plainCitation&quot;:&quot;(Кънева-Абаджиева, 1957, 1960a, 1960b, 1962; Кънева-Абаджиева and Маринов, 1967a)&quot;},&quot;citationItems&quot;:[{&quot;id&quot;:2232,&quot;uris&quot;:[&quot;http://zotero.org/users/976121/items/GEA6FHNT&quot;],&quot;uri&quot;:[&quot;http://zotero.org/users/976121/items/GEA6FHNT&quot;],&quot;itemData&quot;:{&quot;id&quot;:2232,&quot;type&quot;:&quot;article-journal&quot;,&quot;title&quot;:&quot;Мекотели и малакостраки на Варненското езеро&quot;,&quot;container-title&quot;:&quot;Трудове на Морската биологическа станция&quot;,&quot;page&quot;:&quot;127-154&quot;,&quot;volume&quot;:&quot;19&quot;,&quot;language&quot;:&quot;bg&quot;,&quot;author&quot;:[{&quot;family&quot;:&quot;Кънева-Абаджиева&quot;,&quot;given&quot;:&quot;В.&quot;}],&quot;issued&quot;:{&quot;date-parts&quot;:[[&quot;1957&quot;]]}}},{&quot;id&quot;:102,&quot;uris&quot;:[&quot;http://zotero.org/users/976121/items/3ZHZ462S&quot;],&quot;uri&quot;:[&quot;http://zotero.org/users/976121/items/3ZHZ462S&quot;],&quot;itemData&quot;:{&quot;id&quot;:102,&quot;type&quot;:&quot;article-journal&quot;,&quot;title&quot;:&quot;Изследване на зообентоса във Варненския залив с оглед на мекотелите и малакостраките&quot;,&quot;container-title&quot;:&quot;Трудове на НИИРР&quot;,&quot;page&quot;:&quot;137-194&quot;,&quot;volume&quot;:&quot;2&quot;,&quot;language&quot;:&quot;bg&quot;,&quot;author&quot;:[{&quot;family&quot;:&quot;Кънева-Абаджиева&quot;,&quot;given&quot;:&quot;В.&quot;}],&quot;issued&quot;:{&quot;date-parts&quot;:[[&quot;1960&quot;]]}}},{&quot;id&quot;:2252,&quot;uris&quot;:[&quot;http://zotero.org/users/976121/items/RRUZ4CKR&quot;],&quot;uri&quot;:[&quot;http://zotero.org/users/976121/items/RRUZ4CKR&quot;],&quot;itemData&quot;:{&quot;id&quot;:2252,&quot;type&quot;:&quot;book&quot;,&quot;title&quot;:&quot;Черноморски мекотели&quot;,&quot;publisher&quot;:&quot;Държавно Издателство&quot;,&quot;publisher-place&quot;:&quot;Варна&quot;,&quot;number-of-pages&quot;:&quot;59&quot;,&quot;event-place&quot;:&quot;Варна&quot;,&quot;language&quot;:&quot;bg&quot;,&quot;author&quot;:[{&quot;family&quot;:&quot;Кънева-Абаджиева&quot;,&quot;given&quot;:&quot;В.&quot;}],&quot;issued&quot;:{&quot;date-parts&quot;:[[&quot;1960&quot;]]}}},{&quot;id&quot;:490,&quot;uris&quot;:[&quot;http://zotero.org/users/976121/items/BEFM6KTR&quot;],&quot;uri&quot;:[&quot;http://zotero.org/users/976121/items/BEFM6KTR&quot;],&quot;itemData&quot;:{&quot;id&quot;:490,&quot;type&quot;:&quot;article-journal&quot;,&quot;title&quot;:&quot;Разпределение на молуските на Черно море пред българския бряг&quot;,&quot;container-title&quot;:&quot;Трудове на НИИРР&quot;,&quot;page&quot;:&quot;67-69&quot;,&quot;volume&quot;:&quot;2&quot;,&quot;language&quot;:&quot;bg&quot;,&quot;author&quot;:[{&quot;family&quot;:&quot;Кънева-Абаджиева&quot;,&quot;given&quot;:&quot;В.&quot;}],&quot;issued&quot;:{&quot;date-parts&quot;:[[&quot;1962&quot;]]}}},{&quot;id&quot;:1908,&quot;uris&quot;:[&quot;http://zotero.org/users/976121/items/373SJJDU&quot;],&quot;uri&quot;:[&quot;http://zotero.org/users/976121/items/373SJJDU&quot;],&quot;itemData&quot;:{&quot;id&quot;:1908,&quot;type&quot;:&quot;article-journal&quot;,&quot;title&quot;:&quot;Разпределение на черната морска мида и състояние на нашия мидолов&quot;,&quot;container-title&quot;:&quot;Известия на НИОРС&quot;,&quot;page&quot;:&quot;71-79&quot;,&quot;volume&quot;:&quot;8&quot;,&quot;language&quot;:&quot;bg&quot;,&quot;author&quot;:[{&quot;family&quot;:&quot;Кънева-Абаджиева&quot;,&quot;given&quot;:&quot;В.&quot;},{&quot;family&quot;:&quot;Маринов&quot;,&quot;given&quot;:&quot;Т. М.&quot;}],&quot;issued&quot;:{&quot;date-parts&quot;:[[&quot;1967&quot;]]}}}],&quot;schema&quot;:&quot;https://github.com/citation-style-language/schema/raw/master/csl-citation.json&quot;} RNDtj8uX5lSdq"/><text:span text:style-name="T104">(Кънева-Абаджиева, 1957, 1960a, 1960b, 1962; Кънева-Абаджиева and Маринов, 1967a)</text:span><text:reference-mark-end text:name="ZOTERO_ITEM CSL_CITATION {&quot;citationID&quot;:&quot;jUlqNbb5&quot;,&quot;properties&quot;:{&quot;unsorted&quot;:true,&quot;formattedCitation&quot;:&quot;{\\rtf (\\uc0\\u1050{}\\uc0\\u1098{}\\uc0\\u1085{}\\uc0\\u1077{}\\uc0\\u1074{}\\uc0\\u1072{}-\\uc0\\u1040{}\\uc0\\u1073{}\\uc0\\u1072{}\\uc0\\u1076{}\\uc0\\u1078{}\\uc0\\u1080{}\\uc0\\u1077{}\\uc0\\u1074{}\\uc0\\u1072{}, 1957, 1960a, 1960b, 1962; \\uc0\\u1050{}\\uc0\\u1098{}\\uc0\\u1085{}\\uc0\\u1077{}\\uc0\\u1074{}\\uc0\\u1072{}-\\uc0\\u1040{}\\uc0\\u1073{}\\uc0\\u1072{}\\uc0\\u1076{}\\uc0\\u1078{}\\uc0\\u1080{}\\uc0\\u1077{}\\uc0\\u1074{}\\uc0\\u1072{} and \\uc0\\u1052{}\\uc0\\u1072{}\\uc0\\u1088{}\\uc0\\u1080{}\\uc0\\u1085{}\\uc0\\u1086{}\\uc0\\u1074{}, 1967a)}&quot;,&quot;plainCitation&quot;:&quot;(Кънева-Абаджиева, 1957, 1960a, 1960b, 1962; Кънева-Абаджиева and Маринов, 1967a)&quot;},&quot;citationItems&quot;:[{&quot;id&quot;:2232,&quot;uris&quot;:[&quot;http://zotero.org/users/976121/items/GEA6FHNT&quot;],&quot;uri&quot;:[&quot;http://zotero.org/users/976121/items/GEA6FHNT&quot;],&quot;itemData&quot;:{&quot;id&quot;:2232,&quot;type&quot;:&quot;article-journal&quot;,&quot;title&quot;:&quot;Мекотели и малакостраки на Варненското езеро&quot;,&quot;container-title&quot;:&quot;Трудове на Морската биологическа станция&quot;,&quot;page&quot;:&quot;127-154&quot;,&quot;volume&quot;:&quot;19&quot;,&quot;language&quot;:&quot;bg&quot;,&quot;author&quot;:[{&quot;family&quot;:&quot;Кънева-Абаджиева&quot;,&quot;given&quot;:&quot;В.&quot;}],&quot;issued&quot;:{&quot;date-parts&quot;:[[&quot;1957&quot;]]}}},{&quot;id&quot;:102,&quot;uris&quot;:[&quot;http://zotero.org/users/976121/items/3ZHZ462S&quot;],&quot;uri&quot;:[&quot;http://zotero.org/users/976121/items/3ZHZ462S&quot;],&quot;itemData&quot;:{&quot;id&quot;:102,&quot;type&quot;:&quot;article-journal&quot;,&quot;title&quot;:&quot;Изследване на зообентоса във Варненския залив с оглед на мекотелите и малакостраките&quot;,&quot;container-title&quot;:&quot;Трудове на НИИРР&quot;,&quot;page&quot;:&quot;137-194&quot;,&quot;volume&quot;:&quot;2&quot;,&quot;language&quot;:&quot;bg&quot;,&quot;author&quot;:[{&quot;family&quot;:&quot;Кънева-Абаджиева&quot;,&quot;given&quot;:&quot;В.&quot;}],&quot;issued&quot;:{&quot;date-parts&quot;:[[&quot;1960&quot;]]}}},{&quot;id&quot;:2252,&quot;uris&quot;:[&quot;http://zotero.org/users/976121/items/RRUZ4CKR&quot;],&quot;uri&quot;:[&quot;http://zotero.org/users/976121/items/RRUZ4CKR&quot;],&quot;itemData&quot;:{&quot;id&quot;:2252,&quot;type&quot;:&quot;book&quot;,&quot;title&quot;:&quot;Черноморски мекотели&quot;,&quot;publisher&quot;:&quot;Държавно Издателство&quot;,&quot;publisher-place&quot;:&quot;Варна&quot;,&quot;number-of-pages&quot;:&quot;59&quot;,&quot;event-place&quot;:&quot;Варна&quot;,&quot;language&quot;:&quot;bg&quot;,&quot;author&quot;:[{&quot;family&quot;:&quot;Кънева-Абаджиева&quot;,&quot;given&quot;:&quot;В.&quot;}],&quot;issued&quot;:{&quot;date-parts&quot;:[[&quot;1960&quot;]]}}},{&quot;id&quot;:490,&quot;uris&quot;:[&quot;http://zotero.org/users/976121/items/BEFM6KTR&quot;],&quot;uri&quot;:[&quot;http://zotero.org/users/976121/items/BEFM6KTR&quot;],&quot;itemData&quot;:{&quot;id&quot;:490,&quot;type&quot;:&quot;article-journal&quot;,&quot;title&quot;:&quot;Разпределение на молуските на Черно море пред българския бряг&quot;,&quot;container-title&quot;:&quot;Трудове на НИИРР&quot;,&quot;page&quot;:&quot;67-69&quot;,&quot;volume&quot;:&quot;2&quot;,&quot;language&quot;:&quot;bg&quot;,&quot;author&quot;:[{&quot;family&quot;:&quot;Кънева-Абаджиева&quot;,&quot;given&quot;:&quot;В.&quot;}],&quot;issued&quot;:{&quot;date-parts&quot;:[[&quot;1962&quot;]]}}},{&quot;id&quot;:1908,&quot;uris&quot;:[&quot;http://zotero.org/users/976121/items/373SJJDU&quot;],&quot;uri&quot;:[&quot;http://zotero.org/users/976121/items/373SJJDU&quot;],&quot;itemData&quot;:{&quot;id&quot;:1908,&quot;type&quot;:&quot;article-journal&quot;,&quot;title&quot;:&quot;Разпределение на черната морска мида и състояние на нашия мидолов&quot;,&quot;container-title&quot;:&quot;Известия на НИОРС&quot;,&quot;page&quot;:&quot;71-79&quot;,&quot;volume&quot;:&quot;8&quot;,&quot;language&quot;:&quot;bg&quot;,&quot;author&quot;:[{&quot;family&quot;:&quot;Кънева-Абаджиева&quot;,&quot;given&quot;:&quot;В.&quot;},{&quot;family&quot;:&quot;Маринов&quot;,&quot;given&quot;:&quot;Т. М.&quot;}],&quot;issued&quot;:{&quot;date-parts&quot;:[[&quot;1967&quot;]]}}}],&quot;schema&quot;:&quot;https://github.com/citation-style-language/schema/raw/master/csl-citation.json&quot;} RNDtj8uX5lSdq"/>. <text:span text:style-name="T108">Описани са също така зообентосните съобщества в пясъчното и тинестото дъно по българското черноморско крайбрежие и в крайбрежните езера </text:span><text:reference-mark-start text:name="ZOTERO_ITEM CSL_CITATION {&quot;citationID&quot;:&quot;4PB24bjd&quot;,&quot;properties&quot;:{&quot;unsorted&quot;:true,&quot;formattedCitation&quot;:&quot;{\\rtf (\\uc0\\u1050{}\\uc0\\u1098{}\\uc0\\u1085{}\\uc0\\u1077{}\\uc0\\u1074{}\\uc0\\u1072{}-\\uc0\\u1040{}\\uc0\\u1073{}\\uc0\\u1072{}\\uc0\\u1076{}\\uc0\\u1078{}\\uc0\\u1080{}\\uc0\\u1077{}\\uc0\\u1074{}\\uc0\\u1072{} and \\uc0\\u1052{}\\uc0\\u1072{}\\uc0\\u1088{}\\uc0\\u1080{}\\uc0\\u1085{}\\uc0\\u1086{}\\uc0\\u1074{}, 1960, 1962, 1966a, 1967b; \\uc0\\u1052{}\\uc0\\u1072{}\\uc0\\u1088{}\\uc0\\u1080{}\\uc0\\u1085{}\\uc0\\u1086{}\\uc0\\u1074{} and \\uc0\\u1050{}\\uc0\\u1098{}\\uc0\\u1085{}\\uc0\\u1077{}\\uc0\\u1074{}\\uc0\\u1072{}-\\uc0\\u1040{}\\uc0\\u1073{}\\uc0\\u1072{}\\uc0\\u1076{}\\uc0\\u1078{}\\uc0\\u1080{}\\uc0\\u1077{}\\uc0\\u1074{}\\uc0\\u1072{}, 1982; \\uc0\\u1052{}\\uc0\\u1072{}\\uc0\\u1088{}\\uc0\\u1080{}\\uc0\\u1085{}\\uc0\\u1086{}\\uc0\\u1074{} et al., 1983)}&quot;,&quot;plainCitation&quot;:&quot;(Кънева-Абаджиева and Маринов, 1960, 1962, 1966a, 1967b; Маринов and Кънева-Абаджиева, 1982; Маринов et al., 1983)&quot;},&quot;citationItems&quot;:[{&quot;id&quot;:359,&quot;uris&quot;:[&quot;http://zotero.org/users/976121/items/96BNAC4T&quot;],&quot;uri&quot;:[&quot;http://zotero.org/users/976121/items/96BNAC4T&quot;],&quot;itemData&quot;:{&quot;id&quot;:359,&quot;type&quot;:&quot;article-journal&quot;,&quot;title&quot;:&quot;Разпределение на зообентоса пред Българското черноморско крайбрежие&quot;,&quot;container-title&quot;:&quot;Трудове на ЦНИИРР&quot;,&quot;page&quot;:&quot;117-166&quot;,&quot;volume&quot;:&quot;3&quot;,&quot;language&quot;:&quot;bg&quot;,&quot;author&quot;:[{&quot;family&quot;:&quot;Кънева-Абаджиева&quot;,&quot;given&quot;:&quot;В.&quot;},{&quot;family&quot;:&quot;Маринов&quot;,&quot;given&quot;:&quot;Т. М.&quot;}],&quot;issued&quot;:{&quot;date-parts&quot;:[[&quot;1960&quot;]]}}},{&quot;id&quot;:2220,&quot;uris&quot;:[&quot;http://zotero.org/users/976121/items/9U9ERD9G&quot;],&quot;uri&quot;:[&quot;http://zotero.org/users/976121/items/9U9ERD9G&quot;],&quot;itemData&quot;:{&quot;id&quot;:2220,&quot;type&quot;:&quot;article-journal&quot;,&quot;title&quot;:&quot;Сезонна динамика на зообентоса пред българския черноморски бряг&quot;,&quot;container-title&quot;:&quot;Известия на ЦНИИРР&quot;,&quot;page&quot;:&quot;29-42&quot;,&quot;volume&quot;:&quot;2&quot;,&quot;language&quot;:&quot;bg&quot;,&quot;author&quot;:[{&quot;family&quot;:&quot;Кънева-Абаджиева&quot;,&quot;given&quot;:&quot;В.&quot;},{&quot;family&quot;:&quot;Маринов&quot;,&quot;given&quot;:&quot;Т. М.&quot;}],&quot;issued&quot;:{&quot;date-parts&quot;:[[&quot;1962&quot;]]}}},{&quot;id&quot;:399,&quot;uris&quot;:[&quot;http://zotero.org/users/976121/items/9UJRGZXN&quot;],&quot;uri&quot;:[&quot;http://zotero.org/users/976121/items/9UJRGZXN&quot;],&quot;itemData&quot;:{&quot;id&quot;:399,&quot;type&quot;:&quot;article-journal&quot;,&quot;title&quot;:&quot;Разпределение на зообентоса на пясъчната биоценоза пред българския черноморски бряг&quot;,&quot;container-title&quot;:&quot;Известия на НИОРС&quot;,&quot;page&quot;:&quot;69-95&quot;,&quot;volume&quot;:&quot;7&quot;,&quot;language&quot;:&quot;bg&quot;,&quot;author&quot;:[{&quot;family&quot;:&quot;Кънева-Абаджиева&quot;,&quot;given&quot;:&quot;В.&quot;},{&quot;family&quot;:&quot;Маринов&quot;,&quot;given&quot;:&quot;Т. М.&quot;}],&quot;issued&quot;:{&quot;date-parts&quot;:[[&quot;1966&quot;]]}}},{&quot;id&quot;:2237,&quot;uris&quot;:[&quot;http://zotero.org/users/976121/items/M22FMPNA&quot;],&quot;uri&quot;:[&quot;http://zotero.org/users/976121/items/M22FMPNA&quot;],&quot;itemData&quot;:{&quot;id&quot;:2237,&quot;type&quot;:&quot;article-journal&quot;,&quot;title&quot;:&quot;Динамика на зообентоса в нашите крайморски езера за периода 1964-1966&quot;,&quot;container-title&quot;:&quot;Известия на НИОРС&quot;,&quot;page&quot;:&quot;177-194&quot;,&quot;volume&quot;:&quot;8&quot;,&quot;language&quot;:&quot;bg&quot;,&quot;author&quot;:[{&quot;family&quot;:&quot;Кънева-Абаджиева&quot;,&quot;given&quot;:&quot;В.&quot;},{&quot;family&quot;:&quot;Маринов&quot;,&quot;given&quot;:&quot;Т. М.&quot;}],&quot;issued&quot;:{&quot;date-parts&quot;:[[&quot;1967&quot;]]}}},{&quot;id&quot;:689,&quot;uris&quot;:[&quot;http://zotero.org/users/976121/items/EIKGW5HF&quot;],&quot;uri&quot;:[&quot;http://zotero.org/users/976121/items/EIKGW5HF&quot;],&quot;itemData&quot;:{&quot;id&quot;:689,&quot;type&quot;:&quot;article-journal&quot;,&quot;title&quot;:&quot;Зообентосът от горния участък от сублиторалното пясъчно дъно (1-3 m) във Варненския залив&quot;,&quot;container-title&quot;:&quot;Известия на ИРР&quot;,&quot;page&quot;:&quot;107-116&quot;,&quot;volume&quot;:&quot;19&quot;,&quot;language&quot;:&quot;bg&quot;,&quot;author&quot;:[{&quot;family&quot;:&quot;Маринов&quot;,&quot;given&quot;:&quot;Т. М.&quot;},{&quot;family&quot;:&quot;Кънева-Абаджиева&quot;,&quot;given&quot;:&quot;В.&quot;}],&quot;issued&quot;:{&quot;date-parts&quot;:[[&quot;1982&quot;]]}}},{&quot;id&quot;:1098,&quot;uris&quot;:[&quot;http://zotero.org/users/976121/items/MTI9D38E&quot;],&quot;uri&quot;:[&quot;http://zotero.org/users/976121/items/MTI9D38E&quot;],&quot;itemData&quot;:{&quot;id&quot;:1098,&quot;type&quot;:&quot;article-journal&quot;,&quot;title&quot;:&quot;Зообентосът от сублиторалното пясъчно и тинесто дъно на Варненския залив&quot;,&quot;container-title&quot;:&quot;Известия на ИРР&quot;,&quot;page&quot;:&quot;109-133&quot;,&quot;volume&quot;:&quot;20&quot;,&quot;language&quot;:&quot;bg&quot;,&quot;author&quot;:[{&quot;family&quot;:&quot;Маринов&quot;,&quot;given&quot;:&quot;Т. М.&quot;},{&quot;family&quot;:&quot;Стойков&quot;,&quot;given&quot;:&quot;С.&quot;},{&quot;family&quot;:&quot;Барек&quot;,&quot;given&quot;:&quot;М.&quot;}],&quot;issued&quot;:{&quot;date-parts&quot;:[[&quot;1983&quot;]]}}}],&quot;schema&quot;:&quot;https://github.com/citation-style-language/schema/raw/master/csl-citation.json&quot;} RNDR2Asp6JvWm"/><text:span text:style-name="T104">(Кънева-Абаджиева and Маринов, 1960, 1962, 1966a, 1967b; Маринов and Кънева-Абаджиева, 1982; Маринов et al., 1983)</text:span><text:reference-mark-end text:name="ZOTERO_ITEM CSL_CITATION {&quot;citationID&quot;:&quot;4PB24bjd&quot;,&quot;properties&quot;:{&quot;unsorted&quot;:true,&quot;formattedCitation&quot;:&quot;{\\rtf (\\uc0\\u1050{}\\uc0\\u1098{}\\uc0\\u1085{}\\uc0\\u1077{}\\uc0\\u1074{}\\uc0\\u1072{}-\\uc0\\u1040{}\\uc0\\u1073{}\\uc0\\u1072{}\\uc0\\u1076{}\\uc0\\u1078{}\\uc0\\u1080{}\\uc0\\u1077{}\\uc0\\u1074{}\\uc0\\u1072{} and \\uc0\\u1052{}\\uc0\\u1072{}\\uc0\\u1088{}\\uc0\\u1080{}\\uc0\\u1085{}\\uc0\\u1086{}\\uc0\\u1074{}, 1960, 1962, 1966a, 1967b; \\uc0\\u1052{}\\uc0\\u1072{}\\uc0\\u1088{}\\uc0\\u1080{}\\uc0\\u1085{}\\uc0\\u1086{}\\uc0\\u1074{} and \\uc0\\u1050{}\\uc0\\u1098{}\\uc0\\u1085{}\\uc0\\u1077{}\\uc0\\u1074{}\\uc0\\u1072{}-\\uc0\\u1040{}\\uc0\\u1073{}\\uc0\\u1072{}\\uc0\\u1076{}\\uc0\\u1078{}\\uc0\\u1080{}\\uc0\\u1077{}\\uc0\\u1074{}\\uc0\\u1072{}, 1982; \\uc0\\u1052{}\\uc0\\u1072{}\\uc0\\u1088{}\\uc0\\u1080{}\\uc0\\u1085{}\\uc0\\u1086{}\\uc0\\u1074{} et al., 1983)}&quot;,&quot;plainCitation&quot;:&quot;(Кънева-Абаджиева and Маринов, 1960, 1962, 1966a, 1967b; Маринов and Кънева-Абаджиева, 1982; Маринов et al., 1983)&quot;},&quot;citationItems&quot;:[{&quot;id&quot;:359,&quot;uris&quot;:[&quot;http://zotero.org/users/976121/items/96BNAC4T&quot;],&quot;uri&quot;:[&quot;http://zotero.org/users/976121/items/96BNAC4T&quot;],&quot;itemData&quot;:{&quot;id&quot;:359,&quot;type&quot;:&quot;article-journal&quot;,&quot;title&quot;:&quot;Разпределение на зообентоса пред Българското черноморско крайбрежие&quot;,&quot;container-title&quot;:&quot;Трудове на ЦНИИРР&quot;,&quot;page&quot;:&quot;117-166&quot;,&quot;volume&quot;:&quot;3&quot;,&quot;language&quot;:&quot;bg&quot;,&quot;author&quot;:[{&quot;family&quot;:&quot;Кънева-Абаджиева&quot;,&quot;given&quot;:&quot;В.&quot;},{&quot;family&quot;:&quot;Маринов&quot;,&quot;given&quot;:&quot;Т. М.&quot;}],&quot;issued&quot;:{&quot;date-parts&quot;:[[&quot;1960&quot;]]}}},{&quot;id&quot;:2220,&quot;uris&quot;:[&quot;http://zotero.org/users/976121/items/9U9ERD9G&quot;],&quot;uri&quot;:[&quot;http://zotero.org/users/976121/items/9U9ERD9G&quot;],&quot;itemData&quot;:{&quot;id&quot;:2220,&quot;type&quot;:&quot;article-journal&quot;,&quot;title&quot;:&quot;Сезонна динамика на зообентоса пред българския черноморски бряг&quot;,&quot;container-title&quot;:&quot;Известия на ЦНИИРР&quot;,&quot;page&quot;:&quot;29-42&quot;,&quot;volume&quot;:&quot;2&quot;,&quot;language&quot;:&quot;bg&quot;,&quot;author&quot;:[{&quot;family&quot;:&quot;Кънева-Абаджиева&quot;,&quot;given&quot;:&quot;В.&quot;},{&quot;family&quot;:&quot;Маринов&quot;,&quot;given&quot;:&quot;Т. М.&quot;}],&quot;issued&quot;:{&quot;date-parts&quot;:[[&quot;1962&quot;]]}}},{&quot;id&quot;:399,&quot;uris&quot;:[&quot;http://zotero.org/users/976121/items/9UJRGZXN&quot;],&quot;uri&quot;:[&quot;http://zotero.org/users/976121/items/9UJRGZXN&quot;],&quot;itemData&quot;:{&quot;id&quot;:399,&quot;type&quot;:&quot;article-journal&quot;,&quot;title&quot;:&quot;Разпределение на зообентоса на пясъчната биоценоза пред българския черноморски бряг&quot;,&quot;container-title&quot;:&quot;Известия на НИОРС&quot;,&quot;page&quot;:&quot;69-95&quot;,&quot;volume&quot;:&quot;7&quot;,&quot;language&quot;:&quot;bg&quot;,&quot;author&quot;:[{&quot;family&quot;:&quot;Кънева-Абаджиева&quot;,&quot;given&quot;:&quot;В.&quot;},{&quot;family&quot;:&quot;Маринов&quot;,&quot;given&quot;:&quot;Т. М.&quot;}],&quot;issued&quot;:{&quot;date-parts&quot;:[[&quot;1966&quot;]]}}},{&quot;id&quot;:2237,&quot;uris&quot;:[&quot;http://zotero.org/users/976121/items/M22FMPNA&quot;],&quot;uri&quot;:[&quot;http://zotero.org/users/976121/items/M22FMPNA&quot;],&quot;itemData&quot;:{&quot;id&quot;:2237,&quot;type&quot;:&quot;article-journal&quot;,&quot;title&quot;:&quot;Динамика на зообентоса в нашите крайморски езера за периода 1964-1966&quot;,&quot;container-title&quot;:&quot;Известия на НИОРС&quot;,&quot;page&quot;:&quot;177-194&quot;,&quot;volume&quot;:&quot;8&quot;,&quot;language&quot;:&quot;bg&quot;,&quot;author&quot;:[{&quot;family&quot;:&quot;Кънева-Абаджиева&quot;,&quot;given&quot;:&quot;В.&quot;},{&quot;family&quot;:&quot;Маринов&quot;,&quot;given&quot;:&quot;Т. М.&quot;}],&quot;issued&quot;:{&quot;date-parts&quot;:[[&quot;1967&quot;]]}}},{&quot;id&quot;:689,&quot;uris&quot;:[&quot;http://zotero.org/users/976121/items/EIKGW5HF&quot;],&quot;uri&quot;:[&quot;http://zotero.org/users/976121/items/EIKGW5HF&quot;],&quot;itemData&quot;:{&quot;id&quot;:689,&quot;type&quot;:&quot;article-journal&quot;,&quot;title&quot;:&quot;Зообентосът от горния участък от сублиторалното пясъчно дъно (1-3 m) във Варненския залив&quot;,&quot;container-title&quot;:&quot;Известия на ИРР&quot;,&quot;page&quot;:&quot;107-116&quot;,&quot;volume&quot;:&quot;19&quot;,&quot;language&quot;:&quot;bg&quot;,&quot;author&quot;:[{&quot;family&quot;:&quot;Маринов&quot;,&quot;given&quot;:&quot;Т. М.&quot;},{&quot;family&quot;:&quot;Кънева-Абаджиева&quot;,&quot;given&quot;:&quot;В.&quot;}],&quot;issued&quot;:{&quot;date-parts&quot;:[[&quot;1982&quot;]]}}},{&quot;id&quot;:1098,&quot;uris&quot;:[&quot;http://zotero.org/users/976121/items/MTI9D38E&quot;],&quot;uri&quot;:[&quot;http://zotero.org/users/976121/items/MTI9D38E&quot;],&quot;itemData&quot;:{&quot;id&quot;:1098,&quot;type&quot;:&quot;article-journal&quot;,&quot;title&quot;:&quot;Зообентосът от сублиторалното пясъчно и тинесто дъно на Варненския залив&quot;,&quot;container-title&quot;:&quot;Известия на ИРР&quot;,&quot;page&quot;:&quot;109-133&quot;,&quot;volume&quot;:&quot;20&quot;,&quot;language&quot;:&quot;bg&quot;,&quot;author&quot;:[{&quot;family&quot;:&quot;Маринов&quot;,&quot;given&quot;:&quot;Т. М.&quot;},{&quot;family&quot;:&quot;Стойков&quot;,&quot;given&quot;:&quot;С.&quot;},{&quot;family&quot;:&quot;Барек&quot;,&quot;given&quot;:&quot;М.&quot;}],&quot;issued&quot;:{&quot;date-parts&quot;:[[&quot;1983&quot;]]}}}],&quot;schema&quot;:&quot;https://github.com/citation-style-language/schema/raw/master/csl-citation.json&quot;} RNDR2Asp6JvWm"/><text:span text:style-name="T108">. Зообентосът представлява интерес и като </text:span><text:span text:style-name="T1">хранителна база на рибите </text:span><text:reference-mark-start text:name="ZOTERO_ITEM CSL_CITATION {&quot;citationID&quot;:&quot;1lqf3ruqg9&quot;,&quot;properties&quot;:{&quot;unsorted&quot;:true,&quot;formattedCitation&quot;:&quot;{\\rtf (\\uc0\\u1050{}\\uc0\\u1098{}\\uc0\\u1085{}\\uc0\\u1077{}\\uc0\\u1074{}\\uc0\\u1072{}-\\uc0\\u1040{}\\uc0\\u1073{}\\uc0\\u1072{}\\uc0\\u1076{}\\uc0\\u1078{}\\uc0\\u1080{}\\uc0\\u1077{}\\uc0\\u1074{}\\uc0\\u1072{} and \\uc0\\u1052{}\\uc0\\u1072{}\\uc0\\u1088{}\\uc0\\u1080{}\\uc0\\u1085{}\\uc0\\u1086{}\\uc0\\u1074{}, 1963, 1965, 1966b)}&quot;,&quot;plainCitation&quot;:&quot;(Кънева-Абаджиева and Маринов, 1963, 1965, 1966b)&quot;},&quot;citationItems&quot;:[{&quot;id&quot;:2280,&quot;uris&quot;:[&quot;http://zotero.org/users/976121/items/ZZE5U78M&quot;],&quot;uri&quot;:[&quot;http://zotero.org/users/976121/items/ZZE5U78M&quot;],&quot;itemData&quot;:{&quot;id&quot;:2280,&quot;type&quot;:&quot;article-journal&quot;,&quot;title&quot;:&quot;Храна на някои видове от сем. Gobiidae (Pisces) пред българския черноморски бряг&quot;,&quot;container-title&quot;:&quot;Известия на ЦНИИРР&quot;,&quot;page&quot;:&quot;149-172&quot;,&quot;volume&quot;:&quot;3&quot;,&quot;language&quot;:&quot;bg&quot;,&quot;author&quot;:[{&quot;family&quot;:&quot;Кънева-Абаджиева&quot;,&quot;given&quot;:&quot;В.&quot;},{&quot;family&quot;:&quot;Маринов&quot;,&quot;given&quot;:&quot;Т. М.&quot;}],&quot;issued&quot;:{&quot;date-parts&quot;:[[&quot;1963&quot;]]}}},{&quot;id&quot;:2240,&quot;uris&quot;:[&quot;http://zotero.org/users/976121/items/MHZMH6KX&quot;],&quot;uri&quot;:[&quot;http://zotero.org/users/976121/items/MHZMH6KX&quot;],&quot;itemData&quot;:{&quot;id&quot;:2240,&quot;type&quot;:&quot;article-journal&quot;,&quot;title&quot;:&quot;Морски обраствания по българското крайбрежие на Черно море&quot;,&quot;container-title&quot;:&quot;Известия на НИОРС&quot;,&quot;page&quot;:&quot;137-143&quot;,&quot;volume&quot;:&quot;6&quot;,&quot;language&quot;:&quot;bg&quot;,&quot;author&quot;:[{&quot;family&quot;:&quot;Кънева-Абаджиева&quot;,&quot;given&quot;:&quot;В.&quot;},{&quot;family&quot;:&quot;Маринов&quot;,&quot;given&quot;:&quot;Т. М.&quot;}],&quot;issued&quot;:{&quot;date-parts&quot;:[[&quot;1965&quot;]]}}},{&quot;id&quot;:528,&quot;uris&quot;:[&quot;http://zotero.org/users/976121/items/C3I5ZIPJ&quot;],&quot;uri&quot;:[&quot;http://zotero.org/users/976121/items/C3I5ZIPJ&quot;],&quot;itemData&quot;:{&quot;id&quot;:528,&quot;type&quot;:&quot;article-journal&quot;,&quot;title&quot;:&quot;Храна на някои бентосоядни видове риби (барбуня, меджид, писия)&quot;,&quot;container-title&quot;:&quot;Трудове на НИИРРП&quot;,&quot;page&quot;:&quot;41-71&quot;,&quot;volume&quot;:&quot;2&quot;,&quot;language&quot;:&quot;bg&quot;,&quot;author&quot;:[{&quot;family&quot;:&quot;Кънева-Абаджиева&quot;,&quot;given&quot;:&quot;В.&quot;},{&quot;family&quot;:&quot;Маринов&quot;,&quot;given&quot;:&quot;Т. М.&quot;}],&quot;issued&quot;:{&quot;date-parts&quot;:[[&quot;1966&quot;]]}}}],&quot;schema&quot;:&quot;https://github.com/citation-style-language/schema/raw/master/csl-citation.json&quot;} RND2CnjvyrgLD"/><text:span text:style-name="T104">(Кънева-Абаджиева and Маринов, 1963, 1965, 1966b)</text:span><text:reference-mark-end text:name="ZOTERO_ITEM CSL_CITATION {&quot;citationID&quot;:&quot;1lqf3ruqg9&quot;,&quot;properties&quot;:{&quot;unsorted&quot;:true,&quot;formattedCitation&quot;:&quot;{\\rtf (\\uc0\\u1050{}\\uc0\\u1098{}\\uc0\\u1085{}\\uc0\\u1077{}\\uc0\\u1074{}\\uc0\\u1072{}-\\uc0\\u1040{}\\uc0\\u1073{}\\uc0\\u1072{}\\uc0\\u1076{}\\uc0\\u1078{}\\uc0\\u1080{}\\uc0\\u1077{}\\uc0\\u1074{}\\uc0\\u1072{} and \\uc0\\u1052{}\\uc0\\u1072{}\\uc0\\u1088{}\\uc0\\u1080{}\\uc0\\u1085{}\\uc0\\u1086{}\\uc0\\u1074{}, 1963, 1965, 1966b)}&quot;,&quot;plainCitation&quot;:&quot;(Кънева-Абаджиева and Маринов, 1963, 1965, 1966b)&quot;},&quot;citationItems&quot;:[{&quot;id&quot;:2280,&quot;uris&quot;:[&quot;http://zotero.org/users/976121/items/ZZE5U78M&quot;],&quot;uri&quot;:[&quot;http://zotero.org/users/976121/items/ZZE5U78M&quot;],&quot;itemData&quot;:{&quot;id&quot;:2280,&quot;type&quot;:&quot;article-journal&quot;,&quot;title&quot;:&quot;Храна на някои видове от сем. Gobiidae (Pisces) пред българския черноморски бряг&quot;,&quot;container-title&quot;:&quot;Известия на ЦНИИРР&quot;,&quot;page&quot;:&quot;149-172&quot;,&quot;volume&quot;:&quot;3&quot;,&quot;language&quot;:&quot;bg&quot;,&quot;author&quot;:[{&quot;family&quot;:&quot;Кънева-Абаджиева&quot;,&quot;given&quot;:&quot;В.&quot;},{&quot;family&quot;:&quot;Маринов&quot;,&quot;given&quot;:&quot;Т. М.&quot;}],&quot;issued&quot;:{&quot;date-parts&quot;:[[&quot;1963&quot;]]}}},{&quot;id&quot;:2240,&quot;uris&quot;:[&quot;http://zotero.org/users/976121/items/MHZMH6KX&quot;],&quot;uri&quot;:[&quot;http://zotero.org/users/976121/items/MHZMH6KX&quot;],&quot;itemData&quot;:{&quot;id&quot;:2240,&quot;type&quot;:&quot;article-journal&quot;,&quot;title&quot;:&quot;Морски обраствания по българското крайбрежие на Черно море&quot;,&quot;container-title&quot;:&quot;Известия на НИОРС&quot;,&quot;page&quot;:&quot;137-143&quot;,&quot;volume&quot;:&quot;6&quot;,&quot;language&quot;:&quot;bg&quot;,&quot;author&quot;:[{&quot;family&quot;:&quot;Кънева-Абаджиева&quot;,&quot;given&quot;:&quot;В.&quot;},{&quot;family&quot;:&quot;Маринов&quot;,&quot;given&quot;:&quot;Т. М.&quot;}],&quot;issued&quot;:{&quot;date-parts&quot;:[[&quot;1965&quot;]]}}},{&quot;id&quot;:528,&quot;uris&quot;:[&quot;http://zotero.org/users/976121/items/C3I5ZIPJ&quot;],&quot;uri&quot;:[&quot;http://zotero.org/users/976121/items/C3I5ZIPJ&quot;],&quot;itemData&quot;:{&quot;id&quot;:528,&quot;type&quot;:&quot;article-journal&quot;,&quot;title&quot;:&quot;Храна на някои бентосоядни видове риби (барбуня, меджид, писия)&quot;,&quot;container-title&quot;:&quot;Трудове на НИИРРП&quot;,&quot;page&quot;:&quot;41-71&quot;,&quot;volume&quot;:&quot;2&quot;,&quot;language&quot;:&quot;bg&quot;,&quot;author&quot;:[{&quot;family&quot;:&quot;Кънева-Абаджиева&quot;,&quot;given&quot;:&quot;В.&quot;},{&quot;family&quot;:&quot;Маринов&quot;,&quot;given&quot;:&quot;Т. М.&quot;}],&quot;issued&quot;:{&quot;date-parts&quot;:[[&quot;1966&quot;]]}}}],&quot;schema&quot;:&quot;https://github.com/citation-style-language/schema/raw/master/csl-citation.json&quot;} RND2CnjvyrgLD"/><text:span text:style-name="T1">.</text:span><text:bookmark-end text:name="__RefHeading__1891_970456079"/></text:p>
      <text:p text:style-name="Thesis_5f_body"><text:bookmark-start text:name="__RefHeading__1893_970456079"/><text:span text:style-name="T1">Данните за фаунистичния състав на зообентоса, получени в резултат на тези изследвания, са обобщени в „Каталог на нашата черноморска фауна” </text:span><text:reference-mark-start text:name="ZOTERO_ITEM CSL_CITATION {&quot;citationID&quot;:&quot;jvfrns69c&quot;,&quot;properties&quot;:{&quot;formattedCitation&quot;:&quot;{\\rtf (\\uc0\\u1042{}\\uc0\\u1098{}\\uc0\\u1083{}\\uc0\\u1082{}\\uc0\\u1072{}\\uc0\\u1085{}\\uc0\\u1086{}\\uc0\\u1074{}, 1957)}&quot;,&quot;plainCitation&quot;:&quot;(Вълканов, 1957)&quot;},&quot;citationItems&quot;:[{&quot;id&quot;:566,&quot;uris&quot;:[&quot;http://zotero.org/users/976121/items/CMBSMA7F&quot;],&quot;uri&quot;:[&quot;http://zotero.org/users/976121/items/CMBSMA7F&quot;],&quot;itemData&quot;:{&quot;id&quot;:566,&quot;type&quot;:&quot;article-journal&quot;,&quot;title&quot;:&quot;Каталог на нашата черноморска фауна&quot;,&quot;container-title&quot;:&quot;Трудове на Морската биологическа станция&quot;,&quot;page&quot;:&quot;1-61&quot;,&quot;volume&quot;:&quot;19&quot;,&quot;journalAbbreviation&quot;:&quot;Тр. Морска биол. ст.&quot;,&quot;language&quot;:&quot;bg&quot;,&quot;author&quot;:[{&quot;family&quot;:&quot;Вълканов&quot;,&quot;given&quot;:&quot;А.&quot;}],&quot;issued&quot;:{&quot;date-parts&quot;:[[&quot;1957&quot;]]}}}],&quot;schema&quot;:&quot;https://github.com/citation-style-language/schema/raw/master/csl-citation.json&quot;} RNDTrmbMwp6KY"/><text:span text:style-name="T104">(Вълканов, 1957)</text:span><text:reference-mark-end text:name="ZOTERO_ITEM CSL_CITATION {&quot;citationID&quot;:&quot;jvfrns69c&quot;,&quot;properties&quot;:{&quot;formattedCitation&quot;:&quot;{\\rtf (\\uc0\\u1042{}\\uc0\\u1098{}\\uc0\\u1083{}\\uc0\\u1082{}\\uc0\\u1072{}\\uc0\\u1085{}\\uc0\\u1086{}\\uc0\\u1074{}, 1957)}&quot;,&quot;plainCitation&quot;:&quot;(Вълканов, 1957)&quot;},&quot;citationItems&quot;:[{&quot;id&quot;:566,&quot;uris&quot;:[&quot;http://zotero.org/users/976121/items/CMBSMA7F&quot;],&quot;uri&quot;:[&quot;http://zotero.org/users/976121/items/CMBSMA7F&quot;],&quot;itemData&quot;:{&quot;id&quot;:566,&quot;type&quot;:&quot;article-journal&quot;,&quot;title&quot;:&quot;Каталог на нашата черноморска фауна&quot;,&quot;container-title&quot;:&quot;Трудове на Морската биологическа станция&quot;,&quot;page&quot;:&quot;1-61&quot;,&quot;volume&quot;:&quot;19&quot;,&quot;journalAbbreviation&quot;:&quot;Тр. Морска биол. ст.&quot;,&quot;language&quot;:&quot;bg&quot;,&quot;author&quot;:[{&quot;family&quot;:&quot;Вълканов&quot;,&quot;given&quot;:&quot;А.&quot;}],&quot;issued&quot;:{&quot;date-parts&quot;:[[&quot;1957&quot;]]}}}],&quot;schema&quot;:&quot;https://github.com/citation-style-language/schema/raw/master/csl-citation.json&quot;} RNDTrmbMwp6KY"/><text:span text:style-name="T1"> и в двете му последващи допълнения </text:span><text:reference-mark-start text:name="ZOTERO_ITEM CSL_CITATION {&quot;citationID&quot;:&quot;gOt7xFtG&quot;,&quot;properties&quot;:{&quot;unsorted&quot;:true,&quot;formattedCitation&quot;:&quot;{\\rtf (\\uc0\\u1042{}\\uc0\\u1098{}\\uc0\\u1083{}\\uc0\\u1082{}\\uc0\\u1072{}\\uc0\\u1085{}\\uc0\\u1086{}\\uc0\\u1074{} and \\uc0\\u1052{}\\uc0\\u1072{}\\uc0\\u1088{}\\uc0\\u1080{}\\uc0\\u1085{}\\uc0\\u1086{}\\uc0\\u1074{}, 1964; \\uc0\\u1052{}\\uc0\\u1072{}\\uc0\\u1088{}\\uc0\\u1080{}\\uc0\\u1085{}\\uc0\\u1086{}\\uc0\\u1074{} and \\uc0\\u1043{}\\uc0\\u1086{}\\uc0\\u1083{}\\uc0\\u1077{}\\uc0\\u1084{}\\uc0\\u1072{}\\uc0\\u1085{}\\uc0\\u1089{}\\uc0\\u1082{}\\uc0\\u1080{}, 1989)}&quot;,&quot;plainCitation&quot;:&quot;(Вълканов and Маринов, 1964; Маринов and Големански, 1989)&quot;},&quot;citationItems&quot;:[{&quot;id&quot;:1055,&quot;uris&quot;:[&quot;http://zotero.org/users/976121/items/M8BPTHBA&quot;],&quot;uri&quot;:[&quot;http://zotero.org/users/976121/items/M8BPTHBA&quot;],&quot;itemData&quot;:{&quot;id&quot;:1055,&quot;type&quot;:&quot;article-journal&quot;,&quot;title&quot;:&quot;Допълнение към каталога на нашата черноморска фауна&quot;,&quot;container-title&quot;:&quot;Известия на Зоологическия институт с музей&quot;,&quot;page&quot;:&quot;51-59&quot;,&quot;volume&quot;:&quot;17&quot;,&quot;language&quot;:&quot;bg&quot;,&quot;author&quot;:[{&quot;family&quot;:&quot;Вълканов&quot;,&quot;given&quot;:&quot;А.&quot;},{&quot;family&quot;:&quot;Маринов&quot;,&quot;given&quot;:&quot;Т. М.&quot;}],&quot;issued&quot;:{&quot;date-parts&quot;:[[&quot;1964&quot;]]}}},{&quot;id&quot;:447,&quot;uris&quot;:[&quot;http://zotero.org/users/976121/items/AP6G2BTG&quot;],&quot;uri&quot;:[&quot;http://zotero.org/users/976121/items/AP6G2BTG&quot;],&quot;itemData&quot;:{&quot;id&quot;:447,&quot;type&quot;:&quot;article-journal&quot;,&quot;title&quot;:&quot;Второ допълнение към каталога на българската черноморска фауна&quot;,&quot;container-title&quot;:&quot;Acta Zoologica Bulgarica&quot;,&quot;page&quot;:&quot;3-33&quot;,&quot;volume&quot;:&quot;37&quot;,&quot;language&quot;:&quot;bg&quot;,&quot;author&quot;:[{&quot;family&quot;:&quot;Маринов&quot;,&quot;given&quot;:&quot;Т. М.&quot;},{&quot;family&quot;:&quot;Големански&quot;,&quot;given&quot;:&quot;В.&quot;}],&quot;issued&quot;:{&quot;date-parts&quot;:[[&quot;1989&quot;]]}}}],&quot;schema&quot;:&quot;https://github.com/citation-style-language/schema/raw/master/csl-citation.json&quot;} RNDVhfySpp8Ez"/><text:span text:style-name="T104">(Вълканов and Маринов, 1964; Маринов and Големански, 1989)</text:span><text:reference-mark-end text:name="ZOTERO_ITEM CSL_CITATION {&quot;citationID&quot;:&quot;gOt7xFtG&quot;,&quot;properties&quot;:{&quot;unsorted&quot;:true,&quot;formattedCitation&quot;:&quot;{\\rtf (\\uc0\\u1042{}\\uc0\\u1098{}\\uc0\\u1083{}\\uc0\\u1082{}\\uc0\\u1072{}\\uc0\\u1085{}\\uc0\\u1086{}\\uc0\\u1074{} and \\uc0\\u1052{}\\uc0\\u1072{}\\uc0\\u1088{}\\uc0\\u1080{}\\uc0\\u1085{}\\uc0\\u1086{}\\uc0\\u1074{}, 1964; \\uc0\\u1052{}\\uc0\\u1072{}\\uc0\\u1088{}\\uc0\\u1080{}\\uc0\\u1085{}\\uc0\\u1086{}\\uc0\\u1074{} and \\uc0\\u1043{}\\uc0\\u1086{}\\uc0\\u1083{}\\uc0\\u1077{}\\uc0\\u1084{}\\uc0\\u1072{}\\uc0\\u1085{}\\uc0\\u1089{}\\uc0\\u1082{}\\uc0\\u1080{}, 1989)}&quot;,&quot;plainCitation&quot;:&quot;(Вълканов and Маринов, 1964; Маринов and Големански, 1989)&quot;},&quot;citationItems&quot;:[{&quot;id&quot;:1055,&quot;uris&quot;:[&quot;http://zotero.org/users/976121/items/M8BPTHBA&quot;],&quot;uri&quot;:[&quot;http://zotero.org/users/976121/items/M8BPTHBA&quot;],&quot;itemData&quot;:{&quot;id&quot;:1055,&quot;type&quot;:&quot;article-journal&quot;,&quot;title&quot;:&quot;Допълнение към каталога на нашата черноморска фауна&quot;,&quot;container-title&quot;:&quot;Известия на Зоологическия институт с музей&quot;,&quot;page&quot;:&quot;51-59&quot;,&quot;volume&quot;:&quot;17&quot;,&quot;language&quot;:&quot;bg&quot;,&quot;author&quot;:[{&quot;family&quot;:&quot;Вълканов&quot;,&quot;given&quot;:&quot;А.&quot;},{&quot;family&quot;:&quot;Маринов&quot;,&quot;given&quot;:&quot;Т. М.&quot;}],&quot;issued&quot;:{&quot;date-parts&quot;:[[&quot;1964&quot;]]}}},{&quot;id&quot;:447,&quot;uris&quot;:[&quot;http://zotero.org/users/976121/items/AP6G2BTG&quot;],&quot;uri&quot;:[&quot;http://zotero.org/users/976121/items/AP6G2BTG&quot;],&quot;itemData&quot;:{&quot;id&quot;:447,&quot;type&quot;:&quot;article-journal&quot;,&quot;title&quot;:&quot;Второ допълнение към каталога на българската черноморска фауна&quot;,&quot;container-title&quot;:&quot;Acta Zoologica Bulgarica&quot;,&quot;page&quot;:&quot;3-33&quot;,&quot;volume&quot;:&quot;37&quot;,&quot;language&quot;:&quot;bg&quot;,&quot;author&quot;:[{&quot;family&quot;:&quot;Маринов&quot;,&quot;given&quot;:&quot;Т. М.&quot;},{&quot;family&quot;:&quot;Големански&quot;,&quot;given&quot;:&quot;В.&quot;}],&quot;issued&quot;:{&quot;date-parts&quot;:[[&quot;1989&quot;]]}}}],&quot;schema&quot;:&quot;https://github.com/citation-style-language/schema/raw/master/csl-citation.json&quot;} RNDVhfySpp8Ez"/><text:span text:style-name="T1">.</text:span><text:bookmark-end text:name="__RefHeading__1893_970456079"/></text:p>
      <text:p text:style-name="Thesis_5f_body"><text:bookmark-start text:name="__RefHeading__1895_970456079"/><text:span text:style-name="T19">Според Маринов </text:span><text:reference-mark-start text:name="ZOTERO_ITEM CSL_CITATION {&quot;citationID&quot;:&quot;2oa65d5jvm&quot;,&quot;properties&quot;:{&quot;formattedCitation&quot;:&quot;(1990)&quot;,&quot;plainCitation&quot;:&quot;(1990)&quot;},&quot;citationItems&quot;:[{&quot;id&quot;:505,&quot;uris&quot;:[&quot;http://zotero.org/users/976121/items/BNJKWATU&quot;],&quot;uri&quot;:[&quot;http://zotero.org/users/976121/items/BNJKWATU&quot;],&quot;itemData&quot;:{&quot;id&quot;:505,&quot;type&quot;:&quot;book&quot;,&quot;title&quot;:&quot;Зообентосът от българския сектор на Черно море&quot;,&quot;publisher&quot;:&quot;Издателство на Българската академия на науките&quot;,&quot;publisher-place&quot;:&quot;София&quot;,&quot;number-of-pages&quot;:&quot;195&quot;,&quot;event-place&quot;:&quot;София&quot;,&quot;author&quot;:[{&quot;family&quot;:&quot;Маринов&quot;,&quot;given&quot;:&quot;Т. М.&quot;}],&quot;issued&quot;:{&quot;date-parts&quot;:[[&quot;1990&quot;]]}},&quot;suppress-author&quot;:true}],&quot;schema&quot;:&quot;https://github.com/citation-style-language/schema/raw/master/csl-citation.json&quot;} RNDYTXbLsboSJ"/><text:span text:style-name="T125">(1990)</text:span><text:reference-mark-end text:name="ZOTERO_ITEM CSL_CITATION {&quot;citationID&quot;:&quot;2oa65d5jvm&quot;,&quot;properties&quot;:{&quot;formattedCitation&quot;:&quot;(1990)&quot;,&quot;plainCitation&quot;:&quot;(1990)&quot;},&quot;citationItems&quot;:[{&quot;id&quot;:505,&quot;uris&quot;:[&quot;http://zotero.org/users/976121/items/BNJKWATU&quot;],&quot;uri&quot;:[&quot;http://zotero.org/users/976121/items/BNJKWATU&quot;],&quot;itemData&quot;:{&quot;id&quot;:505,&quot;type&quot;:&quot;book&quot;,&quot;title&quot;:&quot;Зообентосът от българския сектор на Черно море&quot;,&quot;publisher&quot;:&quot;Издателство на Българската академия на науките&quot;,&quot;publisher-place&quot;:&quot;София&quot;,&quot;number-of-pages&quot;:&quot;195&quot;,&quot;event-place&quot;:&quot;София&quot;,&quot;author&quot;:[{&quot;family&quot;:&quot;Маринов&quot;,&quot;given&quot;:&quot;Т. М.&quot;}],&quot;issued&quot;:{&quot;date-parts&quot;:[[&quot;1990&quot;]]}},&quot;suppress-author&quot;:true}],&quot;schema&quot;:&quot;https://github.com/citation-style-language/schema/raw/master/csl-citation.json&quot;} RNDYTXbLsboSJ"/><text:span text:style-name="T125"> </text:span><text:span text:style-name="T126">общият брой зообентосни видове </text:span><text:span text:style-name="T128">в Черно море </text:span><text:span text:style-name="T126">(едноклетъчни и многоклетъчни) е 1370 и включва </text:span><text:span text:style-name="T127">т</text:span><text:span text:style-name="T126">аксономични</text:span><text:span text:style-name="T127">те</text:span><text:span text:style-name="T126"> групи Protozoa, Porifera, Coelenterata, Platyhelminthes, Nemathelminthes, Nemertini, Annelida, Arthropoda, Mollusca, Tentaculata, Echinodermata, Chordata. </text:span><text:span text:style-name="T109">Заради ниската соленост на Черно море, някои типични морски групи не се срещат (напр. Cephalopoda), а други са представени от ограничен брой видове в сравнение с други морета (напр. Radiolaria, Echinodermata) </text:span><text:reference-mark-start text:name="ZOTERO_ITEM CSL_CITATION {&quot;citationID&quot;:&quot;1u6ub0ro2n&quot;,&quot;properties&quot;:{&quot;formattedCitation&quot;:&quot;(Golemansky, 2007)&quot;,&quot;plainCitation&quot;:&quot;(Golemansky, 2007)&quot;},&quot;citationItems&quot;:[{&quot;id&quot;:423,&quot;uris&quot;:[&quot;http://zotero.org/users/976121/items/A8TZCHZW&quot;],&quot;uri&quot;:[&quot;http://zotero.org/users/976121/items/A8TZCHZW&quot;],&quot;itemData&quot;:{&quot;id&quot;:423,&quot;type&quot;:&quot;chapter&quot;,&quot;title&quot;:&quot;Biodiversity and ecology of the Bulgarian Black Sea invertebrates&quot;,&quot;container-title&quot;:&quot;Biogeography and Ecology of Bulgaria&quot;,&quot;publisher&quot;:&quot;Springer&quot;,&quot;page&quot;:&quot;537–553&quot;,&quot;author&quot;:[{&quot;family&quot;:&quot;Golemansky&quot;,&quot;given&quot;:&quot;V.&quot;}],&quot;editor&quot;:[{&quot;family&quot;:&quot;Fet&quot;,&quot;given&quot;:&quot;V.&quot;},{&quot;family&quot;:&quot;Popov&quot;,&quot;given&quot;:&quot;A.&quot;}],&quot;issued&quot;:{&quot;date-parts&quot;:[[&quot;2007&quot;]]}}}],&quot;schema&quot;:&quot;https://github.com/citation-style-language/schema/raw/master/csl-citation.json&quot;} RND02BAF5zDuJ"/><text:span text:style-name="T109">(Golemansky, 2007)</text:span><text:reference-mark-end text:name="ZOTERO_ITEM CSL_CITATION {&quot;citationID&quot;:&quot;1u6ub0ro2n&quot;,&quot;properties&quot;:{&quot;formattedCitation&quot;:&quot;(Golemansky, 2007)&quot;,&quot;plainCitation&quot;:&quot;(Golemansky, 2007)&quot;},&quot;citationItems&quot;:[{&quot;id&quot;:423,&quot;uris&quot;:[&quot;http://zotero.org/users/976121/items/A8TZCHZW&quot;],&quot;uri&quot;:[&quot;http://zotero.org/users/976121/items/A8TZCHZW&quot;],&quot;itemData&quot;:{&quot;id&quot;:423,&quot;type&quot;:&quot;chapter&quot;,&quot;title&quot;:&quot;Biodiversity and ecology of the Bulgarian Black Sea invertebrates&quot;,&quot;container-title&quot;:&quot;Biogeography and Ecology of Bulgaria&quot;,&quot;publisher&quot;:&quot;Springer&quot;,&quot;page&quot;:&quot;537–553&quot;,&quot;author&quot;:[{&quot;family&quot;:&quot;Golemansky&quot;,&quot;given&quot;:&quot;V.&quot;}],&quot;editor&quot;:[{&quot;family&quot;:&quot;Fet&quot;,&quot;given&quot;:&quot;V.&quot;},{&quot;family&quot;:&quot;Popov&quot;,&quot;given&quot;:&quot;A.&quot;}],&quot;issued&quot;:{&quot;date-parts&quot;:[[&quot;2007&quot;]]}}}],&quot;schema&quot;:&quot;https://github.com/citation-style-language/schema/raw/master/csl-citation.json&quot;} RND02BAF5zDuJ"/><text:span text:style-name="T109">.</text:span><text:bookmark-end text:name="__RefHeading__1895_970456079"/></text:p>
      <text:p text:style-name="Thesis_5f_body"><text:bookmark-start text:name="__RefHeading__1897_970456079"/><text:span text:style-name="T110">В Бургаския залив – районът на изследване на настоящата дисертация – са проведени задълбочени изследвания върху зообентосните съобщества в крайбрежната зона през 1980те години </text:span><text:reference-mark-start text:name="ZOTERO_ITEM CSL_CITATION {&quot;citationID&quot;:&quot;2d2gj5m1qn&quot;,&quot;properties&quot;:{&quot;formattedCitation&quot;:&quot;{\\rtf (\\uc0\\u1051{}\\uc0\\u1080{}, 1984; \\uc0\\u1052{}\\uc0\\u1072{}\\uc0\\u1088{}\\uc0\\u1080{}\\uc0\\u1085{}\\uc0\\u1086{}\\uc0\\u1074{} et al., 1989)}&quot;,&quot;plainCitation&quot;:&quot;(Ли, 1984; Маринов et al., 1989)&quot;},&quot;citationItems&quot;:[{&quot;id&quot;:1223,&quot;uris&quot;:[&quot;http://zotero.org/users/976121/items/QBW5UEQZ&quot;],&quot;uri&quot;:[&quot;http://zotero.org/users/976121/items/QBW5UEQZ&quot;],&quot;itemData&quot;:{&quot;id&quot;:1223,&quot;type&quot;:&quot;thesis&quot;,&quot;title&quot;:&quot;Качествен състав и количествено разпределение на зообентоса в Бургаския залив&quot;,&quot;publisher&quot;:&quot;ИРР&quot;,&quot;publisher-place&quot;:&quot;Варна&quot;,&quot;number-of-pages&quot;:&quot;177&quot;,&quot;genre&quot;:&quot;PhD&quot;,&quot;event-place&quot;:&quot;Варна&quot;,&quot;language&quot;:&quot;bg&quot;,&quot;author&quot;:[{&quot;family&quot;:&quot;Ли&quot;,&quot;given&quot;:&quot;Н. С.&quot;}],&quot;issued&quot;:{&quot;date-parts&quot;:[[&quot;1984&quot;]]}}},{&quot;id&quot;:1628,&quot;uris&quot;:[&quot;http://zotero.org/users/976121/items/WJHTP99N&quot;],&quot;uri&quot;:[&quot;http://zotero.org/users/976121/items/WJHTP99N&quot;],&quot;itemData&quot;:{&quot;id&quot;:1628,&quot;type&quot;:&quot;article-journal&quot;,&quot;title&quot;:&quot;Характеристики на зообентоса в Бургаския залив&quot;,&quot;container-title&quot;:&quot;Океанология&quot;,&quot;page&quot;:&quot;52-60&quot;,&quot;volume&quot;:&quot;18&quot;,&quot;language&quot;:&quot;bg&quot;,&quot;author&quot;:[{&quot;family&quot;:&quot;Маринов&quot;,&quot;given&quot;:&quot;Т. М.&quot;},{&quot;family&quot;:&quot;Стойков&quot;,&quot;given&quot;:&quot;С.&quot;},{&quot;family&quot;:&quot;Ли&quot;,&quot;given&quot;:&quot;Н. С.&quot;}],&quot;issued&quot;:{&quot;date-parts&quot;:[[&quot;1989&quot;]]}}}],&quot;schema&quot;:&quot;https://github.com/citation-style-language/schema/raw/master/csl-citation.json&quot;} RNDgiD6eaN87R"/><text:span text:style-name="T104">(Ли, 1984; Маринов et al., 1989)</text:span><text:reference-mark-end text:name="ZOTERO_ITEM CSL_CITATION {&quot;citationID&quot;:&quot;2d2gj5m1qn&quot;,&quot;properties&quot;:{&quot;formattedCitation&quot;:&quot;{\\rtf (\\uc0\\u1051{}\\uc0\\u1080{}, 1984; \\uc0\\u1052{}\\uc0\\u1072{}\\uc0\\u1088{}\\uc0\\u1080{}\\uc0\\u1085{}\\uc0\\u1086{}\\uc0\\u1074{} et al., 1989)}&quot;,&quot;plainCitation&quot;:&quot;(Ли, 1984; Маринов et al., 1989)&quot;},&quot;citationItems&quot;:[{&quot;id&quot;:1223,&quot;uris&quot;:[&quot;http://zotero.org/users/976121/items/QBW5UEQZ&quot;],&quot;uri&quot;:[&quot;http://zotero.org/users/976121/items/QBW5UEQZ&quot;],&quot;itemData&quot;:{&quot;id&quot;:1223,&quot;type&quot;:&quot;thesis&quot;,&quot;title&quot;:&quot;Качествен състав и количествено разпределение на зообентоса в Бургаския залив&quot;,&quot;publisher&quot;:&quot;ИРР&quot;,&quot;publisher-place&quot;:&quot;Варна&quot;,&quot;number-of-pages&quot;:&quot;177&quot;,&quot;genre&quot;:&quot;PhD&quot;,&quot;event-place&quot;:&quot;Варна&quot;,&quot;language&quot;:&quot;bg&quot;,&quot;author&quot;:[{&quot;family&quot;:&quot;Ли&quot;,&quot;given&quot;:&quot;Н. С.&quot;}],&quot;issued&quot;:{&quot;date-parts&quot;:[[&quot;1984&quot;]]}}},{&quot;id&quot;:1628,&quot;uris&quot;:[&quot;http://zotero.org/users/976121/items/WJHTP99N&quot;],&quot;uri&quot;:[&quot;http://zotero.org/users/976121/items/WJHTP99N&quot;],&quot;itemData&quot;:{&quot;id&quot;:1628,&quot;type&quot;:&quot;article-journal&quot;,&quot;title&quot;:&quot;Характеристики на зообентоса в Бургаския залив&quot;,&quot;container-title&quot;:&quot;Океанология&quot;,&quot;page&quot;:&quot;52-60&quot;,&quot;volume&quot;:&quot;18&quot;,&quot;language&quot;:&quot;bg&quot;,&quot;author&quot;:[{&quot;family&quot;:&quot;Маринов&quot;,&quot;given&quot;:&quot;Т. М.&quot;},{&quot;family&quot;:&quot;Стойков&quot;,&quot;given&quot;:&quot;С.&quot;},{&quot;family&quot;:&quot;Ли&quot;,&quot;given&quot;:&quot;Н. С.&quot;}],&quot;issued&quot;:{&quot;date-parts&quot;:[[&quot;1989&quot;]]}}}],&quot;schema&quot;:&quot;https://github.com/citation-style-language/schema/raw/master/csl-citation.json&quot;} RNDgiD6eaN87R"/>, <text:span text:style-name="T111">в резултат на които са установени общо 85 вида и надвидови таксони (33 вида полихети, 23 вида мекотели и ракообразни и 6 вида от други таксономични групи). По това време средната плътност на макрозообентоса в залива възлиза на 1196 индивида.m</text:span><text:span text:style-name="T112">-2</text:span><text:span text:style-name="T111">, а средната биомаса – 347 g.m</text:span><text:span text:style-name="T112">-2</text:span><text:span text:style-name="T114">. </text:span><text:span text:style-name="T115">В</text:span><text:span text:style-name="T113"> количествената структура доминанти по численост са полихетите, а по биомаса – мекотелите</text:span><text:span text:style-name="T111">.</text:span><text:bookmark-end text:name="__RefHeading__1897_970456079"/></text:p>
      <text:p text:style-name="Thesis_5f_body"><text:bookmark-start text:name="__RefHeading__1899_970456079"/><text:soft-page-break/><text:span text:style-name="T6">Отделени са с</text:span><text:span text:style-name="T1">ледните биоценози на мекото дъно до 20 </text:span><text:span text:style-name="T20">m</text:span><text:span text:style-name="T1"> дълбочина в Бургаския залив </text:span><text:reference-mark-start text:name="ZOTERO_ITEM CSL_CITATION {&quot;citationID&quot;:&quot;2gq1lmlfln&quot;,&quot;properties&quot;:{&quot;formattedCitation&quot;:&quot;{\\rtf (\\uc0\\u1051{}\\uc0\\u1080{}, 1984; \\uc0\\u1052{}\\uc0\\u1072{}\\uc0\\u1088{}\\uc0\\u1080{}\\uc0\\u1085{}\\uc0\\u1086{}\\uc0\\u1074{}, 1990)}&quot;,&quot;plainCitation&quot;:&quot;(Ли, 1984; Маринов, 1990)&quot;},&quot;citationItems&quot;:[{&quot;id&quot;:1223,&quot;uris&quot;:[&quot;http://zotero.org/users/976121/items/QBW5UEQZ&quot;],&quot;uri&quot;:[&quot;http://zotero.org/users/976121/items/QBW5UEQZ&quot;],&quot;itemData&quot;:{&quot;id&quot;:1223,&quot;type&quot;:&quot;thesis&quot;,&quot;title&quot;:&quot;Качествен състав и количествено разпределение на зообентоса в Бургаския залив&quot;,&quot;publisher&quot;:&quot;ИРР&quot;,&quot;publisher-place&quot;:&quot;Варна&quot;,&quot;number-of-pages&quot;:&quot;177&quot;,&quot;genre&quot;:&quot;PhD&quot;,&quot;event-place&quot;:&quot;Варна&quot;,&quot;language&quot;:&quot;bg&quot;,&quot;author&quot;:[{&quot;family&quot;:&quot;Ли&quot;,&quot;given&quot;:&quot;Н. С.&quot;}],&quot;issued&quot;:{&quot;date-parts&quot;:[[&quot;1984&quot;]]}}},{&quot;id&quot;:505,&quot;uris&quot;:[&quot;http://zotero.org/users/976121/items/BNJKWATU&quot;],&quot;uri&quot;:[&quot;http://zotero.org/users/976121/items/BNJKWATU&quot;],&quot;itemData&quot;:{&quot;id&quot;:505,&quot;type&quot;:&quot;book&quot;,&quot;title&quot;:&quot;Зообентосът от българския сектор на Черно море&quot;,&quot;publisher&quot;:&quot;Издателство на Българската академия на науките&quot;,&quot;publisher-place&quot;:&quot;София&quot;,&quot;number-of-pages&quot;:&quot;195&quot;,&quot;event-place&quot;:&quot;София&quot;,&quot;author&quot;:[{&quot;family&quot;:&quot;Маринов&quot;,&quot;given&quot;:&quot;Т. М.&quot;}],&quot;issued&quot;:{&quot;date-parts&quot;:[[&quot;1990&quot;]]}}}],&quot;schema&quot;:&quot;https://github.com/citation-style-language/schema/raw/master/csl-citation.json&quot;} RNDkpsxfvxfw6"/><text:span text:style-name="T104">(Ли, 1984; Маринов, 1990)</text:span><text:reference-mark-end text:name="ZOTERO_ITEM CSL_CITATION {&quot;citationID&quot;:&quot;2gq1lmlfln&quot;,&quot;properties&quot;:{&quot;formattedCitation&quot;:&quot;{\\rtf (\\uc0\\u1051{}\\uc0\\u1080{}, 1984; \\uc0\\u1052{}\\uc0\\u1072{}\\uc0\\u1088{}\\uc0\\u1080{}\\uc0\\u1085{}\\uc0\\u1086{}\\uc0\\u1074{}, 1990)}&quot;,&quot;plainCitation&quot;:&quot;(Ли, 1984; Маринов, 1990)&quot;},&quot;citationItems&quot;:[{&quot;id&quot;:1223,&quot;uris&quot;:[&quot;http://zotero.org/users/976121/items/QBW5UEQZ&quot;],&quot;uri&quot;:[&quot;http://zotero.org/users/976121/items/QBW5UEQZ&quot;],&quot;itemData&quot;:{&quot;id&quot;:1223,&quot;type&quot;:&quot;thesis&quot;,&quot;title&quot;:&quot;Качествен състав и количествено разпределение на зообентоса в Бургаския залив&quot;,&quot;publisher&quot;:&quot;ИРР&quot;,&quot;publisher-place&quot;:&quot;Варна&quot;,&quot;number-of-pages&quot;:&quot;177&quot;,&quot;genre&quot;:&quot;PhD&quot;,&quot;event-place&quot;:&quot;Варна&quot;,&quot;language&quot;:&quot;bg&quot;,&quot;author&quot;:[{&quot;family&quot;:&quot;Ли&quot;,&quot;given&quot;:&quot;Н. С.&quot;}],&quot;issued&quot;:{&quot;date-parts&quot;:[[&quot;1984&quot;]]}}},{&quot;id&quot;:505,&quot;uris&quot;:[&quot;http://zotero.org/users/976121/items/BNJKWATU&quot;],&quot;uri&quot;:[&quot;http://zotero.org/users/976121/items/BNJKWATU&quot;],&quot;itemData&quot;:{&quot;id&quot;:505,&quot;type&quot;:&quot;book&quot;,&quot;title&quot;:&quot;Зообентосът от българския сектор на Черно море&quot;,&quot;publisher&quot;:&quot;Издателство на Българската академия на науките&quot;,&quot;publisher-place&quot;:&quot;София&quot;,&quot;number-of-pages&quot;:&quot;195&quot;,&quot;event-place&quot;:&quot;София&quot;,&quot;author&quot;:[{&quot;family&quot;:&quot;Маринов&quot;,&quot;given&quot;:&quot;Т. М.&quot;}],&quot;issued&quot;:{&quot;date-parts&quot;:[[&quot;1990&quot;]]}}}],&quot;schema&quot;:&quot;https://github.com/citation-style-language/schema/raw/master/csl-citation.json&quot;} RNDkpsxfvxfw6"/><text:span text:style-name="T105">.</text:span><text:bookmark-end text:name="__RefHeading__1899_970456079"/></text:p>
      <text:p text:style-name="Thesis_5f_body"/>
      <text:p text:style-name="P1"><text:bookmark-start text:name="__RefHeading__1901_970456079"/><text:span text:style-name="T122">И</text:span>нфралиторална пясъчна зона<text:bookmark-end text:name="__RefHeading__1901_970456079"/></text:p>
      <text:p text:style-name="Thesis_5f_body"><text:span text:style-name="T1">Това е най-многобройното и разнообразно съобщество на мекото дъно на българския шелф. Доминиращи са полихетите (</text:span><office:annotation office:name="__Fieldmark__14187_119404090"><dc:creator>K </dc:creator><dc:date>2015-11-14T12:59:47</dc:date><text:list text:style-name=""><text:list-item><text:p>+ имена на описващите автори след всяко латинско име..</text:p></text:list-item></text:list></office:annotation><text:span text:style-name="T21">Nephtys</text:span><text:span text:style-name="T15"> </text:span><text:span text:style-name="T21">cirrosa</text:span><text:span text:style-name="T15">, </text:span><text:span text:style-name="T21">Glycera</text:span><text:span text:style-name="T15"> </text:span><text:span text:style-name="T21">tridactyla</text:span><text:span text:style-name="T15">, </text:span><text:span text:style-name="T21">Prionospio</text:span><text:span text:style-name="T15"> </text:span><text:span text:style-name="T21">cirrifera</text:span><office:annotation-end office:name="__Fieldmark__14187_119404090"/><text:span text:style-name="T1">), ракообразните (</text:span><text:span text:style-name="T21">Diogenes</text:span><text:span text:style-name="T15"> </text:span><text:span text:style-name="T21">pugilator</text:span><text:span text:style-name="T15">, </text:span><text:span text:style-name="T21">Ampelisca</text:span><text:span text:style-name="T15"> </text:span><text:span text:style-name="T21">diadema</text:span><text:span text:style-name="T15">, </text:span><text:span text:style-name="T21">Amphibalanus</text:span><text:span text:style-name="T15"> </text:span><text:span text:style-name="T21">improvisus</text:span><text:span text:style-name="T1">), мекотелите (</text:span><text:span text:style-name="T21">Chamelea</text:span><text:span text:style-name="T15"> </text:span><text:span text:style-name="T21">gallina</text:span><text:span text:style-name="T15">, </text:span><text:span text:style-name="T21">Lucinella</text:span><text:span text:style-name="T15"> </text:span><text:span text:style-name="T21">divaricata</text:span><text:span text:style-name="T15">, </text:span><text:span text:style-name="T29">Abra</text:span><text:span text:style-name="T15"> </text:span><text:span text:style-name="T29">prismatica</text:span><text:span text:style-name="T15">, </text:span><text:span text:style-name="T21">Nassarius</text:span><text:span text:style-name="T15"> </text:span><text:span text:style-name="T21">reticulatus</text:span><text:span text:style-name="T1">). Някои от видовете са типични за пясъчното дъно, а други се срещат и в тинестото дъно (напр. </text:span><text:span text:style-name="T21">Melinna</text:span><text:span text:style-name="T15"> </text:span><text:span text:style-name="T21">palmata</text:span><text:span text:style-name="T1">).</text:span></text:p>
      <text:p text:style-name="Thesis_5f_body"><text:bookmark-start text:name="__RefHeading__1907_970456079"/>По отношение на качествения видов състав и вида на седимента могат да се отделят няколко подгрупировки.<text:bookmark-end text:name="__RefHeading__1907_970456079"/></text:p>
      <text:p text:style-name="Thesis_5f_body"><text:bookmark-start text:name="__RefHeading__1909_970456079"/><text:span text:style-name="T8">Г</text:span><text:span text:style-name="T1">рупировка</text:span><text:span text:style-name="T8">та</text:span><text:span text:style-name="T1"> на чистия пясък </text:span><text:span text:style-name="T8">се развива в</text:span><text:span text:style-name="T1"> чист</text:span><text:span text:style-name="T8">и</text:span><text:span text:style-name="T1">, дребнозърнест</text:span><text:span text:style-name="T8">и</text:span><text:span text:style-name="T1"> кварцов</text:span><text:span text:style-name="T8">и</text:span><text:span text:style-name="T1"> пясъ</text:span><text:span text:style-name="T8">ци</text:span><text:span text:style-name="T1">; достига до дълбочина 17 </text:span><text:span text:style-name="T26">m</text:span><text:span text:style-name="T1">. Доминиращи по плътност видове </text:span><text:span text:style-name="T8">са </text:span><text:span text:style-name="T21">Micronephthys</text:span><text:span text:style-name="T15"> </text:span><text:span text:style-name="T21">stammeri</text:span><text:span text:style-name="T15">, </text:span><text:span text:style-name="T21">Eteonides</text:span><text:span text:style-name="T15"> </text:span><text:span text:style-name="T21">coineaui</text:span><text:span text:style-name="T1">.</text:span><text:bookmark-end text:name="__RefHeading__1909_970456079"/></text:p>
      <text:p text:style-name="Thesis_5f_body"><text:bookmark-start text:name="__RefHeading__1911_970456079"/><text:span text:style-name="T8">Г</text:span><text:span text:style-name="T1">рупировка</text:span><text:span text:style-name="T8">та</text:span><text:span text:style-name="T1"> </text:span><text:span text:style-name="T21">Aonides</text:span><text:span text:style-name="T15"> </text:span><text:span text:style-name="T24">spp.</text:span><text:span text:style-name="T21"> —</text:span><text:span text:style-name="T96"> </text:span><text:a xlink:type="simple" xlink:href="http://www.marinespecies.org/aphia.php?p=taxdetails&amp;id=506025"><text:span text:style-name="Internet_20_link"><text:span text:style-name="T97">Gibbomodiola adriatica</text:span></text:span></text:a><text:span text:style-name="T96"> </text:span><text:span text:style-name="T21">—</text:span><text:span text:style-name="T15"> </text:span><text:span text:style-name="T21">Gouldia</text:span><text:span text:style-name="T15"> </text:span><text:span text:style-name="T21">minima</text:span><text:span text:style-name="T1"> </text:span><text:span text:style-name="T8">се развива върху </text:span><text:span text:style-name="T1"><text:s/>субстрат от пясък, примесен с черупки и фрагменти от черупки на миди и други мекотели; до 25</text:span><text:span text:style-name="T20">m</text:span><text:span text:style-name="T1">. Най-многобройни са полихетите (</text:span><text:span text:style-name="T21">Prionospio</text:span><text:span text:style-name="T15"> </text:span><text:span text:style-name="T21">cirrifera</text:span><text:span text:style-name="T15">, </text:span><text:span text:style-name="T21">Aonides</text:span><text:span text:style-name="T15"> </text:span><text:span text:style-name="T24">spp.</text:span><text:span text:style-name="T1">), следвани от ракообразните и мекотелите.</text:span><text:bookmark-end text:name="__RefHeading__1911_970456079"/></text:p>
      <text:p text:style-name="Thesis_5f_body"><text:bookmark-start text:name="__RefHeading__1913_970456079"/><text:span text:style-name="T27">П</text:span><text:span text:style-name="T26">олета</text:span><text:span text:style-name="T27">та</text:span><text:span text:style-name="T26"> от морски треви </text:span><text:span text:style-name="T27">представляват отделен тип местообитание </text:span><text:span text:style-name="T28">в плитката крайбрежна зона. Изясняването на съвременното състояние и на характеристиките на асоциираните с морските треви зообентосни съобщества </text:span><text:span text:style-name="T26"><text:s/></text:span><text:span text:style-name="T28">е една от задачите на тази дисертация. В</text:span><text:span text:style-name="T1"> Черно море се срещат основно два вида морски треви – </text:span><text:span text:style-name="T21">Zostera</text:span><text:span text:style-name="T15"> </text:span><text:span text:style-name="T21">marina</text:span><text:span text:style-name="T1"> и </text:span><text:span text:style-name="T21">Zostera</text:span><text:span text:style-name="T15"> </text:span><text:span text:style-name="T21">nolt</text:span><text:span text:style-name="T23">e</text:span><text:span text:style-name="T21">i</text:span><text:span text:style-name="T1">. </text:span><text:span text:style-name="T13">Наличните д</text:span><text:span text:style-name="T1">анни за зообентоса в зостерните полета са главно качествени. Видовият състав на асоциираната </text:span><text:span text:style-name="T13">с тревите </text:span><text:span text:style-name="T1">фауна зависи от различни фактори, например: вида на морската трева, стабилността на полето, типа субстрат, солеността, режима на приливите и отливите, местоположението </text:span><text:reference-mark-start text:name="ZOTERO_ITEM CSL_CITATION {&quot;citationID&quot;:&quot;28j9pv4o6u&quot;,&quot;properties&quot;:{&quot;formattedCitation&quot;:&quot;(Bolam et al., 2002)&quot;,&quot;plainCitation&quot;:&quot;(Bolam et al., 2002)&quot;},&quot;citationItems&quot;:[{&quot;id&quot;:532,&quot;uris&quot;:[&quot;http://zotero.org/users/976121/items/C5HT795U&quot;],&quot;uri&quot;:[&quot;http://zotero.org/users/976121/items/C5HT795U&quot;],&quot;itemData&quot;:{&quot;id&quot;:532,&quot;type&quot;:&quot;article-journal&quot;,&quot;title&quot;:&quot;Diversity, biomass, and ecosystem processes in the marine benthos&quot;,&quot;container-title&quot;:&quot;Ecological Monographs&quot;,&quot;page&quot;:&quot;599–615&quot;,&quot;volume&quot;:&quot;72&quot;,&quot;issue&quot;:&quot;4&quot;,&quot;author&quot;:[{&quot;family&quot;:&quot;Bolam&quot;,&quot;given&quot;:&quot;S.&quot;},{&quot;family&quot;:&quot;Fernandes&quot;,&quot;given&quot;:&quot;T. F.&quot;},{&quot;family&quot;:&quot;Huxham&quot;,&quot;given&quot;:&quot;M.&quot;}],&quot;issued&quot;:{&quot;date-parts&quot;:[[&quot;2002&quot;]]}}}],&quot;schema&quot;:&quot;https://github.com/citation-style-language/schema/raw/master/csl-citation.json&quot;} RNDYCgVLRbAR1"/>(Bolam et al., 2002)<text:reference-mark-end text:name="ZOTERO_ITEM CSL_CITATION {&quot;citationID&quot;:&quot;28j9pv4o6u&quot;,&quot;properties&quot;:{&quot;formattedCitation&quot;:&quot;(Bolam et al., 2002)&quot;,&quot;plainCitation&quot;:&quot;(Bolam et al., 2002)&quot;},&quot;citationItems&quot;:[{&quot;id&quot;:532,&quot;uris&quot;:[&quot;http://zotero.org/users/976121/items/C5HT795U&quot;],&quot;uri&quot;:[&quot;http://zotero.org/users/976121/items/C5HT795U&quot;],&quot;itemData&quot;:{&quot;id&quot;:532,&quot;type&quot;:&quot;article-journal&quot;,&quot;title&quot;:&quot;Diversity, biomass, and ecosystem processes in the marine benthos&quot;,&quot;container-title&quot;:&quot;Ecological Monographs&quot;,&quot;page&quot;:&quot;599–615&quot;,&quot;volume&quot;:&quot;72&quot;,&quot;issue&quot;:&quot;4&quot;,&quot;author&quot;:[{&quot;family&quot;:&quot;Bolam&quot;,&quot;given&quot;:&quot;S.&quot;},{&quot;family&quot;:&quot;Fernandes&quot;,&quot;given&quot;:&quot;T. F.&quot;},{&quot;family&quot;:&quot;Huxham&quot;,&quot;given&quot;:&quot;M.&quot;}],&quot;issued&quot;:{&quot;date-parts&quot;:[[&quot;2002&quot;]]}}}],&quot;schema&quot;:&quot;https://github.com/citation-style-language/schema/raw/master/csl-citation.json&quot;} RNDYCgVLRbAR1"/><text:span text:style-name="T1">. </text:span><text:span text:style-name="T13">Видовото б</text:span><text:span text:style-name="T1">огатство на съобществото се определя от наличието и разнообразието на микрохабитати и от местните екологични условия. В зостерните обраствания от българския сектор на Черно море са характерни голям брой малки тревопасни охлюви, които се хранят най-вече с епифитните водорасли (</text:span><text:span text:style-name="T21">Hydrobia</text:span><text:span text:style-name="T15"> </text:span><text:span text:style-name="T32">spp.</text:span><text:span text:style-name="T15">, </text:span><text:span text:style-name="T21">Rissoa</text:span><text:span text:style-name="T15"> </text:span><text:span text:style-name="T24">spp.</text:span><text:span text:style-name="T15">, </text:span><text:span text:style-name="T21">Nassarius</text:span><text:span text:style-name="T15"> </text:span><text:span text:style-name="T24">spp.</text:span><text:span text:style-name="T15">, </text:span><text:span text:style-name="T21">Bittium</text:span><text:span text:style-name="T15"> </text:span><text:span text:style-name="T24">spp.</text:span><text:span text:style-name="T15">)</text:span><text:span text:style-name="T1">; голям брой полихети в седиментите (</text:span><text:span text:style-name="T21">Arenicola</text:span><text:span text:style-name="T15"> </text:span><text:span text:style-name="T21">marina</text:span><text:span text:style-name="T15">, </text:span><text:span text:style-name="T21">Hediste</text:span><text:span text:style-name="T15"> </text:span><text:span text:style-name="T21">diversicolor</text:span><text:span text:style-name="T15">, </text:span><text:span text:style-name="T21">Perinereis</text:span><text:span text:style-name="T15"> </text:span><text:span text:style-name="T21">cultrifera</text:span><text:span text:style-name="T15">, </text:span><text:span text:style-name="T21">Polycirrus</text:span><text:span text:style-name="T15"> </text:span><text:span text:style-name="T24">spp.</text:span><text:span text:style-name="T15">, </text:span><text:span text:style-name="T21">Sthenelais</text:span><text:span text:style-name="T15"> </text:span><text:span text:style-name="T21">boa</text:span><text:span text:style-name="T15">, </text:span><text:span text:style-name="T21">Glycera</text:span><text:span text:style-name="T15"> </text:span><text:span text:style-name="T24">spp.</text:span><text:span text:style-name="T15">, </text:span><text:span text:style-name="T21">Nephtys</text:span><text:span text:style-name="T15"> </text:span><text:span text:style-name="T24">spp.</text:span><text:span text:style-name="T15">, </text:span><text:span text:style-name="T21">Lagis</text:span><text:span text:style-name="T15"> </text:span><text:span text:style-name="T21">koreni</text:span><text:span text:style-name="T1">), миди (</text:span><text:span text:style-name="T21">Cerastoderma</text:span><text:span text:style-name="T15"> </text:span><text:span text:style-name="T21">edule</text:span><text:span text:style-name="T15">, </text:span><text:span text:style-name="T21">C</text:span><text:span text:style-name="T15">. </text:span><text:span text:style-name="T21">glaucum</text:span><text:span text:style-name="T15">, </text:span><text:span text:style-name="T21">Abra</text:span><text:span text:style-name="T15"> </text:span><text:span text:style-name="T21">segmentum</text:span><text:span text:style-name="T15">, </text:span><text:span text:style-name="T21">Lentidium</text:span><text:span text:style-name="T15"> </text:span><text:span text:style-name="T21">mediterraneum</text:span><text:span text:style-name="T15">, </text:span><text:span text:style-name="T21">Chamelea</text:span><text:span text:style-name="T15"> </text:span><text:span text:style-name="T21">gallina</text:span><text:span text:style-name="T15">, </text:span><text:span text:style-name="T21">Gastrana</text:span><text:span text:style-name="T15"> </text:span><text:span text:style-name="T24">spp.</text:span><text:span text:style-name="T1">) и др. От мобилната фауна, амфиподите и мизидите са сред най-многобройните </text:span><text:span text:style-name="T13">гпупи</text:span><text:span text:style-name="T1">, </text:span><text:span text:style-name="T13">а </text:span><text:span text:style-name="T1">също и декаподите (</text:span><text:span text:style-name="T21">Upogebia</text:span><text:span text:style-name="T15"> </text:span><text:span text:style-name="T21">pusilla</text:span><text:span text:style-name="T15">, </text:span><text:span text:style-name="T21">Pestarella</text:span><text:span text:style-name="T15"> (Callianassa) </text:span><text:span text:style-name="T21">candida</text:span><text:span text:style-name="T15">, </text:span><text:span text:style-name="T21">Diogenes</text:span><text:span text:style-name="T15"> </text:span><text:span text:style-name="T21">pugilator</text:span><text:span text:style-name="T1">) </text:span><text:reference-mark-start text:name="ZOTERO_ITEM CSL_CITATION {&quot;citationID&quot;:&quot;2n9u21b5np&quot;,&quot;properties&quot;:{&quot;formattedCitation&quot;:&quot;{\\rtf (\\uc0\\u1052{}\\uc0\\u1072{}\\uc0\\u1088{}\\uc0\\u1080{}\\uc0\\u1085{}\\uc0\\u1086{}\\uc0\\u1074{}, 1990)}&quot;,&quot;plainCitation&quot;:&quot;(Маринов, 1990)&quot;},&quot;citationItems&quot;:[{&quot;id&quot;:505,&quot;uris&quot;:[&quot;http://zotero.org/users/976121/items/BNJKWATU&quot;],&quot;uri&quot;:[&quot;http://zotero.org/users/976121/items/BNJKWATU&quot;],&quot;itemData&quot;:{&quot;id&quot;:505,&quot;type&quot;:&quot;book&quot;,&quot;title&quot;:&quot;Зообентосът от българския сектор на Черно море&quot;,&quot;publisher&quot;:&quot;Издателство на Българската академия на науките&quot;,&quot;publisher-place&quot;:&quot;София&quot;,&quot;number-of-pages&quot;:&quot;195&quot;,&quot;event-place&quot;:&quot;София&quot;,&quot;author&quot;:[{&quot;family&quot;:&quot;Маринов&quot;,&quot;given&quot;:&quot;Т. М.&quot;}],&quot;issued&quot;:{&quot;date-parts&quot;:[[&quot;1990&quot;]]}}}],&quot;schema&quot;:&quot;https://github.com/citation-style-language/schema/raw/master/csl-citation.json&quot;} RNDivw3CocgQb"/><text:span text:style-name="T104">(Маринов, 1990)</text:span><text:reference-mark-end text:name="ZOTERO_ITEM CSL_CITATION {&quot;citationID&quot;:&quot;2n9u21b5np&quot;,&quot;properties&quot;:{&quot;formattedCitation&quot;:&quot;{\\rtf (\\uc0\\u1052{}\\uc0\\u1072{}\\uc0\\u1088{}\\uc0\\u1080{}\\uc0\\u1085{}\\uc0\\u1086{}\\uc0\\u1074{}, 1990)}&quot;,&quot;plainCitation&quot;:&quot;(Маринов, 1990)&quot;},&quot;citationItems&quot;:[{&quot;id&quot;:505,&quot;uris&quot;:[&quot;http://zotero.org/users/976121/items/BNJKWATU&quot;],&quot;uri&quot;:[&quot;http://zotero.org/users/976121/items/BNJKWATU&quot;],&quot;itemData&quot;:{&quot;id&quot;:505,&quot;type&quot;:&quot;book&quot;,&quot;title&quot;:&quot;Зообентосът от българския сектор на Черно море&quot;,&quot;publisher&quot;:&quot;Издателство на Българската академия на науките&quot;,&quot;publisher-place&quot;:&quot;София&quot;,&quot;number-of-pages&quot;:&quot;195&quot;,&quot;event-place&quot;:&quot;София&quot;,&quot;author&quot;:[{&quot;family&quot;:&quot;Маринов&quot;,&quot;given&quot;:&quot;Т. М.&quot;}],&quot;issued&quot;:{&quot;date-parts&quot;:[[&quot;1990&quot;]]}}}],&quot;schema&quot;:&quot;https://github.com/citation-style-language/schema/raw/master/csl-citation.json&quot;} RNDivw3CocgQb"/>.<text:span text:style-name="T1"> </text:span><text:span text:style-name="T5">Uzunova </text:span><text:reference-mark-start text:name="ZOTERO_ITEM CSL_CITATION {&quot;citationID&quot;:&quot;17iaedik1f&quot;,&quot;properties&quot;:{&quot;formattedCitation&quot;:&quot;(2010)&quot;,&quot;plainCitation&quot;:&quot;(2010)&quot;},&quot;citationItems&quot;:[{&quot;id&quot;:1436,&quot;uris&quot;:[&quot;http://zotero.org/users/976121/items/TITT3S8J&quot;],&quot;uri&quot;:[&quot;http://zotero.org/users/976121/items/TITT3S8J&quot;],&quot;itemData&quot;:{&quot;id&quot;:1436,&quot;type&quot;:&quot;article-journal&quot;,&quot;title&quot;:&quot;The zoobenthos of eelgrass populations from Sozopol Bay (Black Sea)&quot;,&quot;container-title&quot;:&quot;Bulgarian Journal of Agricultural Science&quot;,&quot;page&quot;:&quot;358–363&quot;,&quot;volume&quot;:&quot;16&quot;,&quot;issue&quot;:&quot;3&quot;,&quot;author&quot;:[{&quot;family&quot;:&quot;Uzunova&quot;,&quot;given&quot;:&quot;S.&quot;}],&quot;issued&quot;:{&quot;date-parts&quot;:[[&quot;2010&quot;]]}},&quot;suppress-author&quot;:true}],&quot;schema&quot;:&quot;https://github.com/citation-style-language/schema/raw/master/csl-citation.json&quot;} RNDtEvwiAU1oy"/>(2010)<text:reference-mark-end text:name="ZOTERO_ITEM CSL_CITATION {&quot;citationID&quot;:&quot;17iaedik1f&quot;,&quot;properties&quot;:{&quot;formattedCitation&quot;:&quot;(2010)&quot;,&quot;plainCitation&quot;:&quot;(2010)&quot;},&quot;citationItems&quot;:[{&quot;id&quot;:1436,&quot;uris&quot;:[&quot;http://zotero.org/users/976121/items/TITT3S8J&quot;],&quot;uri&quot;:[&quot;http://zotero.org/users/976121/items/TITT3S8J&quot;],&quot;itemData&quot;:{&quot;id&quot;:1436,&quot;type&quot;:&quot;article-journal&quot;,&quot;title&quot;:&quot;The zoobenthos of eelgrass populations from Sozopol Bay (Black Sea)&quot;,&quot;container-title&quot;:&quot;Bulgarian Journal of Agricultural Science&quot;,&quot;page&quot;:&quot;358–363&quot;,&quot;volume&quot;:&quot;16&quot;,&quot;issue&quot;:&quot;3&quot;,&quot;author&quot;:[{&quot;family&quot;:&quot;Uzunova&quot;,&quot;given&quot;:&quot;S.&quot;}],&quot;issued&quot;:{&quot;date-parts&quot;:[[&quot;2010&quot;]]}},&quot;suppress-author&quot;:true}],&quot;schema&quot;:&quot;https://github.com/citation-style-language/schema/raw/master/csl-citation.json&quot;} RNDtEvwiAU1oy"/><text:span text:style-name="T88"> </text:span><text:span text:style-name="T101">доклад</text:span><text:span text:style-name="T1">ва подобни резултати: високо биоразнообразие и численост на зообентоса в зостерните обраствания, като най-разнообразни са мекотелите и епифауната от ракообразни, а също и полихетите. Типични видове са </text:span><text:span text:style-name="T21">Loripes</text:span><text:span text:style-name="T15"> </text:span><text:span text:style-name="T21">lucinalis</text:span><text:span text:style-name="T15">, </text:span><text:span text:style-name="T21">Chamelea</text:span><text:span text:style-name="T15"> </text:span><text:span text:style-name="T21">gallina</text:span><text:span text:style-name="T15">, </text:span><text:span text:style-name="T21">Parvicardium</text:span><text:span text:style-name="T15"> </text:span><text:span text:style-name="T21">exiguum</text:span><text:span text:style-name="T15">, </text:span><text:span text:style-name="T21">Rissoa</text:span><text:span text:style-name="T15"> </text:span><text:span text:style-name="T21">venusta</text:span><text:span text:style-name="T15">, </text:span><text:span text:style-name="T21">Bittium</text:span><text:span text:style-name="T15"> </text:span><text:span text:style-name="T21">reticulatum</text:span><text:span text:style-name="T15">, </text:span><text:span text:style-name="T21">Dexamine</text:span><text:span text:style-name="T15"> </text:span><text:span text:style-name="T21">spinosa</text:span><text:span text:style-name="T15">, </text:span><text:span text:style-name="T21">Microdeutopus</text:span><text:span text:style-name="T15"> </text:span><text:span text:style-name="T21">gryllotalpa</text:span><text:span text:style-name="T15">, </text:span><text:span text:style-name="T21">Platynereis</text:span><text:span text:style-name="T15"> </text:span><text:span text:style-name="T21">dumerilii</text:span><text:span text:style-name="T15">.</text:span><text:bookmark-end text:name="__RefHeading__1913_970456079"/></text:p>
      <text:p text:style-name="Thesis_5f_body"/>
      <text:p text:style-name="P1"><text:bookmark-start text:name="__RefHeading__1915_970456079"/><text:span text:style-name="T123">К</text:span>райбрежна тиня<text:bookmark-end text:name="__RefHeading__1915_970456079"/></text:p>
      <text:p text:style-name="Thesis_5f_body"><text:bookmark-start text:name="__RefHeading__1917_970456079"/><text:soft-page-break/>Това е най-широката като пространствено разпределение биоценоза. С<text:span text:style-name="T116">убстратът</text:span> е предимно тинест, понякога примесен с малка част дребнозърнест пясък. Различават се две групировки.<text:bookmark-end text:name="__RefHeading__1917_970456079"/></text:p>
      <text:p text:style-name="Thesis_5f_body"><text:bookmark-start text:name="__RefHeading__1919_970456079"/><text:span text:style-name="T9">Г</text:span><text:span text:style-name="T1">рупировка</text:span><text:span text:style-name="T9">та</text:span><text:span text:style-name="T1"> с преобладаване на </text:span><text:span text:style-name="T21">Melinna</text:span><text:span text:style-name="T15"> </text:span><text:span text:style-name="T21">palmata</text:span><text:span text:style-name="T1"> заема по-голямата част от биоценозата, на дълбочина 14-25</text:span><text:span text:style-name="T20">m</text:span><text:span text:style-name="T1">. Много по-бедна е на видове от пясъчните биоценози; характерно е увеличено присъствие на тинестолюбивите организми (</text:span><text:span text:style-name="T21">Melinna</text:span><text:span text:style-name="T15"> </text:span><text:span text:style-name="T21">palmata</text:span><text:span text:style-name="T15">, </text:span><text:span text:style-name="T21">Aricidea</text:span><text:span text:style-name="T15"> </text:span><text:span text:style-name="T21">claudiae</text:span><text:span text:style-name="T15">, </text:span><text:span text:style-name="T21">Upogebia</text:span><text:span text:style-name="T15"> </text:span><text:span text:style-name="T21">pusilla</text:span><text:span text:style-name="T1">).</text:span><text:bookmark-end text:name="__RefHeading__1919_970456079"/></text:p>
      <text:p text:style-name="Thesis_5f_body"><text:bookmark-start text:name="__RefHeading__1921_970456079"/><text:span text:style-name="T9">Г</text:span><text:span text:style-name="T1">рупировка с малко </text:span><text:span text:style-name="T21">M</text:span><text:span text:style-name="T29">elinna</text:span><text:span text:style-name="T15"> </text:span><text:span text:style-name="T21">palmata</text:span><text:span text:style-name="T1"> </text:span><text:span text:style-name="T9">е</text:span><text:span text:style-name="T1"> преходна към биоценозата на фазеолиновата тиня. Среща се на дълбочини 14-40</text:span><text:span text:style-name="T20">m</text:span><text:span text:style-name="T1">. Количествено </text:span><text:span text:style-name="T9">е </text:span><text:span text:style-name="T1">най-бедната; </text:span><text:span text:style-name="T9">п</text:span><text:span text:style-name="T1">реобладават полихетите (</text:span><text:span text:style-name="T21">N</text:span><text:span text:style-name="T29">ephtys</text:span><text:span text:style-name="T15"> </text:span><text:span text:style-name="T21">hombergii</text:span><text:span text:style-name="T15">, </text:span><text:span text:style-name="T21">A</text:span><text:span text:style-name="T29">ricidea</text:span><text:span text:style-name="T15"> </text:span><text:span text:style-name="T21">claudiae</text:span><text:span text:style-name="T1">), мекотелите (</text:span><text:span text:style-name="T21">Spisula</text:span><text:span text:style-name="T15"> </text:span><text:span text:style-name="T21">subtruncata</text:span><text:span text:style-name="T1">) и др. </text:span><text:bookmark-end text:name="__RefHeading__1921_970456079"/></text:p>
      <text:p text:style-name="Thesis_5f_body"><text:bookmark-start text:name="__RefHeading__1923_970456079"/>Съвременните биоценологични изследвания на зообентоса позволяват актуализирането на зообентосните биоценози в българското Черно море (<text:span text:style-name="T120">табл.</text:span>).<text:bookmark-end text:name="__RefHeading__1923_970456079"/></text:p>
      <text:p text:style-name="P2"><text:bookmark-start text:name="__RefHeading__1925_970456079"/>Натура, Морска стратегия... <text:s/>- таблица!<text:bookmark-end text:name="__RefHeading__1925_970456079"/></text:p>
      <text:list xml:id="list212555154802777" text:continue-list="list212554672012753" text:style-name="Thesis_5f_numbering">
        <text:list-item>
          <text:list>
            <text:list-item>
              <text:p text:style-name="Thesis_5f_Heading2"><text:bookmark-start text:name="__RefHeading__1927_970456079"/>Съвременно състояние на зообентосните съобщества в Черно море<text:bookmark-end text:name="__RefHeading__1927_970456079"/></text:p>
            </text:list-item>
          </text:list>
        </text:list-item>
      </text:list>
      <text:p text:style-name="Thesis_5f_body"><text:bookmark-start text:name="__RefHeading__1929_970456079"/><text:span text:style-name="T1">Заради географската си изолираност и големия си водосборен басейн, Черно море е отличен пример за влиянието на човешките дейности в крайбрежната зона върху морската среда </text:span><text:reference-mark-start text:name="ZOTERO_ITEM CSL_CITATION {&quot;citationID&quot;:&quot;6m28a3j69&quot;,&quot;properties&quot;:{&quot;unsorted&quot;:true,&quot;formattedCitation&quot;:&quot;(Zaitsev, 2006; Banaru et al., 2010)&quot;,&quot;plainCitation&quot;:&quot;(Zaitsev, 2006; Banaru et al., 2010)&quot;},&quot;citationItems&quot;:[{&quot;id&quot;:88,&quot;uris&quot;:[&quot;http://zotero.org/users/976121/items/3T93F3KN&quot;],&quot;uri&quot;:[&quot;http://zotero.org/users/976121/items/3T93F3KN&quot;],&quot;itemData&quot;:{&quot;id&quot;:88,&quot;type&quot;:&quot;article-journal&quot;,&quot;title&quot;:&quot;Littoral concentration of life in the Black Sea area and coastal management requirements&quot;,&quot;container-title&quot;:&quot;Journal of the Black Sea/Mediteranean Environment&quot;,&quot;page&quot;:&quot;113–128&quot;,&quot;volume&quot;:&quot;12&quot;,&quot;author&quot;:[{&quot;family&quot;:&quot;Zaitsev&quot;,&quot;given&quot;:&quot;Y.&quot;}],&quot;issued&quot;:{&quot;date-parts&quot;:[[&quot;2006&quot;]]}}},{&quot;id&quot;:1410,&quot;uris&quot;:[&quot;http://zotero.org/users/976121/items/TBJK9Z3C&quot;],&quot;uri&quot;:[&quot;http://zotero.org/users/976121/items/TBJK9Z3C&quot;],&quot;itemData&quot;:{&quot;id&quot;:1410,&quot;type&quot;:&quot;article-journal&quot;,&quot;title&quot;:&quot;Man induced change in community control in the north-western Black Sea: The top-down bottom-up balance&quot;,&quot;container-title&quot;:&quot;Marine Environmental Research&quot;,&quot;page&quot;:&quot;262–275&quot;,&quot;volume&quot;:&quot;69&quot;,&quot;issue&quot;:&quot;4&quot;,&quot;DOI&quot;:&quot;10.1016/j.marenvres.2009.11.009&quot;,&quot;ISSN&quot;:&quot;1879-0291&quot;,&quot;author&quot;:[{&quot;family&quot;:&quot;Banaru&quot;,&quot;given&quot;:&quot;D.&quot;},{&quot;family&quot;:&quot;Harmelin-Vivien&quot;,&quot;given&quot;:&quot;M.&quot;},{&quot;family&quot;:&quot;Boudouresque&quot;,&quot;given&quot;:&quot;C. F.&quot;}],&quot;issued&quot;:{&quot;date-parts&quot;:[[&quot;2010&quot;]]}}}],&quot;schema&quot;:&quot;https://github.com/citation-style-language/schema/raw/master/csl-citation.json&quot;} RNDnK9Hbw9itY"/>(Zaitsev, 2006; Banaru et al., 2010)<text:reference-mark-end text:name="ZOTERO_ITEM CSL_CITATION {&quot;citationID&quot;:&quot;6m28a3j69&quot;,&quot;properties&quot;:{&quot;unsorted&quot;:true,&quot;formattedCitation&quot;:&quot;(Zaitsev, 2006; Banaru et al., 2010)&quot;,&quot;plainCitation&quot;:&quot;(Zaitsev, 2006; Banaru et al., 2010)&quot;},&quot;citationItems&quot;:[{&quot;id&quot;:88,&quot;uris&quot;:[&quot;http://zotero.org/users/976121/items/3T93F3KN&quot;],&quot;uri&quot;:[&quot;http://zotero.org/users/976121/items/3T93F3KN&quot;],&quot;itemData&quot;:{&quot;id&quot;:88,&quot;type&quot;:&quot;article-journal&quot;,&quot;title&quot;:&quot;Littoral concentration of life in the Black Sea area and coastal management requirements&quot;,&quot;container-title&quot;:&quot;Journal of the Black Sea/Mediteranean Environment&quot;,&quot;page&quot;:&quot;113–128&quot;,&quot;volume&quot;:&quot;12&quot;,&quot;author&quot;:[{&quot;family&quot;:&quot;Zaitsev&quot;,&quot;given&quot;:&quot;Y.&quot;}],&quot;issued&quot;:{&quot;date-parts&quot;:[[&quot;2006&quot;]]}}},{&quot;id&quot;:1410,&quot;uris&quot;:[&quot;http://zotero.org/users/976121/items/TBJK9Z3C&quot;],&quot;uri&quot;:[&quot;http://zotero.org/users/976121/items/TBJK9Z3C&quot;],&quot;itemData&quot;:{&quot;id&quot;:1410,&quot;type&quot;:&quot;article-journal&quot;,&quot;title&quot;:&quot;Man induced change in community control in the north-western Black Sea: The top-down bottom-up balance&quot;,&quot;container-title&quot;:&quot;Marine Environmental Research&quot;,&quot;page&quot;:&quot;262–275&quot;,&quot;volume&quot;:&quot;69&quot;,&quot;issue&quot;:&quot;4&quot;,&quot;DOI&quot;:&quot;10.1016/j.marenvres.2009.11.009&quot;,&quot;ISSN&quot;:&quot;1879-0291&quot;,&quot;author&quot;:[{&quot;family&quot;:&quot;Banaru&quot;,&quot;given&quot;:&quot;D.&quot;},{&quot;family&quot;:&quot;Harmelin-Vivien&quot;,&quot;given&quot;:&quot;M.&quot;},{&quot;family&quot;:&quot;Boudouresque&quot;,&quot;given&quot;:&quot;C. F.&quot;}],&quot;issued&quot;:{&quot;date-parts&quot;:[[&quot;2010&quot;]]}}}],&quot;schema&quot;:&quot;https://github.com/citation-style-language/schema/raw/master/csl-citation.json&quot;} RNDnK9Hbw9itY"/><text:span text:style-name="T1">.</text:span><text:bookmark-end text:name="__RefHeading__1929_970456079"/></text:p>
      <text:p text:style-name="Thesis_5f_body"><text:bookmark-start text:name="__RefHeading__1931_970456079"/><text:span text:style-name="T1">Поради своя произход и екологични особености, Черно море се характеризира с ниско биоразнообразие в сравнение с други морета. През </text:span><text:span text:style-name="T14">19</text:span><text:span text:style-name="T1">70те и </text:span><text:span text:style-name="T14">19</text:span><text:span text:style-name="T1">80те години се наблюдава интензивна еутрофикация на морските води в резултат на увеличените концентрации на биогенни елементи в речния вток </text:span><text:reference-mark-start text:name="ZOTERO_ITEM CSL_CITATION {&quot;citationID&quot;:&quot;1h82sc0qao&quot;,&quot;properties&quot;:{&quot;formattedCitation&quot;:&quot;(Mee, 1992; Zaitsev and Mamaev, 1997)&quot;,&quot;plainCitation&quot;:&quot;(Mee, 1992; Zaitsev and Mamaev, 1997)&quot;},&quot;citationItems&quot;:[{&quot;id&quot;:705,&quot;uris&quot;:[&quot;http://zotero.org/users/976121/items/EQRX74Z3&quot;],&quot;uri&quot;:[&quot;http://zotero.org/users/976121/items/EQRX74Z3&quot;],&quot;itemData&quot;:{&quot;id&quot;:705,&quot;type&quot;:&quot;article-journal&quot;,&quot;title&quot;:&quot;The Black Sea in crisis - a need for concerted international action&quot;,&quot;container-title&quot;:&quot;Ambio&quot;,&quot;page&quot;:&quot;278–286&quot;,&quot;volume&quot;:&quot;21&quot;,&quot;issue&quot;:&quot;4&quot;,&quot;author&quot;:[{&quot;family&quot;:&quot;Mee&quot;,&quot;given&quot;:&quot;L. D.&quot;}],&quot;issued&quot;:{&quot;date-parts&quot;:[[&quot;1992&quot;]]}}},{&quot;id&quot;:317,&quot;uris&quot;:[&quot;http://zotero.org/users/976121/items/8BAF8JGU&quot;],&quot;uri&quot;:[&quot;http://zotero.org/users/976121/items/8BAF8JGU&quot;],&quot;itemData&quot;:{&quot;id&quot;:317,&quot;type&quot;:&quot;book&quot;,&quot;title&quot;:&quot;Biological diversity in the Black Sea: A study of change and decline&quot;,&quot;collection-title&quot;:&quot;Black Sea Environmental Series&quot;,&quot;collection-number&quot;:&quot;3&quot;,&quot;publisher&quot;:&quot;UN Publications&quot;,&quot;publisher-place&quot;:&quot;New York&quot;,&quot;number-of-pages&quot;:&quot;220&quot;,&quot;event-place&quot;:&quot;New York&quot;,&quot;author&quot;:[{&quot;family&quot;:&quot;Zaitsev&quot;,&quot;given&quot;:&quot;Y.&quot;},{&quot;family&quot;:&quot;Mamaev&quot;,&quot;given&quot;:&quot;V.&quot;}],&quot;issued&quot;:{&quot;date-parts&quot;:[[&quot;1997&quot;]]}}}],&quot;schema&quot;:&quot;https://github.com/citation-style-language/schema/raw/master/csl-citation.json&quot;} RNDhVwJxBXI37"/><text:span text:style-name="T1">(Mee, 1992; Zaitsev and Mamaev, 1997)</text:span><text:reference-mark-end text:name="ZOTERO_ITEM CSL_CITATION {&quot;citationID&quot;:&quot;1h82sc0qao&quot;,&quot;properties&quot;:{&quot;formattedCitation&quot;:&quot;(Mee, 1992; Zaitsev and Mamaev, 1997)&quot;,&quot;plainCitation&quot;:&quot;(Mee, 1992; Zaitsev and Mamaev, 1997)&quot;},&quot;citationItems&quot;:[{&quot;id&quot;:705,&quot;uris&quot;:[&quot;http://zotero.org/users/976121/items/EQRX74Z3&quot;],&quot;uri&quot;:[&quot;http://zotero.org/users/976121/items/EQRX74Z3&quot;],&quot;itemData&quot;:{&quot;id&quot;:705,&quot;type&quot;:&quot;article-journal&quot;,&quot;title&quot;:&quot;The Black Sea in crisis - a need for concerted international action&quot;,&quot;container-title&quot;:&quot;Ambio&quot;,&quot;page&quot;:&quot;278–286&quot;,&quot;volume&quot;:&quot;21&quot;,&quot;issue&quot;:&quot;4&quot;,&quot;author&quot;:[{&quot;family&quot;:&quot;Mee&quot;,&quot;given&quot;:&quot;L. D.&quot;}],&quot;issued&quot;:{&quot;date-parts&quot;:[[&quot;1992&quot;]]}}},{&quot;id&quot;:317,&quot;uris&quot;:[&quot;http://zotero.org/users/976121/items/8BAF8JGU&quot;],&quot;uri&quot;:[&quot;http://zotero.org/users/976121/items/8BAF8JGU&quot;],&quot;itemData&quot;:{&quot;id&quot;:317,&quot;type&quot;:&quot;book&quot;,&quot;title&quot;:&quot;Biological diversity in the Black Sea: A study of change and decline&quot;,&quot;collection-title&quot;:&quot;Black Sea Environmental Series&quot;,&quot;collection-number&quot;:&quot;3&quot;,&quot;publisher&quot;:&quot;UN Publications&quot;,&quot;publisher-place&quot;:&quot;New York&quot;,&quot;number-of-pages&quot;:&quot;220&quot;,&quot;event-place&quot;:&quot;New York&quot;,&quot;author&quot;:[{&quot;family&quot;:&quot;Zaitsev&quot;,&quot;given&quot;:&quot;Y.&quot;},{&quot;family&quot;:&quot;Mamaev&quot;,&quot;given&quot;:&quot;V.&quot;}],&quot;issued&quot;:{&quot;date-parts&quot;:[[&quot;1997&quot;]]}}}],&quot;schema&quot;:&quot;https://github.com/citation-style-language/schema/raw/master/csl-citation.json&quot;} RNDhVwJxBXI37"/><text:span text:style-name="T1">. Последващите масови ежегодни цъфтежи на фитопланктона водят до периодична дънна хипоксия и измирания на зообентоса </text:span><text:reference-mark-start text:name="ZOTERO_ITEM CSL_CITATION {&quot;citationID&quot;:&quot;hsc8q8e30&quot;,&quot;properties&quot;:{&quot;unsorted&quot;:true,&quot;formattedCitation&quot;:&quot;(Gomoiu, 1992; Cociasu et al., 1996; Todorova and Konsulova, 2000)&quot;,&quot;plainCitation&quot;:&quot;(Gomoiu, 1992; Cociasu et al., 1996; Todorova and Konsulova, 2000)&quot;},&quot;citationItems&quot;:[{&quot;id&quot;:291,&quot;uris&quot;:[&quot;http://zotero.org/users/976121/items/7PP69G7J&quot;],&quot;uri&quot;:[&quot;http://zotero.org/users/976121/items/7PP69G7J&quot;],&quot;itemData&quot;:{&quot;id&quot;:291,&quot;type&quot;:&quot;paper-conference&quot;,&quot;title&quot;:&quot;Marine eutrophication syndrome in the north-western part of the Black Sea&quot;,&quot;container-title&quot;:&quot;Science of the Total Environment, Suppl.&quot;,&quot;publisher&quot;:&quot;Elsevier&quot;,&quot;publisher-place&quot;:&quot;Bologna, Italy&quot;,&quot;page&quot;:&quot;683-692&quot;,&quot;source&quot;:&quot;cat.inist.fr&quot;,&quot;event&quot;:&quot;Marine costal eutrophication. The response of marine transitional systems to huamn impact : problems and prospectives for restoration. International conference&quot;,&quot;event-place&quot;:&quot;Bologna, Italy&quot;,&quot;URL&quot;:&quot;http://cat.inist.fr/?aModele=afficheN&amp;cpsidt=4526592&quot;,&quot;author&quot;:[{&quot;family&quot;:&quot;Gomoiu&quot;,&quot;given&quot;:&quot;M.-T.&quot;}],&quot;issued&quot;:{&quot;date-parts&quot;:[[&quot;1992&quot;]]},&quot;accessed&quot;:{&quot;date-parts&quot;:[[&quot;2013&quot;,1,2]]}}},{&quot;id&quot;:78,&quot;uris&quot;:[&quot;http://zotero.org/users/976121/items/3JSFMT26&quot;],&quot;uri&quot;:[&quot;http://zotero.org/users/976121/items/3JSFMT26&quot;],&quot;itemData&quot;:{&quot;id&quot;:78,&quot;type&quot;:&quot;article-journal&quot;,&quot;title&quot;:&quot;Long-term ecological changes in Romanian coastal waters of the Black Sea&quot;,&quot;container-title&quot;:&quot;Marine Pollution Bulletin&quot;,&quot;page&quot;:&quot;32-38&quot;,&quot;volume&quot;:&quot;32&quot;,&quot;issue&quot;:&quot;1&quot;,&quot;source&quot;:&quot;IngentaConnect&quot;,&quot;DOI&quot;:&quot;10.1016/0025-326X(95)00106-W&quot;,&quot;journalAbbreviation&quot;:&quot;Marine Pollution Bulletin&quot;,&quot;author&quot;:[{&quot;family&quot;:&quot;Cociasu&quot;,&quot;given&quot;:&quot;A.&quot;},{&quot;family&quot;:&quot;Dorogan&quot;,&quot;given&quot;:&quot;L.&quot;},{&quot;family&quot;:&quot;Humborg&quot;,&quot;given&quot;:&quot;C.&quot;},{&quot;family&quot;:&quot;Popa&quot;,&quot;given&quot;:&quot;L.&quot;}],&quot;issued&quot;:{&quot;date-parts&quot;:[[&quot;1996&quot;]]}}},{&quot;id&quot;:871,&quot;uris&quot;:[&quot;http://zotero.org/users/976121/items/HP6XNJJP&quot;],&quot;uri&quot;:[&quot;http://zotero.org/users/976121/items/HP6XNJJP&quot;],&quot;itemData&quot;:{&quot;id&quot;:871,&quot;type&quot;:&quot;article-journal&quot;,&quot;title&quot;:&quot;Long term changes and recent state of macrozoobenthic communities along the Bulgarian Black Sea coast&quot;,&quot;container-title&quot;:&quot;Mediterranean Marine Science&quot;,&quot;page&quot;:&quot;123–131&quot;,&quot;volume&quot;:&quot;1&quot;,&quot;author&quot;:[{&quot;family&quot;:&quot;Todorova&quot;,&quot;given&quot;:&quot;V.&quot;},{&quot;family&quot;:&quot;Konsulova&quot;,&quot;given&quot;:&quot;Ts.&quot;}],&quot;issued&quot;:{&quot;date-parts&quot;:[[&quot;2000&quot;]]}}}],&quot;schema&quot;:&quot;https://github.com/citation-style-language/schema/raw/master/csl-citation.json&quot;} RNDY4fQNQ8clE"/><text:span text:style-name="T1">(Gomoiu, 1992; Cociasu et al., 1996; Todorova and Konsulova, 2000)</text:span><text:reference-mark-end text:name="ZOTERO_ITEM CSL_CITATION {&quot;citationID&quot;:&quot;hsc8q8e30&quot;,&quot;properties&quot;:{&quot;unsorted&quot;:true,&quot;formattedCitation&quot;:&quot;(Gomoiu, 1992; Cociasu et al., 1996; Todorova and Konsulova, 2000)&quot;,&quot;plainCitation&quot;:&quot;(Gomoiu, 1992; Cociasu et al., 1996; Todorova and Konsulova, 2000)&quot;},&quot;citationItems&quot;:[{&quot;id&quot;:291,&quot;uris&quot;:[&quot;http://zotero.org/users/976121/items/7PP69G7J&quot;],&quot;uri&quot;:[&quot;http://zotero.org/users/976121/items/7PP69G7J&quot;],&quot;itemData&quot;:{&quot;id&quot;:291,&quot;type&quot;:&quot;paper-conference&quot;,&quot;title&quot;:&quot;Marine eutrophication syndrome in the north-western part of the Black Sea&quot;,&quot;container-title&quot;:&quot;Science of the Total Environment, Suppl.&quot;,&quot;publisher&quot;:&quot;Elsevier&quot;,&quot;publisher-place&quot;:&quot;Bologna, Italy&quot;,&quot;page&quot;:&quot;683-692&quot;,&quot;source&quot;:&quot;cat.inist.fr&quot;,&quot;event&quot;:&quot;Marine costal eutrophication. The response of marine transitional systems to huamn impact : problems and prospectives for restoration. International conference&quot;,&quot;event-place&quot;:&quot;Bologna, Italy&quot;,&quot;URL&quot;:&quot;http://cat.inist.fr/?aModele=afficheN&amp;cpsidt=4526592&quot;,&quot;author&quot;:[{&quot;family&quot;:&quot;Gomoiu&quot;,&quot;given&quot;:&quot;M.-T.&quot;}],&quot;issued&quot;:{&quot;date-parts&quot;:[[&quot;1992&quot;]]},&quot;accessed&quot;:{&quot;date-parts&quot;:[[&quot;2013&quot;,1,2]]}}},{&quot;id&quot;:78,&quot;uris&quot;:[&quot;http://zotero.org/users/976121/items/3JSFMT26&quot;],&quot;uri&quot;:[&quot;http://zotero.org/users/976121/items/3JSFMT26&quot;],&quot;itemData&quot;:{&quot;id&quot;:78,&quot;type&quot;:&quot;article-journal&quot;,&quot;title&quot;:&quot;Long-term ecological changes in Romanian coastal waters of the Black Sea&quot;,&quot;container-title&quot;:&quot;Marine Pollution Bulletin&quot;,&quot;page&quot;:&quot;32-38&quot;,&quot;volume&quot;:&quot;32&quot;,&quot;issue&quot;:&quot;1&quot;,&quot;source&quot;:&quot;IngentaConnect&quot;,&quot;DOI&quot;:&quot;10.1016/0025-326X(95)00106-W&quot;,&quot;journalAbbreviation&quot;:&quot;Marine Pollution Bulletin&quot;,&quot;author&quot;:[{&quot;family&quot;:&quot;Cociasu&quot;,&quot;given&quot;:&quot;A.&quot;},{&quot;family&quot;:&quot;Dorogan&quot;,&quot;given&quot;:&quot;L.&quot;},{&quot;family&quot;:&quot;Humborg&quot;,&quot;given&quot;:&quot;C.&quot;},{&quot;family&quot;:&quot;Popa&quot;,&quot;given&quot;:&quot;L.&quot;}],&quot;issued&quot;:{&quot;date-parts&quot;:[[&quot;1996&quot;]]}}},{&quot;id&quot;:871,&quot;uris&quot;:[&quot;http://zotero.org/users/976121/items/HP6XNJJP&quot;],&quot;uri&quot;:[&quot;http://zotero.org/users/976121/items/HP6XNJJP&quot;],&quot;itemData&quot;:{&quot;id&quot;:871,&quot;type&quot;:&quot;article-journal&quot;,&quot;title&quot;:&quot;Long term changes and recent state of macrozoobenthic communities along the Bulgarian Black Sea coast&quot;,&quot;container-title&quot;:&quot;Mediterranean Marine Science&quot;,&quot;page&quot;:&quot;123–131&quot;,&quot;volume&quot;:&quot;1&quot;,&quot;author&quot;:[{&quot;family&quot;:&quot;Todorova&quot;,&quot;given&quot;:&quot;V.&quot;},{&quot;family&quot;:&quot;Konsulova&quot;,&quot;given&quot;:&quot;Ts.&quot;}],&quot;issued&quot;:{&quot;date-parts&quot;:[[&quot;2000&quot;]]}}}],&quot;schema&quot;:&quot;https://github.com/citation-style-language/schema/raw/master/csl-citation.json&quot;} RNDY4fQNQ8clE"/><text:span text:style-name="T90">.</text:span><text:span text:style-name="T1"> Наблюдава се драстично намаляване на видовото разнообразие, както и на числеността и биомасата на зообентоса. Таксономичният състав на съобществата се променя: в съобществата започват да доминират по-малки по размери, толерантни към хипоксични условия и опортюнистични групи (напр. полихетата </text:span><text:span text:style-name="T30">Melinna</text:span><text:span text:style-name="T16"> </text:span><text:span text:style-name="T30">palmat</text:span><text:span text:style-name="T16">а</text:span><text:span text:style-name="T1">); същевременно изчезват най-чувствителните видове </text:span><text:reference-mark-start text:name="ZOTERO_ITEM CSL_CITATION {&quot;citationID&quot;:&quot;1ln35020sa&quot;,&quot;properties&quot;:{&quot;formattedCitation&quot;:&quot;{\\rtf (\\uc0\\u1057{}\\uc0\\u1090{}\\uc0\\u1086{}\\uc0\\u1081{}\\uc0\\u1082{}\\uc0\\u1086{}\\uc0\\u1074{} et al., 1994)}&quot;,&quot;plainCitation&quot;:&quot;(Стойков et al., 1994)&quot;},&quot;citationItems&quot;:[{&quot;id&quot;:215,&quot;uris&quot;:[&quot;http://zotero.org/users/976121/items/63UUZU4T&quot;],&quot;uri&quot;:[&quot;http://zotero.org/users/976121/items/63UUZU4T&quot;],&quot;itemData&quot;:{&quot;id&quot;:215,&quot;type&quot;:&quot;article-journal&quot;,&quot;title&quot;:&quot;Екологично състояние на биотата в Бургаския залив&quot;,&quot;container-title&quot;:&quot;Известия на ИРР&quot;,&quot;page&quot;:&quot;5-58&quot;,&quot;volume&quot;:&quot;22&quot;,&quot;language&quot;:&quot;bg&quot;,&quot;author&quot;:[{&quot;family&quot;:&quot;Стойков&quot;,&quot;given&quot;:&quot;С.&quot;},{&quot;family&quot;:&quot;Коларов&quot;,&quot;given&quot;:&quot;П.&quot;},{&quot;family&quot;:&quot;Станев&quot;,&quot;given&quot;:&quot;С.&quot;},{&quot;family&quot;:&quot;Мурджева&quot;,&quot;given&quot;:&quot;Д.&quot;},{&quot;family&quot;:&quot;Атанасова&quot;,&quot;given&quot;:&quot;В.&quot;},{&quot;family&quot;:&quot;Колеманова&quot;,&quot;given&quot;:&quot;К.&quot;}],&quot;issued&quot;:{&quot;date-parts&quot;:[[&quot;1994&quot;]]}}}],&quot;schema&quot;:&quot;https://github.com/citation-style-language/schema/raw/master/csl-citation.json&quot;} RNDzd2gr6eIRf"/><text:span text:style-name="T104">(Стойков et al., 1994)</text:span><text:reference-mark-end text:name="ZOTERO_ITEM CSL_CITATION {&quot;citationID&quot;:&quot;1ln35020sa&quot;,&quot;properties&quot;:{&quot;formattedCitation&quot;:&quot;{\\rtf (\\uc0\\u1057{}\\uc0\\u1090{}\\uc0\\u1086{}\\uc0\\u1081{}\\uc0\\u1082{}\\uc0\\u1086{}\\uc0\\u1074{} et al., 1994)}&quot;,&quot;plainCitation&quot;:&quot;(Стойков et al., 1994)&quot;},&quot;citationItems&quot;:[{&quot;id&quot;:215,&quot;uris&quot;:[&quot;http://zotero.org/users/976121/items/63UUZU4T&quot;],&quot;uri&quot;:[&quot;http://zotero.org/users/976121/items/63UUZU4T&quot;],&quot;itemData&quot;:{&quot;id&quot;:215,&quot;type&quot;:&quot;article-journal&quot;,&quot;title&quot;:&quot;Екологично състояние на биотата в Бургаския залив&quot;,&quot;container-title&quot;:&quot;Известия на ИРР&quot;,&quot;page&quot;:&quot;5-58&quot;,&quot;volume&quot;:&quot;22&quot;,&quot;language&quot;:&quot;bg&quot;,&quot;author&quot;:[{&quot;family&quot;:&quot;Стойков&quot;,&quot;given&quot;:&quot;С.&quot;},{&quot;family&quot;:&quot;Коларов&quot;,&quot;given&quot;:&quot;П.&quot;},{&quot;family&quot;:&quot;Станев&quot;,&quot;given&quot;:&quot;С.&quot;},{&quot;family&quot;:&quot;Мурджева&quot;,&quot;given&quot;:&quot;Д.&quot;},{&quot;family&quot;:&quot;Атанасова&quot;,&quot;given&quot;:&quot;В.&quot;},{&quot;family&quot;:&quot;Колеманова&quot;,&quot;given&quot;:&quot;К.&quot;}],&quot;issued&quot;:{&quot;date-parts&quot;:[[&quot;1994&quot;]]}}}],&quot;schema&quot;:&quot;https://github.com/citation-style-language/schema/raw/master/csl-citation.json&quot;} RNDzd2gr6eIRf"/><text:span text:style-name="T1">. Деградацията се усилва и от внасянето на чужди инвазивни видове </text:span><text:span text:style-name="T14">като мекотелите </text:span><text:span text:style-name="T30">Mya</text:span><text:span text:style-name="T16"> </text:span><text:span text:style-name="T22">arenaria</text:span><text:span text:style-name="T16">, </text:span><text:span text:style-name="T30">Rapana</text:span><text:span text:style-name="T16"> </text:span><text:span text:style-name="T22">venosa</text:span><text:span text:style-name="T16">, </text:span><text:span text:style-name="T30">Anadara</text:span><text:span text:style-name="T16"> kagoshimensis (=A.</text:span><text:span text:style-name="T30">inaequivalvis)</text:span><text:span text:style-name="T1">, които намират подходящи условия в Черно море заради сравнително ниското естествено биоразнообразие </text:span><text:reference-mark-start text:name="ZOTERO_ITEM CSL_CITATION {&quot;citationID&quot;:&quot;2jma4qbjb7&quot;,&quot;properties&quot;:{&quot;formattedCitation&quot;:&quot;(Gomoiu, 2004; N. K. Revkov et al., 2008)&quot;,&quot;plainCitation&quot;:&quot;(Gomoiu, 2004; N. K. Revkov et al., 2008)&quot;},&quot;citationItems&quot;:[{&quot;id&quot;:1346,&quot;uris&quot;:[&quot;http://zotero.org/users/976121/items/SPATKMMG&quot;],&quot;uri&quot;:[&quot;http://zotero.org/users/976121/items/SPATKMMG&quot;],&quot;itemData&quot;:{&quot;id&quot;:1346,&quot;type&quot;:&quot;report&quot;,&quot;title&quot;:&quot;New approaches in the assessment of the Black Sea ecosystems&quot;,&quot;publisher&quot;:&quot;GeoEcoMar&quot;,&quot;publisher-place&quot;:&quot;Constantza; Romaina&quot;,&quot;page&quot;:&quot;3–7&quot;,&quot;event-place&quot;:&quot;Constantza; Romaina&quot;,&quot;number&quot;:&quot;April&quot;,&quot;author&quot;:[{&quot;family&quot;:&quot;Gomoiu&quot;,&quot;given&quot;:&quot;M. T.&quot;}],&quot;issued&quot;:{&quot;date-parts&quot;:[[&quot;2004&quot;]]}}},{&quot;id&quot;:829,&quot;uris&quot;:[&quot;http://zotero.org/users/976121/items/GXNHJT8H&quot;],&quot;uri&quot;:[&quot;http://zotero.org/users/976121/items/GXNHJT8H&quot;],&quot;itemData&quot;:{&quot;id&quot;:829,&quot;type&quot;:&quot;article-journal&quot;,&quot;title&quot;:&quot;Comparative analysis of long-term alteration in structural organization of zoobenthos under permanent anthropogenic impact (Case study: Sevastopol Bay, Crimea)&quot;,&quot;container-title&quot;:&quot;Marine Еcological Journal/Morskoj ekhologicheskij zhurnal&quot;,&quot;page&quot;:&quot;37-49&quot;,&quot;volume&quot;:&quot;7&quot;,&quot;issue&quot;:&quot;3&quot;,&quot;source&quot;:&quot;repository.ibss.org.ua&quot;,&quot;abstract&quot;:&quot;The results of benthic survey of soft bottoms in the Sevastopol bay had been performed in 2001 are presented. This bay is under permanent technogenic impact and is being considered as one of the most polluted areas along the coastal part of Crimea. The peculiarities of quantitative development of macrobenthic assemblages were characterized, and taxa which define the structural organization of assemblages were distinguished. In spite of strong influence of technogenic pollution, Sevastopol bay can be attributed to faunistically rich areas of Crimean coast and the Black Sea at whole. Using the methods of multivariate statistical analysis, suites of 7 – 8 environmental variables (from the 32 ones considered in the analysis) that best explained the observed benthic spatial distribution pattern were identified. It was noted that chloroform-extracted bitumens, which traditionally are being attributed to the most important abiotic factors affecting to bottom communities, were not included into set of the most significant variables influencing on macrobenthos. Comparative analysis of materials which had been collected in extremely far-separated time periods (1928 – 2001) allowed revealing availability of long-term tendencies: increasing of average benthos biomass values in the bay; and change in trophic structure of benthos when detritus-feeders became prevail. Such alterations can be considered as one of the way of adaptive response of the bay’s ecosystem under growing of organic enrichment in Crimean coastal waters.&quot;,&quot;ISSN&quot;:&quot;1684-1557&quot;,&quot;shortTitle&quot;:&quot;Comparative analysis of long-term alteration in structural organization of zoobenthos under permanent anthropogenic impact (Case study&quot;,&quot;journalAbbreviation&quot;:&quot;Сравнительный анализ многолетних изменений в структурной организации зообентоса в условиях постоянного антропогенного воздействия (на примере  Севастопольской бухты, Крым).&quot;,&quot;language&quot;:&quot;en&quot;,&quot;author&quot;:[{&quot;family&quot;:&quot;Revkov&quot;,&quot;given&quot;:&quot;N. K.&quot;},{&quot;family&quot;:&quot;Petrov&quot;,&quot;given&quot;:&quot;A. N.&quot;},{&quot;family&quot;:&quot;Kolesnikova&quot;,&quot;given&quot;:&quot;E. A.&quot;},{&quot;family&quot;:&quot;Dobrotina&quot;,&quot;given&quot;:&quot;G. A.&quot;}],&quot;issued&quot;:{&quot;date-parts&quot;:[[&quot;2008&quot;]]}}}],&quot;schema&quot;:&quot;https://github.com/citation-style-language/schema/raw/master/csl-citation.json&quot;} RNDQmELPB4pqb"/><text:span text:style-name="T1">(Gomoiu, 2004; N. K. Revkov et al., 2008)</text:span><text:reference-mark-end text:name="ZOTERO_ITEM CSL_CITATION {&quot;citationID&quot;:&quot;2jma4qbjb7&quot;,&quot;properties&quot;:{&quot;formattedCitation&quot;:&quot;(Gomoiu, 2004; N. K. Revkov et al., 2008)&quot;,&quot;plainCitation&quot;:&quot;(Gomoiu, 2004; N. K. Revkov et al., 2008)&quot;},&quot;citationItems&quot;:[{&quot;id&quot;:1346,&quot;uris&quot;:[&quot;http://zotero.org/users/976121/items/SPATKMMG&quot;],&quot;uri&quot;:[&quot;http://zotero.org/users/976121/items/SPATKMMG&quot;],&quot;itemData&quot;:{&quot;id&quot;:1346,&quot;type&quot;:&quot;report&quot;,&quot;title&quot;:&quot;New approaches in the assessment of the Black Sea ecosystems&quot;,&quot;publisher&quot;:&quot;GeoEcoMar&quot;,&quot;publisher-place&quot;:&quot;Constantza; Romaina&quot;,&quot;page&quot;:&quot;3–7&quot;,&quot;event-place&quot;:&quot;Constantza; Romaina&quot;,&quot;number&quot;:&quot;April&quot;,&quot;author&quot;:[{&quot;family&quot;:&quot;Gomoiu&quot;,&quot;given&quot;:&quot;M. T.&quot;}],&quot;issued&quot;:{&quot;date-parts&quot;:[[&quot;2004&quot;]]}}},{&quot;id&quot;:829,&quot;uris&quot;:[&quot;http://zotero.org/users/976121/items/GXNHJT8H&quot;],&quot;uri&quot;:[&quot;http://zotero.org/users/976121/items/GXNHJT8H&quot;],&quot;itemData&quot;:{&quot;id&quot;:829,&quot;type&quot;:&quot;article-journal&quot;,&quot;title&quot;:&quot;Comparative analysis of long-term alteration in structural organization of zoobenthos under permanent anthropogenic impact (Case study: Sevastopol Bay, Crimea)&quot;,&quot;container-title&quot;:&quot;Marine Еcological Journal/Morskoj ekhologicheskij zhurnal&quot;,&quot;page&quot;:&quot;37-49&quot;,&quot;volume&quot;:&quot;7&quot;,&quot;issue&quot;:&quot;3&quot;,&quot;source&quot;:&quot;repository.ibss.org.ua&quot;,&quot;abstract&quot;:&quot;The results of benthic survey of soft bottoms in the Sevastopol bay had been performed in 2001 are presented. This bay is under permanent technogenic impact and is being considered as one of the most polluted areas along the coastal part of Crimea. The peculiarities of quantitative development of macrobenthic assemblages were characterized, and taxa which define the structural organization of assemblages were distinguished. In spite of strong influence of technogenic pollution, Sevastopol bay can be attributed to faunistically rich areas of Crimean coast and the Black Sea at whole. Using the methods of multivariate statistical analysis, suites of 7 – 8 environmental variables (from the 32 ones considered in the analysis) that best explained the observed benthic spatial distribution pattern were identified. It was noted that chloroform-extracted bitumens, which traditionally are being attributed to the most important abiotic factors affecting to bottom communities, were not included into set of the most significant variables influencing on macrobenthos. Comparative analysis of materials which had been collected in extremely far-separated time periods (1928 – 2001) allowed revealing availability of long-term tendencies: increasing of average benthos biomass values in the bay; and change in trophic structure of benthos when detritus-feeders became prevail. Such alterations can be considered as one of the way of adaptive response of the bay’s ecosystem under growing of organic enrichment in Crimean coastal waters.&quot;,&quot;ISSN&quot;:&quot;1684-1557&quot;,&quot;shortTitle&quot;:&quot;Comparative analysis of long-term alteration in structural organization of zoobenthos under permanent anthropogenic impact (Case study&quot;,&quot;journalAbbreviation&quot;:&quot;Сравнительный анализ многолетних изменений в структурной организации зообентоса в условиях постоянного антропогенного воздействия (на примере  Севастопольской бухты, Крым).&quot;,&quot;language&quot;:&quot;en&quot;,&quot;author&quot;:[{&quot;family&quot;:&quot;Revkov&quot;,&quot;given&quot;:&quot;N. K.&quot;},{&quot;family&quot;:&quot;Petrov&quot;,&quot;given&quot;:&quot;A. N.&quot;},{&quot;family&quot;:&quot;Kolesnikova&quot;,&quot;given&quot;:&quot;E. A.&quot;},{&quot;family&quot;:&quot;Dobrotina&quot;,&quot;given&quot;:&quot;G. A.&quot;}],&quot;issued&quot;:{&quot;date-parts&quot;:[[&quot;2008&quot;]]}}}],&quot;schema&quot;:&quot;https://github.com/citation-style-language/schema/raw/master/csl-citation.json&quot;} RNDQmELPB4pqb"/><text:span text:style-name="T26">.</text:span><text:bookmark-end text:name="__RefHeading__1931_970456079"/></text:p>
      <text:p text:style-name="Thesis_5f_body"><text:bookmark-start text:name="__RefHeading__1933_970456079"/><text:span text:style-name="T87">През 90те години – икономически срив, намаляване на въздействието….. </text:span><text:span text:style-name="T26">Изследванията от периода след намаляването на влиянието показват тенденция към бавно възстановяване на зообентосните съобщества </text:span><text:reference-mark-start text:name="ZOTERO_ITEM CSL_CITATION {&quot;citationID&quot;:&quot;1e99og5mbb&quot;,&quot;properties&quot;:{&quot;formattedCitation&quot;:&quot;(N. Revkov et al., 2008; Todorova and Konsulova, 2008)&quot;,&quot;plainCitation&quot;:&quot;(N. Revkov et al., 2008; Todorova and Konsulova, 2008)&quot;},&quot;citationItems&quot;:[{&quot;id&quot;:815,&quot;uris&quot;:[&quot;http://zotero.org/users/976121/items/GMN43U3U&quot;],&quot;uri&quot;:[&quot;http://zotero.org/users/976121/items/GMN43U3U&quot;],&quot;itemData&quot;:{&quot;id&quot;:815,&quot;type&quot;:&quot;chapter&quot;,&quot;title&quot;:&quot;The state of zoobenthos&quot;,&quot;container-title&quot;:&quot;State of the environment of the Black Sea (2001-2006/7)&quot;,&quot;publisher&quot;:&quot;BSC&quot;,&quot;publisher-place&quot;:&quot;Istanbul, Turkey&quot;,&quot;page&quot;:&quot;448&quot;,&quot;event-place&quot;:&quot;Istanbul, Turkey&quot;,&quot;ISBN&quot;:&quot;978-9944-245-33-3&quot;,&quot;author&quot;:[{&quot;family&quot;:&quot;Revkov&quot;,&quot;given&quot;:&quot;N.&quot;},{&quot;family&quot;:&quot;Abaza&quot;,&quot;given&quot;:&quot;V.&quot;},{&quot;family&quot;:&quot;Dumitrache&quot;,&quot;given&quot;:&quot;C.&quot;},{&quot;family&quot;:&quot;Todorova&quot;,&quot;given&quot;:&quot;V.&quot;},{&quot;family&quot;:&quot;Konsulova&quot;,&quot;given&quot;:&quot;Ts.&quot;},{&quot;family&quot;:&quot;Mickashavidze&quot;,&quot;given&quot;:&quot;E.&quot;},{&quot;family&quot;:&quot;Varshanidze&quot;,&quot;given&quot;:&quot;M.&quot;},{&quot;family&quot;:&quot;Sezgin&quot;,&quot;given&quot;:&quot;M.&quot;},{&quot;family&quot;:&quot;Ozturk&quot;,&quot;given&quot;:&quot;B.&quot;},{&quot;family&quot;:&quot;Chikina&quot;,&quot;given&quot;:&quot;M. V.&quot;},{&quot;family&quot;:&quot;Kucheruk&quot;,&quot;given&quot;:&quot;N. V.&quot;}],&quot;editor&quot;:[{&quot;family&quot;:&quot;Oguz&quot;,&quot;given&quot;:&quot;T.&quot;}],&quot;issued&quot;:{&quot;date-parts&quot;:[[&quot;2008&quot;]]}}},{&quot;id&quot;:483,&quot;uris&quot;:[&quot;http://zotero.org/users/976121/items/B922UWVB&quot;],&quot;uri&quot;:[&quot;http://zotero.org/users/976121/items/B922UWVB&quot;],&quot;itemData&quot;:{&quot;id&quot;:483,&quot;type&quot;:&quot;paper-conference&quot;,&quot;title&quot;:&quot;Ecological state assessment of zoobenthic communities of the north-western Black Sea shelf - the performance of multivariate and univariate approaches&quot;,&quot;publisher-place&quot;:&quot;Istanbul, Turkey&quot;,&quot;page&quot;:&quot;726-742&quot;,&quot;volume&quot;:&quot;I: Biodiversity, Ecophysiology&quot;,&quot;event&quot;:&quot;1st Biannual Scientific Conference: The Black Sea ecosystem 2005 and beyond&quot;,&quot;event-place&quot;:&quot;Istanbul, Turkey&quot;,&quot;author&quot;:[{&quot;family&quot;:&quot;Todorova&quot;,&quot;given&quot;:&quot;V.&quot;},{&quot;family&quot;:&quot;Konsulova&quot;,&quot;given&quot;:&quot;Ts.&quot;}],&quot;issued&quot;:{&quot;date-parts&quot;:[[&quot;2008&quot;]]}}}],&quot;schema&quot;:&quot;https://github.com/citation-style-language/schema/raw/master/csl-citation.json&quot;} RNDRKiQU9b3D7"/>(N. Revkov et al., 2008; Todorova and Konsulova, 2008)<text:reference-mark-end text:name="ZOTERO_ITEM CSL_CITATION {&quot;citationID&quot;:&quot;1e99og5mbb&quot;,&quot;properties&quot;:{&quot;formattedCitation&quot;:&quot;(N. Revkov et al., 2008; Todorova and Konsulova, 2008)&quot;,&quot;plainCitation&quot;:&quot;(N. Revkov et al., 2008; Todorova and Konsulova, 2008)&quot;},&quot;citationItems&quot;:[{&quot;id&quot;:815,&quot;uris&quot;:[&quot;http://zotero.org/users/976121/items/GMN43U3U&quot;],&quot;uri&quot;:[&quot;http://zotero.org/users/976121/items/GMN43U3U&quot;],&quot;itemData&quot;:{&quot;id&quot;:815,&quot;type&quot;:&quot;chapter&quot;,&quot;title&quot;:&quot;The state of zoobenthos&quot;,&quot;container-title&quot;:&quot;State of the environment of the Black Sea (2001-2006/7)&quot;,&quot;publisher&quot;:&quot;BSC&quot;,&quot;publisher-place&quot;:&quot;Istanbul, Turkey&quot;,&quot;page&quot;:&quot;448&quot;,&quot;event-place&quot;:&quot;Istanbul, Turkey&quot;,&quot;ISBN&quot;:&quot;978-9944-245-33-3&quot;,&quot;author&quot;:[{&quot;family&quot;:&quot;Revkov&quot;,&quot;given&quot;:&quot;N.&quot;},{&quot;family&quot;:&quot;Abaza&quot;,&quot;given&quot;:&quot;V.&quot;},{&quot;family&quot;:&quot;Dumitrache&quot;,&quot;given&quot;:&quot;C.&quot;},{&quot;family&quot;:&quot;Todorova&quot;,&quot;given&quot;:&quot;V.&quot;},{&quot;family&quot;:&quot;Konsulova&quot;,&quot;given&quot;:&quot;Ts.&quot;},{&quot;family&quot;:&quot;Mickashavidze&quot;,&quot;given&quot;:&quot;E.&quot;},{&quot;family&quot;:&quot;Varshanidze&quot;,&quot;given&quot;:&quot;M.&quot;},{&quot;family&quot;:&quot;Sezgin&quot;,&quot;given&quot;:&quot;M.&quot;},{&quot;family&quot;:&quot;Ozturk&quot;,&quot;given&quot;:&quot;B.&quot;},{&quot;family&quot;:&quot;Chikina&quot;,&quot;given&quot;:&quot;M. V.&quot;},{&quot;family&quot;:&quot;Kucheruk&quot;,&quot;given&quot;:&quot;N. V.&quot;}],&quot;editor&quot;:[{&quot;family&quot;:&quot;Oguz&quot;,&quot;given&quot;:&quot;T.&quot;}],&quot;issued&quot;:{&quot;date-parts&quot;:[[&quot;2008&quot;]]}}},{&quot;id&quot;:483,&quot;uris&quot;:[&quot;http://zotero.org/users/976121/items/B922UWVB&quot;],&quot;uri&quot;:[&quot;http://zotero.org/users/976121/items/B922UWVB&quot;],&quot;itemData&quot;:{&quot;id&quot;:483,&quot;type&quot;:&quot;paper-conference&quot;,&quot;title&quot;:&quot;Ecological state assessment of zoobenthic communities of the north-western Black Sea shelf - the performance of multivariate and univariate approaches&quot;,&quot;publisher-place&quot;:&quot;Istanbul, Turkey&quot;,&quot;page&quot;:&quot;726-742&quot;,&quot;volume&quot;:&quot;I: Biodiversity, Ecophysiology&quot;,&quot;event&quot;:&quot;1st Biannual Scientific Conference: The Black Sea ecosystem 2005 and beyond&quot;,&quot;event-place&quot;:&quot;Istanbul, Turkey&quot;,&quot;author&quot;:[{&quot;family&quot;:&quot;Todorova&quot;,&quot;given&quot;:&quot;V.&quot;},{&quot;family&quot;:&quot;Konsulova&quot;,&quot;given&quot;:&quot;Ts.&quot;}],&quot;issued&quot;:{&quot;date-parts&quot;:[[&quot;2008&quot;]]}}}],&quot;schema&quot;:&quot;https://github.com/citation-style-language/schema/raw/master/csl-citation.json&quot;} RNDRKiQU9b3D7"/><text:span text:style-name="T26">. </text:span><text:span text:style-name="T1">Въпреки това, съвременното екологично състояние на зообентоса в българската черноморска акватория остава предимно умерено и лошо </text:span><text:reference-mark-start text:name="ZOTERO_ITEM CSL_CITATION {&quot;citationID&quot;:&quot;1sfa0531bn&quot;,&quot;properties&quot;:{&quot;unsorted&quot;:true,&quot;formattedCitation&quot;:&quot;{\\rtf (\\uc0\\u1041{}\\uc0\\u1044{}\\uc0\\u1063{}\\uc0\\u1056{}, 2010, 2011, 2012, 2013, 2014)}&quot;,&quot;plainCitation&quot;:&quot;(БДЧР, 2010, 2011, 2012, 2013, 2014)&quot;},&quot;citationItems&quot;:[{&quot;id&quot;:2306,&quot;uris&quot;:[&quot;http://zotero.org/users/976121/items/6AZIIHM6&quot;],&quot;uri&quot;:[&quot;http://zotero.org/users/976121/items/6AZIIHM6&quot;],&quot;itemData&quot;:{&quot;id&quot;:2306,&quot;type&quot;:&quot;report&quot;,&quot;title&quot;:&quot;Оценка на актуалното състояние на водите в Черноморски басейнов район за 2010 г.&quot;,&quot;publisher&quot;:&quot;Басейнова Дирекция за управление на водите в Черноморски район (БДЧР)&quot;,&quot;publisher-place&quot;:&quot;Варна&quot;,&quot;page&quot;:&quot;154&quot;,&quot;genre&quot;:&quot;Годишен доклад&quot;,&quot;event-place&quot;:&quot;Варна&quot;,&quot;language&quot;:&quot;bg&quot;,&quot;author&quot;:[{&quot;family&quot;:&quot;БДЧР&quot;,&quot;given&quot;:&quot;&quot;}],&quot;issued&quot;:{&quot;date-parts&quot;:[[&quot;2010&quot;]]}}},{&quot;id&quot;:2377,&quot;uris&quot;:[&quot;http://zotero.org/users/976121/items/UWF6M992&quot;],&quot;uri&quot;:[&quot;http://zotero.org/users/976121/items/UWF6M992&quot;],&quot;itemData&quot;:{&quot;id&quot;:2377,&quot;type&quot;:&quot;report&quot;,&quot;title&quot;:&quot;Оценка на актуалното състояние на водите в Черноморски басейнов район за 2011 г.&quot;,&quot;publisher&quot;:&quot;Басейнова Дирекция за управление на водите в Черноморски район (БДЧР)&quot;,&quot;publisher-place&quot;:&quot;Варна&quot;,&quot;page&quot;:&quot;88&quot;,&quot;genre&quot;:&quot;Годишен доклад&quot;,&quot;event-place&quot;:&quot;Варна&quot;,&quot;language&quot;:&quot;bg&quot;,&quot;author&quot;:[{&quot;family&quot;:&quot;БДЧР&quot;,&quot;given&quot;:&quot;&quot;}],&quot;issued&quot;:{&quot;date-parts&quot;:[[&quot;2011&quot;]]}}},{&quot;id&quot;:2317,&quot;uris&quot;:[&quot;http://zotero.org/users/976121/items/8P2XHHI8&quot;],&quot;uri&quot;:[&quot;http://zotero.org/users/976121/items/8P2XHHI8&quot;],&quot;itemData&quot;:{&quot;id&quot;:2317,&quot;type&quot;:&quot;report&quot;,&quot;title&quot;:&quot;Оценка на актуалното състояние на водите в Черноморски басейнов район за 2012 г.&quot;,&quot;publisher&quot;:&quot;Басейнова Дирекция за управление на водите в Черноморски район (БДЧР)&quot;,&quot;publisher-place&quot;:&quot;Варна&quot;,&quot;page&quot;:&quot;57&quot;,&quot;genre&quot;:&quot;Годишен доклад&quot;,&quot;event-place&quot;:&quot;Варна&quot;,&quot;language&quot;:&quot;bg&quot;,&quot;author&quot;:[{&quot;family&quot;:&quot;БДЧР&quot;,&quot;given&quot;:&quot;&quot;}],&quot;issued&quot;:{&quot;date-parts&quot;:[[&quot;2012&quot;]]}}},{&quot;id&quot;:2359,&quot;uris&quot;:[&quot;http://zotero.org/users/976121/items/NKI2EJGS&quot;],&quot;uri&quot;:[&quot;http://zotero.org/users/976121/items/NKI2EJGS&quot;],&quot;itemData&quot;:{&quot;id&quot;:2359,&quot;type&quot;:&quot;report&quot;,&quot;title&quot;:&quot;Оценка на актуалното състояние на водите в Черноморски басейнов район за 2013 г.&quot;,&quot;publisher&quot;:&quot;Басейнова Дирекция за управление на водите в Черноморски район (БДЧР)&quot;,&quot;publisher-place&quot;:&quot;Варна&quot;,&quot;page&quot;:&quot;140&quot;,&quot;genre&quot;:&quot;Годишен доклад&quot;,&quot;event-place&quot;:&quot;Варна&quot;,&quot;language&quot;:&quot;bg&quot;,&quot;author&quot;:[{&quot;family&quot;:&quot;БДЧР&quot;,&quot;given&quot;:&quot;&quot;}],&quot;issued&quot;:{&quot;date-parts&quot;:[[&quot;2013&quot;]]}}},{&quot;id&quot;:2673,&quot;uris&quot;:[&quot;http://zotero.org/users/976121/items/7PGI6QA6&quot;],&quot;uri&quot;:[&quot;http://zotero.org/users/976121/items/7PGI6QA6&quot;],&quot;itemData&quot;:{&quot;id&quot;:2673,&quot;type&quot;:&quot;report&quot;,&quot;title&quot;:&quot;Оценка на актуалното състояние на водите в Черноморски басейнов район за 2014 г.&quot;,&quot;publisher&quot;:&quot;Басейнова Дирекция за управление на водите в Черноморски район (БДЧР)&quot;,&quot;publisher-place&quot;:&quot;Варна&quot;,&quot;page&quot;:&quot;147&quot;,&quot;genre&quot;:&quot;Годишен доклад&quot;,&quot;event-place&quot;:&quot;Варна&quot;,&quot;language&quot;:&quot;bg&quot;,&quot;author&quot;:[{&quot;family&quot;:&quot;БДЧР&quot;,&quot;given&quot;:&quot;&quot;}],&quot;issued&quot;:{&quot;date-parts&quot;:[[&quot;2014&quot;]]}}}],&quot;schema&quot;:&quot;https://github.com/citation-style-language/schema/raw/master/csl-citation.json&quot;} RNDkg2sYxynWN"/><text:span text:style-name="T104">(БДЧР, 2010, 2011, 2012, 2013, 2014)</text:span><text:reference-mark-end text:name="ZOTERO_ITEM CSL_CITATION {&quot;citationID&quot;:&quot;1sfa0531bn&quot;,&quot;properties&quot;:{&quot;unsorted&quot;:true,&quot;formattedCitation&quot;:&quot;{\\rtf (\\uc0\\u1041{}\\uc0\\u1044{}\\uc0\\u1063{}\\uc0\\u1056{}, 2010, 2011, 2012, 2013, 2014)}&quot;,&quot;plainCitation&quot;:&quot;(БДЧР, 2010, 2011, 2012, 2013, 2014)&quot;},&quot;citationItems&quot;:[{&quot;id&quot;:2306,&quot;uris&quot;:[&quot;http://zotero.org/users/976121/items/6AZIIHM6&quot;],&quot;uri&quot;:[&quot;http://zotero.org/users/976121/items/6AZIIHM6&quot;],&quot;itemData&quot;:{&quot;id&quot;:2306,&quot;type&quot;:&quot;report&quot;,&quot;title&quot;:&quot;Оценка на актуалното състояние на водите в Черноморски басейнов район за 2010 г.&quot;,&quot;publisher&quot;:&quot;Басейнова Дирекция за управление на водите в Черноморски район (БДЧР)&quot;,&quot;publisher-place&quot;:&quot;Варна&quot;,&quot;page&quot;:&quot;154&quot;,&quot;genre&quot;:&quot;Годишен доклад&quot;,&quot;event-place&quot;:&quot;Варна&quot;,&quot;language&quot;:&quot;bg&quot;,&quot;author&quot;:[{&quot;family&quot;:&quot;БДЧР&quot;,&quot;given&quot;:&quot;&quot;}],&quot;issued&quot;:{&quot;date-parts&quot;:[[&quot;2010&quot;]]}}},{&quot;id&quot;:2377,&quot;uris&quot;:[&quot;http://zotero.org/users/976121/items/UWF6M992&quot;],&quot;uri&quot;:[&quot;http://zotero.org/users/976121/items/UWF6M992&quot;],&quot;itemData&quot;:{&quot;id&quot;:2377,&quot;type&quot;:&quot;report&quot;,&quot;title&quot;:&quot;Оценка на актуалното състояние на водите в Черноморски басейнов район за 2011 г.&quot;,&quot;publisher&quot;:&quot;Басейнова Дирекция за управление на водите в Черноморски район (БДЧР)&quot;,&quot;publisher-place&quot;:&quot;Варна&quot;,&quot;page&quot;:&quot;88&quot;,&quot;genre&quot;:&quot;Годишен доклад&quot;,&quot;event-place&quot;:&quot;Варна&quot;,&quot;language&quot;:&quot;bg&quot;,&quot;author&quot;:[{&quot;family&quot;:&quot;БДЧР&quot;,&quot;given&quot;:&quot;&quot;}],&quot;issued&quot;:{&quot;date-parts&quot;:[[&quot;2011&quot;]]}}},{&quot;id&quot;:2317,&quot;uris&quot;:[&quot;http://zotero.org/users/976121/items/8P2XHHI8&quot;],&quot;uri&quot;:[&quot;http://zotero.org/users/976121/items/8P2XHHI8&quot;],&quot;itemData&quot;:{&quot;id&quot;:2317,&quot;type&quot;:&quot;report&quot;,&quot;title&quot;:&quot;Оценка на актуалното състояние на водите в Черноморски басейнов район за 2012 г.&quot;,&quot;publisher&quot;:&quot;Басейнова Дирекция за управление на водите в Черноморски район (БДЧР)&quot;,&quot;publisher-place&quot;:&quot;Варна&quot;,&quot;page&quot;:&quot;57&quot;,&quot;genre&quot;:&quot;Годишен доклад&quot;,&quot;event-place&quot;:&quot;Варна&quot;,&quot;language&quot;:&quot;bg&quot;,&quot;author&quot;:[{&quot;family&quot;:&quot;БДЧР&quot;,&quot;given&quot;:&quot;&quot;}],&quot;issued&quot;:{&quot;date-parts&quot;:[[&quot;2012&quot;]]}}},{&quot;id&quot;:2359,&quot;uris&quot;:[&quot;http://zotero.org/users/976121/items/NKI2EJGS&quot;],&quot;uri&quot;:[&quot;http://zotero.org/users/976121/items/NKI2EJGS&quot;],&quot;itemData&quot;:{&quot;id&quot;:2359,&quot;type&quot;:&quot;report&quot;,&quot;title&quot;:&quot;Оценка на актуалното състояние на водите в Черноморски басейнов район за 2013 г.&quot;,&quot;publisher&quot;:&quot;Басейнова Дирекция за управление на водите в Черноморски район (БДЧР)&quot;,&quot;publisher-place&quot;:&quot;Варна&quot;,&quot;page&quot;:&quot;140&quot;,&quot;genre&quot;:&quot;Годишен доклад&quot;,&quot;event-place&quot;:&quot;Варна&quot;,&quot;language&quot;:&quot;bg&quot;,&quot;author&quot;:[{&quot;family&quot;:&quot;БДЧР&quot;,&quot;given&quot;:&quot;&quot;}],&quot;issued&quot;:{&quot;date-parts&quot;:[[&quot;2013&quot;]]}}},{&quot;id&quot;:2673,&quot;uris&quot;:[&quot;http://zotero.org/users/976121/items/7PGI6QA6&quot;],&quot;uri&quot;:[&quot;http://zotero.org/users/976121/items/7PGI6QA6&quot;],&quot;itemData&quot;:{&quot;id&quot;:2673,&quot;type&quot;:&quot;report&quot;,&quot;title&quot;:&quot;Оценка на актуалното състояние на водите в Черноморски басейнов район за 2014 г.&quot;,&quot;publisher&quot;:&quot;Басейнова Дирекция за управление на водите в Черноморски район (БДЧР)&quot;,&quot;publisher-place&quot;:&quot;Варна&quot;,&quot;page&quot;:&quot;147&quot;,&quot;genre&quot;:&quot;Годишен доклад&quot;,&quot;event-place&quot;:&quot;Варна&quot;,&quot;language&quot;:&quot;bg&quot;,&quot;author&quot;:[{&quot;family&quot;:&quot;БДЧР&quot;,&quot;given&quot;:&quot;&quot;}],&quot;issued&quot;:{&quot;date-parts&quot;:[[&quot;2014&quot;]]}}}],&quot;schema&quot;:&quot;https://github.com/citation-style-language/schema/raw/master/csl-citation.json&quot;} RNDkg2sYxynWN"/><text:span text:style-name="T90"> </text:span><text:span text:style-name="T121">(ТАБЛ?)</text:span><text:span text:style-name="T1">. Изследванията във Варненския залив показват лошо състояние и деградация на съобществата според индекса </text:span><text:span text:style-name="T26">M</text:span><text:span text:style-name="T1">-</text:span><text:span text:style-name="T26">AMBI</text:span><text:span text:style-name="T1"> </text:span><text:reference-mark-start text:name="ZOTERO_ITEM CSL_CITATION {&quot;citationID&quot;:&quot;2ggs7thtf5&quot;,&quot;properties&quot;:{&quot;unsorted&quot;:true,&quot;formattedCitation&quot;:&quot;(Todorova and Konsulova, 2000, 2008; Trayanova et al., 2011)&quot;,&quot;plainCitation&quot;:&quot;(Todorova and Konsulova, 2000, 2008; Trayanova et al., 2011)&quot;},&quot;citationItems&quot;:[{&quot;id&quot;:871,&quot;uris&quot;:[&quot;http://zotero.org/users/976121/items/HP6XNJJP&quot;],&quot;uri&quot;:[&quot;http://zotero.org/users/976121/items/HP6XNJJP&quot;],&quot;itemData&quot;:{&quot;id&quot;:871,&quot;type&quot;:&quot;article-journal&quot;,&quot;title&quot;:&quot;Long term changes and recent state of macrozoobenthic communities along the Bulgarian Black Sea coast&quot;,&quot;container-title&quot;:&quot;Mediterranean Marine Science&quot;,&quot;page&quot;:&quot;123–131&quot;,&quot;volume&quot;:&quot;1&quot;,&quot;author&quot;:[{&quot;family&quot;:&quot;Todorova&quot;,&quot;given&quot;:&quot;V.&quot;},{&quot;family&quot;:&quot;Konsulova&quot;,&quot;given&quot;:&quot;Ts.&quot;}],&quot;issued&quot;:{&quot;date-parts&quot;:[[&quot;2000&quot;]]}}},{&quot;id&quot;:483,&quot;uris&quot;:[&quot;http://zotero.org/users/976121/items/B922UWVB&quot;],&quot;uri&quot;:[&quot;http://zotero.org/users/976121/items/B922UWVB&quot;],&quot;itemData&quot;:{&quot;id&quot;:483,&quot;type&quot;:&quot;paper-conference&quot;,&quot;title&quot;:&quot;Ecological state assessment of zoobenthic communities of the north-western Black Sea shelf - the performance of multivariate and univariate approaches&quot;,&quot;publisher-place&quot;:&quot;Istanbul, Turkey&quot;,&quot;page&quot;:&quot;726-742&quot;,&quot;volume&quot;:&quot;I: Biodiversity, Ecophysiology&quot;,&quot;event&quot;:&quot;1st Biannual Scientific Conference: The Black Sea ecosystem 2005 and beyond&quot;,&quot;event-place&quot;:&quot;Istanbul, Turkey&quot;,&quot;author&quot;:[{&quot;family&quot;:&quot;Todorova&quot;,&quot;given&quot;:&quot;V.&quot;},{&quot;family&quot;:&quot;Konsulova&quot;,&quot;given&quot;:&quot;Ts.&quot;}],&quot;issued&quot;:{&quot;date-parts&quot;:[[&quot;2008&quot;]]}}},{&quot;id&quot;:1536,&quot;uris&quot;:[&quot;http://zotero.org/users/976121/items/URTTGJT2&quot;],&quot;uri&quot;:[&quot;http://zotero.org/users/976121/items/URTTGJT2&quot;],&quot;itemData&quot;:{&quot;id&quot;:1536,&quot;type&quot;:&quot;article-journal&quot;,&quot;title&quot;:&quot;Ecological state of Varna Bay in summer 2009 according to benthic invertebrate fauna&quot;,&quot;container-title&quot;:&quot;Acta Zoologica Bulgarica&quot;,&quot;page&quot;:&quot;277-288&quot;,&quot;volume&quot;:&quot;63&quot;,&quot;issue&quot;:&quot;3&quot;,&quot;journalAbbreviation&quot;:&quot;Acta Zool. Bulg.&quot;,&quot;author&quot;:[{&quot;family&quot;:&quot;Trayanova&quot;,&quot;given&quot;:&quot;A.&quot;},{&quot;family&quot;:&quot;Todorova&quot;,&quot;given&quot;:&quot;V.&quot;},{&quot;family&quot;:&quot;Konsulova&quot;,&quot;given&quot;:&quot;T.&quot;},{&quot;family&quot;:&quot;Shtereva&quot;,&quot;given&quot;:&quot;G.&quot;},{&quot;family&quot;:&quot;Hristova&quot;,&quot;given&quot;:&quot;O.&quot;},{&quot;family&quot;:&quot;Dzhurova&quot;,&quot;given&quot;:&quot;B. S.&quot;}],&quot;issued&quot;:{&quot;date-parts&quot;:[[&quot;2011&quot;]]}}}],&quot;schema&quot;:&quot;https://github.com/citation-style-language/schema/raw/master/csl-citation.json&quot;} RNDp5Z2nIG69k"/><text:span text:style-name="T1">(Todorova and Konsulova, 2000, 2008; Trayanova et al., 2011)</text:span><text:reference-mark-end text:name="ZOTERO_ITEM CSL_CITATION {&quot;citationID&quot;:&quot;2ggs7thtf5&quot;,&quot;properties&quot;:{&quot;unsorted&quot;:true,&quot;formattedCitation&quot;:&quot;(Todorova and Konsulova, 2000, 2008; Trayanova et al., 2011)&quot;,&quot;plainCitation&quot;:&quot;(Todorova and Konsulova, 2000, 2008; Trayanova et al., 2011)&quot;},&quot;citationItems&quot;:[{&quot;id&quot;:871,&quot;uris&quot;:[&quot;http://zotero.org/users/976121/items/HP6XNJJP&quot;],&quot;uri&quot;:[&quot;http://zotero.org/users/976121/items/HP6XNJJP&quot;],&quot;itemData&quot;:{&quot;id&quot;:871,&quot;type&quot;:&quot;article-journal&quot;,&quot;title&quot;:&quot;Long term changes and recent state of macrozoobenthic communities along the Bulgarian Black Sea coast&quot;,&quot;container-title&quot;:&quot;Mediterranean Marine Science&quot;,&quot;page&quot;:&quot;123–131&quot;,&quot;volume&quot;:&quot;1&quot;,&quot;author&quot;:[{&quot;family&quot;:&quot;Todorova&quot;,&quot;given&quot;:&quot;V.&quot;},{&quot;family&quot;:&quot;Konsulova&quot;,&quot;given&quot;:&quot;Ts.&quot;}],&quot;issued&quot;:{&quot;date-parts&quot;:[[&quot;2000&quot;]]}}},{&quot;id&quot;:483,&quot;uris&quot;:[&quot;http://zotero.org/users/976121/items/B922UWVB&quot;],&quot;uri&quot;:[&quot;http://zotero.org/users/976121/items/B922UWVB&quot;],&quot;itemData&quot;:{&quot;id&quot;:483,&quot;type&quot;:&quot;paper-conference&quot;,&quot;title&quot;:&quot;Ecological state assessment of zoobenthic communities of the north-western Black Sea shelf - the performance of multivariate and univariate approaches&quot;,&quot;publisher-place&quot;:&quot;Istanbul, Turkey&quot;,&quot;page&quot;:&quot;726-742&quot;,&quot;volume&quot;:&quot;I: Biodiversity, Ecophysiology&quot;,&quot;event&quot;:&quot;1st Biannual Scientific Conference: The Black Sea ecosystem 2005 and beyond&quot;,&quot;event-place&quot;:&quot;Istanbul, Turkey&quot;,&quot;author&quot;:[{&quot;family&quot;:&quot;Todorova&quot;,&quot;given&quot;:&quot;V.&quot;},{&quot;family&quot;:&quot;Konsulova&quot;,&quot;given&quot;:&quot;Ts.&quot;}],&quot;issued&quot;:{&quot;date-parts&quot;:[[&quot;2008&quot;]]}}},{&quot;id&quot;:1536,&quot;uris&quot;:[&quot;http://zotero.org/users/976121/items/URTTGJT2&quot;],&quot;uri&quot;:[&quot;http://zotero.org/users/976121/items/URTTGJT2&quot;],&quot;itemData&quot;:{&quot;id&quot;:1536,&quot;type&quot;:&quot;article-journal&quot;,&quot;title&quot;:&quot;Ecological state of Varna Bay in summer 2009 according to benthic invertebrate fauna&quot;,&quot;container-title&quot;:&quot;Acta Zoologica Bulgarica&quot;,&quot;page&quot;:&quot;277-288&quot;,&quot;volume&quot;:&quot;63&quot;,&quot;issue&quot;:&quot;3&quot;,&quot;journalAbbreviation&quot;:&quot;Acta Zool. Bulg.&quot;,&quot;author&quot;:[{&quot;family&quot;:&quot;Trayanova&quot;,&quot;given&quot;:&quot;A.&quot;},{&quot;family&quot;:&quot;Todorova&quot;,&quot;given&quot;:&quot;V.&quot;},{&quot;family&quot;:&quot;Konsulova&quot;,&quot;given&quot;:&quot;T.&quot;},{&quot;family&quot;:&quot;Shtereva&quot;,&quot;given&quot;:&quot;G.&quot;},{&quot;family&quot;:&quot;Hristova&quot;,&quot;given&quot;:&quot;O.&quot;},{&quot;family&quot;:&quot;Dzhurova&quot;,&quot;given&quot;:&quot;B. S.&quot;}],&quot;issued&quot;:{&quot;date-parts&quot;:[[&quot;2011&quot;]]}}}],&quot;schema&quot;:&quot;https://github.com/citation-style-language/schema/raw/master/csl-citation.json&quot;} RNDp5Z2nIG69k"/><text:span text:style-name="T1">. Подобни са резултатите според същия индекс и за Бургаския залив, като във вътрешността на залива зообентосните съобщества са в по-лошо състояние, отколкото във външните му части </text:span><text:reference-mark-start text:name="ZOTERO_ITEM CSL_CITATION {&quot;citationID&quot;:&quot;owjaHTQ9&quot;,&quot;properties&quot;:{&quot;unsorted&quot;:true,&quot;formattedCitation&quot;:&quot;{\\rtf (\\uc0\\u1041{}\\uc0\\u1044{}\\uc0\\u1063{}\\uc0\\u1056{}, 2013, 2014; Todorova and Konsulova, 2008)}&quot;,&quot;plainCitation&quot;:&quot;(БДЧР, 2013, 2014; Todorova and Konsulova, 2008)&quot;},&quot;citationItems&quot;:[{&quot;id&quot;:2359,&quot;uris&quot;:[&quot;http://zotero.org/users/976121/items/NKI2EJGS&quot;],&quot;uri&quot;:[&quot;http://zotero.org/users/976121/items/NKI2EJGS&quot;],&quot;itemData&quot;:{&quot;id&quot;:2359,&quot;type&quot;:&quot;report&quot;,&quot;title&quot;:&quot;Оценка на актуалното състояние на водите в Черноморски басейнов район за 2013 г.&quot;,&quot;publisher&quot;:&quot;Басейнова Дирекция за управление на водите в Черноморски район (БДЧР)&quot;,&quot;publisher-place&quot;:&quot;Варна&quot;,&quot;page&quot;:&quot;140&quot;,&quot;genre&quot;:&quot;Годишен доклад&quot;,&quot;event-place&quot;:&quot;Варна&quot;,&quot;language&quot;:&quot;bg&quot;,&quot;author&quot;:[{&quot;family&quot;:&quot;БДЧР&quot;,&quot;given&quot;:&quot;&quot;}],&quot;issued&quot;:{&quot;date-parts&quot;:[[&quot;2013&quot;]]}}},{&quot;id&quot;:2673,&quot;uris&quot;:[&quot;http://zotero.org/users/976121/items/7PGI6QA6&quot;],&quot;uri&quot;:[&quot;http://zotero.org/users/976121/items/7PGI6QA6&quot;],&quot;itemData&quot;:{&quot;id&quot;:2673,&quot;type&quot;:&quot;report&quot;,&quot;title&quot;:&quot;Оценка на актуалното състояние на водите в Черноморски басейнов район за 2014 г.&quot;,&quot;publisher&quot;:&quot;Басейнова Дирекция за управление на водите в Черноморски район (БДЧР)&quot;,&quot;publisher-place&quot;:&quot;Варна&quot;,&quot;page&quot;:&quot;147&quot;,&quot;genre&quot;:&quot;Годишен доклад&quot;,&quot;event-place&quot;:&quot;Варна&quot;,&quot;language&quot;:&quot;bg&quot;,&quot;author&quot;:[{&quot;family&quot;:&quot;БДЧР&quot;,&quot;given&quot;:&quot;&quot;}],&quot;issued&quot;:{&quot;date-parts&quot;:[[&quot;2014&quot;]]}}},{&quot;id&quot;:483,&quot;uris&quot;:[&quot;http://zotero.org/users/976121/items/B922UWVB&quot;],&quot;uri&quot;:[&quot;http://zotero.org/users/976121/items/B922UWVB&quot;],&quot;itemData&quot;:{&quot;id&quot;:483,&quot;type&quot;:&quot;paper-conference&quot;,&quot;title&quot;:&quot;Ecological state assessment of zoobenthic communities of the north-western Black Sea shelf - the performance of multivariate and univariate approaches&quot;,&quot;publisher-place&quot;:&quot;Istanbul, Turkey&quot;,&quot;page&quot;:&quot;726-742&quot;,&quot;volume&quot;:&quot;I: Biodiversity, Ecophysiology&quot;,&quot;event&quot;:&quot;1st Biannual Scientific Conference: The Black Sea ecosystem 2005 and beyond&quot;,&quot;event-place&quot;:&quot;Istanbul, Turkey&quot;,&quot;author&quot;:[{&quot;family&quot;:&quot;Todorova&quot;,&quot;given&quot;:&quot;V.&quot;},{&quot;family&quot;:&quot;Konsulova&quot;,&quot;given&quot;:&quot;Ts.&quot;}],&quot;issued&quot;:{&quot;date-parts&quot;:[[&quot;2008&quot;]]}}}],&quot;schema&quot;:&quot;https://github.com/citation-style-language/schema/raw/master/csl-citation.json&quot;} RNDll6L2E27X8"/><text:span text:style-name="T104">(БДЧР, 2013, 2014; Todorova and Konsulova, 2008)</text:span><text:reference-mark-end text:name="ZOTERO_ITEM CSL_CITATION {&quot;citationID&quot;:&quot;owjaHTQ9&quot;,&quot;properties&quot;:{&quot;unsorted&quot;:true,&quot;formattedCitation&quot;:&quot;{\\rtf (\\uc0\\u1041{}\\uc0\\u1044{}\\uc0\\u1063{}\\uc0\\u1056{}, 2013, 2014; Todorova and Konsulova, 2008)}&quot;,&quot;plainCitation&quot;:&quot;(БДЧР, 2013, 2014; Todorova and Konsulova, 2008)&quot;},&quot;citationItems&quot;:[{&quot;id&quot;:2359,&quot;uris&quot;:[&quot;http://zotero.org/users/976121/items/NKI2EJGS&quot;],&quot;uri&quot;:[&quot;http://zotero.org/users/976121/items/NKI2EJGS&quot;],&quot;itemData&quot;:{&quot;id&quot;:2359,&quot;type&quot;:&quot;report&quot;,&quot;title&quot;:&quot;Оценка на актуалното състояние на водите в Черноморски басейнов район за 2013 г.&quot;,&quot;publisher&quot;:&quot;Басейнова Дирекция за управление на водите в Черноморски район (БДЧР)&quot;,&quot;publisher-place&quot;:&quot;Варна&quot;,&quot;page&quot;:&quot;140&quot;,&quot;genre&quot;:&quot;Годишен доклад&quot;,&quot;event-place&quot;:&quot;Варна&quot;,&quot;language&quot;:&quot;bg&quot;,&quot;author&quot;:[{&quot;family&quot;:&quot;БДЧР&quot;,&quot;given&quot;:&quot;&quot;}],&quot;issued&quot;:{&quot;date-parts&quot;:[[&quot;2013&quot;]]}}},{&quot;id&quot;:2673,&quot;uris&quot;:[&quot;http://zotero.org/users/976121/items/7PGI6QA6&quot;],&quot;uri&quot;:[&quot;http://zotero.org/users/976121/items/7PGI6QA6&quot;],&quot;itemData&quot;:{&quot;id&quot;:2673,&quot;type&quot;:&quot;report&quot;,&quot;title&quot;:&quot;Оценка на актуалното състояние на водите в Черноморски басейнов район за 2014 г.&quot;,&quot;publisher&quot;:&quot;Басейнова Дирекция за управление на водите в Черноморски район (БДЧР)&quot;,&quot;publisher-place&quot;:&quot;Варна&quot;,&quot;page&quot;:&quot;147&quot;,&quot;genre&quot;:&quot;Годишен доклад&quot;,&quot;event-place&quot;:&quot;Варна&quot;,&quot;language&quot;:&quot;bg&quot;,&quot;author&quot;:[{&quot;family&quot;:&quot;БДЧР&quot;,&quot;given&quot;:&quot;&quot;}],&quot;issued&quot;:{&quot;date-parts&quot;:[[&quot;2014&quot;]]}}},{&quot;id&quot;:483,&quot;uris&quot;:[&quot;http://zotero.org/users/976121/items/B922UWVB&quot;],&quot;uri&quot;:[&quot;http://zotero.org/users/976121/items/B922UWVB&quot;],&quot;itemData&quot;:{&quot;id&quot;:483,&quot;type&quot;:&quot;paper-conference&quot;,&quot;title&quot;:&quot;Ecological state assessment of zoobenthic communities of the north-western Black Sea shelf - the performance of multivariate and univariate approaches&quot;,&quot;publisher-place&quot;:&quot;Istanbul, Turkey&quot;,&quot;page&quot;:&quot;726-742&quot;,&quot;volume&quot;:&quot;I: Biodiversity, Ecophysiology&quot;,&quot;event&quot;:&quot;1st Biannual Scientific Conference: The Black Sea ecosystem 2005 and beyond&quot;,&quot;event-place&quot;:&quot;Istanbul, Turkey&quot;,&quot;author&quot;:[{&quot;family&quot;:&quot;Todorova&quot;,&quot;given&quot;:&quot;V.&quot;},{&quot;family&quot;:&quot;Konsulova&quot;,&quot;given&quot;:&quot;Ts.&quot;}],&quot;issued&quot;:{&quot;date-parts&quot;:[[&quot;2008&quot;]]}}}],&quot;schema&quot;:&quot;https://github.com/citation-style-language/schema/raw/master/csl-citation.json&quot;} RNDll6L2E27X8"/><text:span text:style-name="T1">.</text:span><text:bookmark-end text:name="__RefHeading__1933_970456079"/></text:p>
      <text:p text:style-name="Thesis_5f_body"><text:bookmark-start text:name="__RefHeading__1935_970456079"/><text:soft-page-break/><text:span text:style-name="T98">Оценката на дънните местообитания по Р</text:span><text:span text:style-name="T100">амковата </text:span><text:span text:style-name="T98">Д</text:span><text:span text:style-name="T100">иректива за </text:span><text:span text:style-name="T98">М</text:span><text:span text:style-name="T100">орската </text:span><text:span text:style-name="T98">С</text:span><text:span text:style-name="T100">тратегия</text:span><text:span text:style-name="T98"> (</text:span><text:span text:style-name="T92">реф — начална оценка</text:span><text:span text:style-name="T98">) показва, че плитките крайбрежни (медиолиторалн</text:span><text:span text:style-name="T99">и</text:span><text:span text:style-name="T98"> и плитки сублиторални) местообитания са най-видоизменени в сравнение с естествените (референтните) условия. Тази зона е подложена на силен антропогенен натиск от съсредоточени по крайбрежието дейности и съоръжения като пристанища, туризъм, брегоукрепване, урбанизация. В резултат се наблюдават запечатване, затрупване, промени в хидрологичния режим, </text:span><text:span text:style-name="T99">навлизане на </text:span><text:span text:style-name="T98">инвазивни видове, които повлияват естествените съобщества. Прогнозите за развитието на тези местообитания са отрицателни поради очакваното нарастване на антропогенния натиск в следващите години.</text:span><text:bookmark-end text:name="__RefHeading__1935_97045607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DejaVu Sans1" svg:font-family="'DejaVu Sans'" style:font-family-generic="swiss"/>
    <style:font-face style:name="FreeSans1" svg:font-family="FreeSans" style:font-family-generic="swiss"/>
    <style:font-face style:name="DejaVu Sans" svg:font-family="'DejaVu Sans'" style:font-family-generic="roman" style:font-pitch="variable"/>
    <style:font-face style:name="Liberation Serif" svg:font-family="'Liberation Serif'" style:font-family-generic="roman" style:font-pitch="variable"/>
    <style:font-face style:name="Times New Roman4"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3" svg:font-family="'Times New Roman'" style:font-adornments="Italic"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5"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hesis_5f_body" style:display-name="Thesis_body" style:family="paragraph" style:parent-style-name="Standard" style:default-outline-level="" style:list-style-name="" style:master-page-name="">
      <style:paragraph-properties fo:text-align="justify" style:justify-single-word="false" fo:orphans="2" fo:widows="2" style:page-number="auto" fo:background-color="transparent" style:shadow="none" text:number-lines="false" text:line-number="0">
        <style:tab-stops/>
        <style:background-image/>
      </style:paragraph-properties>
      <style:text-properties style:font-name="Times New Roman" fo:font-family="'Times New Roman'" style:font-style-name="Regular" style:font-family-generic="roman" style:font-pitch="variable" fo:language="bg" fo:country="BG" style:font-size-asian="10.5pt"/>
    </style:style>
    <style:style style:name="Frame_20_contents" style:display-name="Frame contents" style:family="paragraph" style:parent-style-name="Standard" style:default-outline-level=""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fo:color="#808080" style:font-name="Liberation Sans1" fo:font-family="'Liberation Sans'" style:font-style-name="Bold" style:font-family-generic="swiss" style:font-pitch="variable" fo:font-size="14pt" fo:font-weight="bold" style:font-size-asian="14pt" style:font-weight-asian="bold" style:font-size-complex="14pt" style:font-weight-complex="600"/>
    </style:style>
    <style:style style:name="Thesis_5f_Heading1" style:display-name="Thesis_Heading1" style:family="paragraph" style:parent-style-name="Heading_20_1" style:default-outline-level="" style:list-style-name="Thesis_5f_numbering" style:master-page-name="">
      <style:paragraph-properties fo:text-align="justify" style:justify-single-word="false" fo:orphans="2" fo:widows="2" style:page-number="auto"/>
      <style:text-properties style:font-name="Times New Roman1" fo:font-family="'Times New Roman'" style:font-style-name="Bold" style:font-family-generic="roman" style:font-pitch="variable" fo:font-size="18pt" fo:language="bg" fo:country="BG" style:font-weight-complex="600"/>
    </style:style>
    <style:style style:name="Thesis_5f_Title" style:display-name="Thesis_Title" style:family="paragraph" style:parent-style-name="Title" style:master-page-name="">
      <style:paragraph-properties style:page-number="auto" fo:background-color="transparent">
        <style:tab-stops/>
        <style:background-image/>
      </style:paragraph-properties>
      <style:text-properties style:font-name="Times New Roman1" fo:font-family="'Times New Roman'" style:font-style-name="Bold" style:font-family-generic="roman" style:font-pitch="variable" fo:font-size="20pt" style:font-weight-complex="600"/>
    </style:style>
    <style:style style:name="Thesis_5f_Heading2" style:display-name="Thesis_Heading2" style:family="paragraph" style:parent-style-name="Heading_20_2" style:default-outline-level="" style:list-style-name="Thesis_5f_numbering" style:master-page-name="">
      <style:paragraph-properties fo:text-align="justify" style:justify-single-word="false" fo:orphans="2" fo:widows="2" style:page-number="auto"/>
      <style:text-properties style:font-name="Times New Roman1" fo:font-family="'Times New Roman'" style:font-style-name="Bold" style:font-family-generic="roman" style:font-pitch="variable" fo:font-size="16pt" fo:language="bg" fo:country="BG" style:font-weight-complex="600"/>
    </style:style>
    <style:style style:name="Thesis_5f_Heading3" style:display-name="Thesis_Heading3" style:family="paragraph" style:parent-style-name="Heading_20_3" style:default-outline-level="" style:list-style-name="Thesis_5f_numbering" style:master-page-name="">
      <style:paragraph-properties fo:text-align="justify" style:justify-single-word="false" fo:orphans="2" fo:widows="2" style:page-number="auto"/>
      <style:text-properties style:use-window-font-color="true" style:font-name="Times New Roman1" fo:font-family="'Times New Roman'" style:font-style-name="Bold" style:font-family-generic="roman" style:font-pitch="variable" fo:font-size="14pt" fo:language="bg" fo:country="BG"/>
    </style:style>
    <style:style style:name="Thesis_5f_Heading4" style:display-name="Thesis_Heading4" style:family="paragraph" style:parent-style-name="Heading_20_4" style:default-outline-level="" style:list-style-name="Thesis_5f_numbering" style:master-page-name="">
      <style:paragraph-properties fo:text-align="justify" style:justify-single-word="false" fo:orphans="2" fo:widows="2" style:page-number="auto"/>
      <style:text-properties style:use-window-font-color="true" style:font-name="Times New Roman2" fo:font-family="'Times New Roman'" style:font-style-name="Bold Italic" style:font-family-generic="roman" style:font-pitch="variable" fo:font-size="13pt" fo:font-style="normal" style:font-weight-complex="normal"/>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Illustration" style:family="paragraph" style:parent-style-name="Caption" style:class="extra"/>
    <style:style style:name="Thesis_5f_caption" style:display-name="Thesis_caption" style:family="paragraph" style:parent-style-name="Caption" style:master-page-name="">
      <style:paragraph-properties fo:text-align="justify" style:justify-single-word="false" style:page-number="auto" fo:background-color="transparent" style:shadow="none">
        <style:tab-stops/>
        <style:background-image/>
      </style:paragraph-properties>
      <style:text-properties style:font-name="Times New Roman3" fo:font-family="'Times New Roman'" style:font-style-name="Italic" style:font-family-generic="roman" style:font-pitch="variable" fo:font-size="10pt" fo:language="bg" fo:country="BG" fo:font-style="normal" fo:font-weight="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Head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4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4cm" style:type="right" style:leader-style="dotted" style:leader-tex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Thesis_5f_bibliography" style:display-name="Thesis_bibliography" style:family="paragraph" style:parent-style-name="Bibliography_20_1" style:master-page-name="">
      <style:paragraph-properties fo:text-align="justify" style:justify-single-word="false" fo:orphans="2" fo:widows="2" style:page-number="auto" fo:background-color="transparent" style:shadow="none">
        <style:background-image/>
      </style:paragraph-properties>
      <style:text-properties style:font-name="Times New Roman" fo:font-family="'Times New Roman'" style:font-style-name="Regular" style:font-family-generic="roman" style:font-pitch="variable" fo:language="bg" fo:country="BG"/>
    </style:style>
    <style:style style:name="Thesis_5f_contents1" style:display-name="Thesis_contents1" style:family="paragraph" style:parent-style-name="Contents_20_2" style:master-page-name="">
      <style:paragraph-properties style:page-number="auto"/>
      <style:text-properties style:font-name="Times New Roman" fo:font-family="'Times New Roman'" style:font-style-name="Regular" style:font-family-generic="roman" style:font-pitch="variable" fo:font-size="14pt" fo:language="bg" fo:country="BG" fo:font-weight="bold"/>
    </style:style>
    <style:style style:name="Thesis_5f_contents2" style:display-name="Thesis_contents2" style:family="paragraph" style:parent-style-name="Contents_20_2" style:master-page-name="">
      <style:paragraph-properties style:page-number="auto"/>
      <style:text-properties style:font-name="Times New Roman" fo:font-family="'Times New Roman'" style:font-style-name="Regular" style:font-family-generic="roman" style:font-pitch="variable" fo:language="bg" fo:country="BG"/>
    </style:style>
    <style:style style:name="Thesis_5f_contents3" style:display-name="Thesis_contents3" style:family="paragraph" style:parent-style-name="Contents_20_3">
      <style:text-properties style:font-name="Times New Roman" fo:font-family="'Times New Roman'" style:font-style-name="Regular" style:font-family-generic="roman" style:font-pitch="variable" fo:language="bg" fo:country="BG"/>
    </style:style>
    <style:style style:name="Thesis_5f_contents4" style:display-name="Thesis_contents4" style:family="paragraph" style:parent-style-name="Contents_20_4" style:master-page-name="">
      <style:paragraph-properties style:page-number="auto"/>
      <style:text-properties style:font-name="Times New Roman" fo:font-family="'Times New Roman'" style:font-style-name="Regular" style:font-family-generic="roman" style:font-pitch="variable" fo:language="bg" fo:country="BG"/>
    </style:style>
    <style:style style:name="Thesis_5f_TOC_5f_heading" style:display-name="Thesis_TOC_heading" style:family="paragraph" style:parent-style-name="Contents_20_Heading" style:master-page-name="">
      <style:paragraph-properties style:page-number="auto"/>
      <style:text-properties style:font-name="Times New Roman1" fo:font-family="'Times New Roman'" style:font-style-name="Bold" style:font-family-generic="roman" style:font-pitch="variable" fo:font-size="18pt" style:font-weight-complex="600"/>
    </style:style>
    <style:style style:name="Thesis_5f_subtitle" style:display-name="Thesis_subtitle" style:family="paragraph" style:parent-style-name="Subtitle" style:master-page-name="">
      <style:paragraph-properties style:page-number="auto"/>
      <style:text-properties style:font-name="Times New Roman" fo:font-family="'Times New Roman'" style:font-style-name="Regular" style:font-family-generic="roman" style:font-pitch="variable" fo:font-size="16pt"/>
    </style:style>
    <style:style style:name="Thesis_5f_headerRight" style:display-name="Thesis_headerRight" style:family="paragraph" style:parent-style-name="Header_20_right" style:master-page-name="">
      <style:paragraph-properties style:page-number="auto"/>
      <style:text-properties style:font-name="Times New Roman1" fo:font-family="'Times New Roman'" style:font-style-name="Bold" style:font-family-generic="roman" style:font-pitch="variable" fo:language="bg" fo:country="BG" fo:font-weight="bold" style:font-size-asian="10.5pt"/>
    </style:style>
    <style:style style:name="Header_20_right" style:display-name="Header right"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Drawing" style:family="paragraph" style:parent-style-name="Caption" style:class="extra"/>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Фиг." style:family="paragraph" style:parent-style-name="Caption"/>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Labels" style:family="graphic" style:auto-update="true">
      <style:graphic-properties text:anchor-type="as-char" svg:y="0cm" fo:margin-left="0.201cm" fo:margin-right="0.201cm" style:protect="size position" style:vertical-pos="top" style:vertical-rel="base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Thesis_5f_graphics" style:display-name="Thesis_graphics" style:family="graphic" style:parent-style-name="Graphics">
      <style:graphic-properties text:anchor-type="paragraph" svg:x="0cm" style:protect="position" style:wrap="none" style:horizontal-pos="left" style:horizontal-rel="paragraph-content" fo:background-color="transparent" style:background-transparency="100%" draw:fill="solid" style:shadow="none" draw:shadow-opacity="100%" style:flow-with-text="true">
        <style:background-image/>
        <style:columns fo:column-count="1" fo:column-gap="0cm"/>
      </style:graphic-properties>
    </style:style>
    <style:style style:name="Untitled1" style:family="graphic" style:parent-style-name="Frame"/>
    <style:style style:name="Untitled2" style:family="graphic" style:parent-style-name="Graphics"/>
    <style:style style:name="Untitled3" style:family="graphic" style:parent-style-name="Untitled1"/>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Thesis_5f_numbering" style:display-name="Thesis_numbering">
      <text:list-level-style-number text:level="1" style:num-prefix=" " style:num-suffix="." style:num-format="1">
        <style:list-level-properties text:list-level-position-and-space-mode="label-alignment" fo:text-align="end">
          <style:list-level-label-alignment text:label-followed-by="listtab" text:list-tab-stop-position="1cm" fo:text-indent="-0.635cm" fo:margin-left="1.27cm"/>
        </style:list-level-properties>
      </text:list-level-style-number>
      <text:list-level-style-number text:level="2" style:num-prefix=" " style:num-suffix=". " style:num-format="1" text:display-levels="2">
        <style:list-level-properties text:list-level-position-and-space-mode="label-alignment" fo:text-align="end">
          <style:list-level-label-alignment text:label-followed-by="listtab" text:list-tab-stop-position="1cm" fo:text-indent="-0.199cm" fo:margin-left="1.499cm"/>
        </style:list-level-properties>
      </text:list-level-style-number>
      <text:list-level-style-number text:level="3" style:num-prefix=" " style:num-suffix="." style:num-format="1" text:display-levels="3">
        <style:list-level-properties text:list-level-position-and-space-mode="label-alignment" fo:text-align="end">
          <style:list-level-label-alignment text:label-followed-by="listtab" text:list-tab-stop-position="1cm" fo:text-indent="-0.4cm" fo:margin-left="2cm"/>
        </style:list-level-properties>
      </text:list-level-style-number>
      <text:list-level-style-number text:level="4" style:num-prefix=" " style:num-suffix="." style:num-format="1" text:display-levels="4">
        <style:list-level-properties text:list-level-position-and-space-mode="label-alignment" fo:text-align="end">
          <style:list-level-label-alignment text:label-followed-by="listtab" text:list-tab-stop-position="2.499cm" fo:text-indent="0.1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fo:text-align="end">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fo:text-align="end">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fo:text-align="end">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fo:text-align="end">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fo:text-align="end">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499cm" fo:margin-left="2.499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3">
      <style:page-layout-properties fo:page-width="21.001cm" fo:page-height="29.7cm" style:num-format="1" style:print-orientation="portrait" fo:margin-top="2.499cm" fo:margin-bottom="2.499cm" fo:margin-left="2.499cm" fo:margin-right="2.499cm" style:shadow="none" fo:background-color="transparent" style:writing-mode="lr-tb" style:footnote-max-height="0cm">
        <style:background-image/>
        <style:columns fo:column-count="1" fo:column-gap="0cm"/>
        <style:footnote-sep style:width="0.018cm" style:line-style="solid" style:adjustment="left" style:rel-width="25%" style:color="#000000"/>
      </style:page-layout-properties>
      <style:header-style>
        <style:header-footer-properties fo:min-height="0.998cm" fo:margin-left="2.499cm" fo:margin-right="2.499cm" fo:margin-bottom="0.499cm" style:dynamic-spacing="false"/>
      </style:header-style>
      <style:footer-style>
        <style:header-footer-properties fo:min-height="0.998cm" fo:margin-left="0cm" fo:margin-right="0cm" fo:margin-top="0.499cm" style:dynamic-spacing="false"/>
      </style:footer-style>
    </style:page-layout>
    <style:page-layout style:name="Mpm4">
      <style:page-layout-properties fo:page-width="21.001cm" fo:page-height="29.7cm" style:num-format="1" style:print-orientation="portrait" fo:margin-top="2.499cm" fo:margin-bottom="2.499cm" fo:margin-left="2.499cm" fo:margin-right="2.499cm" style:shadow="none" fo:background-color="transparent" style:writing-mode="lr-tb" style:footnote-max-height="0cm">
        <style:background-image/>
        <style:columns fo:column-count="1" fo:column-gap="0cm"/>
        <style:footnote-sep style:width="0.018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0" style:page-layout-name="Mpm2"/>
    <style:master-page style:name="First_20_Page" style:display-name="First Page" style:page-layout-name="Mpm1" style:next-style-name="Standard"/>
    <style:master-page style:name="Thesis_5f_bodyPage" style:display-name="Thesis_bodyPage" style:page-layout-name="Mpm3">
      <style:header>
        <text:p text:style-name="Header"/>
      </style:header>
      <style:header-first>
        <text:p text:style-name="Header_20_left"/>
      </style:header-first>
      <style:footer>
        <text:p text:style-name="Footer"/>
      </style:footer>
      <style:footer-first>
        <text:p text:style-name="Footer"/>
      </style:footer-first>
    </style:master-page>
    <style:master-page style:name="Thesis_5f_titlePage" style:display-name="Thesis_titlePage" style:page-layout-name="Mpm4" style:next-style-name="Thesis_5f_body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 </meta:initial-creator>
    <meta:creation-date>2015-12-14T15:04:43.849419486</meta:creation-date>
    <dc:date>2017-04-18T21:25:54.200885973</dc:date>
    <dc:creator>K </dc:creator>
    <meta:editing-duration>PT16H51M39S</meta:editing-duration>
    <meta:editing-cycles>100</meta:editing-cycles>
    <meta:generator>LibreOffice/4.2.8.2$Linux_X86_64 LibreOffice_project/420m0$Build-2</meta:generator>
    <meta:document-statistic meta:table-count="0" meta:image-count="3" meta:object-count="0" meta:page-count="14" meta:paragraph-count="85" meta:word-count="4926" meta:character-count="35314" meta:non-whitespace-character-count="30462"/>
    <meta:user-defined meta:name="ZOTERO_PREF_1">&lt;data data-version="3" zotero-version="4.0.29.10"&gt;&lt;session id="C1A3fMgU"/&gt;&lt;style id="http://www.zotero.org/styles/elsevier-harvard" hasBibliography="1" bibliographyStyleHasBeenSet="0"/&gt;&lt;prefs&gt;&lt;pref name="fieldType" value="ReferenceMark"/&gt;&lt;pref name="store</meta:user-defined>
    <meta:user-defined meta:name="ZOTERO_PREF_2">References" value="true"/&gt;&lt;pref name="automaticJournalAbbreviations" value="true"/&gt;&lt;pref name="noteType" value=""/&gt;&lt;/prefs&gt;&lt;/data&gt;</meta:user-defined>
  </office:meta>
</office:document-meta>
</file>